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rmania One" svg:font-family="'Germania On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Germania One" officeooo:rsid="000fed27" officeooo:paragraph-rsid="0020fa15"/>
    </style:style>
    <style:style style:name="P2" style:family="paragraph" style:parent-style-name="Standard">
      <style:text-properties style:font-name="Germania One" officeooo:rsid="000fed27" officeooo:paragraph-rsid="00225243"/>
    </style:style>
    <style:style style:name="P3" style:family="paragraph" style:parent-style-name="Standard">
      <style:text-properties style:font-name="Germania One" officeooo:rsid="000fed27" officeooo:paragraph-rsid="0041654d"/>
    </style:style>
    <style:style style:name="P4" style:family="paragraph" style:parent-style-name="Standard">
      <style:text-properties style:font-name="Germania One" officeooo:rsid="0020fa15" officeooo:paragraph-rsid="0020fa15"/>
    </style:style>
    <style:style style:name="P5" style:family="paragraph" style:parent-style-name="Standard">
      <style:text-properties style:font-name="Germania One" officeooo:rsid="00225243" officeooo:paragraph-rsid="00225243"/>
    </style:style>
    <style:style style:name="P6" style:family="paragraph" style:parent-style-name="Standard">
      <style:text-properties style:font-name="Germania One" officeooo:rsid="000fed27" officeooo:paragraph-rsid="00225243"/>
    </style:style>
    <style:style style:name="P7" style:family="paragraph" style:parent-style-name="Standard">
      <style:text-properties style:font-name="Germania One" officeooo:rsid="000fed27" officeooo:paragraph-rsid="00460428"/>
    </style:style>
    <style:style style:name="T1" style:family="text">
      <style:text-properties officeooo:rsid="0020fa15"/>
    </style:style>
    <style:style style:name="T2" style:family="text">
      <style:text-properties officeooo:rsid="00225243"/>
    </style:style>
    <style:style style:name="T3" style:family="text">
      <style:text-properties officeooo:rsid="004187cb"/>
    </style:style>
    <style:style style:name="T4" style:family="text">
      <style:text-properties officeooo:rsid="0045654c"/>
    </style:style>
    <style:style style:name="T5" style:family="text">
      <style:text-properties officeooo:rsid="004604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T1">*</text:span></text:p>
      <text:p text:style-name="P1"/>
      <text:p text:style-name="P1"/>
      <text:p text:style-name="P1">/* Color Theme: Monochrome Blue */</text:p>
      <text:p text:style-name="P1">.user-css-presentation, .user-css-presentation .user-css-extended, .user-css-map-sidebar, .user-css-map, .map-wrapper {</text:p>
      <text:p text:style-name="P1"><text:s text:c="4"/>/* Default Color */</text:p>
      <text:p text:style-name="P1"><text:s text:c="4"/>--default1: #111921;</text:p>
      <text:p text:style-name="P1"><text:s text:c="4"/>--default2: #222a32;</text:p>
      <text:p text:style-name="P1"><text:s text:c="4"/>--default3: #333b43;</text:p>
      <text:p text:style-name="P1"><text:s text:c="4"/>--default4: #444c54;</text:p>
      <text:p text:style-name="P1"><text:s text:c="4"/>--default5: #555d65;</text:p>
      <text:p text:style-name="P1"><text:s text:c="4"/>--default6: #666e76;</text:p>
      <text:p text:style-name="P1"><text:s text:c="4"/>--default7: #777f87;</text:p>
      <text:p text:style-name="P1"><text:s text:c="4"/>--default8: #889098;</text:p>
      <text:p text:style-name="P1"><text:s text:c="4"/>--default9: #99a1a9;</text:p>
      <text:p text:style-name="P1"><text:s text:c="4"/>--defaultA: #aab2ba;</text:p>
      <text:p text:style-name="P1"><text:s text:c="4"/>--defaultB: #bbc3cb;</text:p>
      <text:p text:style-name="P1"><text:s text:c="4"/>--defaultC: #ccd4dc;</text:p>
      <text:p text:style-name="P1"><text:s text:c="4"/>--defaultD: #dde5ed;</text:p>
      <text:p text:style-name="P1"><text:s text:c="4"/>--defaultE: #eef6fe;</text:p>
      <text:p text:style-name="P1"/>
      <text:p text:style-name="P1"><text:s text:c="4"/>--default1Muted: #111921;</text:p>
      <text:p text:style-name="P1"><text:s text:c="4"/>--default2Muted: #222a32;</text:p>
      <text:p text:style-name="P1"><text:s text:c="4"/>--default3Muted: #333b43;</text:p>
      <text:p text:style-name="P1"><text:s text:c="4"/>--default4Muted: #444c54;</text:p>
      <text:p text:style-name="P1"><text:s text:c="4"/>--default5Muted: #555d65;</text:p>
      <text:p text:style-name="P1"><text:s text:c="4"/>--default6Muted: #666e76;</text:p>
      <text:p text:style-name="P1"><text:s text:c="4"/>--default7Muted: #777f87;</text:p>
      <text:p text:style-name="P1"><text:s text:c="4"/>--default8Muted: #889098;</text:p>
      <text:p text:style-name="P1"><text:s text:c="4"/>--default9Muted: #99a1a9;</text:p>
      <text:p text:style-name="P1"><text:s text:c="4"/>--defaultAMuted: #aab2ba;</text:p>
      <text:p text:style-name="P1"><text:s text:c="4"/>--defaultBMuted: #bbc3cb;</text:p>
      <text:p text:style-name="P1"><text:s text:c="4"/>--defaultCMuted: #ccd4dc;</text:p>
      <text:p text:style-name="P1"><text:s text:c="4"/>--defaultDMuted: #dde5ed;</text:p>
      <text:p text:style-name="P1"><text:s text:c="4"/>--defaultEMuted: #eef6fe;</text:p>
      <text:p text:style-name="P1"/>
      <text:p text:style-name="P1"><text:s text:c="4"/>--default1Transparent: rgba(17, 25, 33, .5);</text:p>
      <text:p text:style-name="P1"><text:s text:c="4"/>--default2Transparent: rgba(34, 42, 50, .5);</text:p>
      <text:p text:style-name="P1"><text:s text:c="4"/>--default3Transparent: rgba(51, 59, 67, .5);</text:p>
      <text:p text:style-name="P1"><text:s text:c="4"/>--default4Transparent: rgba(68, 76, 84, .5);</text:p>
      <text:p text:style-name="P1"><text:s text:c="4"/>--default5Transparent: rgba(85, 93, 101, .5);</text:p>
      <text:p text:style-name="P1"><text:s text:c="4"/>--default6Transparent: rgba(102, 110, 118, .5);</text:p>
      <text:p text:style-name="P1"><text:s text:c="4"/>--default7Transparent: rgba(119, 127, 135, .5);</text:p>
      <text:p text:style-name="P1"><text:s text:c="4"/>--default8Transparent: rgba(136, 144, 152, .5);</text:p>
      <text:p text:style-name="P1"><text:s text:c="4"/>--default9Transparent: rgba(153, 161, 169, .5);</text:p>
      <text:p text:style-name="P1"><text:s text:c="4"/>--defaultATransparent: rgba(170, 178, 186, .5);</text:p>
      <text:p text:style-name="P1"><text:s text:c="4"/>--defaultBTransparent: rgba(187, 195, 203, .5);</text:p>
      <text:p text:style-name="P1"><text:soft-page-break/><text:s text:c="4"/>--defaultCTransparent: rgba(204, 212, 220, .5);</text:p>
      <text:p text:style-name="P1"><text:s text:c="4"/>--defaultDTransparent: rgba(221, 229, 237, .5);</text:p>
      <text:p text:style-name="P1"><text:s text:c="4"/>--defaultETransparent: rgba(238, 246, 254, .5);</text:p>
      <text:p text:style-name="P1"/>
      <text:p text:style-name="P1"><text:s text:c="4"/>/* Primary Color */</text:p>
      <text:p text:style-name="P1"><text:s text:c="4"/>--primary1: #000f1e;</text:p>
      <text:p text:style-name="P1"><text:s text:c="4"/>--primary2: #001830;</text:p>
      <text:p text:style-name="P1"><text:s text:c="4"/>--primary3: #002142;</text:p>
      <text:p text:style-name="P1"><text:s text:c="4"/>--primary4: #002951;</text:p>
      <text:p text:style-name="P1"><text:s text:c="4"/>--primary5: #003263;</text:p>
      <text:p text:style-name="P1"><text:s text:c="4"/>--primary6: #003b75;</text:p>
      <text:p text:style-name="P1"><text:s text:c="4"/>--primary7: #004284;</text:p>
      <text:p text:style-name="P1"><text:s text:c="4"/>--primary8: #004b96;</text:p>
      <text:p text:style-name="P1"><text:s text:c="4"/>--primary9: #0054a8;</text:p>
      <text:p text:style-name="P1"><text:s text:c="4"/>--primaryA: #005cb7;</text:p>
      <text:p text:style-name="P1"><text:s text:c="4"/>--primaryB: #0065c9;</text:p>
      <text:p text:style-name="P1"><text:s text:c="4"/>--primaryC: #006edb;</text:p>
      <text:p text:style-name="P1"><text:s text:c="4"/>--primaryD: #0075ea;</text:p>
      <text:p text:style-name="P1"><text:s text:c="4"/>--primaryE: #007efc;</text:p>
      <text:p text:style-name="P1"/>
      <text:p text:style-name="P1"><text:s text:c="4"/>--primary1Muted: #111921;</text:p>
      <text:p text:style-name="P1"><text:s text:c="4"/>--primary2Muted: #222a32;</text:p>
      <text:p text:style-name="P1"><text:s text:c="4"/>--primary3Muted: #333b43;</text:p>
      <text:p text:style-name="P1"><text:s text:c="4"/>--primary4Muted: #444c54;</text:p>
      <text:p text:style-name="P1"><text:s text:c="4"/>--primary5Muted: #555d65;</text:p>
      <text:p text:style-name="P1"><text:s text:c="4"/>--primary6Muted: #666e76;</text:p>
      <text:p text:style-name="P1"><text:s text:c="4"/>--primary7Muted: #777f87;</text:p>
      <text:p text:style-name="P1"><text:s text:c="4"/>--primary8Muted: #889098;</text:p>
      <text:p text:style-name="P1"><text:s text:c="4"/>--primary9Muted: #99a1a9;</text:p>
      <text:p text:style-name="P1"><text:s text:c="4"/>--primaryAMuted: #aab2ba;</text:p>
      <text:p text:style-name="P1"><text:s text:c="4"/>--primaryBMuted: #bbc3cb;</text:p>
      <text:p text:style-name="P1"><text:s text:c="4"/>--primaryCMuted: #ccd4dc;</text:p>
      <text:p text:style-name="P1"><text:s text:c="4"/>--primaryDMuted: #dde5ed;</text:p>
      <text:p text:style-name="P1"><text:s text:c="4"/>--primaryEMuted: #eef6fe;</text:p>
      <text:p text:style-name="P1"/>
      <text:p text:style-name="P1"><text:s text:c="4"/>--primary1Transparent: rgba(0, 15, 30, .5);</text:p>
      <text:p text:style-name="P1"><text:s text:c="4"/>--primary2Transparent: rgba(0, 24, 48, .5);</text:p>
      <text:p text:style-name="P1"><text:s text:c="4"/>--primary3Transparent: rgba(0, 33, 66, .5);</text:p>
      <text:p text:style-name="P1"><text:s text:c="4"/>--primary4Transparent: rgba(0, 41, 81, .5);</text:p>
      <text:p text:style-name="P1"><text:s text:c="4"/>--primary5Transparent: rgba(0, 50, 99, .5);</text:p>
      <text:p text:style-name="P1"><text:s text:c="4"/>--primary6Transparent: rgba(0, 59, 117, .5);</text:p>
      <text:p text:style-name="P1"><text:s text:c="4"/>--primary7Transparent: rgba(0, 66, 132, .5);</text:p>
      <text:p text:style-name="P1"><text:s text:c="4"/>--primary8Transparent: rgba(0, 75, 150, .5);</text:p>
      <text:p text:style-name="P1"><text:s text:c="4"/>--primary9Transparent: rgba(0, 84, 168, .5);</text:p>
      <text:p text:style-name="P1"><text:s text:c="4"/>--primaryATransparent: rgba(0, 92, 183, .5);</text:p>
      <text:p text:style-name="P1"><text:s text:c="4"/>--primaryBTransparent: rgba(0, 101, 201, .5);</text:p>
      <text:p text:style-name="P1"><text:s text:c="4"/>--primaryCTransparent: rgba(0, 110, 219, .5);</text:p>
      <text:p text:style-name="P1"><text:s text:c="4"/>--primaryDTransparent: rgba(0, 117, 234, .5);</text:p>
      <text:p text:style-name="P1"><text:soft-page-break/><text:s text:c="4"/>--primaryETransparent: rgba(0, 126, 252, .5);</text:p>
      <text:p text:style-name="P1"/>
      <text:p text:style-name="P1"><text:s text:c="4"/>/* Accent Color */</text:p>
      <text:p text:style-name="P1"><text:s text:c="4"/>--accent1: #111921;</text:p>
      <text:p text:style-name="P1"><text:s text:c="4"/>--accent2: #192530;</text:p>
      <text:p text:style-name="P1"><text:s text:c="4"/>--accent3: #223242;</text:p>
      <text:p text:style-name="P1"><text:s text:c="4"/>--accent4: #2a3e51;</text:p>
      <text:p text:style-name="P1"><text:s text:c="4"/>--accent5: #334b63;</text:p>
      <text:p text:style-name="P1"><text:s text:c="4"/>--accent6: #3c5975;</text:p>
      <text:p text:style-name="P1"><text:s text:c="4"/>--accent7: #446484;</text:p>
      <text:p text:style-name="P1"><text:s text:c="4"/>--accent8: #4e7296;</text:p>
      <text:p text:style-name="P1"><text:s text:c="4"/>--accent9: #758fa8;</text:p>
      <text:p text:style-name="P1"><text:s text:c="4"/>--accentA: #5f8bb7;</text:p>
      <text:p text:style-name="P1"><text:s text:c="4"/>--accentB: #6899c9;</text:p>
      <text:p text:style-name="P1"><text:s text:c="4"/>--accentC: #72a7db;</text:p>
      <text:p text:style-name="P1"><text:s text:c="4"/>--accentD: #79b2ea;</text:p>
      <text:p text:style-name="P1"><text:s text:c="4"/>--accentE: #83c0fc;</text:p>
      <text:p text:style-name="P1"/>
      <text:p text:style-name="P1"><text:s text:c="4"/>--accent1Muted: #111921;</text:p>
      <text:p text:style-name="P1"><text:s text:c="4"/>--accent2Muted: #222a32;</text:p>
      <text:p text:style-name="P1"><text:s text:c="4"/>--accent3Muted: #333b43;</text:p>
      <text:p text:style-name="P1"><text:s text:c="4"/>--accent4Muted: #444c54;</text:p>
      <text:p text:style-name="P1"><text:s text:c="4"/>--accent5Muted: #555d65;</text:p>
      <text:p text:style-name="P1"><text:s text:c="4"/>--accent6Muted: #666e76;</text:p>
      <text:p text:style-name="P1"><text:s text:c="4"/>--accent7Muted: #777f87;</text:p>
      <text:p text:style-name="P1"><text:s text:c="4"/>--accent8Muted: #889098;</text:p>
      <text:p text:style-name="P1"><text:s text:c="4"/>--accent9Muted: #99a1a9;</text:p>
      <text:p text:style-name="P1"><text:s text:c="4"/>--accentAMuted: #aab2ba;</text:p>
      <text:p text:style-name="P1"><text:s text:c="4"/>--accentBMuted: #bbc3cb;</text:p>
      <text:p text:style-name="P1"><text:s text:c="4"/>--accentCMuted: #ccd4dc;</text:p>
      <text:p text:style-name="P1"><text:s text:c="4"/>--accentDMuted: #dde5ed;</text:p>
      <text:p text:style-name="P1"><text:s text:c="4"/>--accentEMuted: #eef6fe;</text:p>
      <text:p text:style-name="P1"/>
      <text:p text:style-name="P1"><text:s text:c="4"/>--accent1Transparent: rgba(17, 25, 33, .5);</text:p>
      <text:p text:style-name="P1"><text:s text:c="4"/>--accent2Transparent: rgba(25, 37, 48, .5);</text:p>
      <text:p text:style-name="P1"><text:s text:c="4"/>--accent3Transparent: rgba(34, 50, 66, .5);</text:p>
      <text:p text:style-name="P1"><text:s text:c="4"/>--accent4Transparent: rgba(42, 62, 81, .5);</text:p>
      <text:p text:style-name="P1"><text:s text:c="4"/>--accent5Transparent: rgba(51, 75, 99, .5);</text:p>
      <text:p text:style-name="P1"><text:s text:c="4"/>--accent6Transparent: rgba(60, 89, 117, .5);</text:p>
      <text:p text:style-name="P1"><text:s text:c="4"/>--accent7Transparent: rgba(68, 100, 132, .5);</text:p>
      <text:p text:style-name="P1"><text:s text:c="4"/>--accent8Transparent: rgba(78, 114, 150, .5);</text:p>
      <text:p text:style-name="P1"><text:s text:c="4"/>--accent9Transparent: rgba(117, 143, 168, .5);</text:p>
      <text:p text:style-name="P1"><text:s text:c="4"/>--accentATransparent: rgba(95, 139, 183, .5);</text:p>
      <text:p text:style-name="P1"><text:s text:c="4"/>--accentBTransparent: rgba(104, 153, 201, .5);</text:p>
      <text:p text:style-name="P1"><text:s text:c="4"/>--accentCTransparent: rgba(114, 167, 219, .5);</text:p>
      <text:p text:style-name="P1"><text:s text:c="4"/>--accentDTransparent: rgba(121, 178, 234, .5);</text:p>
      <text:p text:style-name="P1"><text:s text:c="4"/>--accentETransparent: rgba(131, 192, 252, .5);</text:p>
      <text:p text:style-name="P1"/>
      <text:p text:style-name="P1"><text:soft-page-break/><text:s text:c="4"/>/* Specialty Colors */</text:p>
      <text:p text:style-name="P1"><text:s text:c="4"/>--midPrimaryAccentA: #3074b7; /* Used for h3 */</text:p>
      <text:p text:style-name="P1"><text:s text:c="4"/>--midPrimaryAccent8: #275f96; /* Used for h3 small */</text:p>
      <text:p text:style-name="P1"><text:s text:c="4"/>--midDefaultAccentA: #859fb9; /* Used for h5 */</text:p>
      <text:p text:style-name="P1"><text:s text:c="4"/>--midDefaultAccent8: #6b8197; /* Used for h5 small */</text:p>
      <text:p text:style-name="P1">}</text:p>
      <text:p text:style-name="P1"/>
      <text:p text:style-name="P1">.user-css-presentation .donut-example {</text:p>
      <text:p text:style-name="P1"><text:s text:c="2"/>background: radial-gradient(var(--primary3Muted) 40%, transparent 41%), </text:p>
      <text:p text:style-name="P1"><text:s text:c="8"/>conic-gradient(</text:p>
      <text:p text:style-name="P1"><text:s text:c="10"/>#cf4444 0% 15%, </text:p>
      <text:p text:style-name="P1"><text:s text:c="10"/>#ff791a 15% 50%, </text:p>
      <text:p text:style-name="P1"><text:s text:c="10"/>#ffe561 50% 70%,</text:p>
      <text:p text:style-name="P1"><text:s text:c="10"/>#26997c 70% 90%,</text:p>
      <text:p text:style-name="P1"><text:s text:c="10"/>#485673 90% 100%</text:p>
      <text:p text:style-name="P1"><text:s text:c="8"/>);</text:p>
      <text:p text:style-name="P1">}</text:p>
      <text:p text:style-name="P1"><text:s text:c="12"/></text:p>
      <text:p text:style-name="P1"><text:s text:c="4"/>/* Helper Variables */</text:p>
      <text:p text:style-name="P1"><text:s text:c="4"/>--borderRadius: 5px;</text:p>
      <text:p text:style-name="P1"><text:s text:c="4"/>--borderRadiusSmall: 2px;</text:p>
      <text:p text:style-name="P1">}</text:p>
      <text:p text:style-name="P1"/>
      <text:p text:style-name="P1">/* FONTS */</text:p>
      <text:p text:style-name="P1">/* latin */</text:p>
      <text:p text:style-name="P1">@font-face {</text:p>
      <text:p text:style-name="P1"><text:s text:c="2"/>font-family: Germania One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germaniaone/v20/Fh4yPjrqIyv2ucM2qzBjeS3uywhP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/* arabic */</text:p>
      <text:p text:style-name="P1">@font-face {</text:p>
      <text:p text:style-name="P1"><text:s text:c="2"/>font-family: Blaka Hollow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blakahollow/v5/MCoUzAL91sjRE2FsKsxUtezoBdAE-W8.woff2);</text:p>
      <text:p text:style-name="P1"><text:s text:c="2"/>unicode-range: U+0600-06FF, U+200C-200E, U+2010-2011, U+204F, U+2E41, U+FB50-FDFF, U+FE80-FEFC;</text:p>
      <text:p text:style-name="P1">}</text:p>
      <text:p text:style-name="P1">/* latin-ext */</text:p>
      <text:p text:style-name="P1">@font-face {</text:p>
      <text:p text:style-name="P1"><text:s text:c="2"/>font-family: Blaka Hollow;</text:p>
      <text:p text:style-name="P1"><text:soft-page-break/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blakahollow/v5/MCoUzAL91sjRE2FsKsxUtezoDtAE-W8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 text:c="2"/>font-family: Blaka Hollow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blakahollow/v5/MCoUzAL91sjRE2FsKsxUtezoANAE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/>
      <text:p text:style-name="P1">/* LAYOUT - MAIN */</text:p>
      <text:p text:style-name="P1">.user-css-presentation {</text:p>
      <text:p text:style-name="P1"><text:s text:c="4"/>font-size: 1.6rem;</text:p>
      <text:p text:style-name="P1">}</text:p>
      <text:p text:style-name="P1"/>
      <text:p text:style-name="P1">.user-css-presentation .page,</text:p>
      <text:p text:style-name="P1">.user-css-presentation .worldmenu-inner {</text:p>
      <text:p text:style-name="P1"><text:s text:c="4"/>background: none;</text:p>
      <text:p text:style-name="P1"><text:s text:c="4"/>border: none;</text:p>
      <text:p text:style-name="P1"><text:s text:c="4"/>border-radius: var(--borderRadius);</text:p>
      <text:p text:style-name="P1"><text:s text:c="4"/>font-family: Germania One, cursive;</text:p>
      <text:p text:style-name="P1"><text:s text:c="4"/>margin-bottom: 3rem;</text:p>
      <text:p text:style-name="P1"><text:s text:c="4"/>margin-top: 0;</text:p>
      <text:p text:style-name="P1"><text:s text:c="4"/>padding-bottom: 2rem;</text:p>
      <text:p text:style-name="P1"><text:s text:c="4"/>padding-left: 25px;</text:p>
      <text:p text:style-name="P1"><text:s text:c="4"/>padding-right: 25px;</text:p>
      <text:p text:style-name="P1">}</text:p>
      <text:p text:style-name="P1"/>
      <text:p text:style-name="P1">.tooltipster-base.tooltipster-sidetip.tooltipster-light .tooltipster-box .tooltipster-content {</text:p>
      <text:p text:style-name="P1"><text:s text:c="4"/>font-size: 1.6rem;</text:p>
      <text:p text:style-name="P1"><text:s text:c="4"/>font-family: Blaka Hollow, cursive;</text:p>
      <text:p text:style-name="P1">}</text:p>
      <text:p text:style-name="P1"/>
      <text:p text:style-name="P1">/* LAYOUT - HTML */</text:p>
      <text:p text:style-name="P1">.user-css-presentation a,</text:p>
      <text:p text:style-name="P1">.user-css-presentation a:focus {</text:p>
      <text:p text:style-name="P1"><text:s text:c="4"/>font-weight: bold;</text:p>
      <text:p text:style-name="P1">}</text:p>
      <text:p text:style-name="P1"/>
      <text:p text:style-name="P1"><text:soft-page-break/>.user-css-presentation b {</text:p>
      <text:p text:style-name="P1"><text:s text:c="4"/>font-weight: bold;</text:p>
      <text:p text:style-name="P1">}</text:p>
      <text:p text:style-name="P1"/>
      <text:p text:style-name="P1">.user-css-presentation blockquote {</text:p>
      <text:p text:style-name="P1"><text:s text:c="4"/>border-left: 10px solid;</text:p>
      <text:p text:style-name="P1"><text:s text:c="4"/>border-radius: var(--borderRadius);</text:p>
      <text:p text:style-name="P1"><text:s text:c="4"/>font-family: inherit;</text:p>
      <text:p text:style-name="P1"><text:s text:c="4"/>font-size: 1.6rem;</text:p>
      <text:p text:style-name="P1"><text:s text:c="4"/>padding: 20px;</text:p>
      <text:p text:style-name="P1"><text:s text:c="4"/>line-height: 1.5em;</text:p>
      <text:p text:style-name="P1"><text:s text:c="4"/>margin: 10px;</text:p>
      <text:p text:style-name="P1">}</text:p>
      <text:p text:style-name="P1"/>
      <text:p text:style-name="P1">.user-css-presentation blockquote .author {</text:p>
      <text:p text:style-name="P1"><text:s text:c="4"/>font-family: inherit;</text:p>
      <text:p text:style-name="P1"><text:s text:c="4"/>font-size: 1.4rem;</text:p>
      <text:p text:style-name="P1"><text:s text:c="4"/>padding-right: 10px;</text:p>
      <text:p text:style-name="P1">}</text:p>
      <text:p text:style-name="P1"/>
      <text:p text:style-name="P1">.user-css-presentation code,</text:p>
      <text:p text:style-name="P1">.user-css-presentation pre {</text:p>
      <text:p text:style-name="P1"><text:s text:c="4"/>border: none;</text:p>
      <text:p text:style-name="P1"><text:s text:c="4"/>border-radius: var(--borderRadiusSmall);</text:p>
      <text:p text:style-name="P1">}</text:p>
      <text:p text:style-name="P1"/>
      <text:p text:style-name="P1">.user-css-presentation h1,</text:p>
      <text:p text:style-name="P1">.user-css-presentation h1 a,</text:p>
      <text:p text:style-name="P1">.user-css-presentation .world-title {</text:p>
      <text:p text:style-name="P1"><text:s text:c="4"/>font-size: 5rem;</text:p>
      <text:p text:style-name="P1"><text:s text:c="4"/>font-family: Germania One, cursive;</text:p>
      <text:p text:style-name="P1"><text:s text:c="4"/>font-weight: 500;</text:p>
      <text:p text:style-name="P1"><text:s text:c="4"/>padding: initial;</text:p>
      <text:p text:style-name="P1">}</text:p>
      <text:p text:style-name="P1"/>
      <text:p text:style-name="P1">.user-css-presentation h1 .btn {</text:p>
      <text:p text:style-name="P1"><text:s text:c="4"/>font-size: 2rem;</text:p>
      <text:p text:style-name="P1"><text:s text:c="4"/>margin-bottom: 5px;</text:p>
      <text:p text:style-name="P1">}</text:p>
      <text:p text:style-name="P1"/>
      <text:p text:style-name="P1">.user-css-presentation h2 {</text:p>
      <text:p text:style-name="P1"><text:s text:c="4"/>border-bottom: 1px solid;</text:p>
      <text:p text:style-name="P1"><text:s text:c="4"/>font-family: Germania One, cursive;</text:p>
      <text:p text:style-name="P1"><text:s text:c="4"/>font-size: 3rem;</text:p>
      <text:p text:style-name="P1"><text:s text:c="4"/>font-weight: 500;</text:p>
      <text:p text:style-name="P1"><text:s text:c="4"/>margin-bottom: 5px;</text:p>
      <text:p text:style-name="P1"><text:s text:c="4"/>margin-top: 25px;</text:p>
      <text:p text:style-name="P1"><text:s text:c="4"/>padding-bottom: initial;</text:p>
      <text:p text:style-name="P1"><text:soft-page-break/><text:s text:c="4"/>text-transform: initial;</text:p>
      <text:p text:style-name="P1">}</text:p>
      <text:p text:style-name="P1"/>
      <text:p text:style-name="P1">.user-css-presentation h3 {</text:p>
      <text:p text:style-name="P1"><text:s text:c="4"/>border-bottom: 1px solid;</text:p>
      <text:p text:style-name="P1"><text:s text:c="4"/>font-family: Germania One, cursive;</text:p>
      <text:p text:style-name="P1"><text:s text:c="4"/>font-size: 2.4rem;</text:p>
      <text:p text:style-name="P1"><text:s text:c="4"/>font-weight: 500;</text:p>
      <text:p text:style-name="P1"><text:s text:c="4"/>margin-bottom: 5px;</text:p>
      <text:p text:style-name="P1"><text:s text:c="4"/>margin-top: 15px;</text:p>
      <text:p text:style-name="P1">}</text:p>
      <text:p text:style-name="P1"/>
      <text:p text:style-name="P1">.user-css-presentation h4,</text:p>
      <text:p text:style-name="P1">.user-css-presentation .organization-motto h4 {</text:p>
      <text:p text:style-name="P1"><text:s text:c="4"/>font-family: Germania One, cursive;</text:p>
      <text:p text:style-name="P1"><text:s text:c="4"/>font-size: 2rem;</text:p>
      <text:p text:style-name="P1"><text:s text:c="4"/>font-weight: 700;</text:p>
      <text:p text:style-name="P1"><text:s text:c="4"/>margin-bottom: 5px;</text:p>
      <text:p text:style-name="P1"><text:s text:c="4"/>margin-top: 10px;</text:p>
      <text:p text:style-name="P1"><text:s text:c="4"/>text-transform: uppercase;</text:p>
      <text:p text:style-name="P1">}</text:p>
      <text:p text:style-name="P1"/>
      <text:p text:style-name="P1">.user-css-presentation h5 {</text:p>
      <text:p text:style-name="P1"><text:s text:c="4"/>font-family: Germania One, cursive;</text:p>
      <text:p text:style-name="P1"><text:s text:c="4"/>font-size: 1.6rem;</text:p>
      <text:p text:style-name="P1"><text:s text:c="4"/>font-weight: 700;</text:p>
      <text:p text:style-name="P1"><text:s text:c="4"/>margin-bottom: 5px;</text:p>
      <text:p text:style-name="P1"><text:s text:c="4"/>margin-top: 5px;</text:p>
      <text:p text:style-name="P1"><text:s text:c="4"/>text-transform: uppercase;</text:p>
      <text:p text:style-name="P1">}</text:p>
      <text:p text:style-name="P1"/>
      <text:p text:style-name="P1">.user-css-presentation h6 {</text:p>
      <text:p text:style-name="P1"><text:s text:c="4"/>font-family: Germania One, cursive;</text:p>
      <text:p text:style-name="P1"><text:s text:c="4"/>font-size: 1.4rem;</text:p>
      <text:p text:style-name="P1"><text:s text:c="4"/>font-weight: 700;</text:p>
      <text:p text:style-name="P1"><text:s text:c="4"/>margin-bottom: 5px;</text:p>
      <text:p text:style-name="P1"><text:s text:c="4"/>margin-top: 5px;</text:p>
      <text:p text:style-name="P1"><text:s text:c="4"/>text-transform: uppercase;</text:p>
      <text:p text:style-name="P1">}</text:p>
      <text:p text:style-name="P1"/>
      <text:p text:style-name="P1">.user-css-presentation img {</text:p>
      <text:p text:style-name="P1"><text:s text:c="4"/>border-radius: var(--borderRadius);</text:p>
      <text:p text:style-name="P1">}</text:p>
      <text:p text:style-name="P1"/>
      <text:p text:style-name="P1">.user-css-presentation li {</text:p>
      <text:p text:style-name="P1"><text:s text:c="4"/>padding: 2px 0 2px 2px;</text:p>
      <text:p text:style-name="P1">}</text:p>
      <text:p text:style-name="P1"/>
      <text:p text:style-name="P1"><text:soft-page-break/>.user-css-presentation p {</text:p>
      <text:p text:style-name="P1"><text:s text:c="4"/>font-weight: normal;</text:p>
      <text:p text:style-name="P1"><text:s text:c="4"/>line-height: 1.4em;</text:p>
      <text:p text:style-name="P1">}</text:p>
      <text:p text:style-name="P1"/>
      <text:p text:style-name="P1">.user-css-presentation textarea {</text:p>
      <text:p text:style-name="P1"><text:s text:c="4"/>border: none;</text:p>
      <text:p text:style-name="P1"><text:s text:c="4"/>border-radius: var(--borderRadiusSmall);</text:p>
      <text:p text:style-name="P1"><text:s text:c="4"/>margin-bottom: 5px;</text:p>
      <text:p text:style-name="P1">}</text:p>
      <text:p text:style-name="P1"/>
      <text:p text:style-name="P1">/* LAYOUT - BOOTSTRAP CLASSES */</text:p>
      <text:p text:style-name="P1">.user-css-presentation .alert {</text:p>
      <text:p text:style-name="P1"><text:s text:c="4"/>border-radius: var(--borderRadius);</text:p>
      <text:p text:style-name="P1"><text:s text:c="4"/>border: none;</text:p>
      <text:p text:style-name="P1"><text:s text:c="4"/>border-left: 34px solid;</text:p>
      <text:p text:style-name="P1"><text:s text:c="4"/>font-size: 1.3rem;</text:p>
      <text:p text:style-name="P1"><text:s text:c="4"/>padding: 5px 10px;</text:p>
      <text:p text:style-name="P1"><text:s text:c="4"/>text-align: justify;</text:p>
      <text:p text:style-name="P1"><text:s text:c="4"/>width: 85%;</text:p>
      <text:p text:style-name="P1"><text:s text:c="4"/>margin-left: auto;</text:p>
      <text:p text:style-name="P1"><text:s text:c="4"/>margin-right: auto;</text:p>
      <text:p text:style-name="P1"><text:s text:c="4"/>position: relative;</text:p>
      <text:p text:style-name="P1"><text:s text:c="4"/>min-height: 70px;</text:p>
      <text:p text:style-name="P1">}</text:p>
      <text:p text:style-name="P1"/>
      <text:p text:style-name="P1">.user-css-presentation .alert h5:first-child {</text:p>
      <text:p text:style-name="P1"><text:s text:c="4"/>padding: 5px 10px;</text:p>
      <text:p text:style-name="P1"><text:s text:c="4"/>margin: 0 0 10px 0;</text:p>
      <text:p text:style-name="P1"><text:s text:c="4"/>position: absolute;</text:p>
      <text:p text:style-name="P1"><text:s text:c="4"/>top: 0;</text:p>
      <text:p text:style-name="P1"><text:s text:c="4"/>left: 0;</text:p>
      <text:p text:style-name="P1"><text:s text:c="4"/>background: none;</text:p>
      <text:p text:style-name="P1"><text:s text:c="4"/>transform: rotate(90deg);</text:p>
      <text:p text:style-name="P1"><text:s text:c="4"/>transform-origin: 0 0;</text:p>
      <text:p text:style-name="P1">}</text:p>
      <text:p text:style-name="P1"/>
      <text:p text:style-name="P1">.user-css-presentation .btn {</text:p>
      <text:p text:style-name="P1"><text:s text:c="4"/>border: none !important;</text:p>
      <text:p text:style-name="P1"><text:s text:c="4"/>border-radius: var(--borderRadiusSmall);</text:p>
      <text:p text:style-name="P1"><text:s text:c="4"/>font-family: inherit;</text:p>
      <text:p text:style-name="P1"><text:s text:c="4"/>font-size: 1.4rem;</text:p>
      <text:p text:style-name="P1"><text:s text:c="4"/>margin: 2px 1px;</text:p>
      <text:p text:style-name="P1">}</text:p>
      <text:p text:style-name="P1"/>
      <text:p text:style-name="P1">.user-css-presentation .breadcrumb {</text:p>
      <text:p text:style-name="P1"><text:s text:c="4"/>font-size: 1.2rem;</text:p>
      <text:p text:style-name="P1">}</text:p>
      <text:p text:style-name="P1"><text:soft-page-break/></text:p>
      <text:p text:style-name="P1">.user-css-presentation .breadcrumb li .active {</text:p>
      <text:p text:style-name="P1"><text:s text:c="4"/>font-weight: bold;</text:p>
      <text:p text:style-name="P1"><text:s text:c="4"/>display: inline-block;</text:p>
      <text:p text:style-name="P1">}</text:p>
      <text:p text:style-name="P1"/>
      <text:p text:style-name="P1">.user-css-presentation .card-box {</text:p>
      <text:p text:style-name="P1"><text:s text:c="4"/>border: none;</text:p>
      <text:p text:style-name="P1"><text:s text:c="4"/>border-radius: var(--borderRadius);</text:p>
      <text:p text:style-name="P1">}</text:p>
      <text:p text:style-name="P1"/>
      <text:p text:style-name="P1">.user-css-presentation .spoiler-button {</text:p>
      <text:p text:style-name="P1"><text:s text:c="4"/>margin-bottom: 10px;</text:p>
      <text:p text:style-name="P1">}</text:p>
      <text:p text:style-name="P1"/>
      <text:p text:style-name="P1">.user-css-presentation .label {</text:p>
      <text:p text:style-name="P1"><text:s text:c="4"/>border: none;</text:p>
      <text:p text:style-name="P1"><text:s text:c="4"/>border-radius: var(--borderRadiusSmall);</text:p>
      <text:p text:style-name="P1"><text:s text:c="4"/>font-weight: normal;</text:p>
      <text:p text:style-name="P1"><text:s text:c="4"/>font-size: 1.1rem;</text:p>
      <text:p text:style-name="P1"><text:s text:c="4"/>padding: .3em .5em;</text:p>
      <text:p text:style-name="P1"><text:s text:c="4"/>margin: .5em .1em;</text:p>
      <text:p text:style-name="P1">}</text:p>
      <text:p text:style-name="P1"/>
      <text:p text:style-name="P1">.user-css-presentation .nav-tabs {</text:p>
      <text:p text:style-name="P1"><text:s text:c="4"/>border: none;</text:p>
      <text:p text:style-name="P1"><text:s text:c="4"/>border-bottom: 1px solid;</text:p>
      <text:p text:style-name="P1"><text:s text:c="4"/>margin: 0 -10px;</text:p>
      <text:p text:style-name="P1"><text:s text:c="4"/>position: initial;</text:p>
      <text:p text:style-name="P1">}</text:p>
      <text:p text:style-name="P1"/>
      <text:p text:style-name="P1">.user-css-presentation .nav-tabs li a,</text:p>
      <text:p text:style-name="P1">.user-css-presentation .nav-tabs li a:hover,</text:p>
      <text:p text:style-name="P1">.user-css-presentation .av-tabs li.active a {</text:p>
      <text:p text:style-name="P1"><text:s text:c="4"/>border: none;</text:p>
      <text:p text:style-name="P1"><text:s text:c="4"/>border-radius: var(--borderRadius) var(--borderRadius) 0 0;</text:p>
      <text:p text:style-name="P1"><text:s text:c="4"/>font-family: inherit;</text:p>
      <text:p text:style-name="P1"><text:s text:c="4"/>font-size: inherit;</text:p>
      <text:p text:style-name="P1"><text:s text:c="4"/>margin: 3px 3px 0 3px;</text:p>
      <text:p text:style-name="P1"><text:s text:c="4"/>padding: 0 20px;</text:p>
      <text:p text:style-name="P1"><text:s text:c="4"/>text-transform: uppercase;</text:p>
      <text:p text:style-name="P1">}</text:p>
      <text:p text:style-name="P1"/>
      <text:p text:style-name="P1">.user-css-presentation .nav-tabs li.active a {</text:p>
      <text:p text:style-name="P1"><text:s text:c="4"/>border: 1px solid;</text:p>
      <text:p text:style-name="P1"><text:s text:c="4"/>border-bottom: none;</text:p>
      <text:p text:style-name="P1">}</text:p>
      <text:p text:style-name="P1"/>
      <text:p text:style-name="P1"><text:soft-page-break/>.user-css-presentation .panel,</text:p>
      <text:p text:style-name="P1">.user-css-presentation .panel-npcsheet {</text:p>
      <text:p text:style-name="P1"><text:s text:c="4"/>background: none;</text:p>
      <text:p text:style-name="P1"><text:s text:c="4"/>border: none;</text:p>
      <text:p text:style-name="P1"><text:s text:c="4"/>border-radius: var(--borderRadius);</text:p>
      <text:p text:style-name="P1"><text:s text:c="4"/>margin-bottom: 20px;</text:p>
      <text:p text:style-name="P1"><text:s text:c="4"/>padding: 3px 5px;</text:p>
      <text:p text:style-name="P1">}</text:p>
      <text:p text:style-name="P1"/>
      <text:p text:style-name="P1">.user-css-presentation .panel dl {</text:p>
      <text:p text:style-name="P1"><text:s text:c="4"/>margin-bottom: 0;</text:p>
      <text:p text:style-name="P1">}</text:p>
      <text:p text:style-name="P1"/>
      <text:p text:style-name="P1">.user-css-presentation .panel-heading {</text:p>
      <text:p text:style-name="P1"><text:s text:c="4"/>margin: -3px -5px 10px -5px;</text:p>
      <text:p text:style-name="P1"><text:s text:c="4"/>padding: 13px 20px 10px 20px;</text:p>
      <text:p text:style-name="P1"><text:s text:c="4"/>border: none;</text:p>
      <text:p text:style-name="P1"><text:s text:c="4"/>vertical-align: middle;</text:p>
      <text:p text:style-name="P1">}</text:p>
      <text:p text:style-name="P1"/>
      <text:p text:style-name="P1">.user-css-presentation .panel-heading h3 {</text:p>
      <text:p text:style-name="P1"><text:s text:c="4"/>margin-top: 0;</text:p>
      <text:p text:style-name="P1"><text:s text:c="4"/>border: none;</text:p>
      <text:p text:style-name="P1">}</text:p>
      <text:p text:style-name="P1"/>
      <text:p text:style-name="P1">.user-css-presentation .table {</text:p>
      <text:p text:style-name="P1"><text:s text:c="4"/>background: transparent;</text:p>
      <text:p text:style-name="P1"><text:s text:c="4"/>border: none;</text:p>
      <text:p text:style-name="P1"><text:s text:c="4"/>border-collapse: collapse;</text:p>
      <text:p text:style-name="P1"><text:s text:c="4"/>border-radius: var(--borderRadius);</text:p>
      <text:p text:style-name="P1"><text:s text:c="4"/>font-family: inherit;</text:p>
      <text:p text:style-name="P1"><text:s text:c="4"/>overflow: hidden;</text:p>
      <text:p text:style-name="P1">}</text:p>
      <text:p text:style-name="P1"/>
      <text:p text:style-name="P1">.user-css-presentation .table tr {</text:p>
      <text:p text:style-name="P1"><text:s text:c="4"/>background: transparent !important;</text:p>
      <text:p text:style-name="P1">}</text:p>
      <text:p text:style-name="P1"/>
      <text:p text:style-name="P1">.user-css-presentation .table td,</text:p>
      <text:p text:style-name="P1">.user-css-presentation .table th {</text:p>
      <text:p text:style-name="P1"><text:s text:c="4"/>border: none;</text:p>
      <text:p text:style-name="P1"><text:s text:c="4"/>font-family: inherit;</text:p>
      <text:p text:style-name="P1"><text:s text:c="4"/>text-align: left;</text:p>
      <text:p text:style-name="P1">}</text:p>
      <text:p text:style-name="P1"/>
      <text:p text:style-name="P1">.user-css-presentation .well {</text:p>
      <text:p text:style-name="P1"><text:s text:c="4"/>background: none;</text:p>
      <text:p text:style-name="P1"><text:s text:c="4"/>border: none;</text:p>
      <text:p text:style-name="P1"><text:soft-page-break/><text:s text:c="4"/>border-radius: var(--borderRadius);</text:p>
      <text:p text:style-name="P1">}</text:p>
      <text:p text:style-name="P1"/>
      <text:p text:style-name="P1">/* LAYOUT - WORLDANVIL CLASSES */</text:p>
      <text:p text:style-name="P1">.user-css-presentation .aloud {</text:p>
      <text:p text:style-name="P1"><text:s text:c="4"/>background: none;</text:p>
      <text:p text:style-name="P1"><text:s text:c="4"/>border-radius: var(--borderRadius);</text:p>
      <text:p text:style-name="P1"><text:s text:c="4"/>border: none;</text:p>
      <text:p text:style-name="P1">}</text:p>
      <text:p text:style-name="P1"/>
      <text:p text:style-name="P1">.user-css-presentation .article-content {</text:p>
      <text:p text:style-name="P1"><text:s text:c="4"/>font-size: inherit;</text:p>
      <text:p text:style-name="P1">}</text:p>
      <text:p text:style-name="P1"/>
      <text:p text:style-name="P1">.user-css-presentation .article-subheading {</text:p>
      <text:p text:style-name="P1"><text:s text:c="4"/>font-weight: 500;</text:p>
      <text:p text:style-name="P1"><text:s text:c="4"/>padding: initial;</text:p>
      <text:p text:style-name="P1">}</text:p>
      <text:p text:style-name="P1"/>
      <text:p text:style-name="P1">.user-css-presentation .article-title {</text:p>
      <text:p text:style-name="P1"><text:s text:c="4"/>padding-top: 20px;</text:p>
      <text:p text:style-name="P1"><text:s text:c="4"/>padding-left: 35px;</text:p>
      <text:p text:style-name="P1">}</text:p>
      <text:p text:style-name="P1"/>
      <text:p text:style-name="P1">.user-css-presentation .article-title-author {</text:p>
      <text:p text:style-name="P1"><text:s text:c="4"/>font-family: inherit;</text:p>
      <text:p text:style-name="P1"><text:s text:c="4"/>font-size: 1em;</text:p>
      <text:p text:style-name="P1"><text:s text:c="4"/>padding: initial;</text:p>
      <text:p text:style-name="P1">}</text:p>
      <text:p text:style-name="P1"/>
      <text:p text:style-name="P1">.user-css-presentation .artist-credits {</text:p>
      <text:p text:style-name="P1"><text:s text:c="4"/>border-radius: var(--borderRadius);</text:p>
      <text:p text:style-name="P1"><text:s text:c="4"/>padding: 2px 4px;</text:p>
      <text:p text:style-name="P1"><text:s text:c="4"/>text-align: center;</text:p>
      <text:p text:style-name="P1">}</text:p>
      <text:p text:style-name="P1"/>
      <text:p text:style-name="P1">.user-css-presentation .author-item,</text:p>
      <text:p text:style-name="P1">.user-css-presentation .world-author {</text:p>
      <text:p text:style-name="P1"><text:s text:c="4"/>font-family: inherit;</text:p>
      <text:p text:style-name="P1"><text:s text:c="4"/>font-size: 1.6rem;</text:p>
      <text:p text:style-name="P1"><text:s text:c="4"/>padding: 5px;</text:p>
      <text:p text:style-name="P1">}</text:p>
      <text:p text:style-name="P1"/>
      <text:p text:style-name="P1">.user-css-presentation .text-abbreviation {</text:p>
      <text:p text:style-name="P1"><text:s text:c="4"/>text-decoration: underline dashed;</text:p>
      <text:p text:style-name="P1"><text:s text:c="4"/>border: none;</text:p>
      <text:p text:style-name="P1"><text:s text:c="4"/>display: inline-block;</text:p>
      <text:p text:style-name="P1">}</text:p>
      <text:p text:style-name="P1"><text:soft-page-break/></text:p>
      <text:p text:style-name="P1">.user-css-presentation .article-panel {</text:p>
      <text:p text:style-name="P1"><text:s text:c="4"/>border: none;</text:p>
      <text:p text:style-name="P1"><text:s text:c="4"/>border-radius: var(--borderRadius);</text:p>
      <text:p text:style-name="P1"><text:s text:c="4"/>margin-bottom: 15px;</text:p>
      <text:p text:style-name="P1"><text:s text:c="4"/>padding: 0;</text:p>
      <text:p text:style-name="P1">}</text:p>
      <text:p text:style-name="P1"/>
      <text:p text:style-name="P1">.user-css-presentation .article-panel a {</text:p>
      <text:p text:style-name="P1"><text:s text:c="4"/>display: inline-block;</text:p>
      <text:p text:style-name="P1"><text:s text:c="4"/>padding: 10px;</text:p>
      <text:p text:style-name="P1"><text:s text:c="4"/>width: 100%;</text:p>
      <text:p text:style-name="P1"><text:s text:c="4"/>height: 100%;</text:p>
      <text:p text:style-name="P1">}</text:p>
      <text:p text:style-name="P1"/>
      <text:p text:style-name="P1">.user-css-presentation .article-panel .details {</text:p>
      <text:p text:style-name="P1"><text:s text:c="4"/>text-align: center;</text:p>
      <text:p text:style-name="P1">}</text:p>
      <text:p text:style-name="P1"/>
      <text:p text:style-name="P1">.user-css-presentation .article-panel .details p {</text:p>
      <text:p text:style-name="P1"><text:s text:c="4"/>padding-left: 10px;</text:p>
      <text:p text:style-name="P1"><text:s text:c="4"/>padding-right: 10px;</text:p>
      <text:p text:style-name="P1"><text:s text:c="4"/>padding-top: 5px;</text:p>
      <text:p text:style-name="P1"><text:s text:c="4"/>text-align: left;</text:p>
      <text:p text:style-name="P1">}</text:p>
      <text:p text:style-name="P1"/>
      <text:p text:style-name="P1">.user-css-presentation .backtoworld a {</text:p>
      <text:p text:style-name="P1"><text:s text:c="4"/>border: none;</text:p>
      <text:p text:style-name="P1"><text:s text:c="4"/>border-radius: 0 var(--borderRadiusSmall) var(--borderRadiusSmall) 0;</text:p>
      <text:p text:style-name="P1"><text:s text:c="4"/>font-family: inherit;</text:p>
      <text:p text:style-name="P1"><text:s text:c="4"/>font-size: 1.2rem;</text:p>
      <text:p text:style-name="P1"><text:s text:c="4"/>font-weight: bold;</text:p>
      <text:p text:style-name="P1"><text:s text:c="4"/>left: -8px;</text:p>
      <text:p text:style-name="P1"><text:s text:c="4"/>padding: 7px 13px;</text:p>
      <text:p text:style-name="P1"><text:s text:c="4"/>top: -16px;</text:p>
      <text:p text:style-name="P1">}</text:p>
      <text:p text:style-name="P1"/>
      <text:p text:style-name="P1">/* Temporary hotfix for character sheet readability */</text:p>
      <text:p text:style-name="P1">.user-css-presentation .character-sheet {</text:p>
      <text:p text:style-name="P1"><text:s text:c="4"/>color: black;</text:p>
      <text:p text:style-name="P1">}</text:p>
      <text:p text:style-name="P1"/>
      <text:p text:style-name="P1">.user-css-presentation .comment-box {</text:p>
      <text:p text:style-name="P1"><text:s text:c="4"/>background: none;</text:p>
      <text:p text:style-name="P1"><text:s text:c="4"/>border: none;</text:p>
      <text:p text:style-name="P1"><text:s text:c="4"/>border-radius: var(--borderRadius);</text:p>
      <text:p text:style-name="P1"><text:s text:c="4"/>margin-bottom: 5px;</text:p>
      <text:p text:style-name="P1"><text:s text:c="4"/>padding-left: 5px;</text:p>
      <text:p text:style-name="P1"><text:soft-page-break/>}</text:p>
      <text:p text:style-name="P1"/>
      <text:p text:style-name="P1">.user-css-presentation .comment-box-author {</text:p>
      <text:p text:style-name="P1"><text:s text:c="4"/>font-family: Germania One, cursive;</text:p>
      <text:p text:style-name="P1"><text:s text:c="4"/>font-size: 2rem;</text:p>
      <text:p text:style-name="P1"><text:s text:c="4"/>padding-left: initial;</text:p>
      <text:p text:style-name="P1"><text:s text:c="4"/>padding-top: 10px;</text:p>
      <text:p text:style-name="P1">}</text:p>
      <text:p text:style-name="P1"/>
      <text:p text:style-name="P1">.user-css-presentation .comment-box-date {</text:p>
      <text:p text:style-name="P1"><text:s text:c="4"/>padding-left: initial;</text:p>
      <text:p text:style-name="P1">}</text:p>
      <text:p text:style-name="P1"/>
      <text:p text:style-name="P1">.user-css-presentation .comment-box-content {</text:p>
      <text:p text:style-name="P1"><text:s text:c="4"/>padding-left: initial;</text:p>
      <text:p text:style-name="P1"><text:s text:c="4"/>padding-top: 10px;</text:p>
      <text:p text:style-name="P1">}</text:p>
      <text:p text:style-name="P1"/>
      <text:p text:style-name="P1">.user-css-presentation .comment-box-reply {</text:p>
      <text:p text:style-name="P1"><text:s text:c="4"/>border-top: 1px solid;</text:p>
      <text:p text:style-name="P1"><text:s text:c="4"/>margin-top: 20px;</text:p>
      <text:p text:style-name="P1"><text:s text:c="4"/>padding-top: 10px;</text:p>
      <text:p text:style-name="P1">}</text:p>
      <text:p text:style-name="P1"/>
      <text:p text:style-name="P1">.user-css-presentation .comment-box p {</text:p>
      <text:p text:style-name="P1"><text:s text:c="4"/>font-size: 1.2em;</text:p>
      <text:p text:style-name="P1">}</text:p>
      <text:p text:style-name="P1"/>
      <text:p text:style-name="P1">.user-css-presentation .cover,</text:p>
      <text:p text:style-name="P1">.user-css-presentation .cover img {</text:p>
      <text:p text:style-name="P1"><text:s text:c="4"/>border-radius: var(--borderRadius) var(--borderRadius) 0 0;</text:p>
      <text:p text:style-name="P1">}</text:p>
      <text:p text:style-name="P1"/>
      <text:p text:style-name="P1">.user-css-presentation .dropcap {</text:p>
      <text:p text:style-name="P1"><text:s text:c="4"/>font-family: Germania One, cursive;</text:p>
      <text:p text:style-name="P1"><text:s text:c="4"/>font-size: 4em;</text:p>
      <text:p text:style-name="P1"><text:s text:c="4"/>font-weight: inherit;</text:p>
      <text:p text:style-name="P1"><text:s text:c="4"/>line-height: 60px;</text:p>
      <text:p text:style-name="P1"><text:s text:c="4"/>padding: 4px 8px 4px 0;</text:p>
      <text:p text:style-name="P1"><text:s text:c="4"/>text-transform: initial;</text:p>
      <text:p text:style-name="P1">}</text:p>
      <text:p text:style-name="P1"/>
      <text:p text:style-name="P1">.user-css-presentation .map-box {</text:p>
      <text:p text:style-name="P1"><text:s text:c="4"/>border-radius: var(--borderRadius);</text:p>
      <text:p text:style-name="P1"><text:s text:c="4"/>padding: 0;</text:p>
      <text:p text:style-name="P1"><text:s text:c="4"/>margin: 10px;</text:p>
      <text:p text:style-name="P1"><text:s text:c="4"/>text-align: center;</text:p>
      <text:p text:style-name="P1">}</text:p>
      <text:p text:style-name="P1"><text:soft-page-break/></text:p>
      <text:p text:style-name="P1">.user-css-presentation .map-box img {</text:p>
      <text:p text:style-name="P1"><text:s text:c="4"/>border-radius: var(--borderRadius) var(--borderRadius) 0 0;</text:p>
      <text:p text:style-name="P1"><text:s text:c="4"/>padding-bottom: 0;</text:p>
      <text:p text:style-name="P1">}</text:p>
      <text:p text:style-name="P1"/>
      <text:p text:style-name="P1">.user-css-presentation .map-box div {</text:p>
      <text:p text:style-name="P1"><text:s text:c="4"/>padding: 5px;</text:p>
      <text:p text:style-name="P1"><text:s text:c="4"/>border-radius: 0 0 var(--borderRadius) var(--borderRadius);</text:p>
      <text:p text:style-name="P1">}</text:p>
      <text:p text:style-name="P1"/>
      <text:p text:style-name="P1">.user-css-presentation .map-box p,</text:p>
      <text:p text:style-name="P1">.user-css-presentation .map-box small {</text:p>
      <text:p text:style-name="P1"><text:s text:c="4"/>font-family: inherit;</text:p>
      <text:p text:style-name="P1"><text:s text:c="4"/>font-style: inherit;</text:p>
      <text:p text:style-name="P1"><text:s text:c="4"/>font-weight: inherit;</text:p>
      <text:p text:style-name="P1"><text:s text:c="4"/>font-size: 1.2rem;</text:p>
      <text:p text:style-name="P1"><text:s text:c="4"/>padding: 0 10px;</text:p>
      <text:p text:style-name="P1"><text:s text:c="4"/>margin-bottom: 0;</text:p>
      <text:p text:style-name="P1">}</text:p>
      <text:p text:style-name="P1"/>
      <text:p text:style-name="P1">.user-css-presentation .map-box div p:last-child {</text:p>
      <text:p text:style-name="P1"><text:s text:c="4"/>margin: 0;</text:p>
      <text:p text:style-name="P1">}</text:p>
      <text:p text:style-name="P1"/>
      <text:p text:style-name="P1">.user-css-presentation .menu-control {</text:p>
      <text:p text:style-name="P1"><text:s text:c="4"/>background: none;</text:p>
      <text:p text:style-name="P1"><text:s text:c="4"/>border: none;</text:p>
      <text:p text:style-name="P1"><text:s text:c="4"/>border-radius: 0 0 var(--borderRadiusSmall) var(--borderRadiusSmall);</text:p>
      <text:p text:style-name="P1"><text:s text:c="4"/>font-size: 1.4rem;</text:p>
      <text:p text:style-name="P1"><text:s text:c="4"/>height: 32px;</text:p>
      <text:p text:style-name="P1"><text:s text:c="4"/>padding: 4px 0 0 0;</text:p>
      <text:p text:style-name="P1"><text:s text:c="4"/>top: 2px;</text:p>
      <text:p text:style-name="P1">}</text:p>
      <text:p text:style-name="P1"/>
      <text:p text:style-name="P1">.user-css-presentation .nav-strip {</text:p>
      <text:p text:style-name="P1"><text:s text:c="4"/>font-family: inherit;</text:p>
      <text:p text:style-name="P1"><text:s text:c="4"/>font-size: 1.4rem;</text:p>
      <text:p text:style-name="P1"><text:s text:c="4"/>font-weight: inherit;</text:p>
      <text:p text:style-name="P1">}</text:p>
      <text:p text:style-name="P1"/>
      <text:p text:style-name="P1">.user-css-presentation .orgtree ul {</text:p>
      <text:p text:style-name="P1"><text:s text:c="4"/>margin: 0 auto;</text:p>
      <text:p text:style-name="P1">}</text:p>
      <text:p text:style-name="P1"/>
      <text:p text:style-name="P1">.user-css-presentation .orgtree ul li {</text:p>
      <text:p text:style-name="P1"><text:s text:c="4"/>padding: 20px 0 0 0;</text:p>
      <text:p text:style-name="P1">}</text:p>
      <text:p text:style-name="P1"><text:soft-page-break/></text:p>
      <text:p text:style-name="P1">.user-css-presentation .orgtree ul li:only-child {</text:p>
      <text:p text:style-name="P1"><text:s text:c="4"/>padding: 0;</text:p>
      <text:p text:style-name="P1">}</text:p>
      <text:p text:style-name="P1"/>
      <text:p text:style-name="P1">.user-css-presentation .orgtree ul li a,</text:p>
      <text:p text:style-name="P1">.user-css-presentation .orgtree ul li a + ul li a {</text:p>
      <text:p text:style-name="P1"><text:s text:c="4"/>border-radius: var(--borderRadiusSmall);</text:p>
      <text:p text:style-name="P1"><text:s text:c="4"/>border: none;</text:p>
      <text:p text:style-name="P1"><text:s text:c="4"/>margin: 0 3px;</text:p>
      <text:p text:style-name="P1"><text:s text:c="4"/>padding: 1.2rem 2rem;</text:p>
      <text:p text:style-name="P1"><text:s text:c="4"/>font-size: 1.4rem;</text:p>
      <text:p text:style-name="P1"><text:s text:c="4"/>font-family: inherit;</text:p>
      <text:p text:style-name="P1"><text:s text:c="4"/>transition: none;</text:p>
      <text:p text:style-name="P1">}</text:p>
      <text:p text:style-name="P1"/>
      <text:p text:style-name="P1">.user-css-presentation .panel-greatgm {</text:p>
      <text:p text:style-name="P1"><text:s text:c="4"/>font-size: 1.1em;</text:p>
      <text:p text:style-name="P1"><text:s text:c="4"/>margin: 20px;</text:p>
      <text:p text:style-name="P1"><text:s text:c="4"/>opacity: 1;</text:p>
      <text:p text:style-name="P1">}</text:p>
      <text:p text:style-name="P1"/>
      <text:p text:style-name="P1">.user-css-presentation .phrase-key {</text:p>
      <text:p text:style-name="P1"><text:s text:c="4"/>display: block;</text:p>
      <text:p text:style-name="P1"><text:s text:c="4"/>padding-top: 10px;</text:p>
      <text:p text:style-name="P1">}</text:p>
      <text:p text:style-name="P1"/>
      <text:p text:style-name="P1">.user-css-presentation .relation:first-child {</text:p>
      <text:p text:style-name="P1"><text:s text:c="4"/>border-top: none;</text:p>
      <text:p text:style-name="P1">}</text:p>
      <text:p text:style-name="P1"/>
      <text:p text:style-name="P1">.user-css-presentation .relation .relationScore {</text:p>
      <text:p text:style-name="P1"><text:s text:c="4"/>border: none;</text:p>
      <text:p text:style-name="P1"><text:s text:c="4"/>border-radius: var(--borderRadiusSmall);</text:p>
      <text:p text:style-name="P1"><text:s text:c="4"/>margin-bottom: 5px;</text:p>
      <text:p text:style-name="P1">}</text:p>
      <text:p text:style-name="P1"/>
      <text:p text:style-name="P1">.user-css-presentation .search-form {</text:p>
      <text:p text:style-name="P1"><text:s text:c="4"/>left: 25px;</text:p>
      <text:p text:style-name="P1"><text:s text:c="4"/>margin: 5px;</text:p>
      <text:p text:style-name="P1">}</text:p>
      <text:p text:style-name="P1"/>
      <text:p text:style-name="P1">.user-css-presentation .search-form .btn {</text:p>
      <text:p text:style-name="P1"><text:s text:c="4"/>padding: inherit !important;</text:p>
      <text:p text:style-name="P1"><text:s text:c="4"/>padding-right: 6px !important;</text:p>
      <text:p text:style-name="P1">}</text:p>
      <text:p text:style-name="P1"/>
      <text:p text:style-name="P1">.user-css-presentation .search-form .typeahead-input {</text:p>
      <text:p text:style-name="P1"><text:soft-page-break/><text:s text:c="4"/>border: none;</text:p>
      <text:p text:style-name="P1"><text:s text:c="4"/>border-radius: var(--borderRadiusSmall);</text:p>
      <text:p text:style-name="P1"><text:s text:c="4"/>font-size: 1.4rem;</text:p>
      <text:p text:style-name="P1"><text:s text:c="4"/>height: 25px;</text:p>
      <text:p text:style-name="P1"><text:s text:c="4"/>margin-bottom: 5px;</text:p>
      <text:p text:style-name="P1"><text:s text:c="4"/>padding: 6px 12px;</text:p>
      <text:p text:style-name="P1"><text:s text:c="4"/>text-transform: capitalize;</text:p>
      <text:p text:style-name="P1"><text:s text:c="4"/>width: 180px;</text:p>
      <text:p text:style-name="P1">}</text:p>
      <text:p text:style-name="P1"/>
      <text:p text:style-name="P1">.user-css-secret {</text:p>
      <text:p text:style-name="P1"><text:s text:c="4"/>background: none;</text:p>
      <text:p text:style-name="P1"><text:s text:c="4"/>border: none;</text:p>
      <text:p text:style-name="P1"><text:s text:c="4"/>border-radius: var(--borderRadius);</text:p>
      <text:p text:style-name="P1">}</text:p>
      <text:p text:style-name="P1"/>
      <text:p text:style-name="P1">.user-css-secret .spoiler-content {</text:p>
      <text:p text:style-name="P1"><text:s text:c="4"/>background: transparent;</text:p>
      <text:p text:style-name="P1"><text:s text:c="4"/>border: none;</text:p>
      <text:p text:style-name="P1"><text:s text:c="4"/>color: inherit;</text:p>
      <text:p text:style-name="P1"><text:s text:c="4"/>-webkit-box-shadow: none;</text:p>
      <text:p text:style-name="P1"><text:s text:c="4"/>box-shadow: none;</text:p>
      <text:p text:style-name="P1"><text:s text:c="4"/>margin: 0;</text:p>
      <text:p text:style-name="P1"><text:s text:c="4"/>padding: 0;</text:p>
      <text:p text:style-name="P1">}</text:p>
      <text:p text:style-name="P1"/>
      <text:p text:style-name="P1">.user-css-presentation .statblock {</text:p>
      <text:p text:style-name="P1"><text:s text:c="4"/>margin-bottom: 20px;</text:p>
      <text:p text:style-name="P1"><text:s text:c="4"/>border: none;</text:p>
      <text:p text:style-name="P1"><text:s text:c="4"/>border-radius: var(--borderRadius);</text:p>
      <text:p text:style-name="P1"><text:s text:c="4"/>padding: 3px 5px;</text:p>
      <text:p text:style-name="P1">}</text:p>
      <text:p text:style-name="P1"/>
      <text:p text:style-name="P1">.user-css-presentation .label.tag:hover {</text:p>
      <text:p text:style-name="P1"><text:s text:c="4"/>font-weight: normal;</text:p>
      <text:p text:style-name="P1"><text:s text:c="4"/>border: none;</text:p>
      <text:p text:style-name="P1"><text:s text:c="4"/>border-radius: var(--borderRadiusSmall);</text:p>
      <text:p text:style-name="P1">}</text:p>
      <text:p text:style-name="P1"/>
      <text:p text:style-name="P1">.user-css-presentation .timeline li .timeline-panel,</text:p>
      <text:p text:style-name="P1">.user-css-presentation .timeline li.milestone {</text:p>
      <text:p text:style-name="P1"><text:s text:c="4"/>border-bottom: none;</text:p>
      <text:p text:style-name="P1"><text:s text:c="4"/>border-left: none;</text:p>
      <text:p text:style-name="P1"><text:s text:c="4"/>border-right: none;</text:p>
      <text:p text:style-name="P1"><text:s text:c="4"/>border-top: 8px solid;</text:p>
      <text:p text:style-name="P1"><text:s text:c="4"/>border-radius: var(--borderRadius);</text:p>
      <text:p text:style-name="P1"><text:s text:c="4"/>box-shadow: none;</text:p>
      <text:p text:style-name="P1">}</text:p>
      <text:p text:style-name="P1"><text:soft-page-break/></text:p>
      <text:p text:style-name="P1">.user-css-presentation .timeline li .header-icon {</text:p>
      <text:p text:style-name="P1"><text:s text:c="4"/>padding: 12.5px;</text:p>
      <text:p text:style-name="P1">}</text:p>
      <text:p text:style-name="P1"/>
      <text:p text:style-name="P1">.user-css-presentation .timeline li .header-icon .ra-3x {</text:p>
      <text:p text:style-name="P1"><text:s text:c="4"/>font-size: 40px;</text:p>
      <text:p text:style-name="P1">}</text:p>
      <text:p text:style-name="P1"/>
      <text:p text:style-name="P1">.user-css-presentation .timeline li .timeline-panel::before,</text:p>
      <text:p text:style-name="P1">.user-css-presentation .timeline li .timeline-panel::after {</text:p>
      <text:p text:style-name="P1"><text:s text:c="4"/>top: 30px;</text:p>
      <text:p text:style-name="P1">}</text:p>
      <text:p text:style-name="P1"/>
      <text:p text:style-name="P1">.user-css-presentation .tooltip {</text:p>
      <text:p text:style-name="P1"><text:s text:c="4"/>opacity: 1 !important;</text:p>
      <text:p text:style-name="P1">}</text:p>
      <text:p text:style-name="P1"/>
      <text:p text:style-name="P1">.user-css-presentation .tooltip .tooltip-inner {</text:p>
      <text:p text:style-name="P1"><text:s text:c="4"/>border: none;</text:p>
      <text:p text:style-name="P1"><text:s text:c="4"/>border-radius: var(--borderRadius);</text:p>
      <text:p text:style-name="P1">}</text:p>
      <text:p text:style-name="P1"/>
      <text:p text:style-name="P1">.user-css-presentation .user-box {</text:p>
      <text:p text:style-name="P1"><text:s text:c="4"/>padding: 8px;</text:p>
      <text:p text:style-name="P1"><text:s text:c="4"/>height: 76px;</text:p>
      <text:p text:style-name="P1">}</text:p>
      <text:p text:style-name="P1"/>
      <text:p text:style-name="P1">.user-css-presentation .user-css-image-thumbnail {</text:p>
      <text:p text:style-name="P1"><text:s text:c="4"/>border-radius: var(--borderRadius);</text:p>
      <text:p text:style-name="P1"><text:s text:c="4"/>padding: 0;</text:p>
      <text:p text:style-name="P1"><text:s text:c="4"/>margin: 10px;</text:p>
      <text:p text:style-name="P1">}</text:p>
      <text:p text:style-name="P1"/>
      <text:p text:style-name="P1">.user-css-presentation .user-css-image-thumbnail .artist-credits {</text:p>
      <text:p text:style-name="P1"><text:s text:c="4"/>border-radius: 0 0 var(--borderRadius) var(--borderRadius);</text:p>
      <text:p text:style-name="P1">}</text:p>
      <text:p text:style-name="P1"/>
      <text:p text:style-name="P1">.user-css-presentation .user-css-image-thumbnail img {</text:p>
      <text:p text:style-name="P1"><text:s text:c="4"/>border-radius: var(--borderRadius) var(--borderRadius) 0 0;</text:p>
      <text:p text:style-name="P1">}</text:p>
      <text:p text:style-name="P1"/>
      <text:p text:style-name="P1">.user-css-presentation .page-image .image-block p {</text:p>
      <text:p text:style-name="P1"><text:s text:c="4"/>font-size: inherit;</text:p>
      <text:p text:style-name="P1"><text:s text:c="4"/>color: inherit;</text:p>
      <text:p text:style-name="P1">}</text:p>
      <text:p text:style-name="P1"/>
      <text:p text:style-name="P1">.user-css-presentation .page-image .artist-credits {</text:p>
      <text:p text:style-name="P1"><text:soft-page-break/><text:s text:c="4"/>font-size: inherit;</text:p>
      <text:p text:style-name="P1">}</text:p>
      <text:p text:style-name="P1"/>
      <text:p text:style-name="P1">.user-css-presentation .page-image img {</text:p>
      <text:p text:style-name="P1"><text:s text:c="4"/>margin-left: auto;</text:p>
      <text:p text:style-name="P1"><text:s text:c="4"/>margin-right: auto;</text:p>
      <text:p text:style-name="P1">}</text:p>
      <text:p text:style-name="P1"/>
      <text:p text:style-name="P1">.user-css-presentation #world-menu-selector {</text:p>
      <text:p text:style-name="P1"><text:s text:c="4"/>min-height: 91px;</text:p>
      <text:p text:style-name="P1">}</text:p>
      <text:p text:style-name="P1"/>
      <text:p text:style-name="P1">.user-css-presentation .world-menu-selector-column {</text:p>
      <text:p text:style-name="P1"><text:s text:c="4"/>padding: 6px;</text:p>
      <text:p text:style-name="P1">}</text:p>
      <text:p text:style-name="P1"/>
      <text:p text:style-name="P1">.user-css-presentation .world-menu-selector-column .world-nav-button {</text:p>
      <text:p text:style-name="P1"><text:s text:c="4"/>border-radius: var(--borderRadius);</text:p>
      <text:p text:style-name="P1">}</text:p>
      <text:p text:style-name="P1"/>
      <text:p text:style-name="P1">.user-css-presentation .world-menu-selector-column .world-nav-button:hover {</text:p>
      <text:p text:style-name="P1"><text:s text:c="4"/>text-decoration: none;</text:p>
      <text:p text:style-name="P1">}</text:p>
      <text:p text:style-name="P1"/>
      <text:p text:style-name="P1">.user-css-presentation .world-menu-selector-column .world-nav-button.active {</text:p>
      <text:p text:style-name="P1"><text:s text:c="4"/>cursor: default;</text:p>
      <text:p text:style-name="P1">}</text:p>
      <text:p text:style-name="P1"/>
      <text:p text:style-name="P1">/* LAYOUT - CUSTOM CLASSES */</text:p>
      <text:p text:style-name="P1">.user-css-presentation .block {</text:p>
      <text:p text:style-name="P1"><text:s text:c="4"/>display: block;</text:p>
      <text:p text:style-name="P1">}</text:p>
      <text:p text:style-name="P1"/>
      <text:p text:style-name="P1">.user-css-presentation .glossary-block {</text:p>
      <text:p text:style-name="P1"><text:s text:c="4"/>display: flex;</text:p>
      <text:p text:style-name="P1"><text:s text:c="4"/>flex-flow: row wrap;</text:p>
      <text:p text:style-name="P1"><text:s text:c="4"/>margin-left: -7.5px;</text:p>
      <text:p text:style-name="P1"><text:s text:c="4"/>margin-right: -7.5px;</text:p>
      <text:p text:style-name="P1"><text:s text:c="4"/>text-align: center;</text:p>
      <text:p text:style-name="P1">}</text:p>
      <text:p text:style-name="P1"/>
      <text:p text:style-name="P1">.user-css-presentation .glossary-block .article-panel {</text:p>
      <text:p text:style-name="P1"><text:s text:c="4"/>margin-left: 7.5px;</text:p>
      <text:p text:style-name="P1"><text:s text:c="4"/>margin-right: 7.5px;</text:p>
      <text:p text:style-name="P1"><text:s text:c="4"/>flex: 0 1 calc(33.3% - 15px);</text:p>
      <text:p text:style-name="P1">}</text:p>
      <text:p text:style-name="P1"/>
      <text:p text:style-name="P1">.user-css-presentation .glossary-block .article-panel a {</text:p>
      <text:p text:style-name="P1"><text:soft-page-break/><text:s text:c="4"/>height: 100%;</text:p>
      <text:p text:style-name="P1">}</text:p>
      <text:p text:style-name="P1"/>
      <text:p text:style-name="P1">.user-css-presentation .glossary-block .article-panel .cover {</text:p>
      <text:p text:style-name="P1"><text:s text:c="4"/>/* display: none; */</text:p>
      <text:p text:style-name="P1"><text:s text:c="4"/>min-height: 100px;</text:p>
      <text:p text:style-name="P1">}</text:p>
      <text:p text:style-name="P1"/>
      <text:p text:style-name="P1">.user-css-presentation .row-border-group .user-row {</text:p>
      <text:p text:style-name="P1"><text:s text:c="4"/>display: flex;</text:p>
      <text:p text:style-name="P1">}</text:p>
      <text:p text:style-name="P1"/>
      <text:p text:style-name="P1">.user-css-presentation .row-border-group .user-row .col-md-6 {</text:p>
      <text:p text:style-name="P1"><text:s text:c="4"/>border-left: 1px solid;</text:p>
      <text:p text:style-name="P1"><text:s text:c="4"/>border-right: 1px solid;</text:p>
      <text:p text:style-name="P1">}</text:p>
      <text:p text:style-name="P1"/>
      <text:p text:style-name="P1">.user-css-presentation .row-border-group .user-row .col-md-4 {</text:p>
      <text:p text:style-name="P1"><text:s text:c="4"/>border-left: 1px solid;</text:p>
      <text:p text:style-name="P1"><text:s text:c="4"/>border-right: 1px solid;</text:p>
      <text:p text:style-name="P1"><text:s text:c="4"/>border-top: 1px solid;</text:p>
      <text:p text:style-name="P1"><text:s text:c="4"/>border-bottom: 1px solid;</text:p>
      <text:p text:style-name="P1">}</text:p>
      <text:p text:style-name="P1"/>
      <text:p text:style-name="P1">.user-css-presentation .row-border-group .user-row .col-md-6:first-child {</text:p>
      <text:p text:style-name="P1"><text:s text:c="4"/>border-left: none;</text:p>
      <text:p text:style-name="P1">}</text:p>
      <text:p text:style-name="P1"/>
      <text:p text:style-name="P1">.user-css-presentation .row-border-group .user-row .col-md-6:last-child {</text:p>
      <text:p text:style-name="P1"><text:s text:c="4"/>border-right: none;</text:p>
      <text:p text:style-name="P1">}</text:p>
      <text:p text:style-name="P1"/>
      <text:p text:style-name="P1">.user-css-presentation .row-border-group .user-row:first-child .col-md-6,</text:p>
      <text:p text:style-name="P1">.user-css-presentation .row-border-group .user-row:last-child .col-md-6,</text:p>
      <text:p text:style-name="P1">.user-css-presentation .row-border-group .user-row .col-md-12 {</text:p>
      <text:p text:style-name="P1"><text:s text:c="4"/>border: none;</text:p>
      <text:p text:style-name="P1">}</text:p>
      <text:p text:style-name="P1"/>
      <text:p text:style-name="P1">.user-css-presentation .row-border-group .user-row .col-md-4:first-child {</text:p>
      <text:p text:style-name="P1"><text:s text:c="4"/>border-left: none;</text:p>
      <text:p text:style-name="P1"><text:s text:c="4"/>border-top: none;</text:p>
      <text:p text:style-name="P1"><text:s text:c="4"/>border-bottom: none;</text:p>
      <text:p text:style-name="P1">}</text:p>
      <text:p text:style-name="P1"/>
      <text:p text:style-name="P1">.user-css-presentation .row-border-group .user-row .col-md-4:last-child {</text:p>
      <text:p text:style-name="P1"><text:s text:c="4"/>border-right: none;</text:p>
      <text:p text:style-name="P1"><text:s text:c="4"/>border-top: none;</text:p>
      <text:p text:style-name="P1"><text:s text:c="4"/>border-bottom: none;</text:p>
      <text:p text:style-name="P1"><text:soft-page-break/>}</text:p>
      <text:p text:style-name="P1"/>
      <text:p text:style-name="P1">.user-css-presentation .row-border-group .user-row:first-child .col-md-4 {</text:p>
      <text:p text:style-name="P1"><text:s text:c="4"/>border-top: none;</text:p>
      <text:p text:style-name="P1"><text:s text:c="4"/>border-left: none;</text:p>
      <text:p text:style-name="P1"><text:s text:c="4"/>border-right: none;</text:p>
      <text:p text:style-name="P1">}</text:p>
      <text:p text:style-name="P1"/>
      <text:p text:style-name="P1">.user-css-presentation .row-border-group .user-row:last-child .col-md-4 {</text:p>
      <text:p text:style-name="P1"><text:s text:c="4"/>border-bottom: none;</text:p>
      <text:p text:style-name="P1"><text:s text:c="4"/>border-left: none;</text:p>
      <text:p text:style-name="P1"><text:s text:c="4"/>border-right: none;</text:p>
      <text:p text:style-name="P1">}</text:p>
      <text:p text:style-name="P1"/>
      <text:p text:style-name="P1">.user-css-presentation .row-border-group .user-row .col-md-6:after,</text:p>
      <text:p text:style-name="P1">.user-css-presentation .row-border-group .user-row .col-md-6:before,</text:p>
      <text:p text:style-name="P1">.user-css-presentation .row-border-group .user-row .col-md-4:after,</text:p>
      <text:p text:style-name="P1">.user-css-presentation .row-border-group .user-row .col-md-4:before,</text:p>
      <text:p text:style-name="P1">.user-css-presentation .row-border-group .user-row .col-md-12:after</text:p>
      <text:p text:style-name="P1">{</text:p>
      <text:p text:style-name="P1"><text:s text:c="4"/>content: url(https://wa-cdn.nyc3.cdn.digitaloceanspaces.com/assets/themes/galaxyanvil/images/empty.gif);</text:p>
      <text:p text:style-name="P1"><text:s text:c="4"/>position: absolute;</text:p>
      <text:p text:style-name="P1">}</text:p>
      <text:p text:style-name="P1"/>
      <text:p text:style-name="P1">.user-css-presentation .row-border-group .user-row:not(:first-child):not(:last-child) .col-md-6:first-child:after, /* 2-col Middle left cell, top border */</text:p>
      <text:p text:style-name="P1">.user-css-presentation .row-border-group .user-row:not(:first-child):not(:last-child) .col-md-6:last-child:after, /* 2-col Middle right cell, top border */</text:p>
      <text:p text:style-name="P1">.user-css-presentation .row-border-group .user-row:last-child .col-md-6:first-child:before, /* 2-col Bottom left cell, top border */</text:p>
      <text:p text:style-name="P1">.user-css-presentation .row-border-group .user-row:last-child .col-md-6:last-child:before, /* 2-col Bottom right cell, top border */</text:p>
      <text:p text:style-name="P1">.user-css-presentation .row-border-group .user-row:not(:first-child):not(:last-child) .col-md-4:first-child:after, /* 3-col Middle left cell, top border */</text:p>
      <text:p text:style-name="P1">.user-css-presentation .row-border-group .user-row:not(:first-child):not(:last-child) .col-md-4:last-child:after, /* 3-col Middle right cell, top border */</text:p>
      <text:p text:style-name="P1">.user-css-presentation .row-border-group .user-row:last-child .col-md-4:first-child:before, /* 3-col Bottom left cell, top border */</text:p>
      <text:p text:style-name="P1">.user-css-presentation .row-border-group .user-row:last-child .col-md-4:last-child:before, /* 3-col Bottom right cell, top border */</text:p>
      <text:p text:style-name="P1">.user-css-presentation .row-border-group .user-row:not(:first-child) .col-md-12:after /* 1-col bottom cells, top border */</text:p>
      <text:p text:style-name="P1">{</text:p>
      <text:p text:style-name="P1"><text:s text:c="4"/>left: 0;</text:p>
      <text:p text:style-name="P1"><text:s text:c="4"/>right: 0;</text:p>
      <text:p text:style-name="P1"><text:s text:c="4"/>top: 0;</text:p>
      <text:p text:style-name="P1"><text:s text:c="4"/>height: 1px;</text:p>
      <text:p text:style-name="P1"><text:soft-page-break/>}</text:p>
      <text:p text:style-name="P1"/>
      <text:p text:style-name="P1">.user-css-presentation .row-border-group .user-row:not(:first-child):not(:last-child) .col-md-6:first-child:before, /* 2-col Middle left cell, bottom border */</text:p>
      <text:p text:style-name="P1">.user-css-presentation .row-border-group .user-row:not(:first-child):not(:last-child) .col-md-6:last-child:before, /* 2-col Middle right cell, bottom border */</text:p>
      <text:p text:style-name="P1">.user-css-presentation .row-border-group .user-row:first-child .col-md-6:first-child:before, /* 2-col Top left cell, bottom border */</text:p>
      <text:p text:style-name="P1">.user-css-presentation .row-border-group .user-row:first-child .col-md-6:last-child:before, /* 2-col Top right cell, bottom border */</text:p>
      <text:p text:style-name="P1">.user-css-presentation .row-border-group .user-row:not(:first-child):not(:last-child) .col-md-4:first-child:before, /* 3-col Middle left cell, bottom border */</text:p>
      <text:p text:style-name="P1">.user-css-presentation .row-border-group .user-row:not(:first-child):not(:last-child) .col-md-4:last-child:before, /* 3-col Middle right cell, bottom border */</text:p>
      <text:p text:style-name="P1">.user-css-presentation .row-border-group .user-row:first-child .col-md-4:first-child:before, /* 3-col Top left cell, bottom border */</text:p>
      <text:p text:style-name="P1">.user-css-presentation .row-border-group .user-row:first-child .col-md-4:last-child:before, /* 3-col Top right cell, bottom border */</text:p>
      <text:p text:style-name="P1">.user-css-presentation .row-border-group .user-row:not(:last-child) .col-md-12:after /* 1-col upper cells, bottom border */</text:p>
      <text:p text:style-name="P1">{</text:p>
      <text:p text:style-name="P1"><text:s text:c="4"/>left: 0;</text:p>
      <text:p text:style-name="P1"><text:s text:c="4"/>right: 0;</text:p>
      <text:p text:style-name="P1"><text:s text:c="4"/>bottom: 0;</text:p>
      <text:p text:style-name="P1"><text:s text:c="4"/>height: 1px;</text:p>
      <text:p text:style-name="P1">}</text:p>
      <text:p text:style-name="P1"/>
      <text:p text:style-name="P1">.user-css-presentation .row-border-group .user-row:first-child .col-md-6:first-child:after, /* 2-col Top left cell, right border */</text:p>
      <text:p text:style-name="P1">.user-css-presentation .row-border-group .user-row:last-child .col-md-6:first-child:after, /* 2-col Bottom left cell, right border */</text:p>
      <text:p text:style-name="P1">.user-css-presentation .row-border-group .user-row:first-child .col-md-4:not(:first-child):not(:last-child):before, /* 3-col Top middle cell, right border */</text:p>
      <text:p text:style-name="P1">.user-css-presentation .row-border-group .user-row:last-child .col-md-4:not(:first-child):not(:last-child):before, /* 3-col Bottom middle cell, right border */</text:p>
      <text:p text:style-name="P1">.user-css-presentation .row-border-group .user-row:first-child .col-md-4:first-child:after, /* 3-col Top left cell, right border */</text:p>
      <text:p text:style-name="P1">.user-css-presentation .row-border-group .user-row:last-child .col-md-4:first-child:after /* 3-col Bottom left cell, right border */</text:p>
      <text:p text:style-name="P1">{</text:p>
      <text:p text:style-name="P1"><text:s text:c="4"/>top: 0;</text:p>
      <text:p text:style-name="P1"><text:s text:c="4"/>bottom: 0;</text:p>
      <text:p text:style-name="P1"><text:s text:c="4"/>right: 0;</text:p>
      <text:p text:style-name="P1"><text:s text:c="4"/>width: 1px;</text:p>
      <text:p text:style-name="P1">}</text:p>
      <text:p text:style-name="P1"/>
      <text:p text:style-name="P1">.user-css-presentation .row-border-group .user-row:first-child .col-md-6:last-child:after, /* 2-col Top right cell, left border */</text:p>
      <text:p text:style-name="P1"><text:soft-page-break/>.user-css-presentation .row-border-group .user-row:last-child .col-md-6:last-child:after, /* 2-col Bottom right cell, left border */</text:p>
      <text:p text:style-name="P1">.user-css-presentation .row-border-group .user-row:first-child .col-md-4:not(:first-child):not(:last-child):after, /* 3-col Top middle cell, left border */</text:p>
      <text:p text:style-name="P1">.user-css-presentation .row-border-group .user-row:last-child .col-md-4:not(:first-child):not(:last-child):after, /* 3-col Bottom middle cell, left border */</text:p>
      <text:p text:style-name="P1">.user-css-presentation .row-border-group .user-row:first-child .col-md-4:last-child:after, /* 3-col Top right cell, left border */</text:p>
      <text:p text:style-name="P1">.user-css-presentation .row-border-group .user-row:last-child .col-md-4:last-child:after /* 3-col Bottom right cell, left border */</text:p>
      <text:p text:style-name="P1">{</text:p>
      <text:p text:style-name="P1"><text:s text:c="4"/>top: 0;</text:p>
      <text:p text:style-name="P1"><text:s text:c="4"/>bottom: 0;</text:p>
      <text:p text:style-name="P1"><text:s text:c="4"/>left: 0;</text:p>
      <text:p text:style-name="P1"><text:s text:c="4"/>width: 1px;</text:p>
      <text:p text:style-name="P1">}</text:p>
      <text:p text:style-name="P1"/>
      <text:p text:style-name="P1">.user-css-presentation .row-border-group .user-row:only-child .col-md-6:first-child:after, /* 2-col Single row left cell, right border */</text:p>
      <text:p text:style-name="P1">.user-css-presentation .row-border-group .user-row:only-child .col-md-4:first-child:after, /* 3-col Single row left cell, right border */</text:p>
      <text:p text:style-name="P1">.user-css-presentation .row-border-group .user-row:only-child .col-md-4:not(:first-child):not(:last-child):after /* 3-col Single row middle cell, right border */</text:p>
      <text:p text:style-name="P1">{</text:p>
      <text:p text:style-name="P1"><text:s text:c="4"/>left: auto;</text:p>
      <text:p text:style-name="P1"><text:s text:c="4"/>right: 0;</text:p>
      <text:p text:style-name="P1"><text:s text:c="4"/>top: 0;</text:p>
      <text:p text:style-name="P1"><text:s text:c="4"/>bottom: 0;</text:p>
      <text:p text:style-name="P1"><text:s text:c="4"/>width: 1px;</text:p>
      <text:p text:style-name="P1">}</text:p>
      <text:p text:style-name="P1"/>
      <text:p text:style-name="P1">.user-css-presentation .row-border-group .user-row:only-child .col-md-6:last-child:after, /* 2-col Single row right cell, left border */</text:p>
      <text:p text:style-name="P1">.user-css-presentation .row-border-group .user-row:only-child .col-md-4:last-child:after, /* 3-col Single row right cell, left border */</text:p>
      <text:p text:style-name="P1">.user-css-presentation .row-border-group .user-row:only-child .col-md-4:not(:first-child):not(:last-child):before /* 3-col Single row middle cell, left border */</text:p>
      <text:p text:style-name="P1">{</text:p>
      <text:p text:style-name="P1"><text:s text:c="4"/>left: 0;</text:p>
      <text:p text:style-name="P1"><text:s text:c="4"/>right: auto;</text:p>
      <text:p text:style-name="P1"><text:s text:c="4"/>top: 0;</text:p>
      <text:p text:style-name="P1"><text:s text:c="4"/>bottom: 0;</text:p>
      <text:p text:style-name="P1"><text:s text:c="4"/>width: 1px;</text:p>
      <text:p text:style-name="P1">}</text:p>
      <text:p text:style-name="P1"/>
      <text:p text:style-name="P1">.user-css-presentation .row-border-group .user-row:only-child .col-md-6:first-child:before,</text:p>
      <text:p text:style-name="P1">.user-css-presentation .row-border-group .user-row:only-child .col-md-6:last-child:before,</text:p>
      <text:p text:style-name="P1">.user-css-presentation .row-border-group .user-row:only-child .col-md-4:first-child:before,</text:p>
      <text:p text:style-name="P1"><text:soft-page-break/>.user-css-presentation .row-border-group .user-row:only-child .col-md-4:last-child:before</text:p>
      <text:p text:style-name="P1">{</text:p>
      <text:p text:style-name="P1"><text:s text:c="4"/>display: none;</text:p>
      <text:p text:style-name="P1">}</text:p>
      <text:p text:style-name="P1"/>
      <text:p text:style-name="P1">/* LAYOUT - TOOLTIPSTER */</text:p>
      <text:p text:style-name="P1">.tooltipster-base.tooltipster-sidetip.tooltipster-light .tooltipster-box {</text:p>
      <text:p text:style-name="P1"><text:s text:c="4"/>border-radius: var(--borderRadius);</text:p>
      <text:p text:style-name="P1"><text:s text:c="4"/>border: none;</text:p>
      <text:p text:style-name="P1">}</text:p>
      <text:p text:style-name="P1"/>
      <text:p text:style-name="P1">.tooltipster-base.tooltipster-sidetip.tooltipster-light .tooltipster-box .tooltipster-content h2:first-of-type {</text:p>
      <text:p text:style-name="P1"><text:s text:c="4"/>margin-top: 15px;</text:p>
      <text:p text:style-name="P1">}</text:p>
      <text:p text:style-name="P1"/>
      <text:p text:style-name="P1">/* THEME APPLICATION */</text:p>
      <text:p text:style-name="P1">.user-css-presentation {</text:p>
      <text:p text:style-name="P1"><text:s text:c="4"/>background-color: black;</text:p>
      <text:p text:style-name="P1"><text:s text:c="4"/>background-image: url(https://www.worldanvil.com/uploads/images/d4fbb36728bd17336b984440ab87d230.png);</text:p>
      <text:p text:style-name="P1"><text:s text:c="4"/>background-attachment: fixed;</text:p>
      <text:p text:style-name="P1">}</text:p>
      <text:p text:style-name="P1"/>
      <text:p text:style-name="P1">.user-css-presentation .user-css.page::after {</text:p>
      <text:p text:style-name="P1"><text:s text:c="4"/>content: url(https://www.worldanvil.com/uploads/images/3b65223c169a90b8bd3388ec6b49494c.png);</text:p>
      <text:p text:style-name="P1"><text:s text:c="4"/>background: var(--default1);</text:p>
      <text:p text:style-name="P1"><text:s text:c="4"/>background: linear-gradient(to right, var(--primary3), var(--accent3), var(--default1), var(--default1), var(--default1), var(--accent3), var(--primary3));</text:p>
      <text:p text:style-name="P1"><text:s text:c="4"/>opacity: 0.3;</text:p>
      <text:p text:style-name="P1"><text:s text:c="4"/>top: 0;</text:p>
      <text:p text:style-name="P1"><text:s text:c="4"/>left: 0;</text:p>
      <text:p text:style-name="P1"><text:s text:c="4"/>right: 0;</text:p>
      <text:p text:style-name="P1"><text:s text:c="4"/>bottom: 0;</text:p>
      <text:p text:style-name="P1"><text:s text:c="4"/>position: fixed;</text:p>
      <text:p text:style-name="P1"><text:s text:c="4"/>z-index: -1;</text:p>
      <text:p text:style-name="P1"><text:s text:c="4"/>height: 100%;</text:p>
      <text:p text:style-name="P1"><text:s text:c="4"/>width: 100%;</text:p>
      <text:p text:style-name="P1">}</text:p>
      <text:p text:style-name="P1"/>
      <text:p text:style-name="P1">.user-css-presentation .page {</text:p>
      <text:p text:style-name="P1"><text:s text:c="4"/>background-color: var(--default3Transparent);</text:p>
      <text:p text:style-name="P1"><text:s text:c="4"/>color: var(--defaultDMuted);</text:p>
      <text:p text:style-name="P1"><text:s text:c="4"/>box-shadow: 0 0 11px 2px var(--default3Transparent);</text:p>
      <text:p text:style-name="P1">}</text:p>
      <text:p text:style-name="P1"/>
      <text:p text:style-name="P1">.user-css-presentation .worldmenu-inner {</text:p>
      <text:p text:style-name="P1"><text:soft-page-break/><text:s text:c="4"/>background-color: var(--accent3Transparent) !important;</text:p>
      <text:p text:style-name="P1"><text:s text:c="4"/>color: var(--accentDMuted);</text:p>
      <text:p text:style-name="P1"><text:s text:c="4"/>box-shadow: 0 0 11px 2px var(--accent3Transparent);</text:p>
      <text:p text:style-name="P1">}</text:p>
      <text:p text:style-name="P1"/>
      <text:p text:style-name="P1">/* HEADINGS */</text:p>
      <text:p text:style-name="P1">.user-css-presentation h1,</text:p>
      <text:p text:style-name="P1">.user-css-presentation h1 a,</text:p>
      <text:p text:style-name="P1">.user-css-presentation .world-title {</text:p>
      <text:p text:style-name="P1"><text:s text:c="4"/>color: var(--primaryA);</text:p>
      <text:p text:style-name="P1"><text:s text:c="4"/>background: linear-gradient(var(--defaultA), var(--primaryA), var(--accentA));</text:p>
      <text:p text:style-name="P1"><text:s text:c="4"/>background-clip: text;</text:p>
      <text:p text:style-name="P1"><text:s text:c="4"/>-webkit-background-clip: text;</text:p>
      <text:p text:style-name="P1"><text:s text:c="4"/>-webkit-text-fill-color: transparent;</text:p>
      <text:p text:style-name="P1">}</text:p>
      <text:p text:style-name="P1"/>
      <text:p text:style-name="P1">.user-css-presentation h1 .btn {</text:p>
      <text:p text:style-name="P1"><text:s text:c="4"/>background-clip: initial;</text:p>
      <text:p text:style-name="P1"><text:s text:c="4"/>-webkit-background-clip: initial;</text:p>
      <text:p text:style-name="P1"><text:s text:c="4"/>-webkit-text-fill-color: initial;</text:p>
      <text:p text:style-name="P1">}</text:p>
      <text:p text:style-name="P1"/>
      <text:p text:style-name="P1">.user-css-presentation h1 small,</text:p>
      <text:p text:style-name="P1">.user-css-presentation h1 a small,</text:p>
      <text:p text:style-name="P1">.user-css-presentation h4.article-subheading {</text:p>
      <text:p text:style-name="P1"><text:s text:c="4"/>color: var(--primary8);</text:p>
      <text:p text:style-name="P1"><text:s text:c="4"/>background: linear-gradient(var(--default8), var(--primary8), var(--accent8));</text:p>
      <text:p text:style-name="P1"><text:s text:c="4"/>background-clip: text;</text:p>
      <text:p text:style-name="P1"><text:s text:c="4"/>-webkit-background-clip: text;</text:p>
      <text:p text:style-name="P1"><text:s text:c="4"/>-webkit-text-fill-color: transparent;</text:p>
      <text:p text:style-name="P1">}</text:p>
      <text:p text:style-name="P1"/>
      <text:p text:style-name="P1">.user-css-presentation h4.article-subheading {</text:p>
      <text:p text:style-name="P1"><text:s text:c="4"/>background: linear-gradient(var(--accent8), var(--primary8), var(--default8));</text:p>
      <text:p text:style-name="P1"><text:s text:c="4"/>background-clip: text;</text:p>
      <text:p text:style-name="P1"><text:s text:c="4"/>-webkit-background-clip: text;</text:p>
      <text:p text:style-name="P1"><text:s text:c="4"/>-webkit-text-fill-color: transparent;</text:p>
      <text:p text:style-name="P1">}</text:p>
      <text:p text:style-name="P1"/>
      <text:p text:style-name="P1">.user-css-presentation h2 {</text:p>
      <text:p text:style-name="P1"><text:s text:c="4"/>color: var(--primaryA);</text:p>
      <text:p text:style-name="P1">}</text:p>
      <text:p text:style-name="P1"/>
      <text:p text:style-name="P1">.user-css-presentation h2 small {</text:p>
      <text:p text:style-name="P1"><text:s text:c="4"/>color: var(--primary8);</text:p>
      <text:p text:style-name="P1">}</text:p>
      <text:p text:style-name="P1"/>
      <text:p text:style-name="P1">.user-css-presentation h3 {</text:p>
      <text:p text:style-name="P1"><text:soft-page-break/><text:s text:c="4"/>color: var(--midPrimaryAccentA);</text:p>
      <text:p text:style-name="P1">}</text:p>
      <text:p text:style-name="P1"/>
      <text:p text:style-name="P1">.user-css-presentation h3 small {</text:p>
      <text:p text:style-name="P1"><text:s text:c="4"/>color: var(--midPrimaryAccent8);</text:p>
      <text:p text:style-name="P1">}</text:p>
      <text:p text:style-name="P1"/>
      <text:p text:style-name="P1">.user-css-presentation h4 {</text:p>
      <text:p text:style-name="P1"><text:s text:c="4"/>color: var(--accentA);</text:p>
      <text:p text:style-name="P1">}</text:p>
      <text:p text:style-name="P1"/>
      <text:p text:style-name="P1">.user-css-presentation h4 small {</text:p>
      <text:p text:style-name="P1"><text:s text:c="4"/>color: var(--accent8);</text:p>
      <text:p text:style-name="P1">}</text:p>
      <text:p text:style-name="P1"/>
      <text:p text:style-name="P1">.user-css-presentation h5 {</text:p>
      <text:p text:style-name="P1"><text:s text:c="4"/>color: var(--midDefaultAccentA);</text:p>
      <text:p text:style-name="P1">}</text:p>
      <text:p text:style-name="P1"/>
      <text:p text:style-name="P1">.user-css-presentation h5 small {</text:p>
      <text:p text:style-name="P1"><text:s text:c="4"/>color: var(--midDefaultAccent8);</text:p>
      <text:p text:style-name="P1">}</text:p>
      <text:p text:style-name="P1"/>
      <text:p text:style-name="P1">.user-css-presentation h6 {</text:p>
      <text:p text:style-name="P1"><text:s text:c="4"/>color: var(--defaultA);</text:p>
      <text:p text:style-name="P1">}</text:p>
      <text:p text:style-name="P1"/>
      <text:p text:style-name="P1">.user-css-presentation h6 small {</text:p>
      <text:p text:style-name="P1"><text:s text:c="4"/>color: var(--default8);</text:p>
      <text:p text:style-name="P1">}</text:p>
      <text:p text:style-name="P1"/>
      <text:p text:style-name="P1">/* HORIZONTAL RULES */</text:p>
      <text:p text:style-name="P1">.user-css-presentation hr {</text:p>
      <text:p text:style-name="P1"><text:s text:c="4"/>border-color: var(--defaultA);</text:p>
      <text:p text:style-name="P1">}</text:p>
      <text:p text:style-name="P1"/>
      <text:p text:style-name="P1">/* LINKS */</text:p>
      <text:p text:style-name="P1">.user-css-presentation a,</text:p>
      <text:p text:style-name="P1">.user-css-presentation a:focus,</text:p>
      <text:p text:style-name="P1">.user-css-presentation .user-css-image-thumbnail .artist-credits a,</text:p>
      <text:p text:style-name="P1">.user-css-presentation .timeline li .timeline-panel a:not(.label),</text:p>
      <text:p text:style-name="P1">.user-css-presentation .timeline li .milestone-panel a:not(.label),</text:p>
      <text:p text:style-name="P1">.user-css-presentation div.artist-credits a {</text:p>
      <text:p text:style-name="P1"><text:s text:c="4"/>color: var(--primaryD);</text:p>
      <text:p text:style-name="P1">}</text:p>
      <text:p text:style-name="P1"/>
      <text:p text:style-name="P1">.user-css-presentation .text-abbreviation {</text:p>
      <text:p text:style-name="P1"><text:s text:c="4"/>color: var(--primaryC);</text:p>
      <text:p text:style-name="P1"><text:soft-page-break/>}</text:p>
      <text:p text:style-name="P1"/>
      <text:p text:style-name="P1">.user-css-presentation a:hover,</text:p>
      <text:p text:style-name="P1">.user-css-presentation .text-abbreviation:hover {</text:p>
      <text:p text:style-name="P1"><text:s text:c="4"/>color: var(--primaryDMuted);</text:p>
      <text:p text:style-name="P1">}</text:p>
      <text:p text:style-name="P1"/>
      <text:p text:style-name="P1">.user-css-presentation .backtoworld a {</text:p>
      <text:p text:style-name="P1"><text:s text:c="4"/>background: var(--primary5Transparent);</text:p>
      <text:p text:style-name="P1"><text:s text:c="4"/>box-shadow: 0 0 1px 2px var(--primary5Transparent);</text:p>
      <text:p text:style-name="P1"><text:s text:c="4"/>color: var(--primaryD);</text:p>
      <text:p text:style-name="P1">}</text:p>
      <text:p text:style-name="P1"/>
      <text:p text:style-name="P1">.user-css-presentation .backtoworld a:hover {</text:p>
      <text:p text:style-name="P1"><text:s text:c="4"/>background: var(--primaryDTransparent);</text:p>
      <text:p text:style-name="P1"><text:s text:c="4"/>box-shadow: 0 0 1px 2px var(--primaryDTransparent);</text:p>
      <text:p text:style-name="P1"><text:s text:c="4"/>color: var(--primary3);</text:p>
      <text:p text:style-name="P1">}</text:p>
      <text:p text:style-name="P1"/>
      <text:p text:style-name="P1">/* BLOCKQUOTES */</text:p>
      <text:p text:style-name="P1">.user-css-presentation blockquote {</text:p>
      <text:p text:style-name="P1"><text:s text:c="4"/>background: var(--primary5Transparent);</text:p>
      <text:p text:style-name="P1"><text:s text:c="4"/>background: linear-gradient(to right, var(--primary5Transparent), var(--primary5), var(--primary5Transparent));</text:p>
      <text:p text:style-name="P1"><text:s text:c="4"/>border-color: var(--primaryDTransparent);</text:p>
      <text:p text:style-name="P1"><text:s text:c="4"/>color: var(--primaryDMuted);</text:p>
      <text:p text:style-name="P1"><text:s text:c="4"/>box-shadow: 0 0 2px 2px var(--primaryDTransparent);</text:p>
      <text:p text:style-name="P1">}</text:p>
      <text:p text:style-name="P1"/>
      <text:p text:style-name="P1">.user-css-presentation blockquote .author {</text:p>
      <text:p text:style-name="P1"><text:s text:c="4"/>color: var(--primaryAMuted);</text:p>
      <text:p text:style-name="P1">}</text:p>
      <text:p text:style-name="P1"/>
      <text:p text:style-name="P1">.user-css-presentation blockquote small,</text:p>
      <text:p text:style-name="P1">.user-css-presentation blockquote .author small {</text:p>
      <text:p text:style-name="P1"><text:s text:c="4"/>color: var(--primary8Muted);</text:p>
      <text:p text:style-name="P1">}</text:p>
      <text:p text:style-name="P1"/>
      <text:p text:style-name="P1">/* ALERTS */</text:p>
      <text:p text:style-name="P1">.user-css-presentation .alert-default {</text:p>
      <text:p text:style-name="P1"><text:s text:c="4"/>background-color: var(--default5Transparent);</text:p>
      <text:p text:style-name="P1"><text:s text:c="4"/>background: linear-gradient(to right, var(--default5Transparent), var(--default5), var(--default5Transparent));</text:p>
      <text:p text:style-name="P1"><text:s text:c="4"/>border-color: var(--default9);</text:p>
      <text:p text:style-name="P1"><text:s text:c="4"/>color: var(--defaultDMuted);</text:p>
      <text:p text:style-name="P1"><text:s text:c="4"/>box-shadow: 0 0 2px 2px var(--default9);</text:p>
      <text:p text:style-name="P1">}</text:p>
      <text:p text:style-name="P1"/>
      <text:p text:style-name="P1"><text:soft-page-break/>.user-css-presentation .alert-default h5:first-child {</text:p>
      <text:p text:style-name="P1"><text:s text:c="4"/>color: var(--default3);</text:p>
      <text:p text:style-name="P1">}</text:p>
      <text:p text:style-name="P1"/>
      <text:p text:style-name="P1">.user-css-presentation .alert-primary {</text:p>
      <text:p text:style-name="P1"><text:s text:c="4"/>background-color: var(--primary5Transparent);</text:p>
      <text:p text:style-name="P1"><text:s text:c="4"/>background: linear-gradient(to right, var(--primary5Transparent), var(--primary5), var(--primary5Transparent));</text:p>
      <text:p text:style-name="P1"><text:s text:c="4"/>border-color: var(--primary9);</text:p>
      <text:p text:style-name="P1"><text:s text:c="4"/>color: var(--primaryDMuted);</text:p>
      <text:p text:style-name="P1"><text:s text:c="4"/>box-shadow: 0 0 2px 2px var(--primary9);</text:p>
      <text:p text:style-name="P1">}</text:p>
      <text:p text:style-name="P1"/>
      <text:p text:style-name="P1">.user-css-presentation .alert-primary h5:first-child {</text:p>
      <text:p text:style-name="P1"><text:s text:c="4"/>color: var(--primary3);</text:p>
      <text:p text:style-name="P1">}</text:p>
      <text:p text:style-name="P1"/>
      <text:p text:style-name="P1">.user-css-presentation .alert-secondary {</text:p>
      <text:p text:style-name="P1"><text:s text:c="4"/>background-color: var(--accent5Transparent);</text:p>
      <text:p text:style-name="P1"><text:s text:c="4"/>background: linear-gradient(to right, var(--accent5Transparent), var(--accent5), var(--accent5Transparent));</text:p>
      <text:p text:style-name="P1"><text:s text:c="4"/>border-color: var(--accent9);</text:p>
      <text:p text:style-name="P1"><text:s text:c="4"/>color: var(--accentDMuted);</text:p>
      <text:p text:style-name="P1"><text:s text:c="4"/>box-shadow: 0 0 2px 2px var(--accent9);</text:p>
      <text:p text:style-name="P1">}</text:p>
      <text:p text:style-name="P1"/>
      <text:p text:style-name="P1">.user-css-presentation .alert-secondary h5:first-child {</text:p>
      <text:p text:style-name="P1"><text:s text:c="4"/>color: var(--accent3);</text:p>
      <text:p text:style-name="P1">}</text:p>
      <text:p text:style-name="P1"/>
      <text:p text:style-name="P1">.user-css-presentation .alert-info {</text:p>
      <text:p text:style-name="P1"><text:s text:c="4"/>background-color: var(--info5Transparent);</text:p>
      <text:p text:style-name="P1"><text:s text:c="4"/>background: linear-gradient(to right, var(--info5Transparent), var(--info5), var(--info5Transparent));</text:p>
      <text:p text:style-name="P1"><text:s text:c="4"/>border-color: var(--info9);</text:p>
      <text:p text:style-name="P1"><text:s text:c="4"/>color: var(--infoDMuted);</text:p>
      <text:p text:style-name="P1"><text:s text:c="4"/>box-shadow: 0 0 2px 2px var(--info9);</text:p>
      <text:p text:style-name="P1">}</text:p>
      <text:p text:style-name="P1"/>
      <text:p text:style-name="P1">.user-css-presentation .alert-info h5:first-child {</text:p>
      <text:p text:style-name="P1"><text:s text:c="4"/>color: var(--info3);</text:p>
      <text:p text:style-name="P1">}</text:p>
      <text:p text:style-name="P1"/>
      <text:p text:style-name="P1">.user-css-presentation .alert-success {</text:p>
      <text:p text:style-name="P1"><text:s text:c="4"/>background-color: var(--success5Transparent);</text:p>
      <text:p text:style-name="P1"><text:s text:c="4"/>background: linear-gradient(to right, var(--success5Transparent), var(--success5), var(--success5Transparent));</text:p>
      <text:p text:style-name="P1"><text:s text:c="4"/>border-color: var(--success9);</text:p>
      <text:p text:style-name="P1"><text:s text:c="4"/>color: var(--successDMuted);</text:p>
      <text:p text:style-name="P1"><text:soft-page-break/><text:s text:c="4"/>box-shadow: 0 0 2px 2px var(--success9);</text:p>
      <text:p text:style-name="P1">}</text:p>
      <text:p text:style-name="P1"/>
      <text:p text:style-name="P1">.user-css-presentation .alert-success h5:first-child {</text:p>
      <text:p text:style-name="P1"><text:s text:c="4"/>color: var(--success3);</text:p>
      <text:p text:style-name="P1">}</text:p>
      <text:p text:style-name="P1"/>
      <text:p text:style-name="P1">.user-css-presentation .alert-warning {</text:p>
      <text:p text:style-name="P1"><text:s text:c="4"/>background-color: var(--warning5Transparent);</text:p>
      <text:p text:style-name="P1"><text:s text:c="4"/>background: linear-gradient(to right, var(--warning5Transparent), var(--warning5), var(--warning5Transparent));</text:p>
      <text:p text:style-name="P1"><text:s text:c="4"/>border-color: var(--warning9);</text:p>
      <text:p text:style-name="P1"><text:s text:c="4"/>color: var(--warningDMuted);</text:p>
      <text:p text:style-name="P1"><text:s text:c="4"/>box-shadow: 0 0 2px 2px var(--warning9);</text:p>
      <text:p text:style-name="P1">}</text:p>
      <text:p text:style-name="P1"/>
      <text:p text:style-name="P1">.user-css-presentation .alert-warning h5:first-child {</text:p>
      <text:p text:style-name="P1"><text:s text:c="4"/>color: var(--warning3);</text:p>
      <text:p text:style-name="P1">}</text:p>
      <text:p text:style-name="P1"/>
      <text:p text:style-name="P1">.user-css-presentation .alert-danger {</text:p>
      <text:p text:style-name="P1"><text:s text:c="4"/>background-color: var(--danger5Transparent);</text:p>
      <text:p text:style-name="P1"><text:s text:c="4"/>background: linear-gradient(to right, var(--danger5Transparent), var(--danger5), var(--danger5Transparent));</text:p>
      <text:p text:style-name="P1"><text:s text:c="4"/>border-color: var(--danger9);</text:p>
      <text:p text:style-name="P1"><text:s text:c="4"/>color: var(--dangerDMuted);</text:p>
      <text:p text:style-name="P1"><text:s text:c="4"/>box-shadow: 0 0 2px 2px var(--danger9);</text:p>
      <text:p text:style-name="P1">}</text:p>
      <text:p text:style-name="P1"/>
      <text:p text:style-name="P1">.user-css-presentation .alert-danger h5:first-child {</text:p>
      <text:p text:style-name="P1"><text:s text:c="4"/>color: var(--danger3);</text:p>
      <text:p text:style-name="P1">}</text:p>
      <text:p text:style-name="P1"/>
      <text:p text:style-name="P1">/* ARTICLE PANEL */</text:p>
      <text:p text:style-name="P1">.user-css-presentation .article-panel {</text:p>
      <text:p text:style-name="P1"><text:s text:c="4"/>background-color: var(--accent4Transparent);</text:p>
      <text:p text:style-name="P1"><text:s text:c="4"/>background: linear-gradient(to right, var(--accent4Transparent), var(--accent4), var(--accent4Transparent));</text:p>
      <text:p text:style-name="P1"><text:s text:c="4"/>box-shadow: 0 0 2px 2px var(--accent4Transparent);</text:p>
      <text:p text:style-name="P1">}</text:p>
      <text:p text:style-name="P1"/>
      <text:p text:style-name="P1">.user-css-presentation .article-panel .details .heading {</text:p>
      <text:p text:style-name="P1"><text:s text:c="4"/>color: var(--primaryC);</text:p>
      <text:p text:style-name="P1">}</text:p>
      <text:p text:style-name="P1"/>
      <text:p text:style-name="P1">.user-css-presentation .article-panel .details .subheading {</text:p>
      <text:p text:style-name="P1"><text:s text:c="4"/>color: var(--primary8Muted);</text:p>
      <text:p text:style-name="P1">}</text:p>
      <text:p text:style-name="P1"><text:soft-page-break/></text:p>
      <text:p text:style-name="P1">.user-css-presentation .article-panel .details .subheading .date {</text:p>
      <text:p text:style-name="P1"><text:s text:c="4"/>color: var(--accent8Muted);</text:p>
      <text:p text:style-name="P1">}</text:p>
      <text:p text:style-name="P1"/>
      <text:p text:style-name="P1">.user-css-presentation .article-panel .details .excerpt {</text:p>
      <text:p text:style-name="P1"><text:s text:c="4"/>color: var(--accentDMuted);</text:p>
      <text:p text:style-name="P1">}</text:p>
      <text:p text:style-name="P1"/>
      <text:p text:style-name="P1">.user-css-presentation .article-panel:hover {</text:p>
      <text:p text:style-name="P1"><text:s text:c="4"/>background-color: var(--primary4Transparent);</text:p>
      <text:p text:style-name="P1"><text:s text:c="4"/>background: linear-gradient(to right, var(--primary4Transparent), var(--primary4), var(--primary4Transparent));</text:p>
      <text:p text:style-name="P1"><text:s text:c="4"/>box-shadow: 0 0 2px 2px var(--primary4Transparent);</text:p>
      <text:p text:style-name="P1">}</text:p>
      <text:p text:style-name="P1"/>
      <text:p text:style-name="P1">.user-css-presentation .article-panel:hover .details .excerpt {</text:p>
      <text:p text:style-name="P1"><text:s text:c="4"/>color: var(--primaryDMuted);</text:p>
      <text:p text:style-name="P1">}</text:p>
      <text:p text:style-name="P1"/>
      <text:p text:style-name="P1">/* BREADCRUMB */</text:p>
      <text:p text:style-name="P1">.user-css-presentation .breadcrumb {</text:p>
      <text:p text:style-name="P1"><text:s text:c="4"/>background: var(--accent3Transparent);</text:p>
      <text:p text:style-name="P1"><text:s text:c="4"/>background: linear-gradient(to right, var(--accent3Transparent), var(--accent3), var(--accent3Transparent));</text:p>
      <text:p text:style-name="P1"><text:s text:c="4"/>color: var(--accentAMuted);</text:p>
      <text:p text:style-name="P1"><text:s text:c="4"/>box-shadow: 0 0 2px 2px var(--accent3Transparent);</text:p>
      <text:p text:style-name="P1">}</text:p>
      <text:p text:style-name="P1"/>
      <text:p text:style-name="P1">.user-css-presentation .breadcrumb li .active {</text:p>
      <text:p text:style-name="P1"><text:s text:c="4"/>color: var(--accentA);</text:p>
      <text:p text:style-name="P1">}</text:p>
      <text:p text:style-name="P1"/>
      <text:p text:style-name="P1">/* BUTTONS */</text:p>
      <text:p text:style-name="P1">.user-css-presentation .btn-default {</text:p>
      <text:p text:style-name="P1"><text:s text:c="4"/>color: var(--defaultDMuted) !important;</text:p>
      <text:p text:style-name="P1"><text:s text:c="4"/>background: var(--defaultATransparent) !important;</text:p>
      <text:p text:style-name="P1">}</text:p>
      <text:p text:style-name="P1"/>
      <text:p text:style-name="P1">.user-css-presentation .btn-default:hover {</text:p>
      <text:p text:style-name="P1"><text:s text:c="4"/>color: var(--defaultEMuted) !important;</text:p>
      <text:p text:style-name="P1"><text:s text:c="4"/>background: var(--defaultDTransparent) !important;</text:p>
      <text:p text:style-name="P1">}</text:p>
      <text:p text:style-name="P1"/>
      <text:p text:style-name="P1">.user-css-presentation .btn-primary {</text:p>
      <text:p text:style-name="P1"><text:s text:c="4"/>color: var(--primaryDMuted) !important;</text:p>
      <text:p text:style-name="P1"><text:s text:c="4"/>background: var(--primaryATransparent) !important;</text:p>
      <text:p text:style-name="P1">}</text:p>
      <text:p text:style-name="P1"><text:soft-page-break/></text:p>
      <text:p text:style-name="P1">.user-css-presentation .btn-primary:hover {</text:p>
      <text:p text:style-name="P1"><text:s text:c="4"/>color: var(--primaryEMuted) !important;</text:p>
      <text:p text:style-name="P1"><text:s text:c="4"/>background: var(--primaryDTransparent) !important;</text:p>
      <text:p text:style-name="P1">}</text:p>
      <text:p text:style-name="P1"/>
      <text:p text:style-name="P1">.user-css-presentation .btn-secondary {</text:p>
      <text:p text:style-name="P1"><text:s text:c="4"/>color: var(--accentDMuted) !important;</text:p>
      <text:p text:style-name="P1"><text:s text:c="4"/>background: var(--accentATransparent) !important;</text:p>
      <text:p text:style-name="P1">}</text:p>
      <text:p text:style-name="P1"/>
      <text:p text:style-name="P1">.user-css-presentation .btn-secondary:hover {</text:p>
      <text:p text:style-name="P1"><text:s text:c="4"/>color: var(--accentEMuted) !important;</text:p>
      <text:p text:style-name="P1"><text:s text:c="4"/>background: var(--accentDTransparent) !important;</text:p>
      <text:p text:style-name="P1">}</text:p>
      <text:p text:style-name="P1"/>
      <text:p text:style-name="P1">.user-css-presentation .btn-info {</text:p>
      <text:p text:style-name="P1"><text:s text:c="4"/>color: var(--accentDMuted) !important;</text:p>
      <text:p text:style-name="P1"><text:s text:c="4"/>background: var(--accentATransparent) !important;</text:p>
      <text:p text:style-name="P1">}</text:p>
      <text:p text:style-name="P1"/>
      <text:p text:style-name="P1">.user-css-presentation .btn-info:hover {</text:p>
      <text:p text:style-name="P1"><text:s text:c="4"/>color: var(--accentEMuted) !important;</text:p>
      <text:p text:style-name="P1"><text:s text:c="4"/>background: var(--accentDTransparent) !important;</text:p>
      <text:p text:style-name="P1">}</text:p>
      <text:p text:style-name="P1"/>
      <text:p text:style-name="P1">.user-css-presentation .btn-success {</text:p>
      <text:p text:style-name="P1"><text:s text:c="4"/>color: var(--accentDMuted) !important;</text:p>
      <text:p text:style-name="P1"><text:s text:c="4"/>background: var(--accentATransparent) !important;</text:p>
      <text:p text:style-name="P1">}</text:p>
      <text:p text:style-name="P1"/>
      <text:p text:style-name="P1">.user-css-presentation .btn-success:hover {</text:p>
      <text:p text:style-name="P1"><text:s text:c="4"/>color: var(--accentEMuted) !important;</text:p>
      <text:p text:style-name="P1"><text:s text:c="4"/>background: var(--accentDTransparent) !important;</text:p>
      <text:p text:style-name="P1">}</text:p>
      <text:p text:style-name="P1"/>
      <text:p text:style-name="P1">.user-css-presentation .btn-warning {</text:p>
      <text:p text:style-name="P1"><text:s text:c="4"/>color: var(--accentDMuted) !important;</text:p>
      <text:p text:style-name="P1"><text:s text:c="4"/>background: var(--accentATransparent) !important;</text:p>
      <text:p text:style-name="P1">}</text:p>
      <text:p text:style-name="P1"/>
      <text:p text:style-name="P1">.user-css-presentation .btn-warning:hover {</text:p>
      <text:p text:style-name="P1"><text:s text:c="4"/>color: var(--accentEMuted) !important;</text:p>
      <text:p text:style-name="P1"><text:s text:c="4"/>background: var(--accentDTransparent) !important;</text:p>
      <text:p text:style-name="P1">}</text:p>
      <text:p text:style-name="P1"/>
      <text:p text:style-name="P1">.user-css-presentation .btn-danger {</text:p>
      <text:p text:style-name="P1"><text:s text:c="4"/>color: var(--accentDMuted) !important;</text:p>
      <text:p text:style-name="P1"><text:soft-page-break/><text:s text:c="4"/>background: var(--accentATransparent) !important;</text:p>
      <text:p text:style-name="P1">}</text:p>
      <text:p text:style-name="P1"/>
      <text:p text:style-name="P1">.user-css-presentation .btn-danger:hover {</text:p>
      <text:p text:style-name="P1"><text:s text:c="4"/>color: var(--accentEMuted) !important;</text:p>
      <text:p text:style-name="P1"><text:s text:c="4"/>background: var(--accentDTransparent) !important;</text:p>
      <text:p text:style-name="P1">}</text:p>
      <text:p text:style-name="P1"/>
      <text:p text:style-name="P1">.user-css-presentation .btn-link {</text:p>
      <text:p text:style-name="P1"><text:s text:c="4"/>color: var(--primaryD) !important;</text:p>
      <text:p text:style-name="P1">}</text:p>
      <text:p text:style-name="P1"/>
      <text:p text:style-name="P1">.user-css-presentation .btn-link:hover {</text:p>
      <text:p text:style-name="P1"><text:s text:c="4"/>color: var(--primaryDMuted) !important;</text:p>
      <text:p text:style-name="P1">}</text:p>
      <text:p text:style-name="P1"/>
      <text:p text:style-name="P1">/* CARDS */</text:p>
      <text:p text:style-name="P1">.user-css-presentation .card-box {</text:p>
      <text:p text:style-name="P1"><text:s text:c="4"/>background-color: var(--default3Transparent);</text:p>
      <text:p text:style-name="P1"><text:s text:c="4"/>box-shadow: 0 0 2px 2px var(--default3Transparent);</text:p>
      <text:p text:style-name="P1"><text:s text:c="4"/>color: var(--defaultEMuted);</text:p>
      <text:p text:style-name="P1">}</text:p>
      <text:p text:style-name="P1"/>
      <text:p text:style-name="P1">.user-css-presentation .card-box:hover {</text:p>
      <text:p text:style-name="P1"><text:s text:c="4"/>background-color: var(--default5Transparent);</text:p>
      <text:p text:style-name="P1"><text:s text:c="4"/>box-shadow: 0 0 2px 2px var(--default5Transparent);</text:p>
      <text:p text:style-name="P1">}</text:p>
      <text:p text:style-name="P1"/>
      <text:p text:style-name="P1">/* COMMENT BOX */</text:p>
      <text:p text:style-name="P1">.user-css-presentation .comment-box {</text:p>
      <text:p text:style-name="P1"><text:s text:c="4"/>background-color: var(--default3Transparent);</text:p>
      <text:p text:style-name="P1"><text:s text:c="4"/>background: linear-gradient(to right, var(--default3Transparent), var(--default3), var(--default3Transparent));</text:p>
      <text:p text:style-name="P1"><text:s text:c="4"/>box-shadow: 0 0 2px 2px var(--default3Transparent);</text:p>
      <text:p text:style-name="P1">}</text:p>
      <text:p text:style-name="P1"/>
      <text:p text:style-name="P1">.user-css-presentation .comment-box-reply {</text:p>
      <text:p text:style-name="P1"><text:s text:c="4"/>border-color: var(--defaultAMuted);</text:p>
      <text:p text:style-name="P1">}</text:p>
      <text:p text:style-name="P1"/>
      <text:p text:style-name="P1">/* LABELS */</text:p>
      <text:p text:style-name="P1">.user-css-presentation .label-default,</text:p>
      <text:p text:style-name="P1">.user-css-presentation .timeline li .timeline-panel a.label,</text:p>
      <text:p text:style-name="P1">.user-css-presentation .timeline li .milestone-panel a.label {</text:p>
      <text:p text:style-name="P1"><text:s text:c="4"/>background: var(--defaultAMuted);</text:p>
      <text:p text:style-name="P1"><text:s text:c="4"/>color: var(--default3Muted);</text:p>
      <text:p text:style-name="P1">}</text:p>
      <text:p text:style-name="P1"/>
      <text:p text:style-name="P1"><text:soft-page-break/>.user-css-presentation a.label-default:hover,</text:p>
      <text:p text:style-name="P1">.user-css-presentation a .label-default:hover,</text:p>
      <text:p text:style-name="P1">.user-css-presentation .timeline li .timeline-panel a.label:hover,</text:p>
      <text:p text:style-name="P1">.user-css-presentation .timeline li .milestone-panel a.label:hover {</text:p>
      <text:p text:style-name="P1"><text:s text:c="4"/>background: var(--defaultDMuted);</text:p>
      <text:p text:style-name="P1"><text:s text:c="4"/>color: var(--default3Muted);</text:p>
      <text:p text:style-name="P1">}</text:p>
      <text:p text:style-name="P1"/>
      <text:p text:style-name="P1">.user-css-presentation .label-primary {</text:p>
      <text:p text:style-name="P1"><text:s text:c="4"/>background: var(--primaryAMuted);</text:p>
      <text:p text:style-name="P1"><text:s text:c="4"/>color: var(--primary3Muted);</text:p>
      <text:p text:style-name="P1">}</text:p>
      <text:p text:style-name="P1"/>
      <text:p text:style-name="P1">.user-css-presentation a.label-primary:hover,</text:p>
      <text:p text:style-name="P1">.user-css-presentation a .label-primary:hover {</text:p>
      <text:p text:style-name="P1"><text:s text:c="4"/>background: var(--primaryDMuted);</text:p>
      <text:p text:style-name="P1"><text:s text:c="4"/>color: var(--primary3Muted);</text:p>
      <text:p text:style-name="P1">}</text:p>
      <text:p text:style-name="P1"/>
      <text:p text:style-name="P1">.user-css-presentation .label-secondary {</text:p>
      <text:p text:style-name="P1"><text:s text:c="4"/>background: var(--accentAMuted);</text:p>
      <text:p text:style-name="P1"><text:s text:c="4"/>color: var(--accent3Muted);</text:p>
      <text:p text:style-name="P1">}</text:p>
      <text:p text:style-name="P1"/>
      <text:p text:style-name="P1">.user-css-presentation a.label-secondary:hover,</text:p>
      <text:p text:style-name="P1">.user-css-presentation a .label-secondary:hover {</text:p>
      <text:p text:style-name="P1"><text:s text:c="4"/>background: var(--accentDMuted);</text:p>
      <text:p text:style-name="P1"><text:s text:c="4"/>color: var(--accent3Muted);</text:p>
      <text:p text:style-name="P1">}</text:p>
      <text:p text:style-name="P1"/>
      <text:p text:style-name="P1">.user-css-presentation .label-info {</text:p>
      <text:p text:style-name="P1"><text:s text:c="4"/>background: var(--infoAMuted);</text:p>
      <text:p text:style-name="P1"><text:s text:c="4"/>color: var(--info3Muted);</text:p>
      <text:p text:style-name="P1">}</text:p>
      <text:p text:style-name="P1"/>
      <text:p text:style-name="P1">.user-css-presentation a.label-info:hover,</text:p>
      <text:p text:style-name="P1">.user-css-presentation a .label-info:hover {</text:p>
      <text:p text:style-name="P1"><text:s text:c="4"/>background: var(--infoDMuted);</text:p>
      <text:p text:style-name="P1"><text:s text:c="4"/>color: var(--info3Muted);</text:p>
      <text:p text:style-name="P1">}</text:p>
      <text:p text:style-name="P1"/>
      <text:p text:style-name="P1">.user-css-presentation .label-success {</text:p>
      <text:p text:style-name="P1"><text:s text:c="4"/>background: var(--successAMuted);</text:p>
      <text:p text:style-name="P1"><text:s text:c="4"/>color: var(--success3Muted);</text:p>
      <text:p text:style-name="P1">}</text:p>
      <text:p text:style-name="P1"/>
      <text:p text:style-name="P1">.user-css-presentation a.label-success:hover,</text:p>
      <text:p text:style-name="P1">.user-css-presentation a .label-success:hover {</text:p>
      <text:p text:style-name="P1"><text:soft-page-break/><text:s text:c="4"/>background: var(--successDMuted);</text:p>
      <text:p text:style-name="P1"><text:s text:c="4"/>color: var(--success3Muted);</text:p>
      <text:p text:style-name="P1">}</text:p>
      <text:p text:style-name="P1"/>
      <text:p text:style-name="P1">.user-css-presentation .label-warning {</text:p>
      <text:p text:style-name="P1"><text:s text:c="4"/>background: var(--warningAMuted);</text:p>
      <text:p text:style-name="P1"><text:s text:c="4"/>color: var(--warning3Muted);</text:p>
      <text:p text:style-name="P1">}</text:p>
      <text:p text:style-name="P1"/>
      <text:p text:style-name="P1">.user-css-presentation a.label-warning:hover,</text:p>
      <text:p text:style-name="P1">.user-css-presentation a .label-warning:hover {</text:p>
      <text:p text:style-name="P1"><text:s text:c="4"/>background: var(--warningDMuted);</text:p>
      <text:p text:style-name="P1"><text:s text:c="4"/>color: var(--warning3Muted);</text:p>
      <text:p text:style-name="P1">}</text:p>
      <text:p text:style-name="P1"/>
      <text:p text:style-name="P1">.user-css-presentation .label-danger {</text:p>
      <text:p text:style-name="P1"><text:s text:c="4"/>background: var(--dangerAMuted);</text:p>
      <text:p text:style-name="P1"><text:s text:c="4"/>color: var(--danger3Muted);</text:p>
      <text:p text:style-name="P1">}</text:p>
      <text:p text:style-name="P1"/>
      <text:p text:style-name="P1">.user-css-presentation a.label-danger:hover,</text:p>
      <text:p text:style-name="P1">.user-css-presentation a .label-danger:hover {</text:p>
      <text:p text:style-name="P1"><text:s text:c="4"/>background: var(--dangerDMuted);</text:p>
      <text:p text:style-name="P1"><text:s text:c="4"/>color: var(--danger3Muted);</text:p>
      <text:p text:style-name="P1">}</text:p>
      <text:p text:style-name="P1"/>
      <text:p text:style-name="P1">/* NAV */</text:p>
      <text:p text:style-name="P1">.user-css-presentation .nav-tabs li a {</text:p>
      <text:p text:style-name="P1"><text:s text:c="4"/>background: var(--accentATransparent);</text:p>
      <text:p text:style-name="P1"><text:s text:c="4"/>color: var(--accentDMuted);</text:p>
      <text:p text:style-name="P1"><text:s text:c="4"/>box-shadow: 0 0 1px 1px var(--accentATransparent);</text:p>
      <text:p text:style-name="P1">}</text:p>
      <text:p text:style-name="P1"/>
      <text:p text:style-name="P1">.user-css-presentation .nav-tabs li a:hover {</text:p>
      <text:p text:style-name="P1"><text:s text:c="4"/>background: var(--primaryATransparent);</text:p>
      <text:p text:style-name="P1"><text:s text:c="4"/>color: var(--primaryDMuted);</text:p>
      <text:p text:style-name="P1"><text:s text:c="4"/>box-shadow: 0 0 1px 1px var(--primaryATransparent);</text:p>
      <text:p text:style-name="P1">}</text:p>
      <text:p text:style-name="P1"/>
      <text:p text:style-name="P1">.user-css-presentation .nav-tabs li.active a {</text:p>
      <text:p text:style-name="P1"><text:s text:c="4"/>background: var(--primaryD);</text:p>
      <text:p text:style-name="P1"><text:s text:c="4"/>border-color: var(--primaryD);</text:p>
      <text:p text:style-name="P1"><text:s text:c="4"/>color: var(--primary3Muted);</text:p>
      <text:p text:style-name="P1"><text:s text:c="4"/>box-shadow: 0 0 1px 1px var(--primaryDTransparent);</text:p>
      <text:p text:style-name="P1">}</text:p>
      <text:p text:style-name="P1"/>
      <text:p text:style-name="P1">.user-css-presentation .menu-control {</text:p>
      <text:p text:style-name="P1"><text:s text:c="4"/>background-color: var(--primaryATransparent);</text:p>
      <text:p text:style-name="P1"><text:soft-page-break/><text:s text:c="4"/>color: var(--primaryD);</text:p>
      <text:p text:style-name="P1"><text:s text:c="4"/>box-shadow: 0 0 1px 2px var(--primaryATransparent);</text:p>
      <text:p text:style-name="P1">}</text:p>
      <text:p text:style-name="P1"/>
      <text:p text:style-name="P1">.user-css-presentation .menu-control:hover {</text:p>
      <text:p text:style-name="P1"><text:s text:c="4"/>background-color: var(--primaryDTransparent);</text:p>
      <text:p text:style-name="P1"><text:s text:c="4"/>color: var(--primary3);</text:p>
      <text:p text:style-name="P1"><text:s text:c="4"/>box-shadow: 0 0 1px 2px var(--primaryDTransparent);</text:p>
      <text:p text:style-name="P1">}</text:p>
      <text:p text:style-name="P1"/>
      <text:p text:style-name="P1">.user-css-presentation .nav-strip {</text:p>
      <text:p text:style-name="P1"><text:s text:c="4"/>background: var(--primary3Transparent);</text:p>
      <text:p text:style-name="P1"><text:s text:c="4"/>color: var(--primaryD);</text:p>
      <text:p text:style-name="P1"><text:s text:c="4"/>box-shadow: 0 0 2px 1px var(--primary3Transparent);</text:p>
      <text:p text:style-name="P1">}</text:p>
      <text:p text:style-name="P1"/>
      <text:p text:style-name="P1">/* ORGANIZATION TREE */</text:p>
      <text:p text:style-name="P1">.user-css-presentation .orgtree ul li a {</text:p>
      <text:p text:style-name="P1"><text:s text:c="4"/>color: var(--accentDMuted);</text:p>
      <text:p text:style-name="P1"><text:s text:c="4"/>background: var(--accent9Transparent);</text:p>
      <text:p text:style-name="P1"><text:s text:c="4"/>background: linear-gradient(to right, var(--accent9Transparent), var(--accent9), var(--accent9Transparent));</text:p>
      <text:p text:style-name="P1">}</text:p>
      <text:p text:style-name="P1"/>
      <text:p text:style-name="P1">.user-css-presentation .orgtree ul li a:hover,</text:p>
      <text:p text:style-name="P1">.user-css-presentation .orgtree ul li a:hover + ul li a {</text:p>
      <text:p text:style-name="P1"><text:s text:c="4"/>color: var(--primaryEMuted);</text:p>
      <text:p text:style-name="P1"><text:s text:c="4"/>background: var(--primaryATransparent);</text:p>
      <text:p text:style-name="P1"><text:s text:c="4"/>background: linear-gradient(to right, var(--primaryATransparent), var(--primaryA), var(--primaryATransparent));</text:p>
      <text:p text:style-name="P1">}</text:p>
      <text:p text:style-name="P1"/>
      <text:p text:style-name="P1">.user-css-presentation .orgtree ul ul::before,</text:p>
      <text:p text:style-name="P1">.user-css-presentation .orgtree ul ul::after,</text:p>
      <text:p text:style-name="P1">.user-css-presentation .orgtree ul li::before,</text:p>
      <text:p text:style-name="P1">.user-css-presentation .orgtree ul li::after,</text:p>
      <text:p text:style-name="P1">.user-css-presentation .orgtree ul li a:hover + ul::before,</text:p>
      <text:p text:style-name="P1">.user-css-presentation .orgtree ul li a:hover + ul::after,</text:p>
      <text:p text:style-name="P1">.user-css-presentation .orgtree ul li a:hover + ul li::before,</text:p>
      <text:p text:style-name="P1">.user-css-presentation .orgtree ul li a:hover + ul li::after,</text:p>
      <text:p text:style-name="P1">.user-css-presentation .orgtree ul li a:hover + ul ul::before,</text:p>
      <text:p text:style-name="P1">.user-css-presentation .orgtree ul li a:hover + ul ul::after {</text:p>
      <text:p text:style-name="P1"><text:s text:c="4"/>border-color: var(--accentA);</text:p>
      <text:p text:style-name="P1">}</text:p>
      <text:p text:style-name="P1"/>
      <text:p text:style-name="P1">/* PANELS */</text:p>
      <text:p text:style-name="P1">.user-css-presentation .panel {</text:p>
      <text:p text:style-name="P1"><text:s text:c="4"/>background-color: var(--default3Transparent);</text:p>
      <text:p text:style-name="P1"><text:soft-page-break/><text:s text:c="4"/>background: linear-gradient(to right, var(--default3Transparent), var(--default3), var(--default3Transparent));</text:p>
      <text:p text:style-name="P1"><text:s text:c="4"/>border-color: var(--default4Transparent);</text:p>
      <text:p text:style-name="P1"><text:s text:c="4"/>color: var(--defaultDMuted);</text:p>
      <text:p text:style-name="P1"><text:s text:c="4"/>box-shadow: 0 0 2px 2px var(--default4Transparent);</text:p>
      <text:p text:style-name="P1">}</text:p>
      <text:p text:style-name="P1"/>
      <text:p text:style-name="P1">.user-css-presentation .panel .panel-heading {</text:p>
      <text:p text:style-name="P1"><text:s text:c="4"/>background-color: var(--default5Transparent);</text:p>
      <text:p text:style-name="P1"><text:s text:c="4"/>background: linear-gradient(to right, var(--default5Transparent), var(--default5), var(--default5Transparent));</text:p>
      <text:p text:style-name="P1">}</text:p>
      <text:p text:style-name="P1"/>
      <text:p text:style-name="P1">.user-css-presentation .panel .panel-heading h3 {</text:p>
      <text:p text:style-name="P1"><text:s text:c="4"/>color: var(--defaultDMuted);</text:p>
      <text:p text:style-name="P1">}</text:p>
      <text:p text:style-name="P1"/>
      <text:p text:style-name="P1">.user-css-presentation .panel .panel-heading small,</text:p>
      <text:p text:style-name="P1">.user-css-presentation .panel .panel-heading .text-muted {</text:p>
      <text:p text:style-name="P1"><text:s text:c="4"/>color: var(--defaultCMuted);</text:p>
      <text:p text:style-name="P1">}</text:p>
      <text:p text:style-name="P1"/>
      <text:p text:style-name="P1">.user-css-presentation .panel-default {</text:p>
      <text:p text:style-name="P1"><text:s text:c="4"/>background-color: var(--accent3Transparent);</text:p>
      <text:p text:style-name="P1"><text:s text:c="4"/>background: linear-gradient(to right, var(--accent3Transparent), var(--accent3), var(--accent3Transparent));</text:p>
      <text:p text:style-name="P1"><text:s text:c="4"/>border-color: var(--accent4Transparent);</text:p>
      <text:p text:style-name="P1"><text:s text:c="4"/>color: var(--accentDMuted);</text:p>
      <text:p text:style-name="P1"><text:s text:c="4"/>box-shadow: 0 0 2px 2px var(--accent4Transparent);</text:p>
      <text:p text:style-name="P1">}</text:p>
      <text:p text:style-name="P1"/>
      <text:p text:style-name="P1">.user-css-presentation .panel-default .panel-heading {</text:p>
      <text:p text:style-name="P1"><text:s text:c="4"/>background-color: var(--accent4Transparent);</text:p>
      <text:p text:style-name="P1"><text:s text:c="4"/>background: linear-gradient(to right, var(--accent4Transparent), var(--accent4), var(--accent4Transparent));</text:p>
      <text:p text:style-name="P1">}</text:p>
      <text:p text:style-name="P1"/>
      <text:p text:style-name="P1">.user-css-presentation .panel-default .panel-heading h3 {</text:p>
      <text:p text:style-name="P1"><text:s text:c="4"/>color: var(--accentDMuted);</text:p>
      <text:p text:style-name="P1">}</text:p>
      <text:p text:style-name="P1"/>
      <text:p text:style-name="P1">.user-css-presentation .panel-default .panel-heading small,</text:p>
      <text:p text:style-name="P1">.user-css-presentation .panel-default .panel-heading .text-muted {</text:p>
      <text:p text:style-name="P1"><text:s text:c="4"/>color: var(--accentCMuted);</text:p>
      <text:p text:style-name="P1">}</text:p>
      <text:p text:style-name="P1"/>
      <text:p text:style-name="P1">.user-css-presentation .panel-primary,</text:p>
      <text:p text:style-name="P1">.user-css-presentation .panel-npcsheet {</text:p>
      <text:p text:style-name="P1"><text:soft-page-break/><text:s text:c="4"/>background-color: var(--primary3Transparent);</text:p>
      <text:p text:style-name="P1"><text:s text:c="4"/>background: linear-gradient(to right, var(--primary3Transparent), var(--primary3), var(--primary3Transparent));</text:p>
      <text:p text:style-name="P1"><text:s text:c="4"/>border-color: var(--primary4Transparent);</text:p>
      <text:p text:style-name="P1"><text:s text:c="4"/>color: var(--primaryDMuted);</text:p>
      <text:p text:style-name="P1"><text:s text:c="4"/>box-shadow: 0 0 2px 2px var(--primary4Transparent);</text:p>
      <text:p text:style-name="P1">}</text:p>
      <text:p text:style-name="P1"/>
      <text:p text:style-name="P1">.user-css-presentation .panel-primary hr,</text:p>
      <text:p text:style-name="P1">.user-css-presentation .panel-npcsheet hr {</text:p>
      <text:p text:style-name="P1"><text:s text:c="4"/>border-color: var(--primaryA);</text:p>
      <text:p text:style-name="P1">}</text:p>
      <text:p text:style-name="P1"/>
      <text:p text:style-name="P1">.user-css-presentation .panel-primary .panel-heading {</text:p>
      <text:p text:style-name="P1"><text:s text:c="4"/>background-color: var(--primary4Transparent);</text:p>
      <text:p text:style-name="P1"><text:s text:c="4"/>background: linear-gradient(to right, var(--primary4Transparent), var(--primary4), var(--primary4Transparent));</text:p>
      <text:p text:style-name="P1">}</text:p>
      <text:p text:style-name="P1"/>
      <text:p text:style-name="P1">.user-css-presentation .panel-primary .panel-heading h3 {</text:p>
      <text:p text:style-name="P1"><text:s text:c="4"/>color: var(--primaryDMuted);</text:p>
      <text:p text:style-name="P1">}</text:p>
      <text:p text:style-name="P1"/>
      <text:p text:style-name="P1">.user-css-presentation .panel-primary .panel-heading small,</text:p>
      <text:p text:style-name="P1">.user-css-presentation .panel-primary .panel-heading .text-muted {</text:p>
      <text:p text:style-name="P1"><text:s text:c="4"/>color: var(--primaryCMuted);</text:p>
      <text:p text:style-name="P1">}</text:p>
      <text:p text:style-name="P1"/>
      <text:p text:style-name="P1">.user-css-presentation .panel-greatgm {</text:p>
      <text:p text:style-name="P1"><text:s text:c="4"/>background: var(--primary5Transparent);</text:p>
      <text:p text:style-name="P1"><text:s text:c="4"/>background: linear-gradient(to right, var(--primary5Transparent), var(--primary5), var(--primary5Transparent));</text:p>
      <text:p text:style-name="P1"><text:s text:c="4"/>color: var(--primaryDMuted);</text:p>
      <text:p text:style-name="P1"><text:s text:c="4"/>box-shadow: 0 0 2px 2px var(--primaryATransparent);</text:p>
      <text:p text:style-name="P1">}</text:p>
      <text:p text:style-name="P1"/>
      <text:p text:style-name="P1">/* RELATIONS */</text:p>
      <text:p text:style-name="P1">.user-css-presentation .relation {</text:p>
      <text:p text:style-name="P1"><text:s text:c="4"/>border-top-color: var(--accentA);</text:p>
      <text:p text:style-name="P1">}</text:p>
      <text:p text:style-name="P1"/>
      <text:p text:style-name="P1">.user-css-presentation .relation .relationScore {</text:p>
      <text:p text:style-name="P1"><text:s text:c="4"/>background: var(--primary5Transparent);</text:p>
      <text:p text:style-name="P1"><text:s text:c="4"/>box-shadow: 0 0 1px 1px var(--primary5Transparent);</text:p>
      <text:p text:style-name="P1">}</text:p>
      <text:p text:style-name="P1"/>
      <text:p text:style-name="P1">/* ROW BORDER GROUP */</text:p>
      <text:p text:style-name="P1">.user-css-presentation .row-border-group .user-row .col-md-6,</text:p>
      <text:p text:style-name="P1"><text:soft-page-break/>.user-css-presentation .row-border-group .user-row .col-md-4</text:p>
      <text:p text:style-name="P1">{</text:p>
      <text:p text:style-name="P1"><text:s text:c="4"/>border-color: var(--accentA);</text:p>
      <text:p text:style-name="P1">}</text:p>
      <text:p text:style-name="P1"/>
      <text:p text:style-name="P1">.user-css-presentation .row-border-group .user-row:not(:first-child):not(:last-child) .col-md-6:first-child:after,</text:p>
      <text:p text:style-name="P1">.user-css-presentation .row-border-group .user-row:not(:first-child):not(:last-child) .col-md-6:first-child:before,</text:p>
      <text:p text:style-name="P1">.user-css-presentation .row-border-group .user-row:first-child .col-md-6:first-child:before,</text:p>
      <text:p text:style-name="P1">.user-css-presentation .row-border-group .user-row:last-child .col-md-6:first-child:before,</text:p>
      <text:p text:style-name="P1">.user-css-presentation .row-border-group .user-row:first-child .col-md-4:first-child:before, /* 3-col Top left cell, bottom border */</text:p>
      <text:p text:style-name="P1">.user-css-presentation .row-border-group .user-row:not(:first-child):not(:last-child) .col-md-4:first-child:after, /* 3-col Middle left cell, top border */</text:p>
      <text:p text:style-name="P1">.user-css-presentation .row-border-group .user-row:not(:first-child):not(:last-child) .col-md-4:first-child:before, /* 3-col Middle left cell, bottom border */</text:p>
      <text:p text:style-name="P1">.user-css-presentation .row-border-group .user-row:last-child .col-md-4:first-child:before /* 3-col Bottom left cell, top border */</text:p>
      <text:p text:style-name="P1">{</text:p>
      <text:p text:style-name="P1"><text:s text:c="4"/>background-image: linear-gradient(to right, var(--defaultAFullTransparent), var(--accentA));</text:p>
      <text:p text:style-name="P1">}</text:p>
      <text:p text:style-name="P1"/>
      <text:p text:style-name="P1">.user-css-presentation .row-border-group .user-row:not(:first-child):not(:last-child) .col-md-6:last-child:after,</text:p>
      <text:p text:style-name="P1">.user-css-presentation .row-border-group .user-row:not(:first-child):not(:last-child) .col-md-6:last-child:before,</text:p>
      <text:p text:style-name="P1">.user-css-presentation .row-border-group .user-row:first-child .col-md-6:last-child:before,</text:p>
      <text:p text:style-name="P1">.user-css-presentation .row-border-group .user-row:last-child .col-md-6:last-child:before,</text:p>
      <text:p text:style-name="P1">.user-css-presentation .row-border-group .user-row:first-child .col-md-4:last-child:before, /* 3-col Top right cell, bottom border */</text:p>
      <text:p text:style-name="P1">.user-css-presentation .row-border-group .user-row:not(:first-child):not(:last-child) .col-md-4:last-child:after, /* 3-col Middle right cell, top border */</text:p>
      <text:p text:style-name="P1">.user-css-presentation .row-border-group .user-row:not(:first-child):not(:last-child) .col-md-4:last-child:before, /* 3-col Middle right cell, bottom border */</text:p>
      <text:p text:style-name="P1">.user-css-presentation .row-border-group .user-row:last-child .col-md-4:last-child:before /* 3-col Bottom right cell, top border */</text:p>
      <text:p text:style-name="P1">{</text:p>
      <text:p text:style-name="P1"><text:s text:c="4"/>background-image: linear-gradient(to left, var(--defaultAFullTransparent), var(--accentA));</text:p>
      <text:p text:style-name="P1">}</text:p>
      <text:p text:style-name="P1"/>
      <text:p text:style-name="P1">.user-css-presentation .row-border-group .user-row:first-child .col-md-6:first-child:after,</text:p>
      <text:p text:style-name="P1">.user-css-presentation .row-border-group .user-row:first-child .col-md-6:last-child:after,</text:p>
      <text:p text:style-name="P1">.user-css-presentation .row-border-group .user-row:first-child .col-md-4:first-child:after, /* 3-col Top left cell, right border */</text:p>
      <text:p text:style-name="P1">.user-css-presentation .row-border-group .user-row:first-child .col-md-4:not(:first-child):not(:last-child):after, /* 3-col Top middle cell, left border */</text:p>
      <text:p text:style-name="P1"><text:soft-page-break/>.user-css-presentation .row-border-group .user-row:first-child .col-md-4:not(:first-child):not(:last-child):before, /* 3-col Top middle cell, right border */</text:p>
      <text:p text:style-name="P1">.user-css-presentation .row-border-group .user-row:first-child .col-md-4:last-child:after /* 3-col Top right cell, left border */</text:p>
      <text:p text:style-name="P1">{</text:p>
      <text:p text:style-name="P1"><text:s text:c="4"/>background-image: linear-gradient(to bottom, var(--defaultAFullTransparent), var(--accentA));</text:p>
      <text:p text:style-name="P1">}</text:p>
      <text:p text:style-name="P1"/>
      <text:p text:style-name="P1">.user-css-presentation .row-border-group .user-row:last-child .col-md-6:first-child:after,</text:p>
      <text:p text:style-name="P1">.user-css-presentation .row-border-group .user-row:last-child .col-md-6:last-child:after,</text:p>
      <text:p text:style-name="P1">.user-css-presentation .row-border-group .user-row:last-child .col-md-4:first-child:after, /* 3-col Bottom left cell, right border */</text:p>
      <text:p text:style-name="P1">.user-css-presentation .row-border-group .user-row:last-child .col-md-4:not(:first-child):not(:last-child):after, /* 3-col Bottom middle cell, left border */</text:p>
      <text:p text:style-name="P1">.user-css-presentation .row-border-group .user-row:last-child .col-md-4:not(:first-child):not(:last-child):before, /* 3-col Bottom middle cell, right border */</text:p>
      <text:p text:style-name="P1">.user-css-presentation .row-border-group .user-row:last-child .col-md-4:last-child:after /* 3-col Bottom right cell, left border */</text:p>
      <text:p text:style-name="P1">{</text:p>
      <text:p text:style-name="P1"><text:s text:c="4"/>background-image: linear-gradient(to top, var(--defaultAFullTransparent), var(--accentA));</text:p>
      <text:p text:style-name="P1">}</text:p>
      <text:p text:style-name="P1"/>
      <text:p text:style-name="P1">.user-css-presentation .row-border-group .user-row:only-child .col-md-6:first-child:after,</text:p>
      <text:p text:style-name="P1">.user-css-presentation .row-border-group .user-row:only-child .col-md-6:last-child:after,</text:p>
      <text:p text:style-name="P1">.user-css-presentation .row-border-group .user-row:only-child .col-md-4:first-child:after, /* 3-col Single row left cell, right border */</text:p>
      <text:p text:style-name="P1">.user-css-presentation .row-border-group .user-row:only-child .col-md-4:not(:first-child):not(:last-child):after, /* 3-col Single row middle cell, right border */</text:p>
      <text:p text:style-name="P1">.user-css-presentation .row-border-group .user-row:only-child .col-md-4:last-child:after, /* 3-col Single row right cell, left border */</text:p>
      <text:p text:style-name="P1">.user-css-presentation .row-border-group .user-row:only-child .col-md-4:not(:first-child):not(:last-child):before /* 3-col Single row middle cell, left border */</text:p>
      <text:p text:style-name="P1">{</text:p>
      <text:p text:style-name="P1"><text:s text:c="4"/>background-image: linear-gradient(to top, var(--defaultAFullTransparent), var(--accentA), var(--defaultAFullTransparent));</text:p>
      <text:p text:style-name="P1">}</text:p>
      <text:p text:style-name="P1"/>
      <text:p text:style-name="P1">.user-css-presentation .row-border-group .user-row:not(:first-child) .col-md-12:after, /* 1-col upper cells, bottom border */</text:p>
      <text:p text:style-name="P1">.user-css-presentation .row-border-group .user-row:not(:last-child) .col-md-12:after /* 1-col bottom cells, top border */</text:p>
      <text:p text:style-name="P1">{</text:p>
      <text:p text:style-name="P1"><text:s text:c="4"/>background-image: linear-gradient(to left, var(--defaultAFullTransparent), var(--accentA), var(--defaultAFullTransparent));</text:p>
      <text:p text:style-name="P1">}</text:p>
      <text:p text:style-name="P1"/>
      <text:p text:style-name="P1">/* SECRETS */</text:p>
      <text:p text:style-name="P1">.user-css-secret {</text:p>
      <text:p text:style-name="P1"><text:soft-page-break/><text:s text:c="4"/>background-color: var(--danger5Transparent);</text:p>
      <text:p text:style-name="P1"><text:s text:c="4"/>background: linear-gradient(to right, var(--danger5Transparent), var(--danger5), var(--danger5Transparent));</text:p>
      <text:p text:style-name="P1"><text:s text:c="4"/>color: var(--dangerDMuted);</text:p>
      <text:p text:style-name="P1"><text:s text:c="4"/>box-shadow: 0 0 2px 2px var(--dangerATransparent);</text:p>
      <text:p text:style-name="P1">}</text:p>
      <text:p text:style-name="P1"/>
      <text:p text:style-name="P1">.user-css-secret h5 {</text:p>
      <text:p text:style-name="P1"><text:s text:c="4"/>color: var(--dangerAMuted);</text:p>
      <text:p text:style-name="P1">}</text:p>
      <text:p text:style-name="P1"/>
      <text:p text:style-name="P1">.user-css-secret small, .user-css-secret .text-muted {</text:p>
      <text:p text:style-name="P1"><text:s text:c="4"/>color: var(--dangerCMuted);</text:p>
      <text:p text:style-name="P1">}</text:p>
      <text:p text:style-name="P1"/>
      <text:p text:style-name="P1">/* STATBLOCKS */</text:p>
      <text:p text:style-name="P1">.user-css-presentation .statblock {</text:p>
      <text:p text:style-name="P1"><text:s text:c="4"/>background-color: var(--accent3Transparent);</text:p>
      <text:p text:style-name="P1"><text:s text:c="4"/>border-color: var(--accentDTransparent);</text:p>
      <text:p text:style-name="P1"><text:s text:c="4"/>color: var(--accentDMuted);</text:p>
      <text:p text:style-name="P1"><text:s text:c="4"/>box-shadow: 0 0 2px 2px var(--accentDTransparent);</text:p>
      <text:p text:style-name="P1">}</text:p>
      <text:p text:style-name="P1"/>
      <text:p text:style-name="P1">/* TABLES */</text:p>
      <text:p text:style-name="P1">.user-css-presentation .table {</text:p>
      <text:p text:style-name="P1"><text:s text:c="4"/>box-shadow: 0 0 2px 2px var(--primary5Transparent);</text:p>
      <text:p text:style-name="P1"><text:s text:c="4"/>background: linear-gradient(to right, var(--accent3Transparent), var(--accent3), var(--accent3Transparent));</text:p>
      <text:p text:style-name="P1">}</text:p>
      <text:p text:style-name="P1"/>
      <text:p text:style-name="P1">.user-css-presentation .table tr td {</text:p>
      <text:p text:style-name="P1"><text:s text:c="4"/>background: var(--default3Transparent);</text:p>
      <text:p text:style-name="P1"><text:s text:c="4"/>color: var(--defaultDMuted);</text:p>
      <text:p text:style-name="P1">}</text:p>
      <text:p text:style-name="P1"/>
      <text:p text:style-name="P1">.user-css-presentation .table tr th {</text:p>
      <text:p text:style-name="P1"><text:s text:c="4"/>background: var(--primary5Transparent);</text:p>
      <text:p text:style-name="P1"><text:s text:c="4"/>color: var(--primaryDMuted);</text:p>
      <text:p text:style-name="P1">}</text:p>
      <text:p text:style-name="P1"/>
      <text:p text:style-name="P1">.user-css-presentation .table-striped tr:nth-child(odd) td {</text:p>
      <text:p text:style-name="P1"><text:s text:c="4"/>background: var(--accent4Transparent);</text:p>
      <text:p text:style-name="P1"><text:s text:c="4"/>color: var(--accentDMuted);</text:p>
      <text:p text:style-name="P1">}</text:p>
      <text:p text:style-name="P1"/>
      <text:p text:style-name="P1">.user-css-presentation .table tr:hover td {</text:p>
      <text:p text:style-name="P1"><text:s text:c="4"/>background: var(--primary8Transparent);</text:p>
      <text:p text:style-name="P1"><text:s text:c="4"/>color: var(--primaryDMuted);</text:p>
      <text:p text:style-name="P1"><text:soft-page-break/>}</text:p>
      <text:p text:style-name="P1"/>
      <text:p text:style-name="P1">/* TEXT */</text:p>
      <text:p text:style-name="P1">.user-css-presentation .text-primary {</text:p>
      <text:p text:style-name="P1"><text:s text:c="4"/>color: var(--primaryA);</text:p>
      <text:p text:style-name="P1">}</text:p>
      <text:p text:style-name="P1"/>
      <text:p text:style-name="P1">.user-css-presentation .text-secondary {</text:p>
      <text:p text:style-name="P1"><text:s text:c="4"/>color: var(--accentA);</text:p>
      <text:p text:style-name="P1">}</text:p>
      <text:p text:style-name="P1"/>
      <text:p text:style-name="P1">/* IMAGES */</text:p>
      <text:p text:style-name="P1">.user-css-presentation .artist-credits {</text:p>
      <text:p text:style-name="P1"><text:s text:c="4"/>background: var(--accent5Transparent);</text:p>
      <text:p text:style-name="P1"><text:s text:c="4"/>color: var(--accentDMuted);</text:p>
      <text:p text:style-name="P1">}</text:p>
      <text:p text:style-name="P1"/>
      <text:p text:style-name="P1">.user-css-presentation .user-css-image-thumbnail {</text:p>
      <text:p text:style-name="P1"><text:s text:c="4"/>background: var(--accent5Transparent);</text:p>
      <text:p text:style-name="P1"><text:s text:c="4"/>background: linear-gradient(to right, var(--accent5Transparent), var(--accent5), var(--accent5Transparent));</text:p>
      <text:p text:style-name="P1"><text:s text:c="4"/>box-shadow: 0 0 2px 2px var(--primary5Transparent);</text:p>
      <text:p text:style-name="P1">}</text:p>
      <text:p text:style-name="P1"/>
      <text:p text:style-name="P1">.user-css-presentation .user-css-image-thumbnail .artist-credits {</text:p>
      <text:p text:style-name="P1"><text:s text:c="4"/>background: var(--primary5);</text:p>
      <text:p text:style-name="P1"><text:s text:c="4"/>color: var(--primaryDMuted);</text:p>
      <text:p text:style-name="P1">}</text:p>
      <text:p text:style-name="P1"/>
      <text:p text:style-name="P1">/* MAPS */</text:p>
      <text:p text:style-name="P1">.user-css-presentation .map-box {</text:p>
      <text:p text:style-name="P1"><text:s text:c="4"/>background: var(--accent5Transparent);</text:p>
      <text:p text:style-name="P1"><text:s text:c="4"/>background: linear-gradient(to right, var(--accent5Transparent), var(--accent5), var(--accent5Transparent));</text:p>
      <text:p text:style-name="P1"><text:s text:c="4"/>box-shadow: 0 0 2px 2px var(--accent5Transparent);</text:p>
      <text:p text:style-name="P1">}</text:p>
      <text:p text:style-name="P1"/>
      <text:p text:style-name="P1">.user-css-presentation .map-box small,</text:p>
      <text:p text:style-name="P1">.user-css-presentation .map-box p {</text:p>
      <text:p text:style-name="P1"><text:s text:c="4"/>color: var(--accentDMuted);</text:p>
      <text:p text:style-name="P1">}</text:p>
      <text:p text:style-name="P1"/>
      <text:p text:style-name="P1">/* TOOLTIPS */</text:p>
      <text:p text:style-name="P1">.user-css-presentation .tooltip.top .tooltip-arrow {</text:p>
      <text:p text:style-name="P1"><text:s text:c="4"/>border-top-color: var(--primaryA);</text:p>
      <text:p text:style-name="P1">}</text:p>
      <text:p text:style-name="P1"/>
      <text:p text:style-name="P1">.user-css-presentation .tooltip.left .tooltip-arrow {</text:p>
      <text:p text:style-name="P1"><text:soft-page-break/><text:s text:c="4"/>border-left-color: var(--primaryA);</text:p>
      <text:p text:style-name="P1">}</text:p>
      <text:p text:style-name="P1"/>
      <text:p text:style-name="P1">.user-css-presentation .tooltip.bottom .tooltip-arrow {</text:p>
      <text:p text:style-name="P1"><text:s text:c="4"/>border-bottom-color: var(--primaryA);</text:p>
      <text:p text:style-name="P1">}</text:p>
      <text:p text:style-name="P1"/>
      <text:p text:style-name="P1">.user-css-presentation .tooltip.right .tooltip-arrow {</text:p>
      <text:p text:style-name="P1"><text:s text:c="4"/>border-right-color: var(--primaryA);</text:p>
      <text:p text:style-name="P1">}</text:p>
      <text:p text:style-name="P1"/>
      <text:p text:style-name="P1">.user-css-presentation .tooltip .tooltip-inner {</text:p>
      <text:p text:style-name="P1"><text:s text:c="4"/>background: var(--primary1);</text:p>
      <text:p text:style-name="P1"><text:s text:c="4"/>border-color: var(--primaryA);</text:p>
      <text:p text:style-name="P1"><text:s text:c="4"/>color: var(--primaryDMuted);</text:p>
      <text:p text:style-name="P1"><text:s text:c="4"/>box-shadow: 0 0 2px 2px var(--primaryATransparent);</text:p>
      <text:p text:style-name="P1">}</text:p>
      <text:p text:style-name="P1"/>
      <text:p text:style-name="P1">/* TOOLTIPSTER */</text:p>
      <text:p text:style-name="P1">.tooltipster-base.tooltipster-sidetip.tooltipster-light .tooltipster-box {</text:p>
      <text:p text:style-name="P1"><text:s text:c="4"/>background: linear-gradient(to right, var(--accent2Muted), var(--accent3Muted), var(--accent2Muted));</text:p>
      <text:p text:style-name="P1">}</text:p>
      <text:p text:style-name="P1"/>
      <text:p text:style-name="P1">.tooltipster-base.tooltipster-sidetip.tooltipster-light .tooltipster-box .tooltipster-content {</text:p>
      <text:p text:style-name="P1"><text:s text:c="4"/>color: var(--accentDMuted);</text:p>
      <text:p text:style-name="P1">}</text:p>
      <text:p text:style-name="P1"/>
      <text:p text:style-name="P1">.tooltipster-base.tooltipster-sidetip.tooltipster-light .tooltipster-box small,</text:p>
      <text:p text:style-name="P1">.tooltipster-base.tooltipster-sidetip.tooltipster-light .tooltipster-box .text-muted {</text:p>
      <text:p text:style-name="P1"><text:s text:c="4"/>color: var(--accentCMuted);</text:p>
      <text:p text:style-name="P1">}</text:p>
      <text:p text:style-name="P1"/>
      <text:p text:style-name="P1">.tooltipster-base.tooltipster-sidetip.tooltipster-light.tooltipster-top .tooltipster-arrow-uncropped .tooltipster-arrow-border,</text:p>
      <text:p text:style-name="P1">.tooltipster-base.tooltipster-sidetip.tooltipster-light.tooltipster-top .tooltipster-arrow-uncropped .tooltipster-arrow-background {</text:p>
      <text:p text:style-name="P1"><text:s text:c="4"/>border-top-color: var(--accent3Muted);</text:p>
      <text:p text:style-name="P1">}</text:p>
      <text:p text:style-name="P1"/>
      <text:p text:style-name="P1">.tooltipster-base.tooltipster-sidetip.tooltipster-light.tooltipster-bottom .tooltipster-arrow-uncropped .tooltipster-arrow-border,</text:p>
      <text:p text:style-name="P1">.tooltipster-base.tooltipster-sidetip.tooltipster-light.tooltipster-bottom .tooltipster-arrow-uncropped .tooltipster-arrow-background {</text:p>
      <text:p text:style-name="P1"><text:s text:c="4"/>border-bottom-color: var(--accent3Muted);</text:p>
      <text:p text:style-name="P1">}</text:p>
      <text:p text:style-name="P1"/>
      <text:p text:style-name="P1"><text:soft-page-break/>.tooltipster-base.tooltipster-sidetip.tooltipster-light.tooltipster-left .tooltipster-arrow-uncropped .tooltipster-arrow-border,</text:p>
      <text:p text:style-name="P1">.tooltipster-base.tooltipster-sidetip.tooltipster-light.tooltipster-left .tooltipster-arrow-uncropped .tooltipster-arrow-background {</text:p>
      <text:p text:style-name="P1"><text:s text:c="4"/>border-left-color: var(--accent3Muted);</text:p>
      <text:p text:style-name="P1">}</text:p>
      <text:p text:style-name="P1"/>
      <text:p text:style-name="P1">.tooltipster-base.tooltipster-sidetip.tooltipster-light.tooltipster-right .tooltipster-arrow-uncropped .tooltipster-arrow-border,</text:p>
      <text:p text:style-name="P1">.tooltipster-base.tooltipster-sidetip.tooltipster-light.tooltipster-right .tooltipster-arrow-uncropped .tooltipster-arrow-background {</text:p>
      <text:p text:style-name="P1"><text:s text:c="4"/>border-right-color: var(--accent3Muted);</text:p>
      <text:p text:style-name="P1">}</text:p>
      <text:p text:style-name="P1"/>
      <text:p text:style-name="P1"/>
      <text:p text:style-name="P1"/>
      <text:p text:style-name="P1">/* CODE/PRE */</text:p>
      <text:p text:style-name="P1">.user-css-presentation code,</text:p>
      <text:p text:style-name="P1">.user-css-presentation pre,</text:p>
      <text:p text:style-name="P1">.user-css-presentation .panel code {</text:p>
      <text:p text:style-name="P1"><text:s text:c="4"/>background-color: var(--defaultDMuted);</text:p>
      <text:p text:style-name="P1"><text:s text:c="4"/>color: var(--default2Muted);</text:p>
      <text:p text:style-name="P1">}</text:p>
      <text:p text:style-name="P1"/>
      <text:p text:style-name="P1">.user-css-presentation blockquote code,</text:p>
      <text:p text:style-name="P1">.user-css-presentation blockquote pre,</text:p>
      <text:p text:style-name="P1">.user-css-presentation .panel-primary code,</text:p>
      <text:p text:style-name="P1">.user-css-presentation .panel-primary pre {</text:p>
      <text:p text:style-name="P1"><text:s text:c="4"/>background-color: var(--primaryE);</text:p>
      <text:p text:style-name="P1"><text:s text:c="4"/>color: var(--primary1Muted);</text:p>
      <text:p text:style-name="P1">}</text:p>
      <text:p text:style-name="P1"/>
      <text:p text:style-name="P1">.user-css-presentation .panel-default code,</text:p>
      <text:p text:style-name="P1">.user-css-presentation .panel-default pre {</text:p>
      <text:p text:style-name="P1"><text:s text:c="4"/>background-color: var(--accentE);</text:p>
      <text:p text:style-name="P1"><text:s text:c="4"/>color: var(--accent1Muted);</text:p>
      <text:p text:style-name="P1">}</text:p>
      <text:p text:style-name="P1"/>
      <text:p text:style-name="P1">/* SMALL/TEXT_Muted */</text:p>
      <text:p text:style-name="P1">.user-css-presentation small,</text:p>
      <text:p text:style-name="P1">.user-css-presentation .text-muted {</text:p>
      <text:p text:style-name="P1"><text:s text:c="4"/>color: var(--defaultCMuted);</text:p>
      <text:p text:style-name="P1">}</text:p>
      <text:p text:style-name="P1"/>
      <text:p text:style-name="P1">.user-css-presentation .panel-default small,</text:p>
      <text:p text:style-name="P1">.user-css-presentation .panel-default .text-muted,</text:p>
      <text:p text:style-name="P1">.user-css-presentation .spoiler-content small,</text:p>
      <text:p text:style-name="P1">.user-css-presentation .spoiler-content .text-muted {</text:p>
      <text:p text:style-name="P1"><text:soft-page-break/><text:s text:c="4"/>color: var(--accentCMuted);</text:p>
      <text:p text:style-name="P1">}</text:p>
      <text:p text:style-name="P1"/>
      <text:p text:style-name="P1">.user-css-presentation .panel-primary small,</text:p>
      <text:p text:style-name="P1">.user-css-presentation .panel-primary .text-muted {</text:p>
      <text:p text:style-name="P1"><text:s text:c="4"/>color: var(--primaryCMuted);</text:p>
      <text:p text:style-name="P1">}</text:p>
      <text:p text:style-name="P1"/>
      <text:p text:style-name="P1">/* WELLS */</text:p>
      <text:p text:style-name="P1">.user-css-presentation .well,</text:p>
      <text:p text:style-name="P1">.user-css-presentation .aloud {</text:p>
      <text:p text:style-name="P1"><text:s text:c="4"/>background-color: var(--accent5Transparent);</text:p>
      <text:p text:style-name="P1"><text:s text:c="4"/>background: linear-gradient(to right, var(--accent5Transparent), var(--accent5), var(--accent5Transparent));</text:p>
      <text:p text:style-name="P1"><text:s text:c="4"/>color: var(--accentDMuted);</text:p>
      <text:p text:style-name="P1"><text:s text:c="4"/>box-shadow: 0 0 2px 2px var(--accentATransparent);</text:p>
      <text:p text:style-name="P1">}</text:p>
      <text:p text:style-name="P1"/>
      <text:p text:style-name="P1">.user-css-presentation .well.spoiler-content {</text:p>
      <text:p text:style-name="P1"><text:s text:c="4"/>background-color: var(--primary5Transparent);</text:p>
      <text:p text:style-name="P1"><text:s text:c="4"/>background: linear-gradient(to right, var(--primary5Transparent), var(--primary5), var(--primary5Transparent));</text:p>
      <text:p text:style-name="P1"><text:s text:c="4"/>color: var(--primaryDMuted);</text:p>
      <text:p text:style-name="P1"><text:s text:c="4"/>box-shadow: 0 0 2px 2px var(--primaryATransparent);</text:p>
      <text:p text:style-name="P1">}</text:p>
      <text:p text:style-name="P1"/>
      <text:p text:style-name="P1">/* WORLD MENU SELECTOR */</text:p>
      <text:p text:style-name="P1">.user-css-presentation .world-menu-selector-column .world-nav-button {</text:p>
      <text:p text:style-name="P1"><text:s text:c="4"/>background: var(--accent5Transparent);</text:p>
      <text:p text:style-name="P1"><text:s text:c="4"/>color: var(--accentDMuted);</text:p>
      <text:p text:style-name="P1"><text:s text:c="4"/>box-shadow: 0 0 2px 2px var(--accent5Transparent);</text:p>
      <text:p text:style-name="P1">}</text:p>
      <text:p text:style-name="P1"/>
      <text:p text:style-name="P1">.user-css-presentation .world-menu-selector-column .world-nav-button:hover {</text:p>
      <text:p text:style-name="P1"><text:s text:c="4"/>background: var(--accent6Transparent);</text:p>
      <text:p text:style-name="P1"><text:s text:c="4"/>box-shadow: 0 0 2px 2px var(--accentATransparent);</text:p>
      <text:p text:style-name="P1">}</text:p>
      <text:p text:style-name="P1"/>
      <text:p text:style-name="P1">.user-css-presentation .well.spoiler-content {</text:p>
      <text:p text:style-name="P1"><text:s text:c="4"/>background-color: var(--primary5Transparent);</text:p>
      <text:p text:style-name="P1"><text:s text:c="4"/>background: linear-gradient(to right, var(--primary5Transparent), var(--primary5), var(--primary5Transparent));</text:p>
      <text:p text:style-name="P1"><text:s text:c="4"/>color: var(--primaryDMuted);</text:p>
      <text:p text:style-name="P1"><text:s text:c="4"/>box-shadow: 0 0 2px 2px var(--primaryATransparent);</text:p>
      <text:p text:style-name="P1">}</text:p>
      <text:p text:style-name="P1"/>
      <text:p text:style-name="P1">/* WORLD MENU SELECTOR */</text:p>
      <text:p text:style-name="P1">.user-css-presentation .world-menu-selector-column .world-nav-button {</text:p>
      <text:p text:style-name="P1"><text:soft-page-break/><text:s text:c="4"/>background: var(--accent5Transparent);</text:p>
      <text:p text:style-name="P1"><text:s text:c="4"/>color: var(--accentDMuted);</text:p>
      <text:p text:style-name="P1"><text:s text:c="4"/>box-shadow: 0 0 2px 2px var(--accent5Transparent);</text:p>
      <text:p text:style-name="P1">}</text:p>
      <text:p text:style-name="P1"/>
      <text:p text:style-name="P1">.user-css-presentation .world-menu-selector-column .world-nav-button:hover {</text:p>
      <text:p text:style-name="P1"><text:s text:c="4"/>background: var(--accent6Transparent);</text:p>
      <text:p text:style-name="P1"><text:s text:c="4"/>box-shadow: 0 0 2px 2px var(--accentATransparent);</text:p>
      <text:p text:style-name="P1">}</text:p>
      <text:p text:style-name="P1"/>
      <text:p text:style-name="P1">.user-css-presentation .world-menu-selector-column .world-nav-button.active {</text:p>
      <text:p text:style-name="P1"><text:s text:c="4"/>background: var(--primary6Transparent);</text:p>
      <text:p text:style-name="P1"><text:s text:c="4"/>color: var(--primaryDMuted);</text:p>
      <text:p text:style-name="P1"><text:s text:c="4"/>box-shadow: 0 0 2px 2px var(--primaryATransparent);</text:p>
      <text:p text:style-name="P1">}</text:p>
      <text:p text:style-name="P1"/>
      <text:p text:style-name="P1">/* FORM INPUTS */</text:p>
      <text:p text:style-name="P1">.user-css-presentation textarea,</text:p>
      <text:p text:style-name="P1">.user-css-presentation .typeahead-input {</text:p>
      <text:p text:style-name="P1"><text:s text:c="4"/>background-color: var(--accent5Transparent);</text:p>
      <text:p text:style-name="P1"><text:s text:c="4"/>color: var(--accentDMuted);</text:p>
      <text:p text:style-name="P1"><text:s text:c="4"/>box-shadow: 0 0 2px 2px var(--accent5Transparent);</text:p>
      <text:p text:style-name="P1">}</text:p>
      <text:p text:style-name="P1"/>
      <text:p text:style-name="P1">.user-css-presentation textarea:focus,</text:p>
      <text:p text:style-name="P1">.user-css-presentation .typeahead-input:focus {</text:p>
      <text:p text:style-name="P1"><text:s text:c="4"/>box-shadow: 0 0 2px 2px var(--accentATransparent);</text:p>
      <text:p text:style-name="P1">}</text:p>
      <text:p text:style-name="P1"/>
      <text:p text:style-name="P1">.user-css-presentation .typeahead-input .btn {</text:p>
      <text:p text:style-name="P1"><text:s text:c="4"/>color: var(--primaryD) !important;</text:p>
      <text:p text:style-name="P1">}</text:p>
      <text:p text:style-name="P1"/>
      <text:p text:style-name="P1">.user-css-presentation .search-form .btn:hover {</text:p>
      <text:p text:style-name="P1"><text:s text:c="4"/>color: var(--primaryDMuted) !important;</text:p>
      <text:p text:style-name="P1">}</text:p>
      <text:p text:style-name="P1">/* FORM INPUTS */</text:p>
      <text:p text:style-name="P1"/>
      <text:p text:style-name="P1">/* TIMELINES */</text:p>
      <text:p text:style-name="P1">.user-css-presentation .timeline:before {</text:p>
      <text:p text:style-name="P1"><text:s text:c="4"/>background: var(--accentA);</text:p>
      <text:p text:style-name="P1"><text:s text:c="4"/>box-shadow: 0 0 2px 1px var(--accentA);</text:p>
      <text:p text:style-name="P1">}</text:p>
      <text:p text:style-name="P1"/>
      <text:p text:style-name="P1">.user-css-presentation .timeline li {</text:p>
      <text:p text:style-name="P1"><text:s text:c="4"/>--tlBackground: var(--accent1Muted);</text:p>
      <text:p text:style-name="P1"><text:s text:c="4"/>--tlBackground3: var(--accent3);</text:p>
      <text:p text:style-name="P1"><text:s text:c="4"/>--tlBackground3Transparent: var(--accent3Transparent);</text:p>
      <text:p text:style-name="P1"><text:soft-page-break/><text:s text:c="4"/>--tlBackgroundTag: var(--accentAMuted);</text:p>
      <text:p text:style-name="P1"><text:s text:c="4"/>--tlBorder: var(--accentA);</text:p>
      <text:p text:style-name="P1"><text:s text:c="4"/>--tlColor: var(--accentDMuted);</text:p>
      <text:p text:style-name="P1"><text:s text:c="4"/>--tlColorMuted: var(--accentCMuted);</text:p>
      <text:p text:style-name="P1"><text:s text:c="4"/>--tlColorHeader: var(--accentA);</text:p>
      <text:p text:style-name="P1"><text:s text:c="4"/>--tlColorHeaderMuted: var(--accentCMuted);</text:p>
      <text:p text:style-name="P1"><text:s text:c="4"/>--tlColorTag: var(--accent3Muted);</text:p>
      <text:p text:style-name="P1">}</text:p>
      <text:p text:style-name="P1"/>
      <text:p text:style-name="P1">.user-css-presentation .timeline li.milestone {</text:p>
      <text:p text:style-name="P1"><text:s text:c="4"/>--tlBackground: var(--primary1Muted);</text:p>
      <text:p text:style-name="P1"><text:s text:c="4"/>--tlBackground3: var(--primary3);</text:p>
      <text:p text:style-name="P1"><text:s text:c="4"/>--tlBackground3Transparent: var(--primary3Transparent);</text:p>
      <text:p text:style-name="P1"><text:s text:c="4"/>--tlBackgroundTag: var(--primaryAMuted);</text:p>
      <text:p text:style-name="P1"><text:s text:c="4"/>--tlBorder: var(--primaryA);</text:p>
      <text:p text:style-name="P1"><text:s text:c="4"/>--tlColor: var(--primaryDMuted);</text:p>
      <text:p text:style-name="P1"><text:s text:c="4"/>--tlColorMuted: var(--primaryCMuted);</text:p>
      <text:p text:style-name="P1"><text:s text:c="4"/>--tlColorHeader: var(--primaryA);</text:p>
      <text:p text:style-name="P1"><text:s text:c="4"/>--tlColorHeaderMuted: var(--primaryCMuted);</text:p>
      <text:p text:style-name="P1"><text:s text:c="4"/>--tlColorTag: var(--primary3Muted);</text:p>
      <text:p text:style-name="P1">}</text:p>
      <text:p text:style-name="P1"/>
      <text:p text:style-name="P1">.user-css-presentation .timeline li.important {</text:p>
      <text:p text:style-name="P1"><text:s text:c="4"/>--tlBackground: var(--warning1Muted);</text:p>
      <text:p text:style-name="P1"><text:s text:c="4"/>--tlBackground3: var(--warning3);</text:p>
      <text:p text:style-name="P1"><text:s text:c="4"/>--tlBackground3Transparent: var(--warning3Transparent);</text:p>
      <text:p text:style-name="P1"><text:s text:c="4"/>--tlBackgroundTag: var(--warningAMuted);</text:p>
      <text:p text:style-name="P1"><text:s text:c="4"/>--tlBorder: var(--warningA);</text:p>
      <text:p text:style-name="P1"><text:s text:c="4"/>--tlColor: var(--warningDMuted);</text:p>
      <text:p text:style-name="P1"><text:s text:c="4"/>--tlColorMuted: var(--warningCMuted);</text:p>
      <text:p text:style-name="P1"><text:s text:c="4"/>--tlColorHeader: var(--warningA);</text:p>
      <text:p text:style-name="P1"><text:s text:c="4"/>--tlColorHeaderMuted: var(--warningCMuted);</text:p>
      <text:p text:style-name="P1"><text:s text:c="4"/>--tlColorTag: var(--warning3Muted);</text:p>
      <text:p text:style-name="P1">}</text:p>
      <text:p text:style-name="P1"/>
      <text:p text:style-name="P1">.user-css-presentation .timeline li.major {</text:p>
      <text:p text:style-name="P1"><text:s text:c="4"/>--tlBackground: var(--danger1Muted);</text:p>
      <text:p text:style-name="P1"><text:s text:c="4"/>--tlBackground3: var(--danger3);</text:p>
      <text:p text:style-name="P1"><text:s text:c="4"/>--tlBackground3Transparent: var(--danger3Transparent);</text:p>
      <text:p text:style-name="P1"><text:s text:c="4"/>--tlBackgroundTag: var(--dangerAMuted);</text:p>
      <text:p text:style-name="P1"><text:s text:c="4"/>--tlBorder: var(--dangerA);</text:p>
      <text:p text:style-name="P1"><text:s text:c="4"/>--tlColor: var(--dangerDMuted);</text:p>
      <text:p text:style-name="P1"><text:s text:c="4"/>--tlColorMuted: var(--dangerCMuted);</text:p>
      <text:p text:style-name="P1"><text:s text:c="4"/>--tlColorHeader: var(--dangerA);</text:p>
      <text:p text:style-name="P1"><text:s text:c="4"/>--tlColorHeaderMuted: var(--dangerCMuted);</text:p>
      <text:p text:style-name="P1"><text:s text:c="4"/>--tlColorTag: var(--danger3Muted);</text:p>
      <text:p text:style-name="P1">}</text:p>
      <text:p text:style-name="P1"/>
      <text:p text:style-name="P1"><text:soft-page-break/>.user-css-presentation .timeline li.minor {</text:p>
      <text:p text:style-name="P1"><text:s text:c="4"/>--tlBackground: var(--success1Muted);</text:p>
      <text:p text:style-name="P1"><text:s text:c="4"/>--tlBackground3: var(--success3);</text:p>
      <text:p text:style-name="P1"><text:s text:c="4"/>--tlBackground3Transparent: var(--success3Transparent);</text:p>
      <text:p text:style-name="P1"><text:s text:c="4"/>--tlBackgroundTag: var(--successAMuted);</text:p>
      <text:p text:style-name="P1"><text:s text:c="4"/>--tlBorder: var(--successA);</text:p>
      <text:p text:style-name="P1"><text:s text:c="4"/>--tlColor: var(--successDMuted);</text:p>
      <text:p text:style-name="P1"><text:s text:c="4"/>--tlColorMuted: var(--successCMuted);</text:p>
      <text:p text:style-name="P1"><text:s text:c="4"/>--tlColorHeader: var(--successA);</text:p>
      <text:p text:style-name="P1"><text:s text:c="4"/>--tlColorHeaderMuted: var(--successCMuted);</text:p>
      <text:p text:style-name="P1"><text:s text:c="4"/>--tlColorTag: var(--success3Muted);</text:p>
      <text:p text:style-name="P1">}</text:p>
      <text:p text:style-name="P1"/>
      <text:p text:style-name="P1">.user-css-presentation .timeline li.trivial {</text:p>
      <text:p text:style-name="P1"><text:s text:c="4"/>--tlBackground: var(--info1Muted);</text:p>
      <text:p text:style-name="P1"><text:s text:c="4"/>--tlBackground3: var(--info3);</text:p>
      <text:p text:style-name="P1"><text:s text:c="4"/>--tlBackground3Transparent: var(--info3Transparent);</text:p>
      <text:p text:style-name="P1"><text:s text:c="4"/>--tlBackgroundTag: var(--infoAMuted);</text:p>
      <text:p text:style-name="P1"><text:s text:c="4"/>--tlBorder: var(--infoA);</text:p>
      <text:p text:style-name="P1"><text:s text:c="4"/>--tlColor: var(--infoDMuted);</text:p>
      <text:p text:style-name="P1"><text:s text:c="4"/>--tlColorMuted: var(--infoCMuted);</text:p>
      <text:p text:style-name="P1"><text:s text:c="4"/>--tlColorHeader: var(--infoA);</text:p>
      <text:p text:style-name="P1"><text:s text:c="4"/>--tlColorHeaderMuted: var(--infoCMuted);</text:p>
      <text:p text:style-name="P1"><text:s text:c="4"/>--tlColorTag: var(--info3Muted);</text:p>
      <text:p text:style-name="P1">}</text:p>
      <text:p text:style-name="P1"/>
      <text:p text:style-name="P1">.user-css-presentation .timeline li .tl-circ {</text:p>
      <text:p text:style-name="P1"><text:s text:c="4"/>background: var(--tlBackground);</text:p>
      <text:p text:style-name="P1"><text:s text:c="4"/>border-color: var(--tlBorder);</text:p>
      <text:p text:style-name="P1"><text:s text:c="4"/>box-shadow: 0 0 2px 1px var(--tlBorder);</text:p>
      <text:p text:style-name="P1">}</text:p>
      <text:p text:style-name="P1"/>
      <text:p text:style-name="P1">.user-css-presentation .timeline li .timeline-panel:before,</text:p>
      <text:p text:style-name="P1">.user-css-presentation .timeline li .timeline-panel:after {</text:p>
      <text:p text:style-name="P1"><text:s text:c="4"/>border-left-color: var(--tlBorder);</text:p>
      <text:p text:style-name="P1"><text:s text:c="4"/>border-right-color: var(--tlBorder);</text:p>
      <text:p text:style-name="P1">}</text:p>
      <text:p text:style-name="P1"/>
      <text:p text:style-name="P1">.user-css-presentation .timeline li .timeline-panel,</text:p>
      <text:p text:style-name="P1">.user-css-presentation .timeline li.milestone {</text:p>
      <text:p text:style-name="P1"><text:s text:c="4"/>border-color: var(--tlBorder);</text:p>
      <text:p text:style-name="P1"><text:s text:c="4"/>background: var(--tlBackground3Transparent);</text:p>
      <text:p text:style-name="P1"><text:s text:c="4"/>color: var(--tlColor);</text:p>
      <text:p text:style-name="P1">}</text:p>
      <text:p text:style-name="P1"/>
      <text:p text:style-name="P1">.user-css-presentation .timeline li .timeline-panel {</text:p>
      <text:p text:style-name="P1"><text:s text:c="4"/>background: linear-gradient(to right, var(--tlBackground3Transparent), var(--tlBackground3Transparent), var(--tlBackground3));</text:p>
      <text:p text:style-name="P1"><text:soft-page-break/>}</text:p>
      <text:p text:style-name="P1"/>
      <text:p text:style-name="P1">.user-css-presentation .timeline li.timeline-entry-inverted .timeline-panel {</text:p>
      <text:p text:style-name="P1"><text:s text:c="4"/>background: linear-gradient(to left, var(--tlBackground3Transparent), var(--tlBackground3Transparent), var(--tlBackground3));</text:p>
      <text:p text:style-name="P1">}</text:p>
      <text:p text:style-name="P1"/>
      <text:p text:style-name="P1">.user-css-presentation .timeline li.milestone {</text:p>
      <text:p text:style-name="P1"><text:s text:c="4"/>background: linear-gradient(to left, var(--tlBackground3Transparent), var(--tlBackground3), var(--tlBackground3Transparent));</text:p>
      <text:p text:style-name="P1">}</text:p>
      <text:p text:style-name="P1"/>
      <text:p text:style-name="P1">.user-css-presentation .timeline li .timeline-panel .header-icon,</text:p>
      <text:p text:style-name="P1">.user-css-presentation .timeline li.milestone .header-icon {</text:p>
      <text:p text:style-name="P1"><text:s text:c="4"/>border-color: var(--tlBorder);</text:p>
      <text:p text:style-name="P1"><text:s text:c="4"/>color: var(--tlBorder);</text:p>
      <text:p text:style-name="P1"><text:s text:c="4"/>background: var(--tlBackground);</text:p>
      <text:p text:style-name="P1">}</text:p>
      <text:p text:style-name="P1"/>
      <text:p text:style-name="P1">.user-css-presentation .timeline li .timeline-panel h4,</text:p>
      <text:p text:style-name="P1">.user-css-presentation .timeline li .timeline-panel h5,</text:p>
      <text:p text:style-name="P1">.user-css-presentation .timeline li.milestone h4,</text:p>
      <text:p text:style-name="P1">.user-css-presentation .timeline li.milestone h5 {</text:p>
      <text:p text:style-name="P1"><text:s text:c="4"/>color: var(--tlColorHeader);</text:p>
      <text:p text:style-name="P1">}</text:p>
      <text:p text:style-name="P1"/>
      <text:p text:style-name="P1">.user-css-presentation .timeline li .timeline-panel h4 small,</text:p>
      <text:p text:style-name="P1">.user-css-presentation .timeline li .timeline-panel h5.text-muted,</text:p>
      <text:p text:style-name="P1">.user-css-presentation .timeline li.milestone h4 small,</text:p>
      <text:p text:style-name="P1">.user-css-presentation .timeline li.milestone h5.text-muted {</text:p>
      <text:p text:style-name="P1"><text:s text:c="4"/>color: var(--tlColorHeaderMuted);</text:p>
      <text:p text:style-name="P1">}</text:p>
      <text:p text:style-name="P1"/>
      <text:p text:style-name="P1">.user-css-presentation .timeline li .timeline-panel hr,</text:p>
      <text:p text:style-name="P1">.user-css-presentation .timeline li.milestone hr {</text:p>
      <text:p text:style-name="P1"><text:s text:c="4"/>border-color: var(--tlColorHeader);</text:p>
      <text:p text:style-name="P1">}</text:p>
      <text:p text:style-name="P1"/>
      <text:p text:style-name="P1">.user-css-presentation .timeline li .timeline-panel p,</text:p>
      <text:p text:style-name="P1">.user-css-presentation .timeline li.milestone p {</text:p>
      <text:p text:style-name="P1"><text:s text:c="4"/>color: inherit;</text:p>
      <text:p text:style-name="P1">}</text:p>
      <text:p text:style-name="P1"/>
      <text:p text:style-name="P1">.user-css-presentation .timeline li .timeline-panel small,</text:p>
      <text:p text:style-name="P1">.user-css-presentation .timeline li .timeline-panel .text-muted,</text:p>
      <text:p text:style-name="P1">.user-css-presentation .timeline li.milestone small,</text:p>
      <text:p text:style-name="P1">.user-css-presentation .timeline li.milestone .text-muted {</text:p>
      <text:p text:style-name="P1"><text:s text:c="4"/>color: var(--tlColorMuted);</text:p>
      <text:p text:style-name="P1"><text:soft-page-break/>}</text:p>
      <text:p text:style-name="P1"/>
      <text:p text:style-name="P1">.user-css-presentation .timeline li .timeline-panel a.label-default,</text:p>
      <text:p text:style-name="P1">.user-css-presentation .timeline li.milestone a.label-default {</text:p>
      <text:p text:style-name="P1"><text:s text:c="4"/>background: var(--tlBackgroundTag);</text:p>
      <text:p text:style-name="P1"><text:s text:c="4"/>color: var(--tlColorTag);</text:p>
      <text:p text:style-name="P1">}</text:p>
      <text:p text:style-name="P1">/* TIMELINES */</text:p>
      <text:p text:style-name="P1"/>
      <text:p text:style-name="P1">/* TEXT */</text:p>
      <text:p text:style-name="P1">.user-css-presentation .text-success {</text:p>
      <text:p text:style-name="P1"><text:s text:c="4"/>color: var(--successD);</text:p>
      <text:p text:style-name="P1">}</text:p>
      <text:p text:style-name="P1"/>
      <text:p text:style-name="P1">.user-css-presentation .text-warning {</text:p>
      <text:p text:style-name="P1"><text:s text:c="4"/>color: var(--warningD);</text:p>
      <text:p text:style-name="P1">}</text:p>
      <text:p text:style-name="P1"/>
      <text:p text:style-name="P1">.user-css-presentation .text-info {</text:p>
      <text:p text:style-name="P1"><text:s text:c="4"/>color: vaR(--infoD);</text:p>
      <text:p text:style-name="P1">}</text:p>
      <text:p text:style-name="P1"/>
      <text:p text:style-name="P1">.user-css-presentation .text-danger {</text:p>
      <text:p text:style-name="P1"><text:s text:c="4"/>color: var(--dangerD);</text:p>
      <text:p text:style-name="P1">}</text:p>
      <text:p text:style-name="P1">/* TEXT */</text:p>
      <text:p text:style-name="P1"/>
      <text:p text:style-name="P1">/* Navigation Sidebar */</text:p>
      <text:p text:style-name="P1">/*.user-css-presentation #world-navigation-sidebar {</text:p>
      <text:p text:style-name="P1"><text:s text:c="4"/>width: 35%; /*stops width from stretching if maps have long descriptions*/</text:p>
      <text:p text:style-name="P1"><text:s text:c="4"/>scrollbar-color: black darkred; /*scrollbar color*/</text:p>
      <text:p text:style-name="P1"><text:s text:c="4"/>background-color: var(--danger1);</text:p>
      <text:p text:style-name="P1"><text:s text:c="4"/>box-shadow: 5px 13px 20px rgba(0,0,0,0.4); /*shadow*/</text:p>
      <text:p text:style-name="P1">}*/</text:p>
      <text:p text:style-name="P1"/>
      <text:p text:style-name="P1">/*.user-css-presentation div#world-navigation-palette-trigger {</text:p>
      <text:p text:style-name="P1"><text:s text:c="4"/>padding: 10px; /*centers icon*/</text:p>
      <text:p text:style-name="P1"><text:s text:c="4"/>background: var(--primaryDTransparent);</text:p>
      <text:p text:style-name="P1"><text:s text:c="4"/>color: black;</text:p>
      <text:p text:style-name="P1">}*/</text:p>
      <text:p text:style-name="P1"/>
      <text:p text:style-name="P1">/*.user-css-presentation .world-navigation-palette-trigger:hover <text:s/>{</text:p>
      <text:p text:style-name="P1"><text:s text:c="4"/>color: #362FD9; /*hover color – blue*/</text:p>
      <text:p text:style-name="P1">}*/</text:p>
      <text:p text:style-name="P1"/>
      <text:p text:style-name="P1">.user-css-presentation .world-navigation-sidebar::-webkit-scrollbar { <text:s text:c="2"/>/*the scrollbar for the navigation sidebar container*/</text:p>
      <text:p text:style-name="P1"><text:s text:c="3"/>width: 7px;</text:p>
      <text:p text:style-name="P1"><text:soft-page-break/>}</text:p>
      <text:p text:style-name="P1"/>
      <text:p text:style-name="P1">.user-css-presentation .world-navigation-sidebar::-webkit-scrollbar-track { <text:s text:c="2"/>/*the track for the navigation sidebar container*/</text:p>
      <text:p text:style-name="P1"><text:s text:c="3"/>background: black darkred;</text:p>
      <text:p text:style-name="P1">}</text:p>
      <text:p text:style-name="P1"/>
      <text:p text:style-name="P1">.user-css-presentation .world-navigation-sidebar::-webkit-scrollbar-thumb { <text:s text:c="2"/>/*the thumb for the navigation sidebar container*/</text:p>
      <text:p text:style-name="P1"><text:s text:c="3"/>background: rgba(83, 127, 231, .3);</text:p>
      <text:p text:style-name="P1"><text:s text:c="3"/>border-radius: 5px;</text:p>
      <text:p text:style-name="P1">}</text:p>
      <text:p text:style-name="P1"/>
      <text:p text:style-name="P1">.user-css-presentation .world-navigation-sidebar::-webkit-scrollbar-thumb:hover { <text:s text:c="2"/>/*the thumb for the navigation sidebar container when hovered over*/</text:p>
      <text:p text:style-name="P1"><text:s text:c="3"/>background: rgba(54, 47, 217, .6);</text:p>
      <text:p text:style-name="P1">}</text:p>
      <text:p text:style-name="P1">/* Scrollbar Styling */</text:p>
      <text:p text:style-name="P1"/>
      <text:p text:style-name="P1"/>
      <text:p text:style-name="P1"/>
      <text:p text:style-name="P1">/* Navigation Sidebar */</text:p>
      <text:p text:style-name="P1">.user-css-presentation .world-navigation-sidebar { /*the sidebar itself*/</text:p>
      <text:p text:style-name="P1"><text:s text:c="3"/>background-image-source: url(https://www.worldanvil.com/uploads/images/3b65223c169a90b8bd3388ec6b49494c.png);</text:p>
      <text:p text:style-name="P1">background-attachment: fixed;</text:p>
      <text:p text:style-name="P1"><text:s text:c="3"/>background-clip: padding-box;</text:p>
      <text:p text:style-name="P1"><text:s text:c="3"/>background-color: rgba(36, 36, 36, .5);</text:p>
      <text:p text:style-name="P1"><text:s text:c="3"/>border-image-source: url(https://www.worldanvil.com/uploads/images/d0913bd627607ec2bf391adf7f5e4435.png);</text:p>
      <text:p text:style-name="P1"><text:s text:c="3"/>border-image-slice: 20;</text:p>
      <text:p text:style-name="P1"><text:s text:c="3"/>border-image-repeat: stretch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<text:s text:c="3"/>max-width: none;</text:p>
      <text:p text:style-name="P1"><text:s text:c="3"/>width: 35%; /*1500px;*/</text:p>
      <text:p text:style-name="P1"><text:s text:c="3"/>left: -1200px;</text:p>
      <text:p text:style-name="P1"><text:s text:c="3"/>padding-left: 1200px;</text:p>
      <text:p text:style-name="P1"><text:s text:c="3"/>box-shadow: none;</text:p>
      <text:p text:style-name="P1">}</text:p>
      <text:p text:style-name="P1"/>
      <text:p text:style-name="P1">.user-css-presentation .world-navigation-sidebar i{ <text:s text:c="2"/>/*icons in the sidebar*/</text:p>
      <text:p text:style-name="P1">color: rgba(3, 201, 136, .6)</text:p>
      <text:p text:style-name="P1">}</text:p>
      <text:p text:style-name="P1">.user-css-presentation .world-navigation-sidebar i a:hover {</text:p>
      <text:p text:style-name="P1"><text:s text:c="2"/>color: lightpurple;</text:p>
      <text:p text:style-name="P1">}</text:p>
      <text:p text:style-name="P1"><text:soft-page-break/></text:p>
      <text:p text:style-name="P1">.user-css-presentation .world-navigation-sidebar[ztyle^=dizplay] { <text:s text:c="2"/>/*the sidebar while closed*/</text:p>
      <text:p text:style-name="P1"><text:s text:c="4"/>left: -1200px !important; /*this is so mine slides in and out, instead of just appearing*/</text:p>
      <text:p text:style-name="P1"><text:s text:c="4"/>display: block !important;</text:p>
      <text:p text:style-name="P1"><text:s text:c="4"/>transition: left 1.8s; /*this is so mine slides in and out, instead of just appearing*/</text:p>
      <text:p text:style-name="P1">}</text:p>
      <text:p text:style-name="P1"/>
      <text:p text:style-name="P1">.user-css-presentation .world-navigation-sidebar { <text:s text:c="2"/>/*sidebar position when open*/</text:p>
      <text:p text:style-name="P1"><text:s text:c="4"/>display: block!important;</text:p>
      <text:p text:style-name="P1"><text:s text:c="4"/>transition: left 1.8s; /*this is so mine slides in and out, instead of just appearing*/</text:p>
      <text:p text:style-name="P1">}</text:p>
      <text:p text:style-name="P1"/>
      <text:p text:style-name="P1">.user-css-presentation .world-navigation-palette-trigger-inactive { <text:s text:c="2"/>/*the sidebar button when closed*/</text:p>
      <text:p text:style-name="P1"><text:s text:c="3"/>left: 3px;</text:p>
      <text:p text:style-name="P1"><text:s text:c="3"/>transition: left 1.8s;</text:p>
      <text:p text:style-name="P1"><text:s text:c="3"/>background: rgba(36, 36, 36, .15);</text:p>
      <text:p text:style-name="P1"><text:s text:c="3"/>border: 3px solid rgba(48, 30, 103, .6);</text:p>
      <text:p text:style-name="P1"><text:s text:c="3"/>border-radius: 3px;</text:p>
      <text:p text:style-name="P1">}</text:p>
      <text:p text:style-name="P1"/>
      <text:p text:style-name="P1">.user-css-presentation, .world-navigation-palette-trigger-inactive i{ <text:s text:c="2"/>/*the small icon in the sidebar button when closed*/</text:p>
      <text:p text:style-name="P1">trigger-icon: [color: #537FE7][section:fa-duotone fa-chess-knight-piece] [/section]; <text:s text:c="3"/></text:p>
      <text:p text:style-name="P1"><text:s text:c="3"/>font-size: 15px;</text:p>
      <text:p text:style-name="P1">}</text:p>
      <text:p text:style-name="P1"/>
      <text:p text:style-name="P1">.user-css-presentation .world-navigation-palette-trigger-active { <text:s text:c="2"/>/*the sidebar button when open*/</text:p>
      <text:p text:style-name="P1"><text:s text:c="3"/>left: 532px;</text:p>
      <text:p text:style-name="P1"><text:s text:c="3"/>transition: left 1s;</text:p>
      <text:p text:style-name="P1"><text:s text:c="3"/>background: rgba(36, 36, 36, .15);</text:p>
      <text:p text:style-name="P1"><text:s text:c="3"/>border: 3px solid rgba(48, 30, 103, .6);</text:p>
      <text:p text:style-name="P1"><text:s text:c="3"/>border-radius: 100px;</text:p>
      <text:p text:style-name="P1">}</text:p>
      <text:p text:style-name="P1"/>
      <text:p text:style-name="P1">.user-css-presentation .world-navigation-palette-trigger-active i{ <text:s text:c="2"/>/*the small icon in the sidebar button when opened*/</text:p>
      <text:p text:style-name="P1">trigger-icon: [color: blue][section:fa-duotone fa-chess-knight] [/section]; <text:s text:c="2"/></text:p>
      <text:p text:style-name="P1"><text:s text:c="3"/>font-size: 32px;</text:p>
      <text:p text:style-name="P1">}</text:p>
      <text:p text:style-name="P1">/* Navigation Sidebar */</text:p>
      <text:p text:style-name="P1"/>
      <text:p text:style-name="P1">/* WORLD BOOKCASE */</text:p>
      <text:p text:style-name="P1">/* Player Handbook left */</text:p>
      <text:p text:style-name="P1">.user-css .bookcover {</text:p>
      <text:p text:style-name="P1"><text:s text:c="2"/>margin: 10px;</text:p>
      <text:p text:style-name="P1"><text:s text:c="2"/>display: inline-block;</text:p>
      <text:p text:style-name="P1"><text:s text:c="2"/>width: 300px;</text:p>
      <text:p text:style-name="P1"><text:s text:c="2"/>text-align: left;</text:p>
      <text:p text:style-name="P1"><text:soft-page-break/><text:s text:c="2"/>position: relative;</text:p>
      <text:p text:style-name="P1"><text:s text:c="2"/>height: 400px;</text:p>
      <text:p text:style-name="P1"><text:s text:c="2"/>background: #000;</text:p>
      <text:p text:style-name="P1">}</text:p>
      <text:p text:style-name="P1">.user-css .bookcover a {</text:p>
      <text:p text:style-name="P1"><text:s text:c="4"/>color: #0075ea;</text:p>
      <text:p text:style-name="P1">}</text:p>
      <text:p text:style-name="P1">.user-css .bookcover a,</text:p>
      <text:p text:style-name="P1">.user-css .bookcover a:hover {</text:p>
      <text:p text:style-name="P1"><text:s text:c="4"/>text-decoration: none;</text:p>
      <text:p text:style-name="P1">}</text:p>
      <text:p text:style-name="P1">.user-css .bookcover a:hover img {</text:p>
      <text:p text:style-name="P1"><text:s text:c="4"/>opacity: 0.35;</text:p>
      <text:p text:style-name="P1">}</text:p>
      <text:p text:style-name="P1">.user-css .bookcover a img {</text:p>
      <text:p text:style-name="P1"><text:s text:c="4"/>transition: opacity 0.25s linear;</text:p>
      <text:p text:style-name="P1">}</text:p>
      <text:p text:style-name="P1">.bookcover .excerpt {</text:p>
      <text:p text:style-name="P1"><text:s text:c="4"/>display: none;</text:p>
      <text:p text:style-name="P1">}</text:p>
      <text:p text:style-name="P1">.bookcover a:hover .excerpt {</text:p>
      <text:p text:style-name="P1"><text:s text:c="4"/>display: block;</text:p>
      <text:p text:style-name="P1"><text:s text:c="4"/>position: absolute;</text:p>
      <text:p text:style-name="P1"><text:s text:c="4"/>top: 10%;</text:p>
      <text:p text:style-name="P1"><text:s text:c="4"/>width: 200px;</text:p>
      <text:p text:style-name="P1"><text:s text:c="4"/>left: 50px;</text:p>
      <text:p text:style-name="P1"><text:s text:c="4"/>color: white;</text:p>
      <text:p text:style-name="P1"><text:s text:c="4"/>text-align: left;</text:p>
      <text:p text:style-name="P1">}</text:p>
      <text:p text:style-name="P1">.user-css .bookcover a .booktitle {</text:p>
      <text:p text:style-name="P1"><text:s text:c="4"/>position: absolute;</text:p>
      <text:p text:style-name="P1"><text:s text:c="4"/>left: 0;</text:p>
      <text:p text:style-name="P1"><text:s text:c="4"/>top: 75%;</text:p>
      <text:p text:style-name="P1"><text:s text:c="4"/>background-color: white;</text:p>
      <text:p text:style-name="P1"><text:s text:c="4"/>padding: 10px;</text:p>
      <text:p text:style-name="P1"><text:s text:c="4"/>text-transform: uppercase;</text:p>
      <text:p text:style-name="P1"><text:s text:c="4"/>font-weight: bold;</text:p>
      <text:p text:style-name="P1"><text:s text:c="4"/>max-width: 200px;</text:p>
      <text:p text:style-name="P1"><text:s text:c="4"/>text-align: left;</text:p>
      <text:p text:style-name="P1">}</text:p>
      <text:p text:style-name="P1">.user-css .bookcover a:hover .booktitle {</text:p>
      <text:p text:style-name="P1"><text:s text:c="4"/>background-color: #962626;</text:p>
      <text:p text:style-name="P1"><text:s text:c="4"/>color: white;</text:p>
      <text:p text:style-name="P1">}</text:p>
      <text:p text:style-name="P1">/* Player Handbook left */</text:p>
      <text:p text:style-name="P1"/>
      <text:p text:style-name="P1">/* Campaign Book right */</text:p>
      <text:p text:style-name="P1">.user-css .bookcover {</text:p>
      <text:p text:style-name="P1"><text:soft-page-break/><text:s text:c="2"/>margin: 10px;</text:p>
      <text:p text:style-name="P1"><text:s text:c="2"/>display: inline-block;</text:p>
      <text:p text:style-name="P1"><text:s text:c="2"/>width: 300px;</text:p>
      <text:p text:style-name="P1"><text:s text:c="2"/>text-align: right;</text:p>
      <text:p text:style-name="P1"><text:s text:c="2"/>position: relative;</text:p>
      <text:p text:style-name="P1"><text:s text:c="2"/>height: 400px;</text:p>
      <text:p text:style-name="P1"><text:s text:c="2"/>background: #000;</text:p>
      <text:p text:style-name="P1">}</text:p>
      <text:p text:style-name="P1">.user-css .bookcover a {</text:p>
      <text:p text:style-name="P1"><text:s text:c="4"/>color: #0075ea;</text:p>
      <text:p text:style-name="P1">}</text:p>
      <text:p text:style-name="P1">.user-css .bookcover a,</text:p>
      <text:p text:style-name="P1">.user-css .bookcover a:hover {</text:p>
      <text:p text:style-name="P1"><text:s text:c="4"/>text-decoration: none;</text:p>
      <text:p text:style-name="P1">}</text:p>
      <text:p text:style-name="P1">.user-css .bookcover a:hover img {</text:p>
      <text:p text:style-name="P1"><text:s text:c="4"/>opacity: 0.35;</text:p>
      <text:p text:style-name="P1">}</text:p>
      <text:p text:style-name="P1">.user-css .bookcover a img {</text:p>
      <text:p text:style-name="P1"><text:s text:c="4"/>transition: opacity 0.25s linear;</text:p>
      <text:p text:style-name="P1">}</text:p>
      <text:p text:style-name="P1">.bookcover .excerpt {</text:p>
      <text:p text:style-name="P1"><text:s text:c="4"/>display: none;</text:p>
      <text:p text:style-name="P1">}</text:p>
      <text:p text:style-name="P1">.bookcover a:hover .excerpt {</text:p>
      <text:p text:style-name="P1"><text:s text:c="4"/>display: block;</text:p>
      <text:p text:style-name="P1"><text:s text:c="4"/>position: absolute;</text:p>
      <text:p text:style-name="P1"><text:s text:c="4"/>top: 10%;</text:p>
      <text:p text:style-name="P1"><text:s text:c="4"/>width: 200px;</text:p>
      <text:p text:style-name="P1"><text:s text:c="4"/>left: 50px;</text:p>
      <text:p text:style-name="P1"><text:s text:c="4"/>color: white;</text:p>
      <text:p text:style-name="P1"><text:s text:c="4"/>text-align: right;</text:p>
      <text:p text:style-name="P1">}</text:p>
      <text:p text:style-name="P1">.user-css .bookcover a .booktitle {</text:p>
      <text:p text:style-name="P1"><text:s text:c="4"/>position: absolute;</text:p>
      <text:p text:style-name="P1"><text:s text:c="4"/>left: 0;</text:p>
      <text:p text:style-name="P1"><text:s text:c="4"/>top: 75%;</text:p>
      <text:p text:style-name="P1"><text:s text:c="4"/>background-color: white;</text:p>
      <text:p text:style-name="P1"><text:s text:c="4"/>padding: 10px;</text:p>
      <text:p text:style-name="P1"><text:s text:c="4"/>text-transform: uppercase;</text:p>
      <text:p text:style-name="P1"><text:s text:c="4"/>font-weight: bold;</text:p>
      <text:p text:style-name="P1"><text:s text:c="4"/>max-width: 200px;</text:p>
      <text:p text:style-name="P1"><text:s text:c="4"/>text-align: right;</text:p>
      <text:p text:style-name="P1">}</text:p>
      <text:p text:style-name="P1">.user-css .bookcover a:hover .booktitle {</text:p>
      <text:p text:style-name="P1"><text:s text:c="4"/>background-color: #962626;</text:p>
      <text:p text:style-name="P1"><text:s text:c="4"/>color: white;</text:p>
      <text:p text:style-name="P1">}</text:p>
      <text:p text:style-name="P1"><text:soft-page-break/>/* Campaign Book right */</text:p>
      <text:p text:style-name="P1">/* WORLD BOOKCASE */</text:p>
      <text:p text:style-name="P1"/>
      <text:p text:style-name="P1">/* Css Palette Trigger */</text:p>
      <text:p text:style-name="P1">user-css-presentation .css-palette-trigger i {</text:p>
      <text:p text:style-name="P1">position: fixed;</text:p>
      <text:p text:style-name="P1">top: 200px;</text:p>
      <text:p text:style-name="P1">right: 0;</text:p>
      <text:p text:style-name="P1">background-color: #14161b;</text:p>
      <text:p text:style-name="P1">color: #fff;</text:p>
      <text:p text:style-name="P1">padding: 8px;</text:p>
      <text:p text:style-name="P1">cursor: pointer;</text:p>
      <text:p text:style-name="P1">z-index: 11001;</text:p>
      <text:p text:style-name="P1">}</text:p>
      <text:p text:style-name="P1">.user-css-presentation i {</text:p>
      <text:p text:style-name="P1">trigger-icon: fa-solid fa-2x fa-code;</text:p>
      <text:p text:style-name="P1">}</text:p>
      <text:p text:style-name="P1">@font family: Font Awesome 6 Pro {</text:p>
      <text:p text:style-name="P1">}</text:p>
      <text:p text:style-name="P1">.css-palette-trigger-pushed {</text:p>
      <text:p text:style-name="P1">right: 350px;</text:p>
      <text:p text:style-name="P1">}</text:p>
      <text:p text:style-name="P1">.user-css-presentation #hidden-sidebar {</text:p>
      <text:p text:style-name="P1">padding: 10px;</text:p>
      <text:p text:style-name="P1">margin: 0;</text:p>
      <text:p text:style-name="P1">max-height: 75vh;</text:p>
      <text:p text:style-name="P1">background-color: #14161b;</text:p>
      <text:p text:style-name="P1">color: #fff;</text:p>
      <text:p text:style-name="P1">position: fixed;</text:p>
      <text:p text:style-name="P1">top: 75px;</text:p>
      <text:p text:style-name="P1">right: 0;</text:p>
      <text:p text:style-name="P1">z-index: 11000;</text:p>
      <text:p text:style-name="P1">width: 350px;</text:p>
      <text:p text:style-name="P1">max-width: 100%;</text:p>
      <text:p text:style-name="P1">overflow: auto;</text:p>
      <text:p text:style-name="P1">}</text:p>
      <text:p text:style-name="P1">@font-face {</text:p>
      <text:p text:style-name="P1">font-family: rpgawesome;</text:p>
      <text:p text:style-name="P1">src:url(../common/rpg-awesome/fonts/rpgawesome-webfont.eot?v=0.1.0);</text:p>
      <text:p text:style-name="P1">font-weight:400;</text:p>
      <text:p text:style-name="P1">font-style:normal</text:p>
      <text:p text:style-name="P1">}</text:p>
      <text:p text:style-name="P1">.ra {</text:p>
      <text:p text:style-name="P1">font-family:RPGAwesome;</text:p>
      <text:p text:style-name="P1">-moz-osx-font-smoothing:grayscale;</text:p>
      <text:p text:style-name="P1">-webkit-font-smoothing:antialiased;</text:p>
      <text:p text:style-name="P1">font-style:normal;</text:p>
      <text:p text:style-name="P1">font-variant:normal;</text:p>
      <text:p text:style-name="P1"><text:soft-page-break/>font-weight:400;</text:p>
      <text:p text:style-name="P1">line-height:1;</text:p>
      <text:p text:style-name="P1">speak:none;</text:p>
      <text:p text:style-name="P1">text-transform:none;</text:p>
      <text:p text:style-name="P1">}</text:p>
      <text:p text:style-name="P1">.ra-lg {</text:p>
      <text:p text:style-name="P1">font-size: 1.33333em;</text:p>
      <text:p text:style-name="P1">line-height: .75em;</text:p>
      <text:p text:style-name="P1">vertical-align:-15%;</text:p>
      <text:p text:style-name="P1">}</text:p>
      <text:p text:style-name="P1">.ra-2x {font-size:2em}</text:p>
      <text:p text:style-name="P1">.ra-3x {font-size:3em}</text:p>
      <text:p text:style-name="P1">.ra-4x {font-size:4em}</text:p>
      <text:p text:style-name="P1">.ra-5x {font-size:5em}</text:p>
      <text:p text:style-name="P1">.ra-fw {text-align :center; width:1.28571em}</text:p>
      <text:p text:style-name="P1">.ra-ul {</text:p>
      <text:p text:style-name="P1">list-style-type:none;</text:p>
      <text:p text:style-name="P1">margin-left: 2.14286em; </text:p>
      <text:p text:style-name="P1">padding-left:0}</text:p>
      <text:p text:style-name="P1">.ra-ul-li {position:relative}</text:p>
      <text:p text:style-name="P1">.ra-li {left:-2.14286em; position:absolute;</text:p>
      <text:p text:style-name="P1">text-align: center;</text:p>
      <text:p text:style-name="P1">top: .14286em;</text:p>
      <text:p text:style-name="P1">width:2.14286em}</text:p>
      <text:p text:style-name="P1">.ra-li.ra-lg {left:-1.85714em}</text:p>
      <text:p text:style-name="P1">.ra-border {</text:p>
      <text:p text:style-name="P1">border:solid .08em #eee;</text:p>
      <text:p text:style-name="P1">border-radius:.1em;</text:p>
      <text:p text:style-name="P1">padding:.2em .25em .15em}</text:p>
      <text:p text:style-name="P1">.pull-right{float:right}.pull-left{float:left}.ra.pull-left {margin-right:.3em}</text:p>
      <text:p text:style-name="P1">/* Css Palette Trigger */</text:p>
      <text:p text:style-name="P1"/>
      <text:p text:style-name="P1"/>
      <text:p text:style-name="P4">*/</text:p>
      <text:p text:style-name="P1"/>
      <text:p text:style-name="P2">/<text:span text:style-name="T2">* (WiP—Robyn’s Custom Color Palette)</text:span></text:p>
      <text:p text:style-name="P2">.user-css, .user-css-extended {</text:p>
      <text:p text:style-name="P2"><text:s text:c="2"/></text:p>
      <text:p text:style-name="P2"><text:s text:c="3"/>--default1: #1c0101;</text:p>
      <text:p text:style-name="P2"><text:s text:c="2"/>--default2: #301b1b; </text:p>
      <text:p text:style-name="P2"><text:s text:c="2"/>--default3: #423733; </text:p>
      <text:p text:style-name="P2"><text:s text:c="2"/>--default4: #514c42; </text:p>
      <text:p text:style-name="P2"><text:s text:c="2"/>--default5: #635458; </text:p>
      <text:p text:style-name="P2"><text:s text:c="2"/>--default6:#7e585c; </text:p>
      <text:p text:style-name="P2"><text:s text:c="2"/>--default7: #847676; </text:p>
      <text:p text:style-name="P2"><text:s text:c="2"/>--default8: #968787; </text:p>
      <text:p text:style-name="P2"><text:s text:c="2"/>--default9: #a89999; </text:p>
      <text:p text:style-name="P2"><text:s text:c="2"/>--defaultA: #b7a8a8; </text:p>
      <text:p text:style-name="P2"><text:soft-page-break/><text:s text:c="2"/>--defaultB: #c9bbbb; </text:p>
      <text:p text:style-name="P2"><text:s text:c="2"/>--defaultC: #dbcbcb; </text:p>
      <text:p text:style-name="P2"><text:s text:c="2"/>--defaultD: #eadcdc; </text:p>
      <text:p text:style-name="P2"><text:s text:c="2"/>--defaultE: #fceded; </text:p>
      <text:p text:style-name="P2"><text:s/></text:p>
      <text:p text:style-name="P2"/>
      <text:p text:style-name="P2"><text:s text:c="2"/>--default1Muted: #1c0101; </text:p>
      <text:p text:style-name="P2"><text:s text:c="2"/>--default2Muted: #301b1b; </text:p>
      <text:p text:style-name="P2"><text:s text:c="2"/>--default3Muted: #423733; </text:p>
      <text:p text:style-name="P2"><text:s text:c="2"/>--default4Muted: #514c42; </text:p>
      <text:p text:style-name="P2"><text:s text:c="2"/>--default5Muted: #635458; </text:p>
      <text:p text:style-name="P2"><text:s text:c="2"/>--default6Muted: #7e585c; </text:p>
      <text:p text:style-name="P2"><text:s text:c="2"/>--default7Muted: #847676; </text:p>
      <text:p text:style-name="P2"><text:s text:c="2"/>--default8Muted: #968787; </text:p>
      <text:p text:style-name="P2"><text:s text:c="2"/>--default9Muted: #a89999; </text:p>
      <text:p text:style-name="P2"><text:s text:c="2"/>--defaultAMuted: #b7a8a8; </text:p>
      <text:p text:style-name="P2"><text:s text:c="2"/>--defaultBMuted: #C8C9BB; </text:p>
      <text:p text:style-name="P2"><text:s text:c="2"/>--defaultCMuted: #c9bbbb; </text:p>
      <text:p text:style-name="P2"><text:s text:c="2"/>--defaultDMuted: #eadcdc; </text:p>
      <text:p text:style-name="P2"><text:s text:c="2"/>--defaultEMuted: #fceded; </text:p>
      <text:p text:style-name="P2"><text:s/></text:p>
      <text:p text:style-name="P2"/>
      <text:p text:style-name="P2"><text:s text:c="2"/>--default1Transparent: rgba(28,1,1, 0.5); </text:p>
      <text:p text:style-name="P2"><text:s text:c="2"/>--default2Transparent: rgba(48,27,27, 0.5); </text:p>
      <text:p text:style-name="P2"><text:s text:c="2"/>--default3Transparent: rgba(66,55,51, 0.5); <text:s/></text:p>
      <text:p text:style-name="P2"><text:s text:c="2"/>--default4Transparent: rgba(81,76,66, 0.5); <text:s/></text:p>
      <text:p text:style-name="P2"><text:s text:c="2"/>--default5Transparent: rgba(99,84,88, 0.5); <text:s/></text:p>
      <text:p text:style-name="P2"><text:s text:c="2"/>--default6Transparent: rgba(126, 88, 92, 0.5); <text:s/></text:p>
      <text:p text:style-name="P2"><text:s text:c="2"/>--default7Transparent: rgba(132,118,118, 0.5); <text:s/></text:p>
      <text:p text:style-name="P2"><text:s text:c="2"/>--default8Transparent: rgba(150,135,135, 0.5); <text:s/></text:p>
      <text:p text:style-name="P2"><text:s text:c="2"/>--default9Transparent: rgba( 168,153,153, 0.5); <text:s/></text:p>
      <text:p text:style-name="P2"><text:s text:c="2"/>--defaultATransparent: rgba(183,168,168, 0.5); <text:s/></text:p>
      <text:p text:style-name="P2"><text:s text:c="2"/>--defaultBTransparent: rgba(201,187,187, 0.5); <text:s/></text:p>
      <text:p text:style-name="P2"><text:s text:c="2"/>--defaultCTransparent: rgba(219,203,203, 0.5); <text:s/></text:p>
      <text:p text:style-name="P2"><text:s text:c="2"/>--defaultDTransparent: rgba(234,220,220, 0.5); <text:s/></text:p>
      <text:p text:style-name="P2"><text:s text:c="2"/>--defaultETransparent: rgba(252,237,237, 0.5); <text:s/></text:p>
      <text:p text:style-name="P2"><text:s/></text:p>
      <text:p text:style-name="P2"><text:s text:c="4"/>--primary1: #140000; </text:p>
      <text:p text:style-name="P2"><text:s text:c="2"/>--primary2: #2d0000; </text:p>
      <text:p text:style-name="P2"><text:s text:c="2"/>--primary3: #3f0000; </text:p>
      <text:p text:style-name="P2"><text:s text:c="2"/>--primary4: #4f0000; </text:p>
      <text:p text:style-name="P2"><text:s text:c="2"/>--primary5: #600000; </text:p>
      <text:p text:style-name="P2"><text:s text:c="2"/>--primary6: #720000; </text:p>
      <text:p text:style-name="P2"><text:s text:c="2"/>--primary7: #820000; </text:p>
      <text:p text:style-name="P2"><text:s text:c="2"/>--primary8: #930000; </text:p>
      <text:p text:style-name="P2"><text:s text:c="2"/>--primary9: #a50000; </text:p>
      <text:p text:style-name="P2"><text:s text:c="2"/>--primaryA: #b50000; </text:p>
      <text:p text:style-name="P2"><text:s text:c="2"/>--primaryB: #c60000; </text:p>
      <text:p text:style-name="P2"><text:soft-page-break/><text:s text:c="2"/>--primaryC: #d80000; </text:p>
      <text:p text:style-name="P2"><text:s text:c="2"/>--primaryD: #e50000; </text:p>
      <text:p text:style-name="P2"><text:s text:c="2"/>--primaryE: #f90000; </text:p>
      <text:p text:style-name="P2"><text:s/></text:p>
      <text:p text:style-name="P2"/>
      <text:p text:style-name="P2"><text:s text:c="2"/>--primary1Muted: #140000; </text:p>
      <text:p text:style-name="P2"><text:s text:c="2"/>--primary2Muted: #2d0000; </text:p>
      <text:p text:style-name="P2"><text:s text:c="2"/>--primary3Muted: #3f0000; </text:p>
      <text:p text:style-name="P2"><text:s text:c="2"/>--primary4Muted: #4f0000; </text:p>
      <text:p text:style-name="P2"><text:s text:c="2"/>--primary5Muted: #600000; </text:p>
      <text:p text:style-name="P2"><text:s text:c="2"/>--primary6Muted: #720000; </text:p>
      <text:p text:style-name="P2"><text:s text:c="2"/>--primary7Muted: #820000; </text:p>
      <text:p text:style-name="P2"><text:s text:c="2"/>--primary8Muted: #930000; </text:p>
      <text:p text:style-name="P2"><text:s text:c="2"/>--primary9Muted: #A50000; </text:p>
      <text:p text:style-name="P2"><text:s text:c="2"/>--primaryAMuted: #B50000; </text:p>
      <text:p text:style-name="P2"><text:s text:c="2"/>--primaryBMuted: #C60000; </text:p>
      <text:p text:style-name="P2"><text:s text:c="2"/>--primaryCMuted: #D80000; </text:p>
      <text:p text:style-name="P2"><text:s text:c="2"/>--primaryDMuted: #E50000; </text:p>
      <text:p text:style-name="P2"><text:s text:c="2"/>--primaryEMuted: #f90000; </text:p>
      <text:p text:style-name="P2"><text:s/></text:p>
      <text:p text:style-name="P2"/>
      <text:p text:style-name="P2"><text:s text:c="2"/>--primary1Transparent: rgba(20, 0, 0, 0.5); <text:s/></text:p>
      <text:p text:style-name="P2"><text:s text:c="2"/>--primary2Transparent: rgba(45, 0, 0, 0.5); <text:s/></text:p>
      <text:p text:style-name="P2"><text:s text:c="2"/>--primary3Transparent: rgba(63, 0, 0, 0.5); </text:p>
      <text:p text:style-name="P2"><text:s text:c="2"/>--primary4Transparent: rgba(79, 0, 0, 0.5); <text:s/></text:p>
      <text:p text:style-name="P2"><text:s text:c="2"/>--primary5Transparent: rgba(96, 0, 0, 0.5); <text:s/></text:p>
      <text:p text:style-name="P2"><text:s text:c="2"/>--primary6Transparent: rgba(114, 0, 0, 0.5); <text:s/></text:p>
      <text:p text:style-name="P2"><text:s text:c="2"/>--primary7Transparent: rgba(130, 0, 0, 0.5); <text:s/></text:p>
      <text:p text:style-name="P2"><text:s text:c="2"/>--primary8Transparent: rgba(147, 0, 0, 0.5); <text:s/></text:p>
      <text:p text:style-name="P2"><text:s text:c="2"/>--primary9Transparent: rgba(165, 0, 0, 0.5); <text:s/></text:p>
      <text:p text:style-name="P2"><text:s text:c="2"/>--primaryATransparent: rgba(181, 0, 0, 0.5); <text:s/></text:p>
      <text:p text:style-name="P2"><text:s text:c="2"/>--primaryBTransparent: rgba(198, 0, 0, 0.5); <text:s/></text:p>
      <text:p text:style-name="P2"><text:s text:c="2"/>--primaryCTransparent: rgba(216, 0, 0, 0.5); <text:s/></text:p>
      <text:p text:style-name="P2"><text:s text:c="2"/>--primaryDTransparent: rgba(229, 0, 0, 0.5); <text:s/></text:p>
      <text:p text:style-name="P2"><text:s text:c="2"/>--primaryETransparent: rgba(249, 0, 0, 0.5); <text:s/></text:p>
      <text:p text:style-name="P2"><text:s/></text:p>
      <text:p text:style-name="P2"/>
      <text:p text:style-name="P2"><text:s text:c="4"/>--accent1: #140f1e; </text:p>
      <text:p text:style-name="P2"><text:s text:c="2"/>--accent2: #272030; </text:p>
      <text:p text:style-name="P2"><text:s text:c="2"/>--accent3: #393342; </text:p>
      <text:p text:style-name="P2"><text:s text:c="2"/>--accent4: #454251; </text:p>
      <text:p text:style-name="P2"><text:s text:c="2"/>--accent5: #575463; </text:p>
      <text:p text:style-name="P2"><text:s text:c="2"/>--accent6: #696675; </text:p>
      <text:p text:style-name="P2"><text:s text:c="2"/>--accent7: #7b7684; </text:p>
      <text:p text:style-name="P2"><text:s text:c="2"/>--accent8: #888796; </text:p>
      <text:p text:style-name="P2"><text:s text:c="2"/>--accent9: #9e99a8; </text:p>
      <text:p text:style-name="P2"><text:s text:c="2"/>--accentA: #aba8b7; </text:p>
      <text:p text:style-name="P2"><text:s text:c="2"/>--accentB: #bdbbc9; </text:p>
      <text:p text:style-name="P2"><text:soft-page-break/><text:s text:c="2"/>--accentC: #cecbdb; </text:p>
      <text:p text:style-name="P2"><text:s text:c="2"/>--accentD: #dedcea; </text:p>
      <text:p text:style-name="P2"><text:s text:c="2"/>--accentE: #efedfc; </text:p>
      <text:p text:style-name="P2"><text:s/></text:p>
      <text:p text:style-name="P2"/>
      <text:p text:style-name="P2"><text:s text:c="2"/>--accent1Muted: #140f1e; </text:p>
      <text:p text:style-name="P2"><text:s text:c="2"/>--accent2Muted: #272030; </text:p>
      <text:p text:style-name="P2"><text:s text:c="2"/>--accent3Muted: #393342; </text:p>
      <text:p text:style-name="P2"><text:s text:c="2"/>--accent4Muted: #454251; </text:p>
      <text:p text:style-name="P2"><text:s text:c="2"/>--accent5Muted: #575463; </text:p>
      <text:p text:style-name="P2"><text:s text:c="2"/>--accent6Muted: #696675; </text:p>
      <text:p text:style-name="P2"><text:s text:c="2"/>--accent7Muted: #7b7684; </text:p>
      <text:p text:style-name="P2"><text:s text:c="2"/>--accent8Muted: #888796; </text:p>
      <text:p text:style-name="P2"><text:s text:c="2"/>--accent9Muted: #9e99a8; </text:p>
      <text:p text:style-name="P2"><text:s text:c="2"/>--accentAMuted: #aba8b7; </text:p>
      <text:p text:style-name="P2"><text:s text:c="2"/>--accentBMuted: #bdbbc9; </text:p>
      <text:p text:style-name="P2"><text:s text:c="2"/>--accentCMuted: #cecbdb; </text:p>
      <text:p text:style-name="P2"><text:s text:c="2"/>--accentDMuted: #dedcea; </text:p>
      <text:p text:style-name="P2"><text:s text:c="2"/>--accentEMuted: #efedfc; </text:p>
      <text:p text:style-name="P2"><text:s/></text:p>
      <text:p text:style-name="P2"/>
      <text:p text:style-name="P2"><text:s text:c="2"/>--accent1Transparent: rgba(20,15,30, 0.5); <text:s/></text:p>
      <text:p text:style-name="P2"><text:s text:c="2"/>--accent2Transparent: rgba(39,32,48, 0.5); <text:s/></text:p>
      <text:p text:style-name="P2"><text:s text:c="2"/>--accent3Transparent: rgba(57,51,66, 0.5); <text:s/></text:p>
      <text:p text:style-name="P2"><text:s text:c="2"/>--accent4Transparent: rgba(69,66,81, 0.5); <text:s/></text:p>
      <text:p text:style-name="P2"><text:s text:c="2"/>--accent5Transparent: rgba(87,84,99, 0.5); <text:s/></text:p>
      <text:p text:style-name="P2"><text:s text:c="2"/>--accent6Transparent: rgba(105,102,117, 0.5); <text:s/></text:p>
      <text:p text:style-name="P2"><text:s text:c="2"/>--accent7Transparent: rgba(123,118,132, 0.5); <text:s/></text:p>
      <text:p text:style-name="P2"><text:s text:c="2"/>--accent8Transparent: rgba(136,135,150, 0.5); <text:s/></text:p>
      <text:p text:style-name="P2"><text:s text:c="2"/>--accent9Transparent: rgba(158,153,168, 0.5); <text:s/></text:p>
      <text:p text:style-name="P2"><text:s text:c="2"/>--accentATransparent: rgba(171,168,183, 0.5); <text:s/></text:p>
      <text:p text:style-name="P2"><text:s text:c="2"/>--accentBTransparent: rgba(189,187,201, 0.5); <text:s/></text:p>
      <text:p text:style-name="P2"><text:s text:c="2"/>--accentCTransparent: rgba(206,203,219, 0.5); <text:s/></text:p>
      <text:p text:style-name="P2"><text:s text:c="2"/>--accentDTransparent: rgba(222,220,234, 0.5); <text:s/></text:p>
      <text:p text:style-name="P2"><text:s text:c="2"/>--accentETransparent: rgba(239,237,252, 0.5); <text:s/></text:p>
      <text:p text:style-name="P2"><text:s/></text:p>
      <text:p text:style-name="P2"><text:s text:c="2"/>--midPrimaryAccentA: #af5c5c; </text:p>
      <text:p text:style-name="P2"><text:s text:c="2"/>--midPrimaryAccent8: #b1afb7; </text:p>
      <text:p text:style-name="P2"><text:s text:c="2"/>--midDefaultAccentA: #afafb7; </text:p>
      <text:p text:style-name="P2"><text:s text:c="2"/>--midDefaultAccent8: #9f9fa6; </text:p>
      <text:p text:style-name="P2"><text:s text:c="2"/>--defaultAFullTransparent: rgba(168, 182, 239, 0); <text:s/></text:p>
      <text:p text:style-name="P2">}</text:p>
      <text:p text:style-name="P2"/>
      <text:p text:style-name="P3"><text:line-break/> <text:s text:c="15"/>/* GLOBAL VARIABLES */<text:line-break/>/<text:span text:style-name="T4">* </text:span>* {<text:line-break/> <text:s text:c="3"/>--Gold: #a08c55;<text:line-break/> <text:s text:c="7"/>--WhiteGold: #b2a683;<text:line-break/><text:soft-page-break/> <text:s text:c="3"/>/* --Cream: #b7ac9e; */<text:line-break/> <text:s text:c="3"/>--Cream: #D8BE9E;<text:line-break/> <text:s text:c="7"/>--LightCream: #ded8d0;<text:line-break/> <text:s text:c="3"/>/* --Parchment: #cdab80; */<text:line-break/> <text:s text:c="3"/>--Parchment: #D8BE9E;<text:line-break/> <text:s text:c="7"/>--ParchmentBG: /<text:span text:style-name="T3">*</text:span>url(/uploads/images/a8956329eb80cb2d50eaaea44cb12b6a.png)<text:span text:style-name="T3">*/</text:span>;<text:line-break/> <text:s text:c="3"/>--Crimson: #4e0404;<text:line-break/> <text:s text:c="3"/>/* --Scarlet: #8d0000; */<text:line-break/> <text:s text:c="3"/>--Scarlet: #6F0000;<text:line-break/> <text:s text:c="3"/>--Char: #41191a;<text:line-break/> <text:s text:c="3"/>--Charred: #2a0a0b;<text:line-break/> <text:s text:c="3"/>--Carmine: #761c1c;<text:line-break/><text:line-break/> <text:s text:c="3"/>--colorRed: #D5382A;<text:line-break/> <text:s text:c="3"/>--colorDarkRed: #5C3A31;<text:line-break/> <text:s text:c="3"/>--colorRedBrown: #46271E;<text:line-break/> <text:s text:c="3"/>--colorBrown: #674534;<text:line-break/> <text:s text:c="3"/>--colorYellow: #AF945C;<text:line-break/> <text:s text:c="3"/>--colorCream: #FAF7EA;<text:line-break/> <text:s text:c="3"/>--colorDarkCream: #EFE6D4;<text:line-break/><text:line-break/> <text:s text:c="3"/>--Shadow: RGBA(0,0,0,0.5);<text:line-break/> <text:s text:c="7"/>--DarkShadow: RGBA(0,0,0,0.8);<text:line-break/><text:line-break/> <text:s text:c="3"/>--fontMain: Lora;<text:line-break/> <text:s text:c="3"/>--fontBold: Volkhov;<text:line-break/>}<text:span text:style-name="T4">*/</text:span><text:line-break/><text:line-break/>/* DICE POOL HELPER */<text:line-break/><text:line-break/>.dh-palette-trigger {<text:line-break/> <text:s text:c="3"/>display: none !important;<text:line-break/>}<text:line-break/><text:line-break/>/* POP-OUT ARTICLE TOC */<text:line-break/><text:line-break/>.custom-articletoc {<text:line-break/> <text:s text:c="3"/>display: flex;<text:line-break/> <text:s text:c="3"/>flex-wrap: nowrap;<text:line-break/> <text:s text:c="3"/>min-height: 100px;<text:line-break/> <text:s text:c="3"/>position: fixed;<text:line-break/> <text:s text:c="7"/>right: -290px;<text:line-break/> <text:s text:c="7"/>top: 10px;<text:line-break/> <text:s text:c="3"/>transition: right 0.8s;<text:line-break/> <text:s text:c="3"/>width: 325px;<text:line-break/> <text:s text:c="7"/>max-width: 325px;<text:line-break/> <text:s text:c="3"/>z-index: 2000;<text:line-break/>}<text:line-break/><text:soft-page-break/> <text:s/><text:line-break/>.custom-articletoc .row {<text:line-break/> <text:s text:c="3"/>display: flex;<text:line-break/> <text:s text:c="3"/>flex-wrap: nowrap;<text:line-break/>}<text:line-break/> <text:s/><text:line-break/>.custom-articletoc:hover {<text:line-break/> <text:s text:c="3"/>right: -20px;<text:line-break/>}<text:line-break/> <text:s/><text:line-break/>.custom-articletoc .col {<text:line-break/> <text:s text:c="3"/>border: 1.5px solid black;<text:line-break/></text:p>
      <text:p text:style-name="P2"><text:s text:c="4"/>margin: 0px;<text:line-break/> <text:s text:c="3"/>padding: 5px;<text:line-break/>}<text:line-break/> <text:s/><text:line-break/>.custom-articletoc .col-one {<text:line-break/> <text:s text:c="3"/>background-color: #444444 !important;<text:line-break/> <text:s text:c="3"/>border-right: 1px ;<text:line-break/> <text:s text:c="3"/>border-radius: 10px 0px 0px 10px;<text:line-break/> <text:s text:c="3"/>flex: 1 0 50px;<text:line-break/> <text:s text:c="3"/>height: 150px;<text:line-break/> <text:s text:c="7"/>max-height: 150px;<text:line-break/> <text:s text:c="3"/>margin-right: -1px;<text:line-break/> <text:s text:c="3"/>max-width: 50px;<text:line-break/> <text:s text:c="3"/>text-align: center;<text:line-break/>}<text:line-break/><text:line-break/>.col-one .user-css-image-thumbnail {<text:line-break/> <text:s text:c="3"/>background-color: transparent !important;<text:line-break/> <text:s text:c="3"/>border: none !important;<text:line-break/> <text:s text:c="3"/>margin-top: 5px;<text:line-break/>}<text:line-break/><text:line-break/>.col-one .user-css-image-thumbnail a {<text:line-break/> <text:s text:c="3"/>pointer-events: none;<text:line-break/> <text:s text:c="3"/>cursor: default;<text:line-break/> <text:s text:c="3"/>opacity: 0.6;<text:line-break/>}<text:line-break/> <text:s/><text:line-break/>.custom-articletoc h3 {<text:line-break/> <text:s text:c="3"/>color: #D8BE9E !important;<text:line-break/> <text:s text:c="3"/>display: block;<text:line-break/> <text:s text:c="3"/>margin-top: 0px;<text:line-break/> <text:s text:c="3"/>position: relative;<text:line-break/> <text:s text:c="7"/>left: -5px;<text:line-break/> <text:s text:c="7"/>top: 10px;<text:line-break/><text:soft-page-break/> <text:s text:c="3"/>text-align: center;<text:line-break/> <text:s text:c="3"/>transform: rotate(-90deg);<text:line-break/> <text:s text:c="3"/>-webkit-transform: rotate(-90deg); <text:line-break/> <text:s text:c="3"/>-moz-transform: rotate(-90deg); <text:line-break/>}<text:line-break/> <text:s/><text:line-break/>.custom-articletoc .col-two {<text:line-break/> <text:s text:c="3"/>background-color: #D8BE9E;<text:line-break/> <text:s text:c="3"/>border-radius: 0px 0px 0px 10px ;<text:line-break/> <text:s text:c="3"/>color: black !important;<text:line-break/> <text:s text:c="3"/>flex: 1 0 255px;<text:line-break/> <text:s text:c="3"/>height: 100%;<text:line-break/> <text:s text:c="7"/>max-height: 45vh;<text:line-break/> <text:s text:c="7"/>min-height: 175px;<text:line-break/> <text:s text:c="7"/>max-width: 275px;<text:line-break/> <text:s text:c="3"/>overflow-y: scroll;<text:line-break/> <text:s text:c="3"/>overflow-x: hidden;<text:line-break/> <text:s text:c="3"/>padding-top: 10px;<text:line-break/> <text:s text:c="3"/>padding-bottom: 20px;<text:line-break/> <text:s text:c="3"/>text-overflow: ellipsis;<text:line-break/> <text:s text:c="3"/>white-space: nowrap;<text:line-break/>}<text:line-break/><text:line-break/>.custom-articletoc .article-toc-link.article-toc-indent-0 {<text:line-break/> <text:s text:c="3"/>font-weight: bold;<text:line-break/> <text:s text:c="3"/>text-transform: uppercase;<text:line-break/>}<text:line-break/><text:line-break/>.custom-articletoc .article-toc-link.article-toc-indent-1 {<text:line-break/> <text:s text:c="3"/>font-weight: bold;<text:line-break/>}<text:line-break/><text:line-break/>.custom-articletoc .article-toc-link.article-toc-indent-2 {}<text:line-break/><text:line-break/>.custom-articletoc .article-toc-link.article-toc-indent-3 {}<text:line-break/><text:line-break/>.custom-articletoc .article-toc-link.article-toc-indent-4 {}<text:line-break/><text:line-break/>.custom-articletoc h5 {<text:line-break/> <text:s text:c="3"/>color: black !important;<text:line-break/> <text:s text:c="3"/>margin-left: 10px;<text:line-break/> <text:s text:c="3"/>margin-top: 0px !important;<text:line-break/>}<text:line-break/><text:line-break/>/* CONCOL */<text:line-break/><text:line-break/>/<text:span text:style-name="T4">*</text:span>.article-content-right.col-md-4 .row.justify-content-md-center .col-md-6.col-md-offset-3 {<text:line-break/> <text:s text:c="3"/>width: 100%;<text:line-break/><text:soft-page-break/>}<text:line-break/><text:line-break/>/* STATBLOCK KILL JUSTIFY */<text:line-break/><text:line-break/>.statblock td {<text:line-break/> <text:s text:c="3"/>text-align: left !important;<text:line-break/>}<text:line-break/><text:line-break/>/* CACOPHONY IMAGE */<text:line-break/><text:line-break/>.cacophony_link .user-css-image-thumbnail {<text:line-break/> <text:s text:c="3"/>border: none;<text:line-break/> <text:s text:c="3"/>background-color: transparent !important;<text:line-break/> <text:s text:c="3"/>display: inline;<text:line-break/>}<text:line-break/><text:line-break/>.cacophony_link .user-css-image-thumbnail .img-fluid {<text:line-break/> <text:s text:c="3"/>width: 30px;<text:line-break/> <text:s text:c="3"/>height: 30px;<text:line-break/> <text:s text:c="3"/>background-color: transparent !important;<text:line-break/> <text:s text:c="3"/>margin-right: 5px;<text:line-break/>}<text:line-break/><text:line-break/>/* CATEGORY PAGE */<text:line-break/><text:line-break/>.category-articles p.excerpt,<text:line-break/>.category-articles .subheading {<text:line-break/> <text:s text:c="3"/>display: none;<text:line-break/>}<text:line-break/><text:line-break/>.category-header {<text:line-break/> <text:s text:c="3"/>margin-top: 20px;<text:line-break/>}<text:line-break/><text:line-break/>.category-contents .col-md-4:nth-of-type(2) {<text:line-break/> <text:s text:c="3"/>flex: 0 0 auto;<text:line-break/> <text:s text:c="3"/>width: 65%;<text:line-break/>}<text:line-break/><text:line-break/>.category-articles ul.article-list {<text:line-break/> <text:s text:c="3"/>display: flex;<text:line-break/> <text:s text:c="3"/>flex-wrap: wrap;<text:line-break/>}<text:line-break/><text:line-break/>.category-articles li {<text:line-break/> <text:s text:c="3"/>flex: 1 0 48%;<text:line-break/> <text:s text:c="3"/>max-width: 50%;<text:line-break/> <text:s text:c="2"/>margin: 5px;<text:line-break/><text:soft-page-break/>}<text:line-break/><text:line-break/>@media only screen and (max-width: 800px) {<text:line-break/> <text:s text:c="3"/>.category-contents .col-md-4:nth-of-type(2) {<text:line-break/> <text:s text:c="7"/>flex: 0 0 auto;<text:line-break/> <text:s text:c="7"/>width: 95%;<text:line-break/> <text:s text:c="3"/>}<text:line-break/>}<text:line-break/><text:line-break/>@media only screen and (max-width: 800px) {<text:line-break/> <text:s text:c="3"/>.category-articles li {<text:line-break/> <text:s text:c="7"/>flex: 1 0 100%;<text:line-break/> <text:s text:c="7"/>max-width: 100%;<text:line-break/> <text:s text:c="6"/>margin: 5px;<text:line-break/> <text:s text:c="3"/>}<text:line-break/>}<text:line-break/><text:line-break/>.user-css .card_statblock p {<text:line-break/> <text:s text:c="3"/>font-weight: bold;<text:line-break/> <text:s text:c="3"/>font-family: EnglishSC;<text:line-break/> <text:s text:c="3"/>font-size: 1.1em;<text:line-break/>}<text:line-break/><text:line-break/>.user-css .holder {<text:line-break/> <text:s text:c="3"/>height: 150px;<text:line-break/>}<text:line-break/><text:line-break/>/* DISCUSSION BOARDS */<text:line-break/><text:line-break/>/* THREAD ICONS */<text:line-break/><text:line-break/>@media only screen and (max-width: 800px) {<text:line-break/> <text:s text:c="3"/>.fad.fa-table::after {<text:line-break/> <text:s text:c="7"/>position: absolute;<text:line-break/> <text:s text:c="5"/>}<text:line-break/>}<text:line-break/><text:line-break/>@media only screen and (max-width: 800px) {<text:line-break/> <text:s text:c="3"/>.discussion-board-child .pull-left {<text:line-break/> <text:s text:c="7"/>width: 32px;<text:line-break/> <text:s text:c="5"/>}<text:line-break/>}<text:line-break/><text:line-break/><text:line-break/>/* THREADS */<text:line-break/>.discussion-board-section .discussion-board-actions-top a.btn.btn-primary.btn-sm:nth-of-type(2) i.fas.fa-check:before {<text:line-break/> <text:s text:c="3"/>top: 290px;<text:line-break/><text:soft-page-break/>}<text:line-break/><text:line-break/>/* HIDE DATES */<text:line-break/><text:line-break/>.discussion-board-last-update-date {<text:line-break/> <text:s text:c="3"/>display: none;<text:line-break/>}<text:line-break/><text:line-break/>.user-css .discussion-board-child h4 + div small {<text:line-break/> <text:s text:c="3"/>height: 0;<text:line-break/> <text:s text:c="3"/>display: inline-block;<text:line-break/> <text:s text:c="3"/>overflow: hidden;<text:line-break/> <text:s/>}<text:line-break/><text:line-break/>/* BOARDS */<text:line-break/><text:line-break/>.discussion-board-section .text-right.text-end.mt-4 a.btn.btn-secondary.btn-sm i.fas.fa-check:before {<text:line-break/> <text:s text:c="3"/>top: 240px;<text:line-break/>}<text:line-break/><text:line-break/>@media only screen and (max-width: 800px) {<text:line-break/> <text:s text:c="3"/>.discussion-board-section .discussion-board-actions-top a.btn.btn-primary.btn-sm:nth-of-type(2) i.fas.fa-check:before,<text:line-break/> <text:s text:c="3"/>.discussion-board-section .text-right.text-end.mt-4 a.btn.btn-secondary.btn-sm i.fas.fa-check:before {<text:line-break/> <text:s text:c="7"/>width: 100vw;<text:line-break/> <text:s text:c="7"/>height: 125px;<text:line-break/> <text:s text:c="7"/>right: 0px;<text:line-break/> <text:s text:c="7"/>background-size: 100% 125px;<text:line-break/> <text:s text:c="3"/>}<text:line-break/>}<text:line-break/><text:line-break/>.discussion-board-section .discussion-board-actions-top a.btn.btn-primary.btn-sm:nth-of-type(2) i.fas.fa-check:before,<text:line-break/>.discussion-board-section .text-right.text-end.mt-4 a.btn.btn-secondary.btn-sm i.fas.fa-check:before {<text:line-break/> <text:s text:c="3"/>animation-name: fade-out;<text:line-break/> <text:s text:c="3"/>animation-duration: 1s;<text:line-break/> <text:s text:c="3"/>animation-delay: 4s;<text:line-break/> <text:s text:c="3"/>animation-fill-mode: forwards;<text:line-break/>}<text:line-break/><text:line-break/>@keyframes fade-out {<text:line-break/> <text:s text:c="3"/>from {opacity: 1;}<text:line-break/> <text:s text:c="3"/>to {opacity: 0; display: none;}<text:line-break/>}<text:line-break/><text:line-break/>/* THREADS */<text:line-break/><text:line-break/><text:soft-page-break/>.discussion-board-child {<text:line-break/> <text:s text:c="3"/>padding: 10px;<text:line-break/>}<text:line-break/><text:line-break/>/* Discussion Board Breadcrumbs */<text:line-break/><text:line-break/>.mt-3.mb-3 <text:s/>{<text:line-break/> <text:s text:c="3"/>background-color: var(--colorCream) ;<text:line-break/> <text:s text:c="3"/>background-image: url(/uploads/images/a895632….png) ;<text:line-break/> <text:s text:c="3"/>border: 1px solid var(--Charred) ;<text:line-break/> <text:s text:c="3"/>border-radius: 10px;<text:line-break/> <text:s text:c="3"/>box-shadow: 0px 6px 14px var(--DarkShadow) ;<text:line-break/> <text:s text:c="3"/>color: var(--Charred) ;<text:line-break/> <text:s text:c="3"/>display: flex;<text:line-break/> <text:s text:c="3"/>flex-wrap: wrap;<text:line-break/> <text:s text:c="3"/>padding: 5px;<text:line-break/> <text:s text:c="3"/>transition: 0.3s;<text:line-break/>}<text:line-break/><text:line-break/>small.discussion-board-main i.ms-1.fas.fa-globe {<text:line-break/> <text:s text:c="3"/>margin-left: 20px !important;<text:line-break/>}<text:line-break/><text:line-break/>.mt-3.mb-3 small.discussion-board-main {<text:line-break/> <text:s text:c="3"/>font-size: 18px;<text:line-break/>}<text:line-break/><text:line-break/>.mt-3.mb-3 small.discussion-board-parent a,<text:line-break/>.mt-3.mb-3 small.discussion-board-parent a:hover {<text:line-break/> <text:s text:c="3"/>background-color: black;<text:line-break/> <text:s text:c="3"/>color: white;<text:line-break/> <text:s text:c="3"/>font-size: 18px;<text:line-break/> <text:s text:c="3"/>padding-right: 20px;<text:line-break/> <text:s text:c="3"/>padding-left: 20px;<text:line-break/> <text:s text:c="3"/>clip-path: polygon(0 0, calc(100% - 10px) 0, 100% 50%, calc(100% - 10px) 100%, 0 100%, 10px 50%) ; <text:line-break/>} <text:line-break/><text:line-break/>/* OPEN BOARD ICON */<text:line-break/><text:line-break/>.user-css .discussion-board-child .pull-left {<text:line-break/> <text:s text:c="3"/>float: unset;<text:line-break/>}<text:line-break/>.user-css</text:p>
      <text:p text:style-name="P2"><text:s/>.discussion-board-child {<text:line-break/> <text:s text:c="3"/>display: flex;<text:line-break/> <text:s text:c="3"/>padding-bottom: 0;<text:line-break/>}<text:line-break/><text:soft-page-break/>.user-css .discussion-board-child .pull-left i {<text:line-break/> <text:s text:c="3"/>padding-bottom: 0 !important;<text:line-break/>}<text:line-break/>.user-css .discussion-board-child .pull-left + div {<text:line-break/> <text:s text:c="3"/>flex-grow: 1;<text:line-break/>}<text:line-break/><text:line-break/>.ms-5.m-l-40 {<text:line-break/> <text:s text:c="3"/>margin-left: 10px !important;<text:line-break/>}<text:line-break/><text:line-break/><text:line-break/>.discussion-board-header .pull-right a i.fas.fa-external-link.me-1 {<text:line-break/> <text:s text:c="3"/>position: absolute;<text:line-break/> <text:s text:c="3"/>top: 10px;<text:line-break/> <text:s text:c="3"/>right: 10px;<text:line-break/>}<text:line-break/><text:line-break/>@media only screen and (max-width: 800px) {<text:line-break/> <text:s text:c="3"/>.discussion-board-header .pull-right a i.fas.fa-external-link.me-1 {<text:line-break/> <text:s text:c="3"/>position: absolute;<text:line-break/> <text:s text:c="3"/>top: 10px;<text:line-break/> <text:s text:c="3"/>right: 5px;<text:line-break/> <text:s text:c="3"/>}<text:line-break/>}<text:line-break/><text:line-break/>/* HIDE REPLY BUTTON */<text:line-break/><text:line-break/>/*<text:line-break/>.discussion-board-post-actions a:first-of-type {<text:line-break/> <text:s text:c="3"/>display: none;<text:line-break/>}<text:line-break/><text:line-break/>.discussion-board-main-thread-post .discussion-board-post-actions a:first-of-type {<text:line-break/> <text:s text:c="3"/>display: inline-block;<text:line-break/>}<text:line-break/>*/<text:line-break/><text:line-break/>/* BOARD MANAGEMENT */<text:line-break/><text:line-break/>/* CATEGORY HEADER */<text:line-break/><text:line-break/>.discussion-board-section .discussion-board-header {<text:line-break/> <text:s text:c="3"/>width: 100%;<text:line-break/> <text:s text:c="3"/>padding-right: 30px;<text:line-break/>}<text:line-break/><text:line-break/>.discussion-board-section .discussion-board-header h3 {<text:line-break/><text:soft-page-break/> <text:s text:c="3"/>text-align: center !important;<text:line-break/> <text:s text:c="3"/>background-color: black;<text:line-break/> <text:s text:c="3"/>color: white;<text:line-break/> <text:s text:c="3"/>border-radius: 5px;<text:line-break/> <text:s text:c="3"/>padding-bottom: 10px !important;<text:line-break/> <text:s text:c="3"/>margin-right: -15px;<text:line-break/>}<text:line-break/><text:line-break/>.discussion-board-section .card.mt-4 {<text:line-break/> <text:s text:c="3"/>max-width: 250px;<text:line-break/> <text:s text:c="3"/>margin-left: auto;<text:line-break/> <text:s text:c="3"/>margin-right: auto;<text:line-break/> <text:s text:c="3"/>box-shadow: 0px 6px 14px var(--DarkShadow);<text:line-break/> <text:s text:c="3"/>border: 1px solid black;<text:line-break/>}<text:line-break/><text:line-break/>.discussion-board-section .row.mt-3 .col-md-12 .block-wrapper .board-type-thread .card-.discussion-board-.text-right.text-end .pull-left {<text:line-break/> <text:s text:c="3"/>float: unset;<text:line-break/> <text:s text:c="3"/>text-align: center;<text:line-break/>}<text:line-break/><text:line-break/>.discussion-board-section .card.mt-4 .text-end.text-right {<text:line-break/> <text:s text:c="3"/>text-align: center !important;<text:line-break/>}<text:line-break/><text:line-break/>.discussion-board-section .row.mt-3 .col-md-12 .block-wrapper .board-type-category [class*=discussion-board-foo] {<text:line-break/> <text:s text:c="3"/>margin-left: auto;<text:line-break/> <text:s text:c="3"/>margin-right: auto;<text:line-break/> <text:s text:c="3"/>padding: 0px;<text:line-break/>}<text:line-break/><text:line-break/>.discussion-board-section a.btn.btn-xs.btn-secondary, <text:line-break/>.discussion-board-section .card.mt-4 .text-end.text-right a.btn.btn-xs.btn-secondary {<text:line-break/> <text:s text:c="3"/>background-color: black;<text:line-break/> <text:s text:c="3"/>color: white;<text:line-break/> <text:s text:c="3"/>padding: 10px;<text:line-break/> <text:s text:c="3"/>border-radius: 5px;<text:line-break/>}<text:line-break/><text:line-break/>[class*=discussion-board-foo] {<text:line-break/> <text:s text:c="3"/>margin-bottom: 10px;<text:line-break/>}<text:line-break/><text:line-break/>/* THREAD HEADER */<text:line-break/><text:line-break/>h4.discussion-board-thread-header {<text:line-break/><text:soft-page-break/> <text:s text:c="3"/>text-align: center;<text:line-break/> <text:s text:c="3"/>border-bottom: 1px solid black;<text:line-break/>}<text:line-break/><text:line-break/>/* CATEGORIES &amp;amp; BOARDS */<text:line-break/><text:line-break/>.user-css .discussion-board-wrap {<text:line-break/> <text:s text:c="3"/>background-color: white;<text:line-break/> <text:s text:c="3"/>box-shadow: 0px 6px 14px var(--DarkShadow);<text:line-break/> <text:s text:c="3"/>border: 1px solid black;<text:line-break/>}<text:line-break/><text:line-break/>.discussion-board-post-actions a.btn.btn-primary.btn-xs {<text:line-break/> <text:s text:c="3"/>width: fit-content;<text:line-break/> <text:s text:c="3"/>min-width: 60px;<text:line-break/> <text:s text:c="3"/>white-space: nowrap;<text:line-break/>}<text:line-break/><text:line-break/>.board-type-category h3,<text:line-break/>.board-type-category h4 {<text:line-break/> <text:s text:c="3"/>margin-top: 0px !important; <text:s/><text:line-break/>}<text:line-break/><text:line-break/>/* STACKS THE COL-1 COL-2 AND COL-11 COL-10 ON MOBILE */<text:line-break/><text:line-break/>.discussion-board-thread-reply .discussion-board-post .col-1.col-sm-1,<text:line-break/>.discussion-board-thread-reply .discussion-board-post .col-2.col-sm-2 {<text:line-break/> <text:s text:c="3"/>width: unset;<text:line-break/>}<text:line-break/><text:line-break/>.discussion-board-thread-reply .discussion-board-post .col-11.col-sm-11,<text:line-break/>.discussion-board-thread-reply .discussion-board-post .col-10.col-sm-10 {<text:line-break/> <text:s text:c="3"/>width: 100%;<text:line-break/> <text:s text:c="3"/>max-width: calc(100% - 200px);<text:line-break/>}<text:line-break/><text:line-break/>@media only screen and (max-width: 800px) {<text:line-break/> <text:s text:c="3"/>.user-css .discussion-board-post .col-1,<text:line-break/> <text:s text:c="3"/>.user-css .discussion-board-post .col-2 {<text:line-break/> <text:s text:c="7"/>width: 30%;<text:line-break/> <text:s text:c="7"/>min-width: 30%;<text:line-break/> <text:s text:c="3"/>}<text:line-break/>}<text:line-break/><text:line-break/>@media only screen and (max-width: 800px) {<text:line-break/> <text:s text:c="3"/>.user-css .discussion-board-post .col-11,<text:line-break/> <text:s text:c="3"/>.user-css .discussion-board-post .col-10 {<text:line-break/> <text:s text:c="7"/>width: 100%;<text:line-break/><text:soft-page-break/> <text:s text:c="7"/>min-width: 100%;<text:line-break/> <text:s text:c="3"/>}<text:line-break/>} <text:s/><text:line-break/><text:line-break/>/* DISCUSSION BOARD POSTER IMAGES */<text:line-break/><text:line-break/>.user-css .discussion-board-thread-poster <text:s/>{<text:line-break/> <text:s text:c="3"/>margin-left: auto;<text:line-break/> <text:s text:c="3"/>margin-right: auto;<text:line-break/>}<text:line-break/><text:line-break/>.user-css .discussion-board-thread-poster .wide_image ,<text:line-break/>.user-css .discussion-board-thread-poster .tall_image ,<text:line-break/>.user-css .discussion-board-thread-poster .square_image,<text:line-break/>div#discusion-board-reply-form .discussion-board-poster .wide_image ,<text:line-break/>div#discusion-board-reply-form .discussion-board-poster .tall_image ,<text:line-break/>div#discusion-board-reply-form .discussion-board-poster .square_image {<text:line-break/> <text:s text:c="3"/>border: 1px solid black;<text:line-break/> <text:s text:c="3"/>border-radius: 5px ;<text:line-break/> <text:s text:c="3"/>box-shadow: 0px 6px 14px var(--DarkShadow) ;<text:line-break/> <text:s text:c="3"/>height: 100% !important;<text:line-break/> <text:s text:c="3"/>max-height: 150px !important;<text:line-break/> <text:s text:c="3"/>min-width: 150px;<text:line-break/> <text:s text:c="3"/>width: 100% !important;<text:line-break/> <text:s text:c="3"/>max-width: 150px !important;<text:line-break/> <text:s text:c="3"/>margin-left: auto;<text:line-break/> <text:s text:c="3"/>margin-right: auto;<text:line-break/>}<text:line-break/><text:line-break/>div#discusion-board-reply-form .discussion-board-poster .wide_image ,<text:line-break/>div#discusion-board-reply-form .discussion-board-poster .tall_image ,<text:line-break/>div#discusion-board-reply-form .discussion-board-poster .square_image {<text:line-break/> <text:s text:c="3"/>height: 100% !important ;<text:line-break/> <text:s text:c="3"/>max-height: 150px !important ;<text:line-break/> <text:s text:c="3"/>width: 100% !important ;<text:line-break/> <text:s text:c="3"/>max-width: 150px !important ;<text:line-break/> <text:s text:c="3"/>margin-right: 20px;<text:line-break/> <text:s text:c="3"/>margin-bottom: 10px;<text:line-break/>}<text:line-break/><text:line-break/>@media only screen and (max-width: 800px) {<text:line-break/> <text:s text:c="3"/>div#discusion-board-reply-form .discussion-board-poster .wide_image ,<text:line-break/> <text:s text:c="3"/>div#discusion-board-reply-form .discussion-board-poster .tall_image ,<text:line-break/> <text:s text:c="3"/>div#discusion-board-reply-form .discussion-board-poster .square_image {<text:line-break/> <text:s text:c="7"/>float: unset;<text:line-break/> <text:s text:c="3"/>}<text:line-break/>} <text:s/><text:line-break/><text:line-break/><text:soft-page-break/>.ms-5.discussion-board-actor-username {<text:line-break/> <text:s text:c="3"/>margin-left: unset !important;<text:line-break/> <text:s text:c="3"/>margin-bottom: 10px;<text:line-break/> <text:s/>}<text:line-break/><text:line-break/>/* DATE &amp;amp; EDIT DATE ON MOBILE */<text:line-break/><text:line-break/>@media only screen and (max-width: 800px) {<text:line-break/> <text:s text:c="3"/>.discussion-board-thread-date {<text:line-break/> <text:s text:c="7"/>display: none !important;<text:line-break/> <text:s text:c="3"/>}<text:line-break/>} <text:s/><text:line-break/><text:line-break/>/* POST COPY ICON */<text:line-break/><text:line-break/>.user-css .discussion-board-post .col-11 .pull-right.pull-end,<text:line-break/>.user-css .discussion-board-post .col-10 .pull-right.pull-end {<text:line-break/> <text:s text:c="3"/>position: absolute;<text:line-break/> <text:s text:c="3"/>right: 10px;<text:line-break/> <text:s text:c="3"/>top: 10px;<text:line-break/> <text:s text:c="3"/>order: 3<text:line-break/>}<text:line-break/><text:line-break/>.discussion-board-post a.cp.btn.btn-secondary.text-white.tooltipster.btn-xs.tooltipstered {<text:line-break/> <text:s text:c="3"/>color: black !important;<text:line-break/> <text:s text:c="3"/>background-color: unset;<text:line-break/> <text:s text:c="3"/>border: none;<text:line-break/>}<text:line-break/><text:line-break/>/* QUOTE SECTION */<text:line-break/><text:line-break/>.discussion-board-replyToIntro {<text:line-break/> <text:s text:c="3"/>font-weight: bold;<text:line-break/> <text:s text:c="3"/>color: black;<text:line-break/> <text:s text:c="3"/>}<text:line-break/><text:line-break/>blockquote.discussion-board-replyTo div a {<text:line-break/> <text:s text:c="3"/>color: darkred ;<text:line-break/> <text:s text:c="3"/>font-size: 24px;<text:line-break/> <text:s text:c="3"/>font-weight: bold;<text:line-break/> <text:s text:c="3"/>margin-right: 5px;<text:line-break/> <text:s text:c="3"/>}<text:line-break/><text:line-break/><text:line-break/>blockquote.discussion-board-replyTo {<text:line-break/> <text:s text:c="3"/>background-color: aliceblue !important;<text:line-break/> <text:s text:c="3"/>color: darkslategrey <text:s/>!important;<text:line-break/> <text:s text:c="3"/>border-image: unset <text:s/>!important;<text:line-break/><text:soft-page-break/> <text:s text:c="3"/>border-width: thin <text:s/>!important;<text:line-break/> <text:s text:c="3"/>border-color: darkslategrey <text:s/>!important;<text:line-break/> <text:s text:c="3"/>transition: 0.4s ease-out;<text:line-break/> <text:s text:c="3"/>max-height: 85px;<text:line-break/> <text:s text:c="3"/>position: relative;<text:line-break/> <text:s text:c="3"/>--padding: 20px;<text:line-break/> <text:s text:c="3"/>overflow: hidden;<text:line-break/> <text:s text:c="3"/>}<text:line-break/><text:line-break/>blockquote.discussion-board-replyTo:hover {<text:line-break/> <text:s text:c="3"/>max-height: fit-content;<text:line-break/> <text:s text:c="3"/>overflow-y: auto;<text:line-break/> <text:s text:c="3"/>overflow-x: hidden;<text:line-break/> <text:s text:c="3"/>transition-timing-function: ease-in;<text:line-break/> <text:s text:c="3"/>white-space: normal;<text:line-break/> <text:s text:c="3"/>}<text:line-break/><text:line-break/>/*DICE */<text:line-break/><text:line-break/>.discussion-board-dice strong.discussion-board-dice-result.h2 {<text:line-break/> <text:s text:c="3"/>font-weight: bold;<text:line-break/>}<text:line-break/><text:line-break/>/* TARGETS FIRST POST IN THE THREAD */<text:line-break/><text:line-break/>.user-css .discussion-board-post {<text:line-break/> <text:s text:c="3"/>background-color: darkgray;<text:line-break/> <text:s text:c="3"/>border: 2px solid black;<text:line-break/> <text:s text:c="3"/>border-radius: 10px;<text:line-break/> <text:s text:c="3"/>box-shadow: 0px 6px 14px var(--DarkShadow) ;<text:line-break/>}<text:line-break/><text:line-break/>/* TARGET REPLYS AFTER THE FIRST POST */<text:line-break/><text:line-break/>.discussion-board-thread-reply.ms-5.ml-3 {<text:line-break/> <text:s text:c="3"/>margin-left: unset !important;<text:line-break/>}<text:line-break/><text:line-break/>.user-css .discussion-board-thread-replies .discussion-board-post {<text:line-break/> <text:s text:c="3"/>background-color: unset;<text:line-break/> <text:s text:c="3"/>border: 1px solid black;<text:line-break/>}<text:line-break/> <text:s text:c="3"/><text:line-break/>/* REPLY FORM */<text:line-break/>.user-css .discussion-board-thread-reply-form .card {<text:line-break/> <text:s text:c="3"/>border-radius: 10px;<text:line-break/>}<text:line-break/><text:line-break/><text:soft-page-break/>/* REPLY FORM TEXT AREA */<text:line-break/>.user-css .discussion-board-thread-reply-form textarea#contents,<text:line-break/>.user-css .discussion-board-thread-reply-form textarea#instructions, <text:line-break/>.user-css .discussion-board-thread-reply-form textarea#ooc<text:line-break/> <text:s text:c="3"/>{<text:line-break/> <text:s text:c="3"/>box-shadow: inset 0px 0px 200px 6px rgb(204 200 197 / 80%) ;<text:line-break/>}<text:line-break/><text:line-break/>/* REPLY FORM TEXT AREA */<text:line-break/>.user-css .discussion-board-thread-reply-form textarea#contents <text:line-break/>{<text:line-break/> <text:s text:c="3"/>height: 300px ;<text:line-break/>}<text:line-break/><text:line-break/>.user-css .discussion-board-thread-reply-form textarea#instructions, <text:line-break/>.user-css .discussion-board-thread-reply-form textarea#ooc<text:line-break/>{<text:line-break/> <text:s text:c="3"/>height: 125px ;<text:line-break/>}<text:line-break/><text:line-break/>/*</text:p>
      <text:p text:style-name="P2"><text:s/>FORM EDIT */<text:line-break/><text:line-break/>.discussion-board-section form textarea#contents {<text:line-break/> <text:s text:c="3"/>height: 300px;<text:line-break/>}<text:line-break/><text:line-break/>.discussion-board-section form textarea#instructions,<text:line-break/>.discussion-board-section form textarea#ooc {<text:line-break/> <text:s text:c="3"/>height: 125px;<text:line-break/>}<text:line-break/><text:line-break/>/* END DISCUSSION BOARDS */<text:line-break/><text:line-break/>/* Breadcrumbs */<text:line-break/><text:line-break/>.user-css .breadcrumb <text:s/>{<text:line-break/> <text:s text:c="3"/>background-color: var(--colorCream) ;<text:line-break/> <text:s text:c="3"/>background-image: url(/uploads/images/a895632….png) ;<text:line-break/> <text:s text:c="3"/>border: 1px solid var(--Charred) ;<text:line-break/> <text:s text:c="3"/>border-radius: 10px;<text:line-break/> <text:s text:c="3"/>box-shadow: 0px 6px 14px var(--DarkShadow) ;<text:line-break/> <text:s text:c="3"/>color: var(--Charred) ;<text:line-break/> <text:s text:c="3"/>display: inline-block;<text:line-break/> <text:s text:c="3"/>font-size: 1rem;<text:line-break/> <text:s text:c="3"/>height: min-content;<text:line-break/> <text:s text:c="3"/>line-height: 1.3rem;<text:line-break/> <text:s text:c="3"/>padding: 5px;<text:line-break/><text:soft-page-break/> <text:s text:c="3"/>padding-left: 20px;<text:line-break/> <text:s text:c="3"/>padding-right: 20px;<text:line-break/> <text:s text:c="3"/>transition: 0.3s;<text:line-break/>}<text:line-break/><text:line-break/>.user-css span.breadcrumb-article-current {<text:line-break/> <text:s text:c="3"/>background-color: black;<text:line-break/> <text:s text:c="3"/>color: white;<text:line-break/> <text:s text:c="3"/>display: inline-block;<text:line-break/> <text:s text:c="3"/>font-size: 1rem;<text:line-break/> <text:s text:c="3"/>height: min-content;<text:line-break/> <text:s text:c="3"/>line-height: 1.3rem;<text:line-break/> <text:s text:c="3"/>padding-right: 20px;<text:line-break/> <text:s text:c="3"/>padding-left: 20px;<text:line-break/> <text:s text:c="3"/>clip-path: polygon(0 0, calc(100% - 10px) 0, 100% 50%, calc(100% - 10px) 100%, 0 100%, 10px 50%) ; <text:line-break/>} <text:line-break/><text:line-break/>.user-css .breadcrumb-card <text:s/>{<text:line-break/> <text:s text:c="3"/>background-color: var(--colorCream) ;<text:line-break/> <text:s text:c="3"/>background-image: url(/uploads/images/a895632….png) ;<text:line-break/> <text:s text:c="3"/>border: 1px solid var(--Charred) ;<text:line-break/> <text:s text:c="3"/>border-radius: 10px;<text:line-break/> <text:s text:c="3"/>box-shadow: 0px 6px 14px var(--DarkShadow) ;<text:line-break/> <text:s text:c="3"/>color: var(--Charred) ;<text:line-break/> <text:s text:c="3"/>transition: 0.3s;<text:line-break/> <text:s text:c="3"/>width: calc(100% - 20px);<text:line-break/> <text:s text:c="3"/>margin-left: auto;<text:line-break/> <text:s text:c="3"/>margin-right: auto;<text:line-break/>}<text:line-break/><text:line-break/>/* BS5 FIXES */<text:line-break/><text:line-break/>/* Alignment Fix */<text:line-break/>.user-css .text-left,<text:line-break/>.user-css-extended .text-left,<text:line-break/>.user-css-presentation .text-left {<text:line-break/> <text:s text:c="3"/>text-align: left;<text:line-break/>}<text:line-break/>.user-css .text-justify,<text:line-break/>.user-css-extended .text-justify,<text:line-break/>.user-css-presentation .text-justify {<text:line-break/> <text:s text:c="3"/>text-align: justify;<text:line-break/>}<text:line-break/>.user-css .text-right,<text:line-break/>.user-css-extended .text-right,<text:line-break/>.user-css-presentation .text-right {<text:line-break/> <text:s text:c="3"/>text-align: right;<text:line-break/><text:soft-page-break/>}<text:line-break/>.user-css .text-center,<text:line-break/>.user-css-extended .text-center,<text:line-break/>.user-css-presentation .text-center {<text:line-break/> <text:s text:c="3"/>text-align: center;<text:line-break/>}<text:line-break/><text:line-break/>.nav-linear .row .col-md-4.text-right {<text:line-break/> <text:s text:c="3"/>text-align: right;<text:line-break/>}<text:line-break/><text:line-break/>/* ALL LINKS */<text:line-break/><text:line-break/>.user-css a {<text:line-break/> <text:s text:c="3"/>text-decoration: none;<text:line-break/>}<text:line-break/><text:line-break/>/* WORLD EDITOR BAR */<text:line-break/> <text:s/><text:line-break/> <text:s/>#full-layout {<text:line-break/> <text:s text:c="5"/>position: relative;<text:line-break/> <text:s text:c="5"/>top: -20px;<text:line-break/> <text:s/>}<text:line-break/> <text:s/><text:line-break/> <text:s/>#world-editor-bar {<text:line-break/> <text:s text:c="5"/>display: none !important;<text:line-break/> <text:s/>}<text:line-break/> <text:s/><text:line-break/> <text:s/>.user-css-viewer {<text:line-break/> <text:s text:c="5"/>margin-top: 0px !important;<text:line-break/> <text:s/>}<text:line-break/><text:line-break/>/* HOME PAGE DBF */<text:line-break/><text:line-break/>.discussion-boards-world-link,<text:line-break/>.followers-counter {<text:line-break/> <text:s text:c="3"/>display: none;<text:line-break/>}<text:line-break/> <text:s/><text:line-break/>/* WORLD GLOBAL HEADER */<text:line-break/> <text:s/><text:line-break/>.user-css-viewer .world-global-header {<text:line-break/> <text:s text:c="3"/>height: 0px;<text:line-break/> <text:s text:c="3"/>color: white;<text:line-break/> <text:s text:c="3"/>padding-bottom: 0px !important;<text:line-break/>}<text:line-break/> <text:s/><text:line-break/>.page-world-homepage {<text:line-break/><text:soft-page-break/> <text:s text:c="3"/>margin-top: 0px !important;<text:line-break/>}<text:line-break/><text:line-break/>.page-article {<text:line-break/> <text:s text:c="3"/>margin-top: 0px !important;<text:line-break/>}<text:line-break/><text:line-break/>/* WORLD FOLLOWERS PAGE */<text:line-break/><text:line-break/>.row.followers-list {<text:line-break/> <text:s text:c="3"/>padding-left: 0px;<text:line-break/> <text:s text:c="3"/>padding-right: 0px;<text:line-break/> <text:s text:c="3"/>margin-left: 0px;<text:line-break/> <text:s text:c="3"/>margin-right: 0px;<text:line-break/>}<text:line-break/><text:line-break/>.page-world-homepage .followers-counter h4 a {<text:line-break/> <text:s text:c="3"/>display: block;<text:line-break/>}<text:line-break/><text:line-break/>.user-css-viewer .page-followers .nav-strip {<text:line-break/> <text:s text:c="3"/>display: none;<text:line-break/>}<text:line-break/><text:line-break/>.user-css-viewer .page-followers .col-md-8.col-md-offset-2.text-center {<text:line-break/> <text:s text:c="3"/>display: none;<text:line-break/>}<text:line-break/><text:line-break/>.user-css-viewer .page-followers .followers-list {<text:line-break/> <text:s text:c="3"/>display: flex;<text:line-break/> <text:s text:c="3"/>flex-wrap: wrap;<text:line-break/>}<text:line-break/><text:line-break/>.user-css-viewer .page-followers .follower-box {<text:line-break/> <text:s text:c="3"/>background-color: var(--Cream) ;<text:line-break/> <text:s text:c="3"/>border: 1px solid black;<text:line-break/> <text:s text:c="3"/>border-radius: 20px;<text:line-break/> <text:s text:c="3"/>flex: 1 0 25%;<text:line-break/> <text:s text:c="3"/>height: 150px;<text:line-break/> <text:s text:c="7"/>min-height: 150px;<text:line-break/> <text:s text:c="3"/>margin: 10px;<text:line-break/> <text:s text:c="3"/>padding: 15px;<text:line-break/>}<text:line-break/><text:line-break/>@media only screen and (max-width: 800px) {<text:line-break/> <text:s text:c="3"/>.user-css-viewer .page-followers .follower-box {<text:line-break/> <text:s text:c="7"/>flex: 1 0 100%;<text:line-break/> <text:s text:c="3"/>}<text:line-break/><text:soft-page-break/> <text:s/>}<text:line-break/><text:line-break/>/* FOLLOWER AVATAR IMAGE */<text:line-break/><text:line-break/>.user-css-viewer .page-followers img.card-box-profile-avatar {<text:line-break/> <text:s text:c="3"/>max-width: 75px !important;<text:line-break/> <text:s text:c="3"/>max-height: 75px !important;<text:line-break/>}<text:line-break/><text:line-break/>.user-css-viewer .page-followers .card-box-profile-details a {<text:line-break/> <text:s text:c="3"/>white-space: nowrap;<text:line-break/>}<text:line-break/><text:line-break/>.user-css-viewer .page-followers .card-box-profile-details h4 {<text:line-break/> <text:s text:c="3"/>display: block;<text:line-break/> <text:s text:c="3"/>margin-top: 5px;<text:line-break/> <text:s text:c="3"/>font-size: 1.3em;<text:line-break/>}<text:line-break/><text:line-break/>.user-css-viewer .page-followers .card-box-profile-details h4 small {<text:line-break/> <text:s text:c="3"/>display: block;<text:line-break/>}<text:line-break/> <text:s/><text:line-break/>/* HIDE BACK TO WORLD */<text:line-break/> <text:s/><text:line-break/> <text:s/>.user-css .backtoworld {<text:line-break/> <text:s text:c="5"/>display: none;<text:line-break/> <text:s text:c="3"/>}<text:line-break/><text:line-break/>/* FEATURED */<text:line-break/><text:line-break/>.user-css .homepage_featured <text:s/>{<text:line-break/> <text:s text:c="3"/>/* margin-top: 40px; */<text:line-break/>}<text:line-break/><text:line-break/>.user-css .homepage_featured .article-panel {<text:line-break/> <text:s text:c="3"/>margin-bottom: 20px;<text:line-break/>}<text:line-break/><text:line-break/>.user-css .homepage_featured h2.tagged-articles-list-header {<text:line-break/> <text:s text:c="3"/>display: none;<text:line-break/>}<text:line-break/><text:line-break/>.user-css .world-featured-articles {<text:line-break/> <text:s text:c="3"/>display: none;<text:line-break/>}<text:line-break/> <text:s text:c="3"/><text:line-break/><text:line-break/><text:soft-page-break/> <text:s text:c="3"/><text:line-break/> <text:s text:c="3"/>.user-css-presentation .world-global-header .custom_home</text:p>
      <text:p text:style-name="P2"><text:s/>h3 a:link,<text:line-break/> <text:s text:c="3"/>.user-css-presentation .world-global-header .custom_home h3 a:visited, <text:line-break/> <text:s text:c="3"/>.user-css-presentation .world-global-header .custom_home h3 a:hover,<text:line-break/> <text:s text:c="3"/>.user-css-presentation .world-global-header .custom_home h3 a:active {<text:line-break/> <text:s text:c="7"/>text-align: center;<text:line-break/> <text:s text:c="7"/>color: var(--Gold) !important;<text:line-break/> <text:s text:c="7"/>font-weight: bold;<text:line-break/> <text:s text:c="7"/>font-size: 20px;<text:line-break/> <text:s text:c="7"/>z-index: 3000;<text:line-break/> <text:s text:c="7"/>text-decoration: none;<text:line-break/> <text:s text:c="3"/>}<text:line-break/> <text:s text:c="3"/><text:line-break/> <text:s text:c="3"/>.user-css-presentation .world-global-header .custom_home h3 {<text:line-break/> <text:s text:c="7"/>border: 1px solid var(--Charred) ;<text:line-break/> <text:s text:c="7"/>border-radius: 10px;<text:line-break/> <text:s text:c="7"/>background-color: var(--Char) ;<text:line-break/> <text:s text:c="7"/>color: var(--Gold) !important;<text:line-break/> <text:s text:c="7"/>display: block !important;<text:line-break/> <text:s text:c="7"/>font-size: 1.6em;<text:line-break/> <text:s text:c="7"/>font-variant: small-caps;<text:line-break/> <text:s text:c="7"/>font-weight: bold;<text:line-break/> <text:s text:c="7"/>height: 32px;<text:line-break/> <text:s text:c="7"/>margin: 6px;<text:line-break/> <text:s text:c="7"/>padding: 6px !important;<text:line-break/> <text:s text:c="7"/>position: absolute !important;<text:line-break/> <text:s text:c="11"/>top: 30px !important;<text:line-break/> <text:s text:c="11"/>left: 5px;<text:line-break/> <text:s text:c="7"/>text-align: center;<text:line-break/> <text:s text:c="7"/>text-transform: none;<text:line-break/> <text:s text:c="7"/>width: 80px;<text:line-break/> <text:s text:c="7"/>z-index: 2000;<text:line-break/> <text:s text:c="7"/>margin-top: 0px !important;<text:line-break/> <text:s text:c="7"/>padding-top: 0px !important;<text:line-break/> <text:s text:c="3"/>}<text:line-break/><text:line-break/>/* WORLD CONTENT BR SPACING */<text:line-break/><text:line-break/>.row.world-content br {<text:line-break/> <text:s text:c="3"/>display: none;<text:line-break/>}<text:line-break/> <text:s/><text:line-break/>/* GLOBAL FOOTER TOP */<text:line-break/><text:line-break/>#backtotop {<text:line-break/> <text:s text:c="3"/>display: none;<text:line-break/>}<text:line-break/><text:soft-page-break/><text:line-break/>#scroll_top {<text:line-break/> <text:s text:c="3"/>background-color: darkred;<text:line-break/> <text:s text:c="3"/>border: 1px solid black;<text:line-break/> <text:s text:c="3"/>border-radius: 20px;<text:line-break/> <text:s text:c="3"/>color: white;<text:line-break/> <text:s text:c="3"/>font-size: 1.5em;<text:line-break/> <text:s text:c="3"/>height: 40px;<text:line-break/> <text:s text:c="3"/>padding: 8px;<text:line-break/> <text:s text:c="3"/>position: fixed;<text:line-break/> <text:s text:c="3"/>bottom: 45px;<text:line-break/> <text:s text:c="3"/>right: 10px;<text:line-break/> <text:s text:c="3"/>text-align: center;<text:line-break/> <text:s text:c="3"/>width: 40px;<text:line-break/> <text:s text:c="3"/>z-index: 9000;<text:line-break/>}<text:line-break/> <text:s/><text:line-break/>/* ARTICLE ALERT LIKE, COMMENT */<text:line-break/><text:line-break/>.user-css-viewer .row .col-md-12 .alert.alert-success {<text:line-break/> <text:s text:c="3"/>animation: autoHide 0s ease-in 4s forwards;<text:line-break/> <text:s text:c="3"/>background-color: darkred;<text:line-break/> <text:s text:c="3"/>box-shadow: 0px 0px 10px 5px #4A4A4C;<text:line-break/> <text:s text:c="3"/>border-radius: 15px;<text:line-break/> <text:s text:c="3"/>color: white;<text:line-break/> <text:s text:c="3"/>font-size: larger;<text:line-break/> <text:s text:c="3"/>font-weight: bold;<text:line-break/> <text:s text:c="3"/>position: absolute;<text:line-break/> <text:s text:c="7"/>top: 25px;<text:line-break/> <text:s text:c="3"/>text-align: center;<text:line-break/> <text:s text:c="3"/>width: 95%;<text:line-break/> <text:s text:c="3"/>z-index: 9999;<text:line-break/>}<text:line-break/><text:line-break/>@media only screen and (max-width: 600px) {<text:line-break/> <text:s text:c="3"/>.user-css-viewer .row .col-md-12 .alert.alert-success {<text:line-break/> <text:s text:c="7"/>width: 85%;<text:line-break/> <text:s text:c="3"/>}<text:line-break/>}<text:line-break/><text:line-break/>.user-css-viewer .row .col-md-12 .alert.alert-success {<text:line-break/> <text:s text:c="3"/>animation-name: fade-out;<text:line-break/> <text:s text:c="3"/>animation-duration: 1s;<text:line-break/> <text:s text:c="3"/>animation-delay: 4s;<text:line-break/> <text:s text:c="3"/>animation-fill-mode: forwards;<text:line-break/>}<text:line-break/><text:line-break/>@keyframes fade-out {<text:line-break/><text:soft-page-break/> <text:s text:c="3"/>from {opacity: 1;}<text:line-break/> <text:s text:c="3"/>to {opacity: 0; display: none;}<text:line-break/>}<text:line-break/><text:line-break/>/* TOOLTIPS */<text:line-break/><text:line-break/>.user-css .text-abbreviation {<text:line-break/> <text:s text:c="3"/>text-decoration-line: none;<text:line-break/> <text:s text:c="3"/>border-top-width: 1px;<text:line-break/> <text:s text:c="3"/>border-bottom-width: 1px;<text:line-break/> <text:s text:c="3"/>border-top-style: solid;<text:line-break/> <text:s text:c="3"/>border-bottom-style: solid;<text:line-break/> <text:s text:c="3"/>background-color: transparent;<text:line-break/> <text:s text:c="3"/>border-radius: 5px 5px 5px 5px;<text:line-break/> <text:s text:c="3"/>padding-left: 5px;<text:line-break/> <text:s text:c="3"/>padding-right: 5px;<text:line-break/>}<text:line-break/><text:line-break/>.user-css-presentation .tooltip .tooltip-inner {<text:line-break/> <text:s text:c="3"/>padding: 20px;<text:line-break/>}<text:line-break/><text:line-break/>/* TOOLTIPS ON MOBILE */<text:line-break/><text:line-break/>@media only screen and (max-width: 800px) {<text:line-break/> <text:s text:c="3"/>.user-css .tooltipster {<text:line-break/> <text:s text:c="3"/>display: inline !important;<text:line-break/> <text:s text:c="5"/>-webkit-touch-callout: none;<text:line-break/> <text:s text:c="5"/>-webkit-user-select: none;<text:line-break/> <text:s text:c="5"/>-khtml-user-select: none;<text:line-break/> <text:s text:c="5"/>-moz-user-select: none;<text:line-break/> <text:s text:c="5"/>-ms-user-select: none;<text:line-break/> <text:s text:c="5"/>user-select: none;<text:line-break/> <text:s text:c="3"/>}<text:line-break/>}<text:line-break/> <text:s/><text:line-break/> <text:s/>/* CSS PALLET EDITOR */<text:line-break/> <text:s/><text:line-break/> <text:s text:c="3"/>[class*=css-palette-trigger] {<text:line-break/> <text:s text:c="7"/>background: black;<text:line-break/> <text:s text:c="7"/>border: 1px solid white;<text:line-break/> <text:s text:c="7"/>border-radius: 10px;<text:line-break/> <text:s text:c="7"/>color: white;<text:line-break/> <text:s text:c="7"/>cursor: pointer;<text:line-break/> <text:s text:c="7"/>font-size: 15px;<text:line-break/> <text:s text:c="7"/>padding: 8px;<text:line-break/> <text:s text:c="7"/>position: fixed;<text:line-break/> <text:s text:c="11"/>top: 130px;<text:line-break/><text:soft-page-break/> <text:s text:c="11"/>right: 80px;<text:line-break/> <text:s text:c="7"/>z-index: 1001;<text:line-break/>}<text:line-break/> <text:s/><text:line-break/>@media only screen and (max-width: 600px) {<text:line-break/> <text:s text:c="3"/>[class*=css-palette-trigger] {<text:line-break/> <text:s text:c="7"/>display: none !important;<text:line-break/> <text:s text:c="7"/>position: fixed;<text:line-break/> <text:s text:c="7"/>top: 135px;<text:line-break/> <text:s text:c="7"/>right: 10px;<text:line-break/> <text:s text:c="3"/>}<text:line-break/>}<text:line-break/><text:line-break/>div#hidden-sidebar {<text:line-break/> <text:s text:c="3"/>border-radius: 10px;<text:line-break/> <text:s text:c="3"/>height: 70vh;<text:line-break/> <text:s text:c="3"/>overflow: hidden ;<text:line-break/> <text:s text:c="3"/>right: 80px;<text:line-break/>}<text:line-break/><text:line-break/>@media only screen and (max-width: 600px) {<text:line-break/> <text:s text:c="3"/>div#hidden-sidebar {<text:line-break/> <text:s text:c="7"/>height: 60vh;<text:line-break/> <text:s text:c="3"/>}<text:line-break/>}<text:line-break/><text:line-break/>.sidebar-panel-open {<text:line-break/> <text:s text:c="3"/>top: 190px !important;<text:line-break/>}<text:line-break/><text:line-break/>#world-css-editor {<text:line-break/> <text:s text:c="3"/>max-height: 200px;<text:line-break/>}<text:line-break/> <text:s/><text:line-break/> <text:s/>/* LOCAL WA FONTS */<text:line-break/> <text:s/><text:line-break/> <text:s/>/* COD */<text:line-break/> <text:s/>@font-face { <text:line-break/> <text:s text:c="5"/>font-family: PlasticMan;<text:line-break/> <text:s text:c="5"/>font-style: normal;<text:line-break/> <text:s text:c="5"/>font-weight: 400;<text:line-break/> <text:s text:c="5"/>src: url(https://worldanvil-static.sfo2.cdn.digitaloceanspaces.com/fonts/PlasticMan.ttf);<text:line-break/> <text:s/>}<text:line-break/> <text:s/><text:line-break/> <text:s text:c="2"/>/* GOOGLE FONTS */<text:line-break/><text:line-break/>@font-face {<text:line-break/> <text:s text:c="3"/>font-family: Fredericka the Great;<text:line-break/><text:soft-page-break/> <text:s text:c="3"/>font-style: normal;<text:line-break/> <text:s text:c="3"/>font-weight: 400;<text:line-break/> <text:s text:c="3"/>font-display: swap;<text:line-break/> <text:s text:c="3"/>src: url(https://fonts.gstatic.com/s/frederickathegreat/v15/9Bt33CxNwt7aOctW2xjbCstzwVKsIBVV--Sjxbc.woff2);<text:line-break/> <text:s text:c="3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3"/>font-family: Crimson Text;<text:line-break/> <text:s text:c="3"/>font-style: italic;<text:line-break/> <text:s text:c="3"/>font-weight: 400;<text:line-break/> <text:s text:c="3"/>font-display: swap;<text:line-break/> <text:s text:c="3"/>src: url(https://fonts.gstatic.com/s/crimsontext/v10/wlpogwHKFkZgtmSR3NB0oRJfajhRK_Y.woff2);<text:line-break/> <text:s text:c="3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3"/>font-family: Crimson Text;<text:line-break/> <text:s text:c="3"/>font-style: normal;<text:line-break/> <text:s text:c="3"/>font-weight: 400;<text:line-break/> <text:s text:c="3"/>font-display: swap;<text:line-break/> <text:s text:c="3"/>src: url(https://fonts.gstatic.com/s/crimsontext/v10/wlp2gwHKFkZgtmSR3NB0oRJfbwhT.woff2);<text:line-break/> <text:s text:c="3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3"/>font-family: Crimson Text;<text:line-break/> <text:s text:c="3"/>font-style: normal;<text:line-break/> <text:s text:c="3"/>font-weight: 700;<text:line-break/> <text:s text:c="3"/>font-display: swap;<text:line-break/> <text:s text:c="3"/>src: url(https://fonts.gstatic.com/s/crimsontext/v10/wlppgwHKFkZgtmSR3NB0oRJX1C1GDNNQ.woff2);<text:line-break/> <text:s text:c="3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3"/>font-family: Lobster Two;<text:line-break/> <text:s text:c="3"/>font-style: italic;<text:line-break/> <text:s text:c="3"/>font-weight: 400;<text:line-break/> <text:s text:c="3"/>font-display: swap;<text:line-break/> <text:s text:c="3"/>src: url(https://fonts.gstatic.com/s/lobstertwo/v12/BngOUXZGTXPUvIoyV6yN5-fI1qeh5A.woff2);<text:line-break/><text:soft-page-break/> <text:s text:c="3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3"/>font-family: Comic Neue;<text:line-break/> <text:s text:c="3"/>font-style: normal;<text:line-break/> <text:s text:c="3"/>font-weight: 400;<text:line-break/> <text:s text:c="3"/>font-display: swap;<text:line-break/> <text:s text:c="3"/>src: url(https://fonts.gstatic.com/s/comicneue/v1/4UaHrEJDsxBrF37olUeD96rp57F2IwM.woff2);<text:line-break/> <text:s text:c="3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3"/>font-family: Luckiest Guy;<text:line-break/> <text:s text:c="3"/>font-style: normal;<text:line-break/> <text:s text:c="3"/>font-weight: 400;<text:line-break/> <text:s text:c="3"/>font-display: swap;<text:line-break/> <text:s text:c="3"/>src: url(https://fonts.gstatic.com/s/luckiestguy/v10/_gP_1RrxsjcxVyin9l9n_j2hTd52.woff2);<text:line-break/> <text:s text:c="3"/>unicode-range: U+0000-00FF, U+0131, U+0152-0153, U+02BB-02BC, U+02C6, U+02DA, U+02DC, U+2000-206F, U+2074, U+20AC, U+2122, U+2191, U+2193, U+2212, U+2215, U+FEFF,</text:p>
      <text:p text:style-name="P2"><text:s/>U+FFFD;<text:line-break/> <text:s/>}<text:line-break/> <text:s/><text:line-break/> <text:s/>@font-face {<text:line-break/> <text:s text:c="3"/>font-family: Comic Neue;<text:line-break/> <text:s text:c="3"/>font-style: normal;<text:line-break/> <text:s text:c="3"/>font-weight: 400;<text:line-break/> <text:s text:c="3"/>font-display: swap;<text:line-break/> <text:s text:c="3"/>src: url(https://fonts.gstatic.com/s/comicneue/v1/4UaHrEJDsxBrF37olUeD96rp57F2IwM.woff2);<text:line-break/> <text:s text:c="3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5"/>font-family: Volkhov;<text:line-break/> <text:s text:c="5"/>font-style: normal;<text:line-break/> <text:s text:c="5"/>font-weight: 400;<text:line-break/> <text:s text:c="5"/>font-display: swap;<text:line-break/> <text:s text:c="5"/>src: url(https://fonts.gstatic.com/s/volkhov/v10/SlGQmQieoJcKemNecTUEhQ.woff2);<text:line-break/> <text:s text:c="5"/>unicode-range: U+0000-00FF, U+0131, U+0152-0153, U+02BB-02BC, U+02C6, U+02DA, U+02DC, U+2000-206F, U+2074, U+20AC, U+2122, U+2191, U+2193, U+2212, U+2215, U+FEFF, U+FFFD;<text:line-break/> <text:s/>}<text:line-break/> <text:s/><text:line-break/> <text:s/>@font-face {<text:line-break/> <text:s text:c="5"/>font-family: Lora;<text:line-break/> <text:s text:c="5"/>font-style: normal;<text:line-break/><text:soft-page-break/> <text:s text:c="5"/>font-weight: 400;<text:line-break/> <text:s text:c="5"/>font-display: swap;<text:line-break/> <text:s text:c="5"/>src: url(https://fonts.gstatic.com/s/lora/v12/4vqKRIwnQQGUQQh-PnvdMA.woff2);<text:line-break/> <text:s text:c="5"/>unicode-range: U+0000-00FF, U+0131, U+0152-0153, U+02BB-02BC, U+02C6, U+02DA, U+02DC, U+2000-206F, U+2074, U+20AC, U+2122, U+2212, U+2215;<text:line-break/> <text:s/>}<text:line-break/> <text:s/><text:line-break/> <text:s/>@font-face {<text:line-break/> <text:s text:c="5"/>font-family: EnglishSC;<text:line-break/> <text:s text:c="5"/>font-style: normal;<text:line-break/> <text:s text:c="5"/>font-weight: 400;<text:line-break/> <text:s text:c="5"/>font-display: swap;<text:line-break/> <text:s text:c="5"/>src: url(https://fonts.gstatic.com/s/imfellenglishsc/v8/a8IENpD3CDX-4zrWfr1VY879qFF05pZ7PIIP.woff2);<text:line-break/> <text:s text:c="5"/>unicode-range: U+0000-00FF, U+0131, U+0152-0153, U+02BB-02BC, U+02C6, U+02DA, U+02DC, U+2000-206F, U+2074, U+20AC, U+2122, U+2191, U+2193, U+2212, U+2215, U+FEFF, U+FFFD;<text:line-break/> <text:s/>}<text:line-break/> <text:s/><text:line-break/> <text:s/>/* --- CORE THEME --- */<text:line-break/> <text:s/>.user-css-presentation {<text:line-break/> <text:s text:c="5"/>background-image: None; /* PUT URL(IMAGELINK) here when you find one. */<text:line-break/> <text:s text:c="5"/>background-color: RGB(10, 10, 10);<text:line-break/> <text:s text:c="5"/>background-repeat: repeat-x;<text:line-break/> <text:s text:c="5"/>background-attachment: fixed;<text:line-break/> <text:s text:c="5"/>background-position: center;<text:line-break/> <text:s text:c="5"/>background-size: 100%;<text:line-break/> <text:s/>} /* Behind Article Background */<text:line-break/> <text:s/><text:line-break/> <text:s/>.user-css, .user-css-extended .page {<text:line-break/> <text:s text:c="5"/>background: var(--Parchment);<text:line-break/> <text:s text:c="5"/>background-image: url(/uploads/images/a8956329eb80cb2d50eaaea44cb12b6a.png);<text:line-break/> <text:s text:c="5"/>box-shadow: inset 0px 0px 200px 6px rgba(52, 42, 32, 0.8);<text:line-break/> <text:s/>} /* Darken Article */<text:line-break/> <text:s/><text:line-break/> <text:s/>@media only screen and (max-width: 600px) {<text:line-break/> <text:s text:c="5"/>.user-css, .user-css-extended .page {<text:line-break/> <text:s text:c="9"/>background: var(--Parchment);<text:line-break/> <text:s text:c="9"/>background-image: url(/uploads/images/a8956329eb80cb2d50eaaea44cb12b6a.png);<text:line-break/> <text:s text:c="9"/>box-shadow: inset 0px 0px 100px 4px rgba(52, 42, 32, 0.6);<text:line-break/> <text:s text:c="5"/>} /* Darken Article Mobile */<text:line-break/> <text:s/>}<text:line-break/> <text:s/><text:line-break/>.user-css {<text:line-break/> <text:s text:c="3"/>padding-bottom: 60px;<text:line-break/> <text:s text:c="3"/>overflow: hidden;<text:line-break/>}<text:line-break/> <text:s/><text:line-break/>.user-css:after {<text:line-break/><text:soft-page-break/> <text:s text:c="3"/>/* H */<text:line-break/> <text:s text:c="3"/>content: url(https://www.worldanvil.com/uploads/images/8c78f4f9d6457f05ed29a25e05f33f8d.webp);<text:line-break/> <text:s text:c="3"/>/* content: url() ; */<text:line-break/> <text:s text:c="3"/>height: 70px; <text:line-break/> <text:s text:c="3"/>width: 100%;<text:line-break/> <text:s text:c="3"/>background-image: url(https://www.worldanvil.com/uploads/images/a3d1066383a6b8385a29d607c0af50bb.png);<text:line-break/> <text:s text:c="3"/>position: absolute;<text:line-break/> <text:s text:c="3"/>bottom: 0px;<text:line-break/> <text:s text:c="3"/>background-size: cover;<text:line-break/> <text:s text:c="3"/>background-repeat: norepeat;<text:line-break/> <text:s text:c="3"/>margin-left: -25px;<text:line-break/> <text:s/>} /* Bottom Symbol of Article */<text:line-break/> <text:s/><text:line-break/>.user-css-extended .page {<text:line-break/> <text:s text:c="3"/>padding-bottom: 60px;<text:line-break/> <text:s/>}<text:line-break/> <text:s/><text:line-break/>.user-css-extended .page:after {<text:line-break/> <text:s text:c="3"/>/* H */<text:line-break/> <text:s text:c="3"/>content: url(https://www.worldanvil.com/uploads/images/8c78f4f9d6457f05ed29a25e05f33f8d.webp);<text:line-break/> <text:s text:c="3"/>/* content: url() ; */<text:line-break/> <text:s text:c="3"/>height: 70px; <text:line-break/> <text:s text:c="3"/>width: 100%;<text:line-break/> <text:s text:c="3"/>background-image: url(https://www.worldanvil.com/uploads/images/a3d1066383a6b8385a29d607c0af50bb.png);<text:line-break/> <text:s text:c="3"/>position: absolute;<text:line-break/> <text:s text:c="3"/>bottom: 0px;<text:line-break/> <text:s text:c="3"/>background-size: cover;<text:line-break/> <text:s text:c="3"/>background-repeat: norepeat;<text:line-break/> <text:s text:c="3"/>margin-left: -25px;<text:line-break/> <text:s/>} /* Bottom Symbol of Meta Data / Related */<text:line-break/> <text:s/><text:line-break/> <text:s/>/* Scroll Bar */<text:line-break/> <text:s/>::-webkit-scrollbar {<text:line-break/> <text:s/>width: 10px;<text:line-break/> <text:s/>}<text:line-break/> <text:s/><text:line-break/> <text:s/>::-webkit-scrollbar-track {<text:line-break/> <text:s text:c="2"/>box-shadow: 0 0 3px 1px #222;<text:line-break/> <text:s/>border-radius: 2px;<text:line-break/> <text:s/>}<text:line-break/> <text:s text:c="2"/><text:line-break/> <text:s/>::-webkit-scrollbar-thumb {<text:line-break/> <text:s text:c="5"/>background: var(--Char);<text:line-break/> <text:s text:c="5"/>box-shadow: inset 0px 0px 10px 2px var(--Charred);<text:line-break/><text:soft-page-break/> <text:s text:c="5"/>border-radius: 2px;<text:line-break/> <text:s text:c="5"/>border-color: RGBA(30,30,30,0.4);<text:line-break/> <text:s text:c="5"/>width: 9px;<text:line-break/> <text:s/>}<text:line-break/> <text:s/><text:line-break/> <text:s/>::-webkit-scrollbar-thumb:hover {<text:line-break/> <text:s/>background: var(--Charred);<text:line-break/> <text:s/>}<text:line-break/> <text:s/><text:line-break/> <text:s/>::-webkit-scrollbar-thumb:focus {<text:line-break/> <text:s/>background: var(--Charred);<text:line-break/> <text:s/>}<text:line-break/> <text:s/><text:line-break/> <text:s/>::-webkit-scrollbar-thumb:active {<text:line-break/> <text:s/>background: var(--Charred);<text:line-break/> <text:s/>}<text:line-break/> <text:s/><text:line-break/> <text:s/>/* FRONT PAGE */<text:line-break/> <text:s/><text:line-break/> <text:s/>.user-css .world-title {<text:line-break/> <text:s text:c="5"/>display: none;<text:line-break/> <text:s/>}<text:line-break/> <text:s/><text:line-break/> <text:s/>.user-css.page-world-homepage .world-currentDate {<text:line-break/> <text:s text:c="5"/>display: none;<text:line-break/> <text:s/>}<text:line-break/> <text:s/><text:line-break/> <text:s/>.user-css.page-world-homepage .subheading h5 {<text:line-break/> <text:s text:c="5"/>display: none;<text:line-break/> <text:s/>}<text:line-break/> <text:s/><text:line-break/> <text:s/>.user-css.page-world-homepage .subheading h5 {<text:line-break/> <text:s text:c="5"/>display: none;<text:line-break/> <text:s/>}<text:line-break/> <text:s/><text:line-break/> <text:s/>.user-css.page-world-homepage .subheading h4 {<text:line-break/> <text:s text:c="5"/>display: none;<text:line-break/> <text:s/>}<text:line-break/> <text:s/><text:line-break/> <text:s/>.user-css .toc-wrap h5,<text:line-break/> <text:s/>.user-css .category-list h5,<text:line-break/> <text:s/>.user-css .details h5,<text:line-break/> <text:s/>.user-css .card_parchment_1 h4,<text:line-break/> <text:s/>.user-css .card_parchment_1 h5 {<text:line-break/> <text:s text:c="5"/>display: contents !important;<text:line-break/> <text:s/>}<text:line-break/> <text:s/><text:line-break/> <text:s/>.user-css.page-world-homepage .main_title h2 {<text:line-break/><text:soft-page-break/> <text:s text:c="5"/>font-size: 3em;<text:line-break/> <text:s text:c="5"/>border-bottom: 3px solid;<text:line-break/> <text:s text:c="5"/>line-height: 0.9em;<text:line-break/> <text:s text:c="5"/>width: 100%;<text:line-break/> <text:s text:c="5"/>padding: 20px;<text:line-break/> <text:s text:c="5"/>margin: 10px !important;<text:line-break/> <text:s text:c="5"/>margin-left: auto !important;<text:line-break/> <text:s text:c="5"/>margin-right: auto !important;<text:line-break/> <text:s text:c="5"/>font-weight: bold;<text:line-break/> <text:s text:c="5"/>border: 1px solid var(--Charred);<text:line-break/> <text:s text:c="5"/>border-radius: 10px;<text:line-break/> <text:s text:c="5"/>background-color: var(--Char);<text:line-break/> <text:s text:c="5"/>color: var(--Cream) !important;<text:line-break/> <text:s text:c="5"/>font-variant: small-caps;<text:line-break/> <text:s text:c="5"/>text-transform: none;<text:line-break/> <text:s text:c="5"/>text-shadow: <text:s text:c="3"/>-2px 2px 0 #000,<text:line-break/> <text:s text:c="21"/>2px 2px 0 #000,<text:line-break/> <text:s text:c="21"/>2px -2px 0 #000;<text:line-break/> <text:s text:c="21"/>-2px -2px 0 #000;<text:line-break/> <text:s/>}<text:line-break/> <text:s/><text:line-break/> <text:s/>@media only screen and (max-width: 600px) {<text:line-break/> <text:s text:c="5"/>.page-world-homepage .main_title h2 {<text:line-break/> <text:s text:c="9"/>width: 325px;<text:line-break/> <text:s text:c="3"/>}<text:line-break/> <text:s/>}<text:line-break/> <text:s/><text:line-break/> <text:s/>.user-css.page-world-homepage .row .col-md-6 iframe {<text:line-break/> <text:s text:c="5"/>background-color: white;<text:line-break/> <text:s text:c="5"/>height: 200px !important;<text:line-break/> <text:s/>}<text:line-break/> <text:s/><text:line-break/> <text:s/>.user-css .toc-wrap {<text:line-break/> <text:s text:c="5"/>background: var(--LightCream);<text:line-break/> <text:s text:c="5"/>border: 2px solid black;<text:line-break/> <text:s text:c="5"/>border-radius: 5px;<text:line-break/> <text:s text:c="5"/>box-shadow: inset 2px 2px 5px 0px rgba(0, 0, 0, 0.53);<text:line-break/> <text:s text:c="5"/>height: 500px;<text:line-break/> <text:s text:c="5"/>margin: 5px;<text:line-break/> <text:s text:c="5"/>margin-bottom: 50px;<text:line-break/> <text:s text:c="5"/>overflow-x: hidden;<text:line-break/> <text:s text:c="5"/>overflow-y: scroll;<text:line-break/> <text:s text:c="5"/>padding: 12px;<text:line-break/> <text:s text:c="5"/>padding-top: 25px;<text:line-break/> <text:s/>}<text:line-break/> <text:s/><text:line-break/> <text:s/>.user-css .toc-wrap-header h2 {<text:line-break/> <text:s text:c="3"/>background-color: var(--Charred);<text:line-break/><text:soft-page-break/> <text:s text:c="3"/>border: none;<text:line-break/> <text:s text:c="3"/>border-radius: 10px;<text:line-break/> <text:s text:c="3"/>color: var(--Cream) !important;<text:line-break/> <text:s text:c="3"/>font-size: 1.6em;<text:line-break/> <text:s text:c="3"/>font-weight: bold;<text:line-break/> <text:s text:c="3"/>height: 40px;<text:line-break/> <text:s text:c="3"/>margin-top: 0px;<text:line-break/> <text:s text:c="3"/>margin-bottom: 0px;<text:line-break/> <text:s text:c="3"/>margin-left: auto;<text:line-break/> <text:s text:c="3"/>margin-right: auto;<text:line-break/> <text:s text:c="3"/>padding: 8px;<text:line-break/> <text:s text:c="3"/>position: relative;<text:line-break/> <text:s text:c="7"/>bottom: -24px;<text:line-break/> <text:s text:c="7"/>left: 0px;<text:line-break/> <text:s text:c="7"/>right: 0px;<text:line-break/> <text:s text:c="3"/>text-align: center;<text:line-break/> <text:s text:c="3"/>width: 100%;<text:line-break/> <text:s text:c="7"/>max-width: 250px;<text:line-break/> <text:s text:c="7"/>min-width: 250px;<text:line-break/> <text:s text:c="3"/>font-variant: small-caps;<text:line-break/> <text:s text:c="3"/>text-transform: none;<text:line-break/> <text:s text:c="3"/>text-shadow: <text:s text:c="3"/>-2px 2px 0 #000,<text:line-break/> <text:s text:c="19"/>2px 2px 0 #000,<text:line-break/> <text:s text:c="19"/>2px -2px 0 #000;<text:line-break/> <text:s text:c="19"/>-2px -2px 0 #000;<text:line-break/> <text:s/>}<text:line-break/> <text:s/><text:line-break/> <text:s/>.user-css .toc-wrap .toc-article-item,<text:line-break/> <text:s/>.user-css .toc-wrap .list-box {<text:line-break/> <text:s text:c="3"/>margin-right: 5px;<text:line-break/> <text:s text:c="3"/>overflow: hidden;<text:line-break/> <text:s text:c="3"/>text-overflow: ellipsis;<text:line-break/> <text:s text:c="3"/>white-space: nowrap;<text:line-break/> <text:s/>}<text:line-break/> <text:s/><text:line-break/> <text:s/>.user-css .toc-wrap .world-toc-header {<text:line-break/> <text:s text:c="5"/>display: none;<text:line-break/> <text:s/>}<text:line-break/><text:line-break/> <text:s/>.user-css .toc-wrap .category-list {<text:line-break/> <text:s text:c="5"/>padding-left: 10px;<text:line-break/> <text:s/>}<text:line-break/> <text:s/><text:line-break/> <text:s/>.user-css .toc-wrap.world-codex .list-box:nth-child(3) .category-list {<text:line-break/> <text:s text:c="4"/>display:none<text:line-break/> <text:s/>}<text:line-break/> <text:s/><text:line-break/> <text:s/>.user-css .toc-wrap.uncat .category-list:nth-child(2) {<text:line-break/><text:soft-page-break/> <text:s text:c="5"/>height: 0px;<text:line-break/> <text:s text:c="5"/>overflow: hidden;<text:line-break/> <text:s/>}<text:line-break/> <text:s/><text:line-break/> <text:s/>#world-category-content .panel-default {<text:line-break/> <text:s text:c="5"/>background-color: var(--Cream);<text:line-break/> <text:s text:c="5"/>padding: 24px;<text:line-break/> <text:s text:c="5"/>height: 600px;<text:line-break/> <text:s text:c="5"/>overflow-y: scroll;<text:line-break/> <text:s/>}<text:line-break/> <text:s/><text:line-break/> <text:s/>#world-category-content .panel-default h1 {<text:line-break/> <text:s text:c="5"/>font-size: 2em;<text:line-break/> <text:s text:c="5"/>color: var(--Charred);<text:line-break/> <text:s/>}<text:line-break/> <text:s/><text:line-break/> <text:s/>#world-category-content .panel-default strong {<text:line-break/> <text:s text:c="5"/>color: var(--Charred) !important;<text:line-break/> <text:s/>}<text:line-break/> <text:s/><text:line-break/> <text:s/>#world-category-content .panel-default strong a {<text:line-break/> <text:s text:c="5"/>color: var(--Crimson) !important;<text:line-break/> <text:s/>}<text:line-break/> <text:s/><text:line-break/> <text:s/>.user-css .category-featured {<text:line-break/> <text:s text:c="5"/>display: none;<text:line-break/> <text:s/>}<text:line-break/> <text:s/><text:line-break/> <text:s/>/* ARTICLE TOC */<text:line-break/> <text:s/><text:line-break/> <text:s/>.user-css .articletoc {<text:line-break/> <text:s text:c="5"/>width: 100%;<text:line-break/> <text:s text:c="5"/>border: none !important;<text:line-break/> <text:s/>}<text:line-break/> <text:s/><text:line-break/> <text:s/>/* ARTICLES UNDER ON MOBILE */<text:line-break/> <text:s/><text:line-break/> <text:s/>@media only screen and (max-width: 600px) {<text:line-break/> <text:s text:c="9"/>.user-css .glossary-block .article-panel {<text:line-break/> <text:s text:c="9"/>flex: 0 1 calc(100% - 15px);<text:line-break/> <text:s text:c="5"/>}<text:line-break/> <text:s/>}<text:line-break/> <text:s/><text:line-break/> <text:s/>/* --- TEXT --- */<text:line-break/> <text:s/><text:line-break/> <text:s/>.user-css-presentation,<text:line-break/> <text:s/>.user-css, <text:line-break/> <text:s/>.user-css-extended,<text:line-break/><text:soft-page-break/> <text:s/>.user-css .paragraph-indent,<text:line-break/> <text:s/>.user-css-extended .paragraph-indent {<text:line-break/> <text:s text:c="5"/>color: #111;<text:line-break/> <text:s text:c="5"/>font-size: 16px;<text:line-break/> <text:s text:c="5"/>line-height: 26px;<text:line-break/> <text:s/>}<text:line-break/> <text:s/><text:line-break/> <text:s/>.user-css-presentation a,<text:line-break/> <text:s/>.user-css-presentation .paragraph-indent a {<text:line-break/> <text:s text:c="5"/>color: var(--Scarlet);<text:line-break/> <text:s text:c="5"/>font-size: inherit; <text:line-break/> <text:s/>}<text:line-break/> <text:s/><text:line-break/> <text:s/>.user-css-presentation a:hover,<text:line-break/> <text:s/>.user-css-presentation .paragraph-indent a:hover {<text:line-break/> <text:s text:c="5"/>color: var(--Carmine);<text:line-break/> <text:s text:c="5"/>font-size: inherit;<text:line-break/> <text:s/>}<text:line-break/> <text:s/><text:line-break/> <text:s/>/* - Dropcap - */<text:line-break/> <text:s/>.user-css-presentation .dropcap {<text:line-break/> <text:s text:c="5"/>font-family: Solbera Imitation !important;<text:line-break/> <text:s text:c="5"/>font-weight: 400;<text:line-break/> <text:s text:c="5"/>font-size: 48px;<text:line-break/> <text:s text:c="5"/>line-height: 0.8em;<text:line-break/> <text:s text:c="5"/>text-transform: uppercase;<text:line-break/> <text:s text:c="5"/>padding-right: 6px;<text:line-break/> <text:s text:c="5"/>color: var(--Char);<text:line-break/> <text:s/>}<text:line-break/> <text:s/><text:line-break/> <text:s/>/* --- HEADERS --- */<text:line-break/> <text:s/>.user-css-presentation :is(h2, h3, h4, h5) {<text:line-break/> <text:s text:c="5"/>color: var(--Scarlet);<text:line-break/> <text:s text:c="5"/>border-color: var(--Scarlet);<text:line-break/> <text:s text:c="5"/>margin-top: 22px;<text:line-break/> <text:s/>}<text:line-break/> <text:s/><text:line-break/> <text:s/>.user-css-presentation h2 {<text:line-break/> <text:s text:c="5"/>font-size: 2em;<text:line-break/> <text:s text:c="5"/>border-bottom: 3px solid;<text:line-break/> <text:s text:c="5"/>line-height: 0.9em;<text:line-break/> <text:s/>}<text:line-break/> <text:s/><text:line-break/> <text:s/>.user-css-presentation h3 {<text:line-break/> <text:s text:c="5"/>font-size: 1.8em;<text:line-break/> <text:s text:c="5"/>line-height: 0.9em;<text:line-break/> <text:s/>}<text:line-break/> <text:s/><text:line-break/><text:soft-page-break/> <text:s/>.user-css-presentation h4 {<text:line-break/> <text:s text:c="5"/>font-size: 1.6em;<text:line-break/> <text:s text:c="5"/>line-height: 0.9em;<text:line-break/> <text:s/>}<text:line-break/> <text:s/><text:line-break/> <text:s/>.user-css-presentation h5 {<text:line-break/> <text:s text:c="5"/>font-size: 1.2em;<text:line-break/> <text:s text:c="5"/>line-height: 0.9em;<text:line-break/> <text:s/>}<text:line-break/> <text:s/><text:line-break/> <text:s/>/* - Article Block - */<text:line-break/> <text:s/><text:line-break/> <text:s/>.article-panel {<text:line-break/> <text:s text:c="5"/>background: var(--Char);<text:line-break/> <text:s text:c="5"/>border-radius: 40% / 10%;<text:line-break/> <text:s text:c="5"/>border-top-right-radius: 0px;<text:line-break/> <text:s text:c="5"/>border-top-left-radius: 0px;<text:line-break/> <text:s text:c="5"/>border-bottom: 6px solid var(--Charred);<text:line-break/> <text:s/>}<text:line-break/> <text:s/><text:line-break/> <text:s/>.article-panel .heading,<text:line-break/> <text:s/>.article-panel .subheading,<text:line-break/> <text:s/>.article-panel .date {<text:line-break/> <text:s text:c="5"/>color: var(--WhiteGold);<text:line-break/> <text:s text:c="5"/>border-radius: 40% / 10%;<text:line-break/> <text:s/>}<text:line-break/> <text:s/><text:line-break/> <text:s/>.article-panel .heading {<text:line-break/> <text:s text:c="5"/>font-size: 1.4em;<text:line-break/> <text:s text:c="5"/>font-variant: small-caps;<text:line-break/> <text:s text:c="5"/>text-transform: capitalize;<text:line-break/> <text:s/>}<text:line-break/></text:p>
      <text:p text:style-name="P2"><text:s text:c="2"/><text:line-break/> <text:s/>.article-panel .subheading {<text:line-break/> <text:s text:c="5"/>font-size: 14px !important;<text:line-break/> <text:s/>}<text:line-break/><text:line-break/> <text:s/>.user-css .article-panel .subheading {<text:line-break/> <text:s text:c="3"/>display: none;<text:line-break/>}<text:line-break/> <text:s/><text:line-break/> <text:s/>/* TIMELINES */<text:line-break/> <text:s/><text:line-break/> <text:s/>.user-css .era-header <text:s/>{<text:line-break/> <text:s text:c="3"/>z-index: 100;<text:line-break/>}<text:line-break/><text:line-break/><text:soft-page-break/> <text:s/>.user-css .era-header h2 {<text:line-break/> <text:s text:c="3"/>text-align: center;<text:line-break/> <text:s text:c="3"/>font-weight: bold;<text:line-break/> <text:s text:c="3"/>border: 1px solid var(--Charred);<text:line-break/> <text:s text:c="3"/>border-radius: 40px 0 0 0;<text:line-break/> <text:s text:c="3"/>background-color: var(--Charred);<text:line-break/> <text:s text:c="3"/>color: var(--LightCream) !important;<text:line-break/> <text:s text:c="3"/>padding: 5px;<text:line-break/> <text:s/>}<text:line-break/> <text:s/><text:line-break/> <text:s/>.user-css .era-header h3 .text-muted {<text:line-break/> <text:s text:c="5"/>color: var(--Charred);<text:line-break/> <text:s/>}<text:line-break/> <text:s/><text:line-break/> <text:s/>.user-css .era-header h3 {<text:line-break/> <text:s text:c="5"/>color: var(--Charred) !important;<text:line-break/> <text:s text:c="5"/>border: 2px solid var(--Charred);<text:line-break/> <text:s text:c="5"/>border-bottom: none;<text:line-break/> <text:s text:c="5"/>box-shadow: inset 0px 0px 0px 0px rgba(0, 0, 0, 0.53);<text:line-break/> <text:s text:c="5"/>transition: 0.3s;<text:line-break/> <text:s text:c="5"/>padding: 10px 20px 5px 20px;<text:line-break/> <text:s text:c="5"/>background-color: var(--LightCream);<text:line-break/> <text:s/>}<text:line-break/> <text:s/><text:line-break/> <text:s/>.user-css .era-header p {<text:line-break/> <text:s text:c="5"/>color: var(--Charred) !important;<text:line-break/> <text:s text:c="5"/>border: 2px solid var(--Charred);<text:line-break/> <text:s text:c="5"/>border-top: none;<text:line-break/> <text:s text:c="5"/>box-shadow: inset 0px 0px 0px 0px rgba(0, 0, 0, 0.53);<text:line-break/> <text:s text:c="5"/>transition: 0.3s;<text:line-break/> <text:s text:c="5"/>border-radius: 0 0 40px 0 ;<text:line-break/> <text:s text:c="5"/>padding: 5px 20px 10px 20px;<text:line-break/> <text:s text:c="5"/>background-color: var(--LightCream);<text:line-break/> <text:s text:c="5"/>min-height: 40px;<text:line-break/> <text:s/>}<text:line-break/> <text:s/><text:line-break/> <text:s/>.user-css .orphan-era h1 {<text:line-break/> <text:s text:c="3"/>text-align: center;<text:line-break/> <text:s text:c="3"/>font-weight: bold;<text:line-break/> <text:s text:c="3"/>border: 1px solid var(--Charred);<text:line-break/> <text:s text:c="3"/>border-radius: 10px 10px 0 0;<text:line-break/> <text:s text:c="3"/>background-color: var(--Charred);<text:line-break/> <text:s text:c="3"/>color: var(--LightCream) !important;<text:line-break/> <text:s text:c="3"/>font-size: 23px;<text:line-break/> <text:s text:c="3"/>margin-bottom: 0;<text:line-break/> <text:s/>}<text:line-break/> <text:s/><text:line-break/> <text:s/>.user-css .orphan-era p {<text:line-break/><text:soft-page-break/> <text:s text:c="5"/>margin-top: 0;<text:line-break/> <text:s text:c="5"/>color: var(--Charred) !important;<text:line-break/> <text:s text:c="5"/>border: 2px solid var(--Charred);<text:line-break/> <text:s text:c="5"/>box-shadow: inset 0px 0px 0px 0px rgba(0, 0, 0, 0.53);<text:line-break/> <text:s text:c="5"/>transition: 0.3s;<text:line-break/> <text:s text:c="5"/>border-radius: 0 0 10px 10px ;<text:line-break/> <text:s text:c="5"/>padding: 5px 20px 10px 20px;<text:line-break/> <text:s text:c="5"/>background-color: var(--LightCream);<text:line-break/> <text:s/>}<text:line-break/> <text:s/><text:line-break/> <text:s/>.user-css .timeline-panel {<text:line-break/> <text:s text:c="5"/>margin-top: 10px !important;<text:line-break/> <text:s text:c="5"/>background: var(--LightCream);<text:line-break/> <text:s/>}<text:line-break/> <text:s/><text:line-break/> <text:s/>.user-css .tl-heading {<text:line-break/> <text:s text:c="5"/>margin-top:20px;<text:line-break/> <text:s/>}<text:line-break/> <text:s/><text:line-break/> <text:s/>.user-css .timeline-entry {<text:line-break/> <text:s text:c="5"/>margin: 20px;<text:line-break/> <text:s text:c="5"/>margin-left: auto;<text:line-break/> <text:s text:c="5"/>margin-right: auto;<text:line-break/> <text:s text:c="5"/>padding: 10px;<text:line-break/> <text:s/>}<text:line-break/> <text:s/><text:line-break/> <text:s/>@media only screen and (max-width: 600px) {<text:line-break/> <text:s/>.user-css.page-timeline .timeline-entry {<text:line-break/> <text:s text:c="5"/>width: 100%;<text:line-break/> <text:s text:c="5"/>margin: 0px;<text:line-break/> <text:s text:c="5"/>padding: 10px;<text:line-break/> <text:s text:c="5"/>}<text:line-break/> <text:s/>}<text:line-break/> <text:s/><text:line-break/> <text:s/>@media only screen and (max-width: 600px) {<text:line-break/> <text:s/>.user-css.page-timeline .timeline-entry .timeline-panel {<text:line-break/> <text:s text:c="5"/>width: 100%;<text:line-break/> <text:s text:c="5"/>}<text:line-break/> <text:s/>}<text:line-break/><text:line-break/> <text:s/>.timeline:before {<text:line-break/> <text:s text:c="3"/>top: -40px;<text:line-break/> <text:s text:c="3"/>bottom: -30px;<text:line-break/> <text:s text:c="3"/>position: absolute;<text:line-break/> <text:s text:c="3"/>width: 4px;<text:line-break/> <text:s text:c="3"/>background-color: var(--Charred) !important;<text:line-break/> <text:s text:c="3"/>left: 50% !important;<text:line-break/>}<text:line-break/><text:soft-page-break/><text:line-break/>/*<text:line-break/>@media only screen and (max-width: 600px) {<text:line-break/> <text:s text:c="3"/>.timeline:before {<text:line-break/> <text:s text:c="7"/>top: -40px;<text:line-break/> <text:s text:c="7"/>bottom: -30px;<text:line-break/> <text:s text:c="7"/>position: absolute;<text:line-break/> <text:s text:c="7"/>width: 4px;<text:line-break/> <text:s text:c="7"/>background-color: var(--Charred) !important;<text:line-break/> <text:s text:c="7"/>left: 50% !important;<text:line-break/> <text:s text:c="3"/>}<text:line-break/>}<text:line-break/>*/<text:line-break/> <text:s/><text:line-break/> <text:s/>.user-css .tl-circ {<text:line-break/> <text:s text:c="5"/>display: none;<text:line-break/> <text:s/>}<text:line-break/> <text:s/><text:line-break/> <text:s/>.user-css.page-timeline .col-md-8 {<text:line-break/> <text:s text:c="5"/>width: 90%;<text:line-break/> <text:s/>}<text:line-break/> <text:s/><text:line-break/> <text:s/>.user-css.page-timeline .col-md-offset-2 {<text:line-break/> <text:s text:c="5"/>margin-left: 5%;<text:line-break/> <text:s/>}<text:line-break/> <text:s/><text:line-break/> <text:s/>/* TIMELINES TOC */<text:line-break/> <text:s/><text:line-break/> <text:s/>.user-css .world-timelines .category-list {<text:line-break/> <text:s text:c="5"/>color: var(--Charred) !important;<text:line-break/> <text:s text:c="5"/>border: 2px solid var(--Charred);<text:line-break/> <text:s text:c="5"/>box-shadow: inset 0px 0px 0px 0px rgba(0, 0, 0, 0.53);<text:line-break/> <text:s text:c="5"/>transition: 0.3s;<text:line-break/> <text:s text:c="5"/>border-radius: 10px 10px 10px 10px ;<text:line-break/> <text:s text:c="5"/>padding: 5px 20px 10px 20px;<text:line-break/> <text:s text:c="5"/>background-color: var(--LightCream);<text:line-break/> <text:s/>}<text:line-break/> <text:s/><text:line-break/> <text:s/>/* SIDE PANEL */<text:line-break/> <text:s/><text:line-break/> <text:s/>.user-css-presentation .panel-default {<text:line-break/> <text:s text:c="5"/>border: none;<text:line-break/> <text:s text:c="5"/>border-radius: 0px;<text:line-break/> <text:s text:c="5"/>margin-right: -26px;<text:line-break/> <text:s text:c="5"/>margin-bottom: 40px !important;<text:line-break/> <text:s text:c="5"/>margin-top: 40px!important;<text:line-break/> <text:s text:c="5"/>background: var(--Char);<text:line-break/> <text:s text:c="5"/>color: var(--Cream);<text:line-break/><text:soft-page-break/> <text:s text:c="5"/>box-shadow: -6px 24px 10px 0px var(--DarkShadow);<text:line-break/> <text:s/>}<text:line-break/> <text:s/><text:line-break/>.user-css-presentation .panel-default:before {<text:line-break/> <text:s text:c="3"/>/* H */<text:line-break/> <text:s text:c="3"/>content: url(https://www.worldanvil.com/uploads/images/8c78f4f9d6457f05ed29a25e05f33f8d.webp); <text:line-break/> <text:s text:c="3"/>contain: content;<text:line-break/> <text:s text:c="3"/>/* content: url() ; */<text:line-break/> <text:s text:c="3"/>height: 0;<text:line-break/> <text:s text:c="3"/>border-left: 20px solid transparent;<text:line-break/> <text:s text:c="3"/>border-right: 0px solid transparent;<text:line-break/> <text:s text:c="3"/>border-bottom: 16px solid var(--Charred);<text:line-break/> <text:s text:c="3"/>position: relative;<text:line-break/> <text:s text:c="3"/>display: block;<text:line-break/> <text:s text:c="3"/>width: 100%;<text:line-break/> <text:s text:c="3"/>top: -16px;<text:line-break/> <text:s/>} /* Top shape */<text:line-break/> <text:s/><text:line-break/> <text:s/>@media only screen and (max-width: 600px) {<text:line-break/> <text:s text:c="5"/>.user-css-presentation .panel-default:before {<text:line-break/> <text:s text:c="9"/>top: -16px;<text:line-break/> <text:s text:c="5"/>}<text:line-break/> <text:s/>}<text:line-break/> <text:s/><text:line-break/>.user-css-presentation .panel-default:after {<text:line-break/> <text:s text:c="3"/>/* H */<text:line-break/> <text:s text:c="3"/>content: url(https://www.worldanvil.com/uploads/images/8c78f4f9d6457f05ed29a25e05f33f8d.webp); <text:line-break/> <text:s text:c="3"/>contain: content;<text:line-break/> <text:s text:c="3"/>/* content: url() ; */<text:line-break/> <text:s text:c="3"/>height: 0;<text:line-break/> <text:s text:c="3"/>border-left: 20px solid transparent;<text:line-break/> <text:s text:c="3"/>border-right: 0px solid transparent;<text:line-break/> <text:s text:c="3"/>border-top: 16px solid var(--Charred);<text:line-break/> <text:s text:c="3"/>position: absolute;<text:line-break/> <text:s text:c="3"/>bottom: -16px;<text:line-break/> <text:s text:c="3"/>width: 100%;<text:line-break/> <text:s/>} /* Bottom shape */<text:line-break/> <text:s/><text:line-break/> <text:s/>.user-css-presentation .panel-default :is(h2, h3, h4, h5) {<text:line-break/> <text:s text:c="5"/>font-family: EnglishSC;<text:line-break/> <text:s text:c="5"/>color: var(--Gold);<text:line-break/> <text:s text:c="5"/>border-color: var(--Gold);<text:line-break/> <text:s text:c="5"/>font-weight: 400;<text:line-break/> <text:s/>}<text:line-break/> <text:s/><text:line-break/> <text:s/>.user-css-presentation .panel-default a {<text:line-break/><text:soft-page-break/> <text:s text:c="5"/>color: var(--Gold);<text:line-break/> <text:s/>}<text:line-break/> <text:s/><text:line-break/> <text:s/>.user-css-presentation .panel-default a:hover {<text:line-break/> <text:s text:c="5"/>color: var(--WhiteGold);<text:line-break/> <text:s/>}<text:line-break/> <text:s/><text:line-break/> <text:s/>.user-css-presentation .panel-default .dropcap {<text:line-break/> <text:s text:c="5"/>color: var(--WhiteGold);<text:line-break/> <text:s/>}<text:line-break/> <text:s/><text:line-break/> <text:s/>.panel-default.character-relationship-panel:before,<text:line-break/> <text:s/>.panel-default.character-relationship-panel:after {<text:line-break/> <text:s text:c="5"/>display: none;<text:line-break/> <text:s/>}<text:line-break/> <text:s/><text:line-break/> <text:s/>/* Front Page Panel */<text:line-break/> <text:s/>.world-content .panel-default {<text:line-break/> <text:s text:c="5"/>box-shadow: none;<text:line-break/> <text:s text:c="5"/>border-radius: 12px;<text:line-break/> <text:s text:c="5"/>border-top: 8px solid var(--Charred);<text:line-break/> <text:s text:c="5"/>border-bottom: 8px solid var(--Charred);<text:line-break/> <text:s text:c="5"/>margin-right: 0px;<text:line-break/> <text:s/>}<text:line-break/> <text:s/><text:line-break/> <text:s/>.world-content .panel-default:before {<text:line-break/> <text:s text:c="5"/>display: none;<text:line-break/> <text:s/>}<text:line-break/> <text:s/><text:line-break/> <text:s/>.world-content .panel-default:after {<text:line-break/> <text:s text:c="5"/>display: none;<text:line-break/> <text:s/>}<text:line-break/> <text:s/><text:line-break/> <text:s/>/* Table */<text:line-break/> <text:s/><text:line-break/> <text:s/>.user-css .table-striped {<text:line-break/> <text:s text:c="5"/>border: 0px solid var(--Char);<text:line-break/> <text:s text:c="5"/>box-shadow: 0px 0px 16px RGBA(0,0,0,0.3);<text:line-break/> <text:s/>}<text:line-break/> <text:s/><text:line-break/> <text:s/>.user-css .table-striped td {<text:line-break/> <text:s text:c="5"/>padding: 4px 8px 4px 8px;<text:line-break/> <text:s text:c="5"/>text-align: justify;<text:line-break/> <text:s text:c="5"/>line-height: 1em;<text:line-break/> <text:s text:c="5"/>vertical-align: middle;<text:line-break/> <text:s text:c="5"/>border: none;<text:line-break/> <text:s text:c="5"/>color: var(--Charred);<text:line-break/> <text:s text:c="5"/>background: transparent;<text:line-break/><text:soft-page-break/> <text:s text:c="5"/>/* padding: 8px; */<text:line-break/> <text:s/>}<text:line-break/> <text:s/><text:line-break/> <text:s/>.user-css .table-striped th {<text:line-break/> <text:s text:c="5"/>text-align: center;<text:line-break/> <text:s text:c="5"/>border: none;<text:line-break/> <text:s text:c="5"/>vertical-align: middle;<text:line-break/> <text:s text:c="5"/>background-color: var(--Scarlet);<text:line-break/> <text:s text:c="5"/>color: var(--Cream);<text:line-break/> <text:s/>}<text:line-break/> <text:s/><text:line-break/> <text:s/>.user-css .table tr {<text:line-break/> <text:s text:c="5"/>vertical-align: middle;<text:line-break/> <text:s text:c="5"/>background-color: var(--Cream);<text:line-break/> <text:s/>}<text:line-break/> <text:s/><text:line-break/> <text:s/>.user-css .table-striped tr:nth-child(odd) {<text:line-break/> <text:s text:c="5"/>background-color: var(--Cream);<text:line-break/> <text:s text:c="5"/>filter: brightness(0.9);<text:line-break/> <text:s/>}<text:line-break/> <text:s/><text:line-break/> <text:s/>.user-css .table tr:nth-child(even):hover {<text:line-break/> <text:s text:c="5"/>filter: brightness(0.8);<text:line-break/> <text:s/>}<text:line-break/> <text:s/><text:line-break/> <text:s/>.user-css .table-striped tr:nth-child(odd):hover {<text:line-break/> <text:s text:c="5"/>filter: brightness(0.7);<text:line-break/> <text:s/>}<text:line-break/><text:line-break/> <text:s/>/* TABLE INTERACTIVE THALES */<text:line-break/><text:line-break/> <text:s/>.thales-cell-content .thales-cell-rollBtn.btn.btn-primary.btn-block {<text:line-break/> <text:s text:c="3"/>background-color: #8c0a0a !important;<text:line-break/> <text:s/>}<text:line-break/><text:line-break/> <text:s/>.user-css-presentation .thales-render .thales-ui-feature#thales-search i {<text:line-break/> <text:s text:c="3"/>color: grey;<text:line-break/> <text:s text:c="3"/>font-size: 1em;<text:line-break/> <text:s text:c="3"/>position: absolute;<text:line-break/> <text:s text:c="7"/>top: .7em;<text:line-break/> <text:s text:c="7"/>left: unset;<text:line-break/> <text:s text:c="7"/>right: .7em !important;<text:line-break/> <text:s text:c="3"/>width: fit-content;<text:line-break/> <text:s/>}<text:line-break/><text:line-break/> <text:s/>.thales-ui-feature#thales-search .thales-search {<text:line-break/> <text:s text:c="3"/>padding-left: 6px;<text:line-break/> <text:s text:c="3"/>padding-right: 2.5em;<text:line-break/><text:soft-page-break/> <text:s/>}<text:line-break/> <text:s/><text:line-break/> <text:s/>/* RELATIONSHIPS */<text:line-break/><text:line-break/> <text:s/>h3.character-relationships-header {<text:line-break/> <text:s text:c="5"/>margin-top: 5px !important;<text:line-break/> <text:s text:c="5"/>margin-bottom: 5px !important;<text:line-break/> <text:s text:c="5"/>padding-top: 5px !important;<text:line-break/> <text:s text:c="5"/>padding-bottom: 5px !important;<text:line-break/> <text:s/>}<text:line-break/> <text:s/><text:line-break/> <text:s/>.user-css .character-relationships h3 {<text:line-break/> <text:s text:c="3"/>text-align: center;<text:line-break/> <text:s text:c="3"/>font-weight: bold;<text:line-break/> <text:s text:c="3"/>border: 1px solid black;<text:line-break/> <text:s text:c="3"/>border-radius: 10px;<text:line-break/> <text:s text:c="3"/>background-color: var(--Char);<text:line-break/> <text:s text:c="3"/>color: var(--Cream) !important;<text:line-break/> <text:s text:c="3"/>margin: 5px;<text:line-break/> <text:s/>}<text:line-break/> <text:s/><text:line-break/> <text:s/>.user-css .character-relationship-panel {<text:line-break/> <text:s text:c="5"/>box-shadow: inset 2px 2px 5px 0px rgba(0, 0, 0, 0.53);<text:line-break/> <text:s text:c="5"/>transition: 0.3s;<text:line-break/> <text:s text:c="5"/>border: 2px solid black;<text:line-break/> <text:s text:c="5"/>border-radius: 10px; <text:line-break/> <text:s text:c="5"/>margin: 5px;<text:line-break/> <text:s text:c="5"/>margin-top: 5px;<text:line-break/> <text:s text:c="5"/>margin-bottom: 5px;<text:line-break/> <text:s text:c="5"/>padding-top: 5px !important;<text:line-break/> <text:s text:c="5"/>padding-bottom: 5px !important;<text:line-break/> <text:s text:c="5"/>padding-left: 10px !important;<text:line-break/> <text:s text:c="5"/>padding-right: 10px !important;<text:line-break/> <text:s text:c="5"/>background: #FFFFFF;<text:line-break/> <text:s text:c="5"/>text-align: left;<text:line-break/> <text:s text:c="5"/>width: auto;<text:line-break/> <text:s/>}<text:line-break/><text:line-break/> <text:s/>.character-relationships .panel.panel-default {<text:line-break/> <text:s text:c="3"/>margin-top: 10px !important;<text:line-break/> <text:s text:c="3"/>margin-bottom: 10px !important;<text:line-break/>}<text:line-break/> <text:s/><text:line-break/> <text:s/>.user-css .character-relationship-panel .row {<text:line-break/> <text:s text:c="3"/>display: flex;<text:line-break/> <text:s text:c="3"/>margin-left: auto;<text:line-break/> <text:s text:c="3"/>margin-right: auto;<text:line-break/> <text:s/>}<text:line-break/><text:soft-page-break/> <text:s/><text:line-break/> <text:s/>.user-css .character-relationship-panel .row .col-md-5 {<text:line-break/> <text:s/>flex: 1 0 50%;<text:line-break/> <text:s/>padding-left: 5px;<text:line-break/> <text:s/>padding-right: 5px;<text:line-break/> <text:s/>}<text:line-break/> <text:s/><text:line-break/> <text:s/>.user-css .character-relationship-panel .row .col-md-5 h4 {<text:line-break/> <text:s text:c="5"/>margin-top: 5px !important;<text:line-break/> <text:s text:c="5"/>font-size: 1.4em;<text:line-break/> <text:s/><text:line-break/> <text:s/>}<text:line-break/> <text:s/><text:line-break/> <text:s/>.user-css .character-relationship-panel .row .col-md-5 h4 a {<text:line-break/> <text:s text:c="3"/>margin-top: 5px !important;<text:line-break/> <text:s text:c="3"/>margin-left: auto !important;<text:line-break/> <text:s text:c="3"/>margin-right: auto !important;<text:line-break/> <text:s text:c="3"/>text-align: center !important;<text:line-break/> <text:s text:c="3"/>color: var(--Char)<text:line-break/> <text:s/>}<text:line-break/> <text:s/><text:line-break/> <text:s/>.user-css .character-relationship-panel .row .col-md-5 .text-oblique {<text:line-break/> <text:s text:c="3"/>margin-left: auto !important;<text:line-break/> <text:s text:c="3"/>margin-right: auto !important;<text:line-break/> <text:s text:c="3"/>text-align: center !important;<text:line-break/> <text:s/>}<text:line-break/> <text:s/><text:line-break/> <text:s/>.user-css .character-relationship-panel .row .col-md-5 .character-relationship-importance {<text:line-break/> <text:s text:c="5"/>color: var(--Char)<text:line-break/> <text:s text:c="3"/>}<text:line-break/> <text:s/><text:line-break/> <text:s/>.user-css .character-relationship-panel .row .col-md-2 {<text:line-break/> <text:s text:c="3"/>display: none;<text:line-break/> <text:s/>}<text:line-break/> <text:s/><text:line-break/> <text:s/><text:line-break/> <text:s/>.user-css .character-relationship-panel .row .col-md-5 .row {<text:line-break/> <text:s text:c="3"/>display: none;<text:line-break/> <text:s/>}<text:line-break/> <text:s/><text:line-break/> <text:s/>/* RELATIONSHIPS - FOR VIS TOGGLE OFF */<text:line-break/> <text:s/>.user-css .character-relationship-panel .row:nth-child(2) {<text:line-break/> <text:s text:c="5"/>display: none;<text:line-break/> <text:s text:c="3"/>} <text:line-break/> <text:s/><text:line-break/> <text:s text:c="3"/>/* RELATIONSHIPS - FOR VIS TOGGLE ON */<text:line-break/> <text:s/>/*<text:line-break/> <text:s/>.user-css .character-relationship-panel .row:nth-child(3) {<text:line-break/><text:soft-page-break/> <text:s text:c="3"/>display: none;<text:line-break/> <text:s/>}<text:line-break/> <text:s/>*/<text:line-break/> <text:s/><text:line-break/> <text:s/>.user-css hr.m-t-0 {<text:line-break/> <text:s text:c="3"/>display: none;<text:line-break/> <text:s/>}<text:line-break/> <text:s/><text:line-break/> <text:s/>.user-css .fa-link {<text:line-break/> <text:s text:c="3"/>display: none;<text:line-break/> <text:s/>}<text:line-break/> <text:s/><text:line-break/> <text:s/>/* WORLD NAV MENU */<text:line-break/> <text:s/><text:line-break/> <text:s/>.user-css .world-navigation-box .world-menu .category-list + .list-box {<text:line-break/> <text:s text:c="5"/>display: none;<text:line-break/> <text:s/>}<text:line-break/> <text:s text:c="4"/><text:line-break/> <text:s/>.user-css-presentation .world-navigation-palette-trigger {<text:line-break/> <text:s text:c="5"/>content: url(url-for-custom-image-here.png);</text:p>
      <text:p text:style-name="P2"><text:s/>/*I changed my icon for the button with this*/<text:line-break/> <text:s text:c="5"/>-webkit-animation: glow 2s ease-in-out infinite alternate; /*These 3 things you shouldnt have to touch, but you can change the 2s for faster/slower animation*/<text:line-break/> <text:s text:c="5"/>-moz-animation: glow 2s ease-in-out infinite alternate;<text:line-break/> <text:s text:c="5"/>animation: glow 2s ease-in-out infinite alternate;<text:line-break/> <text:s text:c="5"/>/* border-radius: 50px; */ /*My icon is a circle, so I needed to add this radius*/<text:line-break/> <text:s/>}<text:line-break/> <text:s text:c="4"/><text:line-break/> <text:s text:c="4"/><text:line-break/> <text:s/>/* This bit is the actual animation being called above, you can change the colours in here to whatever you like. I had to add those &amp;#039;inset&amp;#039; shadows so that it&amp;#039;d glow inwards as well, you may be able to get rid of them */<text:line-break/> <text:s/>@-webkit-keyframes glow {<text:line-break/> <text:s text:c="5"/>from {<text:line-break/> <text:s text:c="5"/>box-shadow: 0 0 1px #fff, 0 0 5px #fff, 0 0 20px #000000, 0 0 25px #fff, 0 0 25px #fff, inset 0 0 1px #fff, inset 0 0 1px #fff;<text:line-break/> <text:s text:c="5"/>}<text:line-break/> <text:s text:c="5"/>to {<text:line-break/> <text:s text:c="5"/>box-shadow: 0 0 15px #fff, 0 0 20px #fff, 0 0 25px #000000, 0 0 30px #fff, 0 0 80px rgba(237,227,194,0.1), inset 0 0 3px #fff, inset 0 0 4px #000000;<text:line-break/> <text:s text:c="5"/>}<text:line-break/> <text:s/>}<text:line-break/> <text:s text:c="4"/><text:line-break/> <text:s/>.user-css-presentation .world-navigation-palette-trigger {<text:line-break/> <text:s text:c="5"/>background: #ffffff;<text:line-break/> <text:s text:c="5"/>border: 2px solid black;<text:line-break/> <text:s text:c="5"/>border-radius: 10px;<text:line-break/> <text:s text:c="5"/>content: <text:soft-page-break/>url(https://www.worldanvil.com/uploads/images/cf29d2af26e274b82cc057018c66e7e6.png);<text:line-break/> <text:s text:c="5"/>position: absolute;<text:line-break/> <text:s text:c="9"/>top: 50px;<text:line-break/> <text:s text:c="9"/>left: 10px;<text:line-break/> <text:s text:c="5"/>height: 80px;<text:line-break/> <text:s text:c="9"/>max-height: 60vh;<text:line-break/> <text:s text:c="5"/>padding: 0px;<text:line-break/> <text:s text:c="5"/>width: 80px;<text:line-break/> <text:s/>}<text:line-break/><text:line-break/><text:line-break/> <text:s/>.user-css-presentation .world-toc-loader a {<text:line-break/> <text:s text:c="3"/>text-decoration: none;<text:line-break/>}<text:line-break/> <text:s/><text:line-break/> <text:s/>.user-css-presentation #world-navigation-sidebar {<text:line-break/> <text:s text:c="5"/>background: var(--Parchment);<text:line-break/> <text:s text:c="5"/>background-image: var(--ParchmentBG);<text:line-break/> <text:s text:c="5"/>border: 1.5px solid black;<text:line-break/> <text:s text:c="5"/>border-radius: 10px;<text:line-break/> <text:s text:c="5"/>height: 100vh;<text:line-break/> <text:s text:c="9"/>max-height: 58vh;<text:line-break/> <text:s text:c="5"/>margin: 0;<text:line-break/> <text:s text:c="5"/>overflow: auto;<text:line-break/> <text:s text:c="5"/>padding-left: 10px;<text:line-break/> <text:s text:c="5"/>padding-right: 10px;<text:line-break/> <text:s text:c="5"/>padding-top: 5px;<text:line-break/> <text:s text:c="5"/>padding-bottom: 25px;<text:line-break/> <text:s text:c="5"/>position: absolute;<text:line-break/> <text:s text:c="9"/>left: 10px; <text:line-break/> <text:s text:c="9"/>top: 135px !important; <text:line-break/> <text:s text:c="5"/>width: 325px !important;<text:line-break/> <text:s text:c="9"/>max-width: 325px !important;<text:line-break/> <text:s text:c="9"/>min-width: 325px !important;<text:line-break/> <text:s text:c="5"/>z-index: 1500;<text:line-break/> <text:s/>}<text:line-break/> <text:s text:c="4"/><text:line-break/> <text:s/>.user-css-presentation #world-navigation-sidebar::after {<text:line-break/> <text:s text:c="5"/>bottom: unset;<text:line-break/> <text:s text:c="5"/>display: none;<text:line-break/> <text:s text:c="5"/>}<text:line-break/> <text:s/><text:line-break/> <text:s/>#world-navigation-sidebar h5 {<text:line-break/> <text:s text:c="5"/>font-size: 1.05em;<text:line-break/> <text:s/>} /* Timeline fix */<text:line-break/> <text:s/><text:line-break/> <text:s/>/* MANUAL TOC NAV MENU */<text:line-break/> <text:s/><text:line-break/><text:soft-page-break/> <text:s/>.user-css .home_nav h3 {<text:line-break/> <text:s text:c="5"/>background-color: var(--Charred) ;<text:line-break/> <text:s text:c="5"/>border: none;<text:line-break/> <text:s text:c="5"/>border-radius: 10px;<text:line-break/> <text:s text:c="5"/>color: var(--Cream) !important;<text:line-break/> <text:s text:c="5"/>font-size: 1.6em; <text:s text:c="3"/><text:line-break/> <text:s text:c="5"/>font-variant: small-caps;<text:line-break/> <text:s text:c="5"/>font-weight: bold;<text:line-break/> <text:s text:c="5"/>height: 40px;<text:line-break/> <text:s text:c="5"/>margin-top: 10px;<text:line-break/> <text:s text:c="5"/>margin-left: auto;<text:line-break/> <text:s text:c="5"/>margin-right: auto;<text:line-break/> <text:s text:c="5"/>padding: 6px !important;<text:line-break/> <text:s text:c="5"/>text-align: center;<text:line-break/> <text:s text:c="5"/>text-transform: none;<text:line-break/> <text:s text:c="5"/>width: 100%;<text:line-break/> <text:s/>}<text:line-break/> <text:s/><text:line-break/> <text:s/>.user-css .home_nav h3 a {<text:line-break/> <text:s text:c="5"/>color: var(--Cream) ;<text:line-break/> <text:s text:c="5"/>text-decoration: none;<text:line-break/> <text:s/>}<text:line-break/> <text:s/><text:line-break/> <text:s/>.user-css .home_nav h3 a:hover {<text:line-break/> <text:s text:c="5"/>color: var(--Cream) ;<text:line-break/> <text:s/>}<text:line-break/> <text:s/><text:line-break/> <text:s/>.user-css .nav_toc .world-toc-loader .list-box:nth-child(3) .category-list {<text:line-break/> <text:s text:c="3"/>display:none<text:line-break/> <text:s/>}<text:line-break/><text:line-break/> <text:s/>.user-css .nav_toc .world-toc-loader {<text:line-break/> <text:s text:c="3"/>height: 100%;<text:line-break/> <text:s text:c="3"/>overflow-y: unset;<text:line-break/> <text:s text:c="3"/>overflow-x: hidden;<text:line-break/> <text:s/>}<text:line-break/> <text:s/><text:line-break/> <text:s/>.user-css .wrap_6 .user-css-secret {<text:line-break/> <text:s text:c="3"/>background-color: transparent;<text:line-break/> <text:s text:c="3"/>margin: 0px;<text:line-break/> <text:s text:c="3"/>padding: 0px;<text:line-break/> <text:s/><text:line-break/> <text:s/>}<text:line-break/> <text:s/><text:line-break/> <text:s/>.user-css .wrap_6 .user-css-secret h5 {<text:line-break/> <text:s text:c="3"/>display: none;<text:line-break/> <text:s/>}<text:line-break/> <text:s/><text:line-break/><text:soft-page-break/> <text:s/>.user-css .wrap_6 .secret-groups {<text:line-break/> <text:s text:c="3"/>display: none;<text:line-break/> <text:s/>}<text:line-break/> <text:s/><text:line-break/> <text:s/>.user-css .author_line a {<text:line-break/> <text:s text:c="3"/>white-space: nowrap;<text:line-break/> <text:s text:c="3"/>display: inline-block;<text:line-break/> <text:s text:c="3"/>font-size: 14px;<text:line-break/> <text:s text:c="3"/>font-weight: bold;<text:line-break/> <text:s text:c="3"/>padding-left: 20px;<text:line-break/> <text:s text:c="3"/>margin-top: 5px;<text:line-break/> <text:s text:c="3"/>margin-bottom: 5px;<text:line-break/> <text:s text:c="3"/>color: black;<text:line-break/> <text:s text:c="3"/>text-decoration: none;<text:line-break/> <text:s/>}<text:line-break/> <text:s/><text:line-break/> <text:s/>.user-css .fas fa-crosshairs {<text:line-break/> <text:s text:c="3"/>white-space: nowrap;<text:line-break/> <text:s text:c="3"/>display: inline-block;<text:line-break/> <text:s text:c="3"/>margin-right: 20px;<text:line-break/> <text:s text:c="3"/>color: black;<text:line-break/> <text:s/>}<text:line-break/><text:line-break/> <text:s/>#world-navigation-sidebar .user-css-secret br,<text:line-break/> <text:s/>#world-navigation-sidebar .user-css-secret .line-spacer.d-block {<text:line-break/> <text:s text:c="3"/>display: none !important;<text:line-break/> <text:s/>}<text:line-break/> <text:s/><text:line-break/> <text:s/>/* NAV MENU */<text:line-break/> <text:s/>.user-css-presentation h2.world-toc-header {<text:line-break/> <text:s text:c="5"/>background-color: var(--Charred) ;<text:line-break/> <text:s text:c="5"/>border: none;<text:line-break/> <text:s text:c="5"/>border-radius: 10px;<text:line-break/> <text:s text:c="5"/>color: var(--Cream) !important;<text:line-break/> <text:s text:c="5"/>font-size: 1.6em; <text:s text:c="3"/><text:line-break/> <text:s text:c="5"/>font-variant: small-caps;<text:line-break/> <text:s text:c="5"/>font-weight: bold;<text:line-break/> <text:s text:c="5"/>height: 40px;<text:line-break/> <text:s text:c="5"/>margin-top: 10px !important;<text:line-break/> <text:s text:c="5"/>margin-bottom: 5px;<text:line-break/> <text:s text:c="5"/>margin-left: auto;<text:line-break/> <text:s text:c="5"/>margin-right: auto;<text:line-break/> <text:s text:c="5"/>padding: 6px !important;<text:line-break/> <text:s text:c="5"/>position: relative;<text:line-break/> <text:s text:c="5"/>text-align: center;<text:line-break/> <text:s text:c="5"/>text-transform: none;<text:line-break/> <text:s text:c="5"/>width: 100%;<text:line-break/> <text:s/>}<text:line-break/><text:soft-page-break/> <text:s/><text:line-break/> <text:s/>.user-css .maps-list h2 {<text:line-break/> <text:s text:c="5"/>text-align: center;<text:line-break/> <text:s text:c="5"/>font-weight: bold;<text:line-break/> <text:s text:c="5"/>border: 1px solid var(--Charred);<text:line-break/> <text:s text:c="5"/>border-radius: 10px;<text:line-break/> <text:s text:c="5"/>background-color: var(--Char);<text:line-break/> <text:s text:c="5"/>color: var(--Cream) !important;<text:line-break/> <text:s text:c="5"/>font-variant: small-caps;<text:line-break/> <text:s text:c="5"/>text-transform: none;<text:line-break/> <text:s/>}<text:line-break/> <text:s/><text:line-break/> <text:s/>.user-css .world-timelines h2 {<text:line-break/> <text:s text:c="5"/>text-align: center;<text:line-break/> <text:s text:c="5"/>font-weight: bold;<text:line-break/> <text:s text:c="5"/>border: 1px solid var(--Charred);<text:line-break/> <text:s text:c="5"/>border-radius: 10px;<text:line-break/> <text:s text:c="5"/>background-color: var(--Char);<text:line-break/> <text:s text:c="5"/>color: var(--Cream) !important;<text:line-break/> <text:s text:c="5"/>font-variant: small-caps;<text:line-break/> <text:s text:c="5"/>text-transform: none;<text:line-break/> <text:s/>}<text:line-break/> <text:s/><text:line-break/> <text:s/>.user-css .world-timelines ul:nth-child(3) li h6 i, <text:line-break/> <text:s/>.user-css .world-timelines ul:nth-child(3) li h6 i, <text:line-break/> <text:s/>.user-css .world-timelines ul:nth-child(3) li h6 i, <text:line-break/> <text:s/>.user-css .world-timelines ul:nth-child(3) li h6 i {<text:line-break/> <text:s text:c="3"/>color: black !important;<text:line-break/> <text:s/>}<text:line-break/> <text:s/><text:line-break/> <text:s/>.user-css .world-timelines ul:nth-child(3) li h6 a:link, <text:line-break/> <text:s/>.user-css .world-timelines ul:nth-child(3) li h6 a:visited, <text:line-break/> <text:s/>.user-css .world-timelines ul:nth-child(3) li h6 a:hover, <text:line-break/> <text:s/>.user-css .world-timelines ul:nth-child(3) li h6 a:active {<text:line-break/> <text:s text:c="3"/>color: black !important;<text:line-break/> <text:s/>}<text:line-break/> <text:s/><text:line-break/> <text:s/>.user-css .wrap_5 h3,<text:line-break/> <text:s/>.user-css .nav_section_header h3 {<text:line-break/> <text:s text:c="5"/>background-color: var(--Charred);<text:line-break/> <text:s text:c="5"/>border: none;<text:line-break/> <text:s text:c="5"/>border-radius: 10px;<text:line-break/> <text:s text:c="5"/>color: var(--Cream) !important;<text:line-break/> <text:s text:c="5"/>font-size: 1.6em; <text:s text:c="3"/><text:line-break/> <text:s text:c="5"/>font-variant: small-caps;<text:line-break/> <text:s text:c="5"/>font-weight: bold;<text:line-break/> <text:s text:c="5"/>height: 40px;<text:line-break/> <text:s text:c="5"/>margin-top: 10px !important;<text:line-break/><text:soft-page-break/> <text:s text:c="5"/>margin-bottom: 5px;<text:line-break/> <text:s text:c="5"/>margin-left: auto;<text:line-break/> <text:s text:c="5"/>margin-right: auto;<text:line-break/> <text:s text:c="5"/>padding: 6px !important;<text:line-break/> <text:s text:c="5"/>position: relative;<text:line-break/> <text:s text:c="5"/>text-align: center;<text:line-break/> <text:s text:c="5"/>text-transform: none;<text:line-break/> <text:s text:c="5"/>width: 100%;<text:line-break/> <text:s/>}<text:line-break/> <text:s/><text:line-break/> <text:s/>h2.maps-list-header,<text:line-break/> <text:s/>h2.timelines-list-header {<text:line-break/> <text:s text:c="5"/>margin-top: 0px !important;<text:line-break/> <text:s text:c="5"/>padding-top: 0px !important;<text:line-break/> <text:s/>}<text:line-break/> <text:s/><text:line-break/> <text:s/>.map-box .p-20 {<text:line-break/> <text:s text:c="5"/>margin-top: 0px !important;<text:line-break/> <text:s text:c="5"/>padding: 0px !important;<text:line-break/> <text:s text:c="5"/>padding-top: 0px !important;<text:line-break/> <text:s/>}<text:line-break/> <text:s/><text:line-break/> <text:s/>.map-box .p-20 h5 {<text:line-break/> <text:s text:c="5"/>margin-bottom: 0px !important;<text:line-break/> <text:s text:c="5"/>margin-top: 0px !important;<text:line-break/> <text:s text:c="5"/>padding-top: 0px !important;<text:line-break/> <text:s/>}<text:line-break/> <text:s/><text:line-break/> <text:s/>.map-box small {<text:line-break/> <text:s text:c="5"/>margin-bottom: 0px !important;<text:line-break/> <text:s text:c="5"/>margin-top: 0px !important;<text:line-break/> <text:s text:c="5"/>padding-top: 0px !important;<text:line-break/> <text:s/>}<text:line-break/> <text:s/><text:line-break/> <text:s/>.user-css .world-featured-articles h2,<text:line-break/> <text:s/>.user-css .world-recent-articles h2,<text:line-break/> <text:s/>.user-css .world-maps h2,<text:line-break/> <text:s/>.user-css .world-timelines h2 {<text:line-break/> <text:s text:c="3"/>background-color: var(--Charred);<text:line-break/> <text:s text:c="3"/>border: none;<text:line-break/> <text:s text:c="3"/>border-radius: 10px;<text:line-break/> <text:s text:c="3"/>color: var(--Cream) !important;<text:line-break/> <text:s text:c="3"/>font-size: 1.6em; <text:s text:c="3"/><text:line-break/> <text:s text:c="3"/>font-variant: small-caps;<text:line-break/> <text:s text:c="3"/>font-weight: bold;<text:line-break/> <text:s text:c="3"/>height: 40px;<text:line-break/> <text:s text:c="3"/>margin-top: 40px !important;<text:line-break/> <text:s text:c="3"/>margin-bottom: 5px;<text:line-break/><text:soft-page-break/> <text:s text:c="3"/>margin-left: auto;<text:line-break/> <text:s text:c="3"/>margin-right: auto;<text:line-break/> <text:s text:c="3"/>padding: 6px !important;<text:line-break/> <text:s text:c="3"/>position: relative;<text:line-break/> <text:s text:c="7"/>top: -10px;<text:line-break/> <text:s text:c="7"/>left: 0px;<text:line-break/> <text:s text:c="7"/>right: 0px;<text:line-break/> <text:s text:c="3"/>text-align: center;<text:line-break/> <text:s text:c="3"/>text-transform: none;<text:line-break/> <text:s text:c="3"/>width: 100%;<text:line-break/> <text:s/>}<text:line-break/> <text:s/><text:line-break/>/* WRAP HANDY LINKS LEXICON LANDING GLOSSARY */<text:line-break/><text:line-break/>.user-css .landing .user-css-secret h5,<text:line-break/>.user-css .landing .user-css-secret .secret-groups {<text:line-break/> <text:s/>display: none;<text:line-break/>}<text:line-break/><text:line-break/>.landing .user-css-secret {<text:line-break/> <text:s text:c="3"/>padding: 0px;<text:line-break/> <text:s text:c="3"/>margin: 0px;<text:line-break/>}<text:line-break/><text:line-break/>.user-css .landing {<text:line-break/> <text:s text:c="3"/>margin-left: auto;<text:line-break/> <text:s text:c="3"/>margin-right: auto;<text:line-break/> <text:s text:c="3"/>width: 100%;<text:line-break/> <text:s text:c="7"/>max-width: 325px;<text:line-break/>}<text:line-break/> <text:s/><text:line-break/> <text:s/>.user-css .wrap_1 a {<text:line-break/> <text:s text:c="5"/>font-size: 22px;<text:line-break/> <text:s text:c="5"/>color: var(--Gold);<text:line-break/> <text:s text:c="5"/>text-decoration: none;<text:line-break/> <text:s/>}<text:line-break/> <text:s/><text:line-break/> <text:s/>.user-css .wrap_1 a:hover {<text:line-break/> <text:s text:c="5"/>color: var(--WhiteGold);<text:line-break/> <text:s/>}<text:line-break/> <text:s/><text:line-break/> <text:s/>/* WHITE LABEL POWERED BY WORLD ANVIL */<text:line-break/> <text:s/><text:line-break/> <text:s/>.user-css-whitelabel {<text:line-break/> <text:s text:c="5"/>position: fixed;<text:line-break/> <text:s text:c="5"/>bottom: 40px !important;<text:line-break/> <text:s text:c="5"/>left: 10px;<text:line-break/> <text:s text:c="5"/>height: min-content ;<text:line-break/><text:soft-page-break/> <text:s text:c="5"/>width: 170px;<text:line-break/> <text:s text:c="5"/>opacity: .6;<text:line-break/> <text:s text:c="5"/>border: 1px solid var(--Charred) !important;<text:line-break/> <text:s text:c="5"/>background: var(--LightCream) !important;<text:line-break/> <text:s text:c="5"/>border-radius: 5px;<text:line-break/> <text:s text:c="5"/>padding-left: 5px !important;<text:line-break/> <text:s text:c="5"/>padding-right: 5px !important;<text:line-break/> <text:s/>}<text:line-break/><text:line-break/> <text:s/>@media only screen and (max-width: 600px) {<text:line-break/> <text:s text:c="3"/>.user-css-whitelabel {<text:line-break/> <text:s text:c="7"/>bottom: 5px !important;<text:line-break/> <text:s text:c="3"/>}<text:line-break/>}<text:line-break/> <text:s/><text:line-break/> <text:s/>.user-css-whitelabel:hover {<text:line-break/> <text:s text:c="5"/>opacity: 1;<text:line-break/> <text:s/>}<text:line-break/> <text:s/><text:line-break/> <text:s/>.user-css-whitelabel ul {<text:line-break/> <text:s text:c="5"/>white-space: nowrap;<text:line-break/> <text:s/>}<text:line-break/> <text:s/><text:line-break/> <text:s/>.user-css-whitelabel small {<text:line-break/> <text:s text:c="5"/>position: fixed;<text:line-break/> <text:s text:c="5"/>bottom: 42px;<text:line-break/> <text:s/>}<text:line-break/><text:line-break/> <text:s/>@media only screen and (max-width: 600px) {<text:line-break/> <text:s text:c="3"/>.user-css-whitelabel small {<text:line-break/> <text:s text:c="7"/>bottom: 7px;<text:line-break/> <text:s text:c="3"/>}<text:line-break/>}<text:line-break/> <text:s/><text:line-break/> <text:s/>/* Hide swoosh in whitelabel from D&amp;amp;D theme */<text:line-break/> <text:s/><text:line-break/> <text:s/>.user-css-whitelabel::after {<text:line-break/> <text:s text:c="5"/>display: none;<text:line-break/> <text:s/>}<text:line-break/> <text:s/><text:line-break/> <text:s/>.user-css-whitelabel {<text:line-break/> <text:s text:c="5"/>padding: 10px;<text:line-break/> <text:s/>}<text:line-break/> <text:s/><text:line-break/> <text:s/>.user-css-whitelabel small {<text:line-break/> <text:s text:c="5"/>font-size: 75%;<text:line-break/> <text:s/>}<text:line-break/> <text:s/><text:line-break/><text:soft-page-break/> <text:s/>.user-css-whitelabel .list-unstyled {<text:line-break/> <text:s text:c="5"/>margin-bottom: 6px;<text:line-break/> <text:s/>}<text:line-break/> <text:s/><text:line-break/>/* PURPLE BUTTON */<text:line-break/><text:line-break/>[id^=super-article-button-c] {<text:line-break/> <text:s text:c="3"/>right: 120px !important;<text:line-break/>}<text:line-break/><text:line-break/>/* GREEN HAMMER BUTTON */<text:line-break/><text:line-break/>[id^=super-button-c] {<text:line-break/> <text:s text:c="3"/>right: 60px !important;<text:line-break/>}<text:line-break/> <text:s/><text:line-break/>/* GREEN HAMMER BUTTON MENU */<text:line-break/><text:line-break/>.user-css-presentation div#super-button-menu <text:s/>{<text:line-break/> <text:s text:c="3"/>border-radius: 20px;<text:line-break/> <text:s text:c="3"/>height: 80vh;<text:line-break/> <text:s text:c="3"/>margin: 10px;<text:line-break/> <text:s text:c="3"/>overflow: hidden;<text:line-break/> <text:s text:c="3"/>position: fixed;<text:line-break/> <text:s text:c="7"/>bottom: 85px;<text:line-break/> <text:s text:c="7"/>right: 60px;<text:line-break/> <text:s text:c="3"/>width: 100%;<text:line-break/> <text:s text:c="7"/>max-width: 800px;<text:line-break/> <text:s text:c="3"/>z-index: 999999;<text:line-break/>}<text:line-break/><text:line-break/>@media (max-width: 800px) {<text:line-break/> <text:s text:c="3"/>.user-css-presentation div#super-button-menu <text:s/>{<text:line-break/> <text:s text:c="7"/>height: 65vh;<text:line-break/> <text:s text:c="7"/>overflow: hidden;<text:line-break/> <text:s text:c="7"/>position: fixed;<text:line-break/> <text:s text:c="11"/>bottom: 85px;<text:line-break/> <text:s text:c="11"/>right: 0px;<text:line-break/> <text:s text:c="7"/>width: 100%;<text:line-break/> <text:s text:c="11"/>max-width: 300px;<text:line-break/><text:line-break/> <text:s text:c="3"/>}<text:line-break/>}<text:line-break/><text:line-break/>/* CONTENT SCROLLER */<text:line-break/><text:line-break/>.user-css-presentation div#super-button-menu .row <text:s/>{<text:line-break/> <text:s text:c="3"/>height: 60vh;<text:line-break/><text:soft-page-break/> <text:s text:c="3"/>overflow-y: scroll;<text:line-break/> <text:s text:c="3"/>--bs-gutter-x: 1.5rem;<text:line-break/> <text:s text:c="3"/>--bs-gutter-y: 0;<text:line-break/> <text:s text:c="3"/>display:</text:p>
      <text:p text:style-name="P2"><text:s/>flex;<text:line-break/> <text:s text:c="3"/>flex-wrap: wrap;<text:line-break/> <text:s text:c="3"/>margin-top: calc(var(--bs-gutter-y) * -1) ;<text:line-break/> <text:s text:c="3"/>margin-right: calc(var(--bs-gutter-x)/ -2) ;<text:line-break/> <text:s text:c="3"/>margin-left: calc(var(--bs-gutter-x)/ -2) ;<text:line-break/> <text:s text:c="3"/>margin-left: -20px;<text:line-break/>}<text:line-break/><text:line-break/><text:line-break/>@media (max-width: 800px) {<text:line-break/> <text:s text:c="3"/>.user-css-presentation div#super-button-menu .row <text:s/>{<text:line-break/> <text:s text:c="7"/>height: 40vh;<text:line-break/> <text:s text:c="3"/>}<text:line-break/>}<text:line-break/><text:line-break/>/* CONTENT COLUMN WIDTH */<text:line-break/><text:line-break/>@media (max-width: 800px) {<text:line-break/> <text:s text:c="3"/>.user-css-presentation div#super-button-menu .col-md-3.col-sm-4.col-xs-4 {<text:line-break/> <text:s text:c="7"/>display: block;<text:line-break/> <text:s text:c="7"/>width: 100%<text:line-break/> <text:s text:c="3"/>}<text:line-break/>}<text:line-break/><text:line-break/>/* LINKS */<text:line-break/><text:line-break/>.user-css-presentation div#super-button-menu li a,<text:line-break/>.user-css-presentation div#super-button-menu .col-md-3.hidden-sm.hidden-xs ul.list-unstyled li a {<text:line-break/> <text:s text:c="3"/>background-color: white;<text:line-break/> <text:s text:c="3"/>border-radius: 10px;<text:line-break/> <text:s text:c="3"/>color: black;<text:line-break/> <text:s text:c="3"/>display: block;<text:line-break/> <text:s text:c="3"/>margin: 5px;<text:line-break/> <text:s text:c="3"/>padding: 5px;<text:line-break/> <text:s text:c="3"/>padding-left: 10px;<text:line-break/> <text:s text:c="3"/>text-decoration: none;<text:line-break/> <text:s text:c="3"/>width: 100%;<text:line-break/>}<text:line-break/><text:line-break/>/* LAST SECTION FORMATTING */<text:line-break/><text:line-break/>@media ( max-width: 800px ) {<text:line-break/> <text:s text:c="3"/>.user-css-presentation div#super-button-menu .col-md-3.hidden-sm.hidden-xs {<text:line-break/> <text:s text:c="7"/>border-left: none !important;<text:line-break/><text:soft-page-break/> <text:s text:c="7"/>border-top: 1px solid !important;<text:line-break/> <text:s text:c="7"/>display: block !important;<text:line-break/> <text:s text:c="7"/>width: 100%<text:line-break/> <text:s text:c="3"/>}<text:line-break/>}<text:line-break/><text:line-break/>/* WORLD SELECT */<text:line-break/><text:line-break/><text:line-break/><text:line-break/> <text:s/>/* IMAGE BUTTON */<text:line-break/> <text:s/>/*<text:line-break/> <text:s/>#super-image-button-menu {<text:line-break/> <text:s text:c="5"/>display: block !important<text:line-break/> <text:s/>}<text:line-break/> <text:s/>*/<text:line-break/> <text:s/><text:line-break/> <text:s/>/* USER STATE LOGGED OUT */<text:line-break/> <text:s/><text:line-break/> <text:s/>.user-css .user-state-loggedout h3 {<text:line-break/> <text:s text:c="5"/>animation: autoHide 0s ease-in 4s forwards;<text:line-break/> <text:s text:c="5"/>background: red;<text:line-break/> <text:s text:c="5"/>color: white;<text:line-break/> <text:s text:c="5"/>border: 2px solid black;<text:line-break/> <text:s text:c="5"/>border-radius: 2rem !important;<text:line-break/> <text:s text:c="5"/>box-shadow: 0px 0px 10px 5px #4A4A4C;<text:line-break/> <text:s text:c="5"/>font-size: 20px;<text:line-break/> <text:s text:c="5"/>font-weight: bold;<text:line-break/> <text:s text:c="5"/>height: 50px;<text:line-break/> <text:s text:c="5"/>margin-top: 10px;<text:line-break/> <text:s text:c="5"/>margin-bottom: 10px;<text:line-break/> <text:s text:c="5"/>margin-left: auto;<text:line-break/> <text:s text:c="5"/>margin-right: auto;<text:line-break/> <text:s text:c="5"/>padding: 4px;<text:line-break/> <text:s text:c="5"/>position: fixed;<text:line-break/> <text:s text:c="9"/>top: 200px;<text:line-break/> <text:s text:c="9"/>left: 5%;<text:line-break/> <text:s text:c="5"/>text-align: center !important;<text:line-break/> <text:s text:c="5"/>vertical-align: middle;<text:line-break/> <text:s text:c="5"/>width: 325px;<text:line-break/> <text:s text:c="5"/>z-index: 12000;<text:line-break/> <text:s/>}<text:line-break/> <text:s/><text:line-break/> <text:s/>.user-css .user-state-loggedout h3 {<text:line-break/> <text:s text:c="5"/>animation-name: fade-out;<text:line-break/> <text:s text:c="5"/>animation-duration: 1s;<text:line-break/> <text:s text:c="5"/>animation-delay: 4s;<text:line-break/> <text:s text:c="5"/>animation-fill-mode: forwards;<text:line-break/><text:soft-page-break/> <text:s/>}<text:line-break/> <text:s/><text:line-break/> <text:s/>.user-css .user-state-loggedout h3 a {<text:line-break/> <text:s text:c="5"/>color: black !important;<text:line-break/> <text:s text:c="5"/>padding: 4px;<text:line-break/> <text:s/>}<text:line-break/> <text:s/><text:line-break/> <text:s/>@keyframes fade-out {<text:line-break/> <text:s text:c="5"/>from {opacity: 1;}<text:line-break/> <text:s text:c="5"/>to {opacity: 0; display: none;}<text:line-break/> <text:s/>}<text:line-break/> <text:s/><text:line-break/> <text:s/>/* HIDE REDDIT */<text:line-break/>.article-content-bottom .row .col-md-5.text-end.text-right {<text:line-break/> <text:s text:c="3"/>display: none;<text:line-break/>}<text:line-break/> <text:s/><text:line-break/> <text:s/>/* HIDE FB &amp;amp; TWITTER */<text:line-break/> <text:s/>.user-css .fb-share-button, .user-css .twitter-share-button {<text:line-break/> <text:s text:c="5"/>display: none !important;<text:line-break/> <text:s/>}<text:line-break/> <text:s/><text:line-break/> <text:s/>/* HIDE KO-FI */<text:line-break/> <text:s/>.user-css .article-social-media .row .m-t-20 {<text:line-break/> <text:s text:c="5"/>display: none !important;<text:line-break/> <text:s/>}<text:line-break/> <text:s/><text:line-break/> <text:s/>/* CENTER GLOBAL FOOTER */<text:line-break/><text:line-break/> <text:s/>.user-css .article-social-media + .row {<text:line-break/> <text:s text:c="3"/>margin: 0 auto;<text:line-break/> <text:s/>}<text:line-break/> <text:s/><text:line-break/> <text:s/>.user-css .article-content-bottom {<text:line-break/> <text:s text:c="5"/>background-color: var(--Cream);<text:line-break/> <text:s text:c="5"/>background: var(--ParchmentBG);<text:line-break/> <text:s text:c="5"/>border: 2px solid var(--Charred) !important;<text:line-break/> <text:s text:c="5"/>border-radius: 10px;<text:line-break/> <text:s text:c="5"/>color: unset !important;<text:line-break/> <text:s text:c="5"/>color: black !important;<text:line-break/> <text:s text:c="5"/>margin-top: 30px;<text:line-break/> <text:s text:c="5"/>padding: 10px;<text:line-break/> <text:s text:c="5"/>text-align: center;<text:line-break/> <text:s/>}<text:line-break/> <text:s/><text:line-break/> <text:s/>.user-css .article-content-bottom hr {<text:line-break/> <text:s text:c="5"/>display: none;<text:line-break/> <text:s text:c="2"/>}<text:line-break/><text:soft-page-break/> <text:s/><text:line-break/>/* PEOPLE WHO LOVE YOUR ARTICLE */<text:line-break/><text:line-break/> <text:s text:c="2"/>.user-css .article-content-bottom .list-inline li <text:s/>{<text:line-break/> <text:s text:c="5"/>background-color: white;<text:line-break/> <text:s text:c="5"/>color: var(--Charred);<text:line-break/> <text:s text:c="5"/>font-weight: bold;<text:line-break/> <text:s text:c="5"/>border: 1px solid var(--Charred);<text:line-break/> <text:s text:c="5"/>margin: 3px;<text:line-break/> <text:s text:c="5"/>padding: 6px;<text:line-break/> <text:s text:c="5"/>border-radius: 5px;<text:line-break/> <text:s text:c="5"/>font-size: 14px;<text:line-break/> <text:s text:c="5"/>line-height: 12px;<text:line-break/> <text:s/>}<text:line-break/> <text:s/><text:line-break/>/* LIKE READ FOLLOW */<text:line-break/>/* COPY ARTICLE BLOCK */<text:line-break/>/* COPY WORLD BLOCK */<text:line-break/><text:line-break/>.user-css-presentation .article-content-bottom .btn,<text:line-break/>.user-css-presentation .article-content-bottom a.cp.btn {<text:line-break/> <text:s text:c="3"/>background-color: var(--Char);<text:line-break/> <text:s text:c="3"/>border: 1px solid black;<text:line-break/> <text:s text:c="3"/>border-radius: 5px;<text:line-break/> <text:s text:c="3"/>color: gold !important;<text:line-break/> <text:s text:c="3"/>flex: 1 0 200px;<text:line-break/> <text:s text:c="3"/>font-size: .9em !important;<text:line-break/> <text:s text:c="3"/>font-weight: bold;<text:line-break/> <text:s text:c="3"/>height: 36px;<text:line-break/> <text:s text:c="3"/>display: inline-block !important;<text:line-break/> <text:s text:c="3"/>margin-top: 5px !important;<text:line-break/> <text:s text:c="3"/>margin-bottom: 5px !important;<text:line-break/> <text:s text:c="3"/>margin-left: auto;<text:line-break/> <text:s text:c="3"/>margin-right: auto;<text:line-break/> <text:s text:c="3"/>overflow: hidden;<text:line-break/> <text:s text:c="3"/>padding-left: 20px;<text:line-break/> <text:s text:c="3"/>padding-right: 20px;<text:line-break/> <text:s text:c="3"/>text-overflow: ellipsis;<text:line-break/> <text:s text:c="3"/>white-space: nowrap;<text:line-break/> <text:s text:c="3"/>width: 250px !important;<text:line-break/> <text:s text:c="7"/>min-width: 250px !important;<text:line-break/> <text:s text:c="7"/>max-width: 250px !important;<text:line-break/>}<text:line-break/><text:line-break/> <text:s/>.user-css .article-content-bottom .col-md-5 {<text:line-break/> <text:s text:c="5"/>width: 0;<text:line-break/> <text:s/>} /* SOCIAL MEDIA BUTTON */<text:line-break/> <text:s/><text:line-break/><text:soft-page-break/> <text:s/>.user-css .article-content-bottom .col-md-7 {<text:line-break/> <text:s text:c="5"/>width: 100%<text:line-break/> <text:s/>} <text:line-break/> <text:s/><text:line-break/> <text:s/>/* TABLEWRAP HEADERS */<text:line-break/> <text:s/><text:line-break/> <text:s/>.user-css .toc_header_1 h2, .user-css .toc_header_1 h2 {<text:line-break/> <text:s text:c="3"/>margin: 20px;<text:line-break/> <text:s text:c="3"/>margin-top: 2px;<text:line-break/> <text:s text:c="3"/>margin-bottom: 2px;<text:line-break/> <text:s text:c="3"/>text-align: center;<text:line-break/> <text:s text:c="3"/>font-weight: bold;<text:line-break/> <text:s text:c="3"/>border: 1px solid black;<text:line-break/> <text:s text:c="3"/>border-radius: 10px;<text:line-break/> <text:s text:c="3"/>background-color: black;<text:line-break/> <text:s text:c="3"/>color: white !important;<text:line-break/> <text:s/>}<text:line-break/> <text:s/><text:line-break/> <text:s/>/* ToCWrap1 */<text:line-break/> <text:s/><text:line-break/> <text:s/>.user-css .tocwrap1 .world-toc-header {<text:line-break/> <text:s text:c="4"/>display:none<text:line-break/> <text:s/>}<text:line-break/> <text:s/><text:line-break/> <text:s/>.user-css .tocwrap1 .world-toc-loader .list-box:nth-child(3) .category-list {<text:line-break/> <text:s text:c="4"/>display:none<text:line-break/> <text:s/>}<text:line-break/> <text:s/><text:line-break/> <text:s/>.user-css .tocwrap1 {<text:line-break/> <text:s text:c="4"/>box-shadow: inset 2px 2px 5px 0px rgba(0, 0, 0, 0.53);<text:line-break/> <text:s text:c="4"/>transition: 0.3s;<text:line-break/> <text:s text:c="4"/>border: 2px solid black;<text:line-break/> <text:s text:c="4"/>border-radius: 10px; <text:line-break/> <text:s text:c="4"/>margin: 20px;<text:line-break/> <text:s text:c="4"/>margin-top:2px;<text:line-break/> <text:s text:c="4"/>padding-top:10px;<text:line-break/> <text:s text:c="4"/>margin-bottom:10px;<text:line-break/> <text:s text:c="4"/>padding-bottom:10px; <text:line-break/> <text:s text:c="4"/>background: var(--LightCream);<text:line-break/> <text:s text:c="4"/>text-align: left;<text:line-break/> <text:s/>}<text:line-break/><text:line-break/> <text:s/>.wrap_1 h3 {<text:line-break/> <text:s text:c="3"/>background-color: var(--Charred);<text:line-break/> <text:s text:c="3"/>border: none;<text:line-break/> <text:s text:c="3"/>border-radius: 10px;<text:line-break/> <text:s text:c="3"/>color: var(--Cream) !important;<text:line-break/> <text:s text:c="3"/>font-size: 1.6em;<text:line-break/><text:soft-page-break/> <text:s text:c="3"/>font-variant: small-caps;<text:line-break/> <text:s text:c="3"/>font-weight: bold;<text:line-break/> <text:s text:c="3"/>height: 40px;<text:line-break/> <text:s text:c="3"/>margin-top: 5px;<text:line-break/> <text:s text:c="3"/>margin-bottom: 5px;<text:line-break/> <text:s text:c="3"/>margin-left: auto;<text:line-break/> <text:s text:c="3"/>margin-right: auto;<text:line-break/> <text:s text:c="3"/>padding: 6px;<text:line-break/> <text:s text:c="3"/>position: relative;<text:line-break/> <text:s text:c="7"/>top: -10px;<text:line-break/> <text:s text:c="7"/>left: 0px;<text:line-break/> <text:s text:c="7"/>right: 0px;<text:line-break/> <text:s text:c="3"/>text-align: center;<text:line-break/> <text:s text:c="3"/>width: 100%;<text:line-break/>}<text:line-break/> <text:s/><text:line-break/> <text:s/>/* ToCWrap2 */<text:line-break/> <text:s/><text:line-break/> <text:s/>.user-css .tocwrap2 .world-toc-header {<text:line-break/> <text:s text:c="4"/>display:none;<text:line-break/> <text:s/>}<text:line-break/> <text:s/><text:line-break/> <text:s/>.user-css .tocwrap2 .fa-folder:before {<text:line-break/> <text:s text:c="4"/>display:none;<text:line-break/> <text:s/>}<text:line-break/> <text:s/><text:line-break/> <text:s/>.user-css .tocwrap2 .world-category-link {<text:line-break/> <text:s text:c="4"/>display:none;<text:line-break/> <text:s/>}<text:line-break/> <text:s/><text:line-break/> <text:s/>.user-css .tocwrap2 .open-category-page {<text:line-break/> <text:s text:c="4"/>display:none;<text:line-break/> <text:s/>}<text:line-break/> <text:s/><text:line-break/> <text:s/>.user-css .tocwrap2 .world-toc-loader .category-list:nth-child(2) {<text:line-break/> <text:s text:c="5"/>height: 0px;<text:line-break/> <text:s/>}<text:line-break/> <text:s/><text:line-break/> <text:s/>.user-css .tocwrap2 {<text:line-break/> <text:s text:c="4"/>box-shadow: inset 2px 2px 5px 0px rgba(0, 0, 0, 0.53);<text:line-break/> <text:s text:c="4"/>transition: 0.3s;<text:line-break/> <text:s text:c="4"/>border: 2px solid black;<text:line-break/> <text:s text:c="4"/>border-radius: 5px; <text:line-break/> <text:s text:c="4"/>margin: 20px;<text:line-break/> <text:s text:c="4"/>margin-top:2px;<text:line-break/> <text:s text:c="4"/>padding-top:10px;<text:line-break/> <text:s text:c="4"/>margin-bottom:10px;<text:line-break/> <text:s text:c="4"/>padding-bottom:10px; <text:line-break/><text:soft-page-break/> <text:s text:c="4"/>background: var(--LightCream);<text:line-break/> <text:s text:c="4"/>text-align: left;<text:line-break/> <text:s/>}<text:line-break/><text:line-break/> <text:s text:c="3"/>/* HOME PAGE CUSTOM TOC */<text:line-break/><text:line-break/>.user-css .toc-wrap {<text:line-break/> <text:s text:c="3"/>overflow-y: unset;<text:line-break/> <text:s text:c="3"/>overflow-x: unset;<text:line-break/>}<text:line-break/><text:line-break/>.user-css .world-toc-loader {<text:line-break/> <text:s text:c="3"/>height: 100%;<text:line-break/> <text:s text:c="3"/>overflow-y: scroll;<text:line-break/> <text:s text:c="3"/>overflow-x: hidden;<text:line-break/> <text:s/>}<text:line-break/><text:line-break/>.user-css .toc_wrap_window {<text:line-break/> <text:s text:c="3"/>height: 100%;<text:line-break/> <text:s text:c="3"/>overflow: hidden;<text:line-break/>}<text:line-break/> <text:s/><text:line-break/> <text:s/>/* Global TOCWrap <text:s/>*/<text:line-break/> <text:s/><text:line-break/> <text:s/>.user-css .globaltoc .world-toc-loader .list-box:nth-child(3) .category-list {<text:line-break/> <text:s text:c="4"/>display:none<text:line-break/> <text:s/>}<text:line-break/> <text:s/><text:line-break/> <text:s/>.user-css .globaltoc {<text:line-break/> <text:s text:c="4"/>box-shadow: inset 2px 2px 5px 0px rgba(0, 0, 0, 0.53);<text:line-break/> <text:s text:c="3"/>transition: 0.3s;<text:line-break/> <text:s text:c="4"/>border: 2px solid black;<text:line-break/> <text:s text:c="4"/>border-radius: 5px; <text:line-break/> <text:s text:c="4"/>margin-top:2px;<text:line-break/> <text:s text:c="4"/>padding-top:10px;<text:line-break/> <text:s text:c="4"/>margin-bottom:10px;<text:line-break/> <text:s text:c="4"/>padding-bottom:10px; <text:line-break/> <text:s text:c="4"/>background: var(--LightCream);<text:line-break/> <text:s/>}<text:line-break/> <text:s/><text:line-break/> <text:s/>.user-css .globaltoc .world-toc-header {<text:line-break/> <text:s text:c="4"/>text-align: center;<text:line-break/> <text:s text:c="4"/>font-weight: bold;<text:line-break/> <text:s/>}<text:line-break/> <text:s/><text:line-break/> <text:s/>/* Move Search Bar */<text:line-break/> <text:s/><text:line-break/> <text:s/>.user-css .search-form .typeahead-input {<text:line-break/><text:soft-page-break/> <text:s text:c="5"/>width: 240px;<text:line-break/> <text:s text:c="5"/>height: 30px;<text:line-break/> <text:s text:c="5"/>padding: 6px 12px;<text:line-break/> <text:s text:c="5"/>font-size: 14px;<text:line-break/> <text:s text:c="5"/>line-height: 1.2;<text:line-break/> <text:s text:c="5"/>color: black;<text:line-break/> <text:s text:c="5"/>background-color: RGBA(200, 200, 200, 0.4);<text:line-break/> <text:s text:c="5"/>background-image: none;<text:line-break/> <text:s text:c="5"/>box-shadow: 0 0 4px #111;<text:line-break/> <text:s text:c="5"/>-webkit-transition: border-color ease-in-out .15s,-webkit-box-shadow ease-in-out .15s;<text:line-break/> <text:s text:c="5"/>-o-transition: border-color ease-in-out .15s,box-shadow ease-in-out .15s;<text:line-break/> <text:s text:c="5"/>transition: border-color ease-in-out .15s,box-shadow ease-in-out .15s;<text:line-break/> <text:s/>}<text:line-break/> <text:s/><text:line-break/> <text:s/>.user-css .search-form .typeahead-input:active {<text:line-break/> <text:s text:c="5"/>border-color: black;<text:line-break/> <text:s text:c="5"/>color: black;<text:line-break/> <text:s/>}<text:line-break/> <text:s/><text:line-break/> <text:s/>.user-css .search-form .typeahead-input:hover,<text:line-break/> <text:s/>.user-css .search-form .typeahead-input:focus {<text:line-break/> <text:s text:c="5"/>background-color: RGBA(200, 200, 200, 0.8);<text:line-break/> <text:s text:c="5"/>transition: background-color 0.3s;<text:line-break/> <text:s/>}<text:line-break/> <text:s/><text:line-break/> <text:s/>.user-css .search-form .typeahead-input:focus {<text:line-break/> <text:s text:c="5"/>outline: black auto 0px;<text:line-break/> <text:s/>}<text:line-break/> <text:s/><text:line-break/> <text:s/>.user-css .search-form button {<text:line-break/> <text:s text:c="5"/>display: none;<text:line-break/> <text:s/>}<text:line-break/> <text:s/><text:line-break/> <text:s/><text:line-break/> <text:s/>.user-css .form-inline.search-form {<text:line-break/> <text:s text:c="5"/>right: 3%;<text:line-break/> <text:s text:c="5"/>left: unset;<text:line-break/> <text:s text:c="5"/>top: 50px;<text:line-break/> <text:s/>}<text:line-break/> <text:s/><text:line-break/> <text:s/>@media only screen and (max-width: 600px) {<text:line-break/> <text:s text:c="5"/>.user-css .form-inline.search-form {<text:line-break/> <text:s text:c="9"/>right: 3%;<text:line-break/> <text:s text:c="9"/>left: unset;<text:line-break/> <text:s text:c="9"/>top: 125px;<text:line-break/> <text:s text:c="5"/>}<text:line-break/> <text:s text:c="5"/>}<text:line-break/> <text:s/><text:line-break/><text:soft-page-break/> <text:s/>/* TAGGED LIST HEADER COUNT BLUE LOCATIONS */<text:line-break/> <text:s/><text:line-break/> <text:s/>.user-css .card_tag {<text:line-break/> <text:s text:c="5"/>box-shadow: inset 2px 2px 5px 0px rgba(0, 0, 0, 0.53);<text:line-break/> <text:s text:c="5"/>transition: 0.3s;<text:line-break/> <text:s text:c="5"/>border-radius: 5px; <text:line-break/> <text:s text:c="5"/>background: white;<text:line-break/> <text:s text:c="5"/>background-image: url(/uploads/images/a8956329eb80cb2d50eaaea44cb12b6a.png);<text:line-break/> <text:s text:c="5"/>border: 2px solid #000000;<text:line-break/> <text:s text:c="5"/>padding: 15px 20px 15px 20px;<text:line-break/> <text:s text:c="5"/>margin-left: 0;<text:line-break/> <text:s text:c="5"/>margin-right: 0;<text:line-break/> <text:s text:c="5"/>margin-top: 2em;<text:line-break/> <text:s text:c="5"/>margin-bottom: 1em;<text:line-break/> <text:s/>}<text:line-break/> <text:s/><text:line-break/> <text:s/>.user-css .card_tag .tagged-articles-list {<text:line-break/> <text:s text:c="5"/>counter-reset: list-counter;<text:line-break/> <text:s text:c="5"/>position: relative;<text:line-break/> <text:s text:c="5"/>display: grid;<text:line-break/> <text:s text:c="5"/>grid-template-columns: repeat(1, 350px) auto;<text:line-break/> <text:s text:c="5"/>grid-column-gap: 10px;<text:line-break/> <text:s/>}<text:line-break/> <text:s/><text:line-break/> <text:s/>@media only screen and (max-width: 800px) {<text:line-break/> <text:s/>.user-css .card_tag .tagged-articles-list {<text:line-break/> <text:s text:c="5"/>grid-column: 1/-1;<text:line-break/> <text:s text:c="5"/>grid-template-columns: 300px !important;<text:line-break/> <text:s/>}<text:line-break/> <text:s/>}<text:line-break/> <text:s/><text:line-break/> <text:s/>.user-css .card_tag .article-list-item a {<text:line-break/> <text:s text:c="5"/>margin-left: 10px;<text:line-break/> <text:s text:c="5"/>color: black;<text:line-break/> <text:s text:c="5"/>font-weight: bold;<text:line-break/> <text:s/>}<text:line-break/> <text:s/><text:line-break/> <text:s/>.user-css .card_tag .tagged-articles-list::before {<text:line-break/> <text:s text:c="5"/>content: url();<text:line-break/> <text:s text:c="5"/>display: block;<text:line-break/> <text:s text:c="5"/>height: 2px;<text:line-break/> <text:s text:c="5"/>background: black; <text:line-break/> <text:s text:c="5"/>grid-row: 2;<text:line-break/> <text:s text:c="5"/>grid-column: 1/-1;<text:line-break/> <text:s/>}<text:line-break/> <text:s/><text:line-break/> <text:s/>@media only screen and (max-width: 600px) {<text:line-break/> <text:s/>.user-css .card_tag .tagged-articles-list::before {<text:line-break/><text:soft-page-break/> <text:s text:c="5"/>width: 280px;<text:line-break/> <text:s/>}<text:line-break/> <text:s/>}<text:line-break/> <text:s/><text:line-break/> <text:s/>.user-css .card_tag</text:p>
      <text:p text:style-name="P2"><text:s/>.tagged-articles-list h2 {<text:line-break/> <text:s text:c="5"/>display: inline-block;<text:line-break/> <text:s text:c="5"/>border: unset;<text:line-break/> <text:s text:c="5"/>font-size: 1.5em;<text:line-break/> <text:s text:c="5"/>font-variant: small-caps;<text:line-break/> <text:s text:c="5"/>font-weight: bold;<text:line-break/> <text:s text:c="5"/>grid-row: 1;<text:line-break/> <text:s text:c="5"/>grid-column: 1/-1;<text:line-break/> <text:s text:c="5"/>margin-top: 0;<text:line-break/> <text:s text:c="5"/>margin-bottom: 0;<text:line-break/> <text:s text:c="5"/>padding-top: 0px;<text:line-break/> <text:s text:c="5"/>position: relative;<text:line-break/> <text:s text:c="7"/>left: 40px;<text:line-break/> <text:s text:c="7"/>bottom: -4px;<text:line-break/> <text:s text:c="5"/>text-transform: capitalize;<text:line-break/> <text:s text:c="5"/>white-space: nowrap;<text:line-break/> <text:s text:c="5"/>width: 100% !important;<text:line-break/> <text:s/>}<text:line-break/> <text:s/><text:line-break/> <text:s/>.user-css .card_tag .tagged-articles-list .article-list-item {<text:line-break/> <text:s text:c="5"/>counter-increment: list-counter;<text:line-break/> <text:s/>}<text:line-break/> <text:s/><text:line-break/> <text:s/>.user-css .card_tag .tagged-articles-list::after {<text:line-break/> <text:s text:c="5"/>content: counter(list-counter);<text:line-break/> <text:s text:c="5"/>grid-row: 1;<text:line-break/> <text:s text:c="5"/>grid-column: 1;<text:line-break/> <text:s text:c="5"/>font-family: Mr Eaves Small Caps;<text:line-break/> <text:s text:c="5"/>font-size: 14px;<text:line-break/> <text:s text:c="5"/>font-weight: bold;<text:line-break/> <text:s text:c="5"/>margin-top: 1px;<text:line-break/> <text:s text:c="5"/>margin-bottom: 1px;<text:line-break/> <text:s text:c="5"/>background-color: blue;<text:line-break/> <text:s text:c="5"/>border-radius: 10px;<text:line-break/> <text:s text:c="5"/>color: white;<text:line-break/> <text:s text:c="5"/>padding-top: 2px;<text:line-break/> <text:s text:c="5"/>padding-bottom: 2px;<text:line-break/> <text:s text:c="5"/>padding-left: 4px;<text:line-break/> <text:s text:c="5"/>padding-right: 4px;<text:line-break/> <text:s text:c="5"/>min-width: 35px;<text:line-break/> <text:s text:c="5"/>max-width: 35px;<text:line-break/> <text:s text:c="5"/>text-align: center;<text:line-break/> <text:s text:c="5"/>position: relative;<text:line-break/><text:soft-page-break/> <text:s text:c="5"/>left: 0px;<text:line-break/> <text:s/>}<text:line-break/> <text:s/><text:line-break/> <text:s/>.user-css .tag_total .article-list-item a {<text:line-break/> <text:s text:c="5"/>display: none;<text:line-break/> <text:s/>}<text:line-break/> <text:s/><text:line-break/> <text:s/>.user-css .card_tag .tag_total .tagged-articles-list::before {<text:line-break/> <text:s text:c="5"/>display: none;<text:line-break/> <text:s/>}<text:line-break/> <text:s/><text:line-break/> <text:s/>/* TAGGED LIST HEADER COUNT RED PEOPLE */<text:line-break/> <text:s/><text:line-break/> <text:s/>.user-css.red_tag_count .card_tag .tagged-articles-list::after {<text:line-break/> <text:s text:c="5"/>background-color: darkred;<text:line-break/> <text:s/>}<text:line-break/><text:line-break/> <text:s/><text:line-break/> <text:s/>/* CLASSES */<text:line-break/> <text:s/><text:line-break/> <text:s/>.user-css.no-under .article-horizontal-navigation {<text:line-break/> <text:s text:c="5"/>display: none;<text:line-break/> <text:s/>}<text:line-break/> <text:s/><text:line-break/> <text:s/>.user-css-extended.no-orgtree .orgtreewrapper{<text:line-break/> <text:s text:c="5"/>display: none;<text:line-break/> <text:s/>}<text:line-break/> <text:s/><text:line-break/> <text:s/>.user-css.no-sidepanel .panel-default{<text:line-break/> <text:s text:c="5"/>display: none;<text:line-break/> <text:s/>}<text:line-break/> <text:s/><text:line-break/> <text:s/>.user-css.col_2 .tagged-articles-list <text:s/>{<text:line-break/> <text:s text:c="5"/>column-count: 2;<text:line-break/> <text:s/>}<text:line-break/> <text:s/><text:line-break/> <text:s/>@media only screen and (max-width: 600px) {<text:line-break/> <text:s text:c="5"/>.user-css.col_2m .tagged-articles-list {<text:line-break/> <text:s text:c="9"/>column-count: 1;<text:line-break/> <text:s text:c="5"/>}<text:line-break/> <text:s/>}<text:line-break/> <text:s/><text:line-break/> <text:s/>.user-css .world-writers {<text:line-break/> <text:s text:c="5"/>display: none;<text:line-break/> <text:s/>}<text:line-break/> <text:s/><text:line-break/> <text:s/>.user-css .world-authors {<text:line-break/> <text:s text:c="5"/>display: none;<text:line-break/><text:soft-page-break/> <text:s/>}<text:line-break/> <text:s/><text:line-break/> <text:s/><text:line-break/> <text:s/>/* ===---=== ONERIWIEN&amp;#039;S CHANGES ===---=== */<text:line-break/> <text:s/>.user-css .world-title {<text:line-break/> <text:s text:c="3"/>font-family: Mr Eaves Small Caps;<text:line-break/> <text:s text:c="3"/>font-size: 70px;<text:line-break/> <text:s text:c="3"/>letter-spacing: 3px;<text:line-break/> <text:s text:c="3"/>/* border-bottom: 4px solid var(--colorRed); */<text:line-break/> <text:s/>}<text:line-break/> <text:s/><text:line-break/>.world-title:after {<text:line-break/> <text:s text:c="3"/>/* H */<text:line-break/> <text:s text:c="3"/>content: url(https://www.worldanvil.com/uploads/images/8c78f4f9d6457f05ed29a25e05f33f8d.webp);<text:line-break/> <text:s text:c="3"/>contain: content;<text:line-break/> <text:s text:c="3"/>/* content: url() ; */<text:line-break/> <text:s text:c="3"/>height: 22px;<text:line-break/> <text:s text:c="3"/>width: 60%;<text:line-break/> <text:s text:c="3"/>/* World Title.png */<text:line-break/> <text:s text:c="3"/>background-image: url(https://www.worldanvil.com/uploads/images/b5ba355864016e3cb3b6f0fd8ca28673.png);<text:line-break/> <text:s text:c="3"/>position: relative;<text:line-break/> <text:s text:c="3"/>top: 0px;<text:line-break/> <text:s text:c="3"/>background-size: cover;<text:line-break/> <text:s text:c="3"/>display: block;<text:line-break/> <text:s text:c="3"/>left: 20%;<text:line-break/> <text:s/>}<text:line-break/> <text:s/><text:line-break/> <text:s/>.user-css hr, .user-css-extended hr {<text:line-break/> <text:s text:c="3"/>border-top: 2px solid <text:line-break/> <text:s text:c="3"/>var(--Charred);<text:line-break/> <text:s/>}<text:line-break/> <text:s/><text:line-break/> <text:s/>.map-box {<text:line-break/> <text:s text:c="3"/>padding: 10px;<text:line-break/> <text:s text:c="3"/>background: var(--Cream);<text:line-break/> <text:s text:c="3"/>border-style: solid;<text:line-break/> <text:s text:c="3"/>border-width: 7px;<text:line-break/> <text:s text:c="3"/>/* Border Image */<text:line-break/> <text:s text:c="3"/>border-image: url(https://www.worldanvil.com/uploads/images/c110bf33ca4f718530cb7c07a0ea18d5.png) 12 stretch;<text:line-break/> <text:s text:c="3"/>border-image-outset: 4px;<text:line-break/> <text:s text:c="3"/>box-shadow: 0 0 4px var(--Cream);<text:line-break/> <text:s/>}<text:line-break/> <text:s/><text:line-break/> <text:s/>.comment-box {<text:line-break/><text:soft-page-break/> <text:s text:c="3"/>padding: 10px;<text:line-break/> <text:s text:c="3"/>background: var(--colorDarkCream);<text:line-break/> <text:s text:c="3"/>border-style: solid;<text:line-break/> <text:s text:c="3"/>border-width: 7px;<text:line-break/> <text:s text:c="3"/>/* Border.png */<text:line-break/> <text:s text:c="3"/>border-image: url(https://www.worldanvil.com/uploads/images/c110bf33ca4f718530cb7c07a0ea18d5.png) 12 stretch;<text:line-break/> <text:s text:c="3"/>border-image-outset: 4px;<text:line-break/> <text:s text:c="3"/>box-shadow: 0 0 4px var(--colorDarkCream);<text:line-break/> <text:s/>}<text:line-break/> <text:s/><text:line-break/> <text:s/>/* BUTTONS */<text:line-break/> <text:s/>.btn-sm {<text:line-break/> <text:s text:c="5"/>font-size: 13px !important;<text:line-break/> <text:s/>}<text:line-break/> <text:s/><text:line-break/> <text:s/>/* ravare */<text:line-break/> <text:s/>.user-css-presentation .ravare {<text:line-break/> <text:s text:c="5"/>position: fixed;<text:line-break/> <text:s text:c="5"/>bottom: 5px;<text:line-break/> <text:s text:c="5"/>left: 10px;<text:line-break/> <text:s text:c="5"/>border: 1px solid var(--Charred);<text:line-break/> <text:s text:c="5"/>background: var(--LightCream);<text:line-break/> <text:s text:c="5"/>padding: 2px;<text:line-break/> <text:s text:c="5"/>width: 170px;<text:line-break/> <text:s text:c="5"/>font-size: 14px;<text:line-break/> <text:s text:c="5"/>font-weight: bold;<text:line-break/> <text:s text:c="5"/>z-index: 1000;<text:line-break/> <text:s text:c="5"/>border-radius: 8px;<text:line-break/> <text:s text:c="5"/>opacity: 0.6;<text:line-break/> <text:s/>}<text:line-break/> <text:s/><text:line-break/> <text:s/>.user-css-presentation .ravare:hover {<text:line-break/> <text:s text:c="5"/>opacity: 1;<text:line-break/> <text:s/>}<text:line-break/> <text:s/><text:line-break/> <text:s/>@media only screen and (max-width: 600px) {<text:line-break/> <text:s text:c="5"/>.user-css-presentation .ravare {<text:line-break/> <text:s text:c="9"/>opacity: 0.6;<text:line-break/> <text:s text:c="9"/>bottom: 5px;<text:line-break/> <text:s text:c="9"/>left: 190px;<text:line-break/> <text:s text:c="5"/>}<text:line-break/> <text:s/>}<text:line-break/><text:line-break/> <text:s/><text:line-break/>/* REMOVE GOLD SWASH */<text:line-break/>.user-css::after {<text:line-break/><text:soft-page-break/> <text:s text:c="3"/>display: none;<text:line-break/>}<text:line-break/> <text:s/><text:line-break/> <text:s/>.user-css-extended .page:after {<text:line-break/> <text:s text:c="5"/>display: none;<text:line-break/> <text:s/>}<text:line-break/> <text:s/><text:line-break/> <text:s text:c="2"/>/*<text:line-break/> <text:s text:c="2"/>@media only screen and (max-width: 800px) {<text:line-break/> <text:s text:c="5"/>.user-css::after {<text:line-break/> <text:s text:c="9"/>display: none;<text:line-break/> <text:s text:c="5"/>}<text:line-break/> <text:s/>}<text:line-break/> <text:s/>*/<text:line-break/> <text:s/><text:line-break/> <text:s/>/* ORGANIZATION DIPLOMACY */<text:line-break/><text:line-break/> <text:s/>.relationScore {<text:line-break/> <text:s text:c="3"/>display: none;<text:line-break/>}<text:line-break/> <text:s/><text:line-break/> <text:s/>.user-css .article-content-right .panel ~ .panel {<text:line-break/> <text:s text:c="5"/>border: none; <text:line-break/> <text:s text:c="5"/>border-radius: unset; /* 0px; */<text:line-break/> <text:s text:c="5"/>margin-right: -26px;<text:line-break/> <text:s text:c="5"/>margin-bottom: unset; /* 40px; */<text:line-break/> <text:s text:c="5"/>background: unset; /* var(--Char); */<text:line-break/> <text:s text:c="5"/>color: unset; /* var(--Cream); */<text:line-break/> <text:s text:c="5"/>box-shadow: unset; /*-6px 24px 10px 0px var(--DarkShadow) */<text:line-break/> <text:s/>}<text:line-break/> <text:s/><text:line-break/> <text:s/>.user-css .article-content-right .panel ~ .panel::before {<text:line-break/> <text:s text:c="5"/>content: unset; /* url(https://www.worldanvil.com/uploads/images/c0b98583b74f63585c94ab536dd92bd9.png); */ /* D */<text:line-break/> <text:s text:c="5"/>height: unset; /* 0; */<text:line-break/> <text:s text:c="5"/>border-left: unset; /* 20px solid transparent; */<text:line-break/> <text:s text:c="5"/>border-right: unset; /* 0px solid transparent; */<text:line-break/> <text:s text:c="5"/>border-bottom: unset; /* 16px solid var(--Charred); */<text:line-break/> <text:s text:c="5"/>position: unset; /* relative; */<text:line-break/> <text:s text:c="5"/>display: unset; /* block; */<text:line-break/> <text:s text:c="5"/>width: unset; /* 100%; */<text:line-break/> <text:s text:c="5"/>top: unset; /* -16px; */<text:line-break/> <text:s/>}<text:line-break/> <text:s/><text:line-break/> <text:s/>.user-css .article-content-right .panel ~ .panel::after {<text:line-break/> <text:s text:c="5"/>content: unset; /* url(https://www.worldanvil.com/uploads/images/c0b98583b74f63585c94ab536dd92bd9.png); */ /* D <text:soft-page-break/>*/<text:line-break/> <text:s text:c="5"/>height: unset; /* 0; */<text:line-break/> <text:s text:c="5"/>border-left: unset; /* 20px solid transparent; */<text:line-break/> <text:s text:c="5"/>border-right: unset; /* 0px solid transparent; */<text:line-break/> <text:s text:c="5"/>border-top: unset; /* 16px solid var(--Charred); */<text:line-break/> <text:s text:c="5"/>position: unset; /* absolute; */<text:line-break/> <text:s text:c="5"/>width: unset; /* 100%; */<text:line-break/> <text:s/>}<text:line-break/> <text:s/><text:line-break/> <text:s/>.user-css .article-content-right .panel ~ .panel .relation {<text:line-break/> <text:s text:c="5"/>box-shadow: inset 2px 2px 5px 0px rgba(0, 0, 0, 0.53);<text:line-break/> <text:s text:c="5"/>transition: 0.3s;<text:line-break/> <text:s text:c="5"/>border: 2px solid black;<text:line-break/> <text:s text:c="5"/>border-radius: 10px; <text:line-break/> <text:s text:c="5"/>margin: 5px;<text:line-break/> <text:s text:c="5"/>margin-top: 5px;<text:line-break/> <text:s text:c="5"/>margin-bottom: 5px;<text:line-break/> <text:s text:c="5"/>margin-left: 0px;<text:line-break/> <text:s text:c="5"/>margin-right: 0px;<text:line-break/> <text:s text:c="5"/>padding-top: 5px !important;<text:line-break/> <text:s text:c="5"/>padding-bottom: 5px !important;<text:line-break/> <text:s text:c="5"/>padding-left: 10px !important;<text:line-break/> <text:s text:c="5"/>padding-right: 10px !important;<text:line-break/> <text:s text:c="5"/>background: #FFFFFF;<text:line-break/> <text:s text:c="5"/>text-align: center;<text:line-break/> <text:s text:c="5"/>width: 100%;<text:line-break/> <text:s text:c="5"/>max-width: 350px;<text:line-break/> <text:s/>}<text:line-break/> <text:s/><text:line-break/> <text:s/>@media only screen and (max-width: 600px) {<text:line-break/> <text:s text:c="5"/>.user-css .article-content-right .panel ~ .panel .relation {<text:line-break/> <text:s text:c="9"/>max-width: 325px;<text:line-break/> <text:s text:c="5"/>}<text:line-break/> <text:s/>}<text:line-break/> <text:s/><text:line-break/> <text:s/>.user-css .relation .row {<text:line-break/> <text:s text:c="5"/>display: flex;<text:line-break/> <text:s text:c="5"/>margin-left: auto;<text:line-break/> <text:s text:c="5"/>margin-right: auto;<text:line-break/> <text:s/>}<text:line-break/> <text:s/><text:line-break/> <text:s/>.user-css .relation .col-md-12 {<text:line-break/> <text:s text:c="5"/>width: 100%;<text:line-break/> <text:s/>}<text:line-break/> <text:s/><text:line-break/> <text:s/>.user-css-extended .panel-heading {<text:line-break/> <text:s text:c="5"/>color: #333;<text:line-break/> <text:s text:c="5"/>background-color: transparent;<text:line-break/><text:soft-page-break/> <text:s text:c="5"/>border-color: transparent;<text:line-break/> <text:s/>}<text:line-break/> <text:s/><text:line-break/> <text:s/>.user-css-extended .panel-default {<text:line-break/> <text:s text:c="5"/>margin-top: 30px;<text:line-break/> <text:s text:c="5"/>margin-right: -30px;<text:line-break/> <text:s/>}<text:line-break/> <text:s/><text:line-break/> <text:s/>.relation .relationScore {<text:line-break/> <text:s text:c="5"/>border: 1px RGBA(0,0,0, 0.5) solid;<text:line-break/> <text:s text:c="5"/>background: RGBA(0,0,0, 0.3);<text:line-break/> <text:s text:c="5"/>border-radius: 3px;<text:line-break/> <text:s text:c="5"/>width: 120px;<text:line-break/> <text:s/>}<text:line-break/> <text:s/><text:line-break/> <text:s/>.relation .fa-arrows-h {<text:line-break/> <text:s/>color: RGBA(0,0,0, 0.5); !important;<text:line-break/> <text:s/>}<text:line-break/> <text:s/><text:line-break/> <text:s/>.relation .col-md-2 {<text:line-break/> <text:s text:c="5"/>display: none;<text:line-break/> <text:s/>}<text:line-break/> <text:s/><text:line-break/> <text:s/>.relation .col-md-5 {<text:line-break/> <text:s text:c="5"/>width: 50%;<text:line-break/> <text:s text:c="5"/>display: inline-block;<text:line-break/> <text:s/>}<text:line-break/> <text:s/><text:line-break/> <text:s/>.relation h4 {<text:line-break/> <text:s text:c="5"/>font-size: 28px;<text:line-break/> <text:s text:c="5"/>margin-top: 0px;<text:line-break/> <text:s text:c="5"/>color: var(--Char) !important;<text:line-break/> <text:s text:c="5"/>text-transform: capitalize;<text:line-break/> <text:s text:c="5"/>padding-bottom: 0px !important;<text:line-break/> <text:s/>}<text:line-break/> <text:s/><text:line-break/> <text:s/>.relation h5 {<text:line-break/> <text:s text:c="5"/>font-size: 18px;<text:line-break/> <text:s text:c="5"/>margin-top: 0px;<text:line-break/> <text:s/>}<text:line-break/> <text:s/><text:line-break/> <text:s/>.relation h5 a {<text:line-break/> <text:s text:c="5"/>color: var(--Char) !important;<text:line-break/> <text:s text:c="5"/>text-transform: capitalize;<text:line-break/> <text:s/>}<text:line-break/> <text:s/><text:line-break/> <text:s/>/* SECRETS - META SECTION */<text:line-break/> <text:s/><text:line-break/><text:soft-page-break/> <text:s/>#secrets h2 {<text:line-break/> <text:s text:c="3"/>font-size: 50px;<text:line-break/> <text:s text:c="3"/>color: black;<text:line-break/> <text:s text:c="3"/>text-align: center;<text:line-break/> <text:s text:c="3"/>line-height: 120px;<text:line-break/> <text:s text:c="3"/>background: URL(https://www.worldanvil.com/media/cache/cover/uploads/images/2ea23f248306dda57713a5f28ab74fe5.jpg);<text:line-break/> <text:s text:c="3"/>background-origin: center;<text:line-break/> <text:s text:c="3"/>background-position: center;<text:line-break/> <text:s text:c="3"/>height:120px;<text:line-break/> <text:s text:c="3"/>background-size: 100%;<text:line-break/> <text:s text:c="3"/>border: 2px solid black;<text:line-break/> <text:s text:c="3"/>border-radius: 16px;<text:line-break/> <text:s/>}<text:line-break/> <text:s/><text:line-break/> <text:s/>/* Relations Before */<text:line-break/> <text:s/><text:line-break/>/*<text:line-break/>.user-css .article-content-right .panel ~ .panel:before {<text:line-break/> <text:s text:c="3"/>content: url(https://www.worldanvil.com/uploads/images/23db13aa1d8a9bd0e074d8ac6f2a57b2.png);<text:line-break/> <text:s text:c="3"/>contain: content;<text:line-break/> <text:s text:c="3"/>background-image: URL(https://www.worldanvil.com/uploads/images/df4e3fa30a0d20a894304ff93496c2f3.jpg);<text:line-break/> <text:s text:c="3"/>position: relative;<text:line-break/> <text:s text:c="3"/>display: block;<text:line-break/> <text:s text:c="3"/>width: 100%;<text:line-break/> <text:s text:c="3"/>max-width: 350px;<text:line-break/> <text:s text:c="3"/>background-origin: center;<text:line-break/> <text:s text:c="3"/>background-position: center;<text:line-break/> <text:s text:c="3"/>height: 50px;<text:line-break/> <text:s text:c="3"/>background-size: cover;<text:line-break/> <text:s text:c="3"/>background-repeat: no-repeat;<text:line-break/> <text:s text:c="3"/>border: 2px solid black;<text:line-break/> <text:s/>border-radius: 12px;<text:line-break/> <text:s/>}<text:line-break/>*/<text:line-break/> <text:s/><text:line-break/> <text:s/>/*<text:line-break/> <text:s/>@media only screen and (max-width: 600px) {<text:line-break/> <text:s text:c="5"/>.user-css .article-content-right .panel ~ .panel:before { <text:s/><text:line-break/> <text:s text:c="9"/>max-width: 325px;<text:line-break/> <text:s text:c="5"/>}<text:line-break/> <text:s/>}<text:line-break/> <text:s/>*/<text:line-break/> <text:s/><text:line-break/> <text:s/>@media only screen and (max-width: 991px) {<text:line-break/><text:soft-page-break/> <text:s text:c="5"/>.user-css.page,<text:line-break/> <text:s text:c="5"/>.user-css-extended .page <text:s/>{<text:line-break/> <text:s text:c="9"/>overflow: hidden;<text:line-break/> <text:s text:c="5"/>}<text:line-break/> <text:s/>}<text:line-break/> <text:s/><text:line-break/> <text:s/>.user-css-presentation .article-title h1 {<text:line-break/> <text:s text:c="5"/>padding-top: 20px !important;<text:line-break/> <text:s/>}<text:line-break/> <text:s/><text:line-break/> <text:s/>/* CALENDARS */<text:line-break/><text:line-break/> <text:s/>/* HIDE CALENDAR NAME IN ARTICLE */<text:line-break/> <text:s/>/* HIDE CALENDAR YEAR OFFSET IN ARTICLE */<text:line-break/><text:line-break/>div#display-calendar-presentation h3.calendar-name,<text:line-break/>div#display-calendar-presentation sup.calendar-offset-text {<text:line-break/> <text:s text:c="3"/>display: none;<text:line-break/>}<text:line-break/><text:line-break/> <text:s/>/* WANING MOON ROTATION FIX */<text:line-break/><text:line-break/> <text:s/>.user-css-calendar button[class*=Waning-] .moon {<text:line-break/> <text:s text:c="5"/>transform: rotate(180deg) ;<text:line-break/> <text:s/>}<text:line-break/><text:line-break/> <text:s/>.user-css-calendar .moon::before {<text:line-break/> <text:s text:c="3"/>border-radius: 50px 0px 0px 50px;<text:line-break/>}<text:line-break/><text:line-break/><text:line-break/> <text:s/>/* CALENDAR PRESENTATION */<text:line-break/> <text:s/>div#display-calendar-presentation {<text:line-break/> <text:s text:c="5"/>background-color: transparent ;<text:line-break/> <text:s/>}<text:line-break/> <text:s/><text:line-break/> <text:s/>/* CALENDAR START DATE */<text:line-break/> <text:s/>.user-css .calendar-offset-text {<text:line-break/> <text:s text:c="5"/>font-size: 1.2em;<text:line-break/> <text:s text:c="5"/>font-weight: bold;<text:line-break/> <text:s text:c="5"/>line-height: 1.2em;<text:line-break/> <text:s text:c="5"/>position: relative;<text:line-break/> <text:s text:c="9"/>top: 0px;<text:line-break/> <text:s/>}<text:line-break/> <text:s/><text:line-break/> <text:s/>/* CALENDAR MONTH NAV PILLS */<text:line-break/> <text:s/><text:line-break/> <text:s/>.calendar-presentation .nav&amp;gt;li&amp;gt;a {<text:line-break/><text:soft-page-break/> <text:s text:c="5"/>font-size: 15px;<text:line-break/> <text:s/>}<text:line-break/> <text:s/><text:line-break/> <text:s/>.user-css-calendar</text:p>
      <text:p text:style-name="P2"><text:s/>.calendar-nav {<text:line-break/> <text:s text:c="5"/>display: flex;<text:line-break/> <text:s text:c="5"/>flex-wrap: wrap;<text:line-break/> <text:s/>}<text:line-break/> <text:s/><text:line-break/> <text:s/>.user-css-calendar .calendar-nav .nav-item {<text:line-break/> <text:s text:c="5"/>background-color: white;<text:line-break/> <text:s text:c="5"/>border: 1px solid black;<text:line-break/> <text:s text:c="5"/>border-radius: 20px 0px 20px 0px;<text:line-break/> <text:s text:c="5"/>margin: 2px;<text:line-break/> <text:s text:c="5"/>overflow: hidden;<text:line-break/> <text:s text:c="5"/>padding: 0px;<text:line-break/> <text:s/>}<text:line-break/> <text:s/><text:line-break/> <text:s/>.user-css-calendar .calendar-nav .nav-item .active {<text:line-break/> <text:s text:c="5"/>border-radius: 0px;<text:line-break/> <text:s text:c="5"/>font-weight: bold;<text:line-break/> <text:s text:c="5"/>padding: 0px;<text:line-break/> <text:s/>}<text:line-break/> <text:s/><text:line-break/> <text:s/>.user-css-calendar .calendar-nav .nav-item a {<text:line-break/> <text:s text:c="5"/>padding-left: 15px !important;<text:line-break/> <text:s text:c="5"/>padding-right: 15px !important;<text:line-break/> <text:s text:c="5"/>text-align: center;<text:line-break/> <text:s text:c="5"/>white-space: nowrap;<text:line-break/> <text:s/>}<text:line-break/> <text:s/><text:line-break/> <text:s/>.user-css-calendar .calendar-nav .nav-item a:focus {<text:line-break/> <text:s text:c="5"/>background-color: #337ab7 !important;<text:line-break/> <text:s text:c="5"/>border-radius: 20px 0px 20px 0px;<text:line-break/> <text:s text:c="5"/>color: white;<text:line-break/> <text:s text:c="5"/>font-weight: bold;<text:line-break/> <text:s/>}<text:line-break/> <text:s/><text:line-break/> <text:s/>.user-css-calendar .calendar-nav .nav-item a:hover {<text:line-break/> <text:s text:c="5"/>background-color: darkred !important;<text:line-break/> <text:s text:c="5"/>border-radius: 0px;<text:line-break/> <text:s text:c="5"/>color: white;<text:line-break/> <text:s text:c="5"/>font-weight: bold;<text:line-break/> <text:s/>}<text:line-break/> <text:s/><text:line-break/> <text:s/>/* CUSTOM WRAP CALENDAR CONTAINERS */<text:line-break/> <text:s/>/* CALENDAR 12 MONTHS */<text:line-break/> <text:s/>.calendar-12 .user-css-calendar .calendar-nav li {<text:line-break/><text:soft-page-break/> <text:s text:c="5"/>flex: 1 0 16%;<text:line-break/> <text:s text:c="5"/>max-width: 16%;<text:line-break/> <text:s/>}<text:line-break/> <text:s/><text:line-break/> <text:s/>/* CALENDAR 16 MONTHS */<text:line-break/> <text:s/>.calendar-16 .user-css-calendar .calendar-nav li {<text:line-break/> <text:s text:c="5"/>flex: 1 0 12%;<text:line-break/> <text:s text:c="5"/>max-width: 12%;<text:line-break/> <text:s/>}<text:line-break/> <text:s/><text:line-break/> <text:s/>/* MOBILE CALENDAR MONTHS */<text:line-break/> <text:s/>@media only screen and (max-width: 600px) {<text:line-break/> <text:s text:c="5"/>.user-css-calendar .calendar-nav li {<text:line-break/> <text:s text:c="9"/>flex: 1 0 48%;<text:line-break/> <text:s text:c="9"/>max-width: 48%;<text:line-break/> <text:s text:c="5"/>}<text:line-break/> <text:s/>}<text:line-break/> <text:s/><text:line-break/> <text:s/>/* CALENDAR DAYS */<text:line-break/> <text:s/><text:line-break/> <text:s/>.user-css-calendar .calendar-day h3 {<text:line-break/> <text:s text:c="5"/>margin-top: 0px !important;<text:line-break/> <text:s text:c="5"/>position: absolute;<text:line-break/> <text:s text:c="5"/>top: 0;<text:line-break/> <text:s/>}<text:line-break/> <text:s/><text:line-break/> <text:s/>.user-css-calendar .calendar-day .load-note {<text:line-break/> <text:s text:c="5"/>display: contents;<text:line-break/> <text:s/>}<text:line-break/> <text:s/><text:line-break/> <text:s/>@media only screen and (max-width: 600px) {<text:line-break/> <text:s text:c="5"/>.user-css-calendar .calendar-day h3 {<text:line-break/> <text:s text:c="9"/>white-space: nowrap;<text:line-break/> <text:s text:c="5"/>}<text:line-break/> <text:s/>}<text:line-break/> <text:s/><text:line-break/> <text:s/>@media only screen and (max-width: 600px) {<text:line-break/> <text:s text:c="5"/>.user-css-calendar .calendar-day { <text:s/><text:line-break/> <text:s text:c="9"/>height: 125px;<text:line-break/> <text:s text:c="9"/>flex: 1 0 33%;<text:line-break/> <text:s text:c="9"/>max-width: 33%;<text:line-break/> <text:s text:c="5"/>}<text:line-break/> <text:s/>}<text:line-break/> <text:s/><text:line-break/> <text:s/>/* CALENDAR MONTH */<text:line-break/> <text:s/><text:line-break/> <text:s/>@media only screen and (max-width: 600px) {<text:line-break/> <text:s text:c="5"/>.user-css-calendar thead { <text:s/><text:line-break/><text:soft-page-break/> <text:s text:c="9"/>display: none;<text:line-break/> <text:s text:c="5"/>}<text:line-break/> <text:s/>}<text:line-break/> <text:s/><text:line-break/> <text:s/>@media only screen and (max-width: 600px) {<text:line-break/> <text:s text:c="5"/>.user-css-calendar .event-name { <text:s/><text:line-break/> <text:s text:c="9"/>white-space: nowrap;<text:line-break/> <text:s text:c="9"/>position: relative;<text:line-break/> <text:s text:c="5"/>}<text:line-break/> <text:s/>}<text:line-break/> <text:s/><text:line-break/> <text:s/>@media only screen and (max-width: 600px) {<text:line-break/> <text:s text:c="5"/>.user-css-calendar tr { <text:s/><text:line-break/> <text:s text:c="9"/>display: flex;<text:line-break/> <text:s text:c="9"/>flex-wrap: wrap;<text:line-break/> <text:s text:c="9"/>width: 100%;<text:line-break/> <text:s text:c="5"/>}<text:line-break/> <text:s/>}<text:line-break/> <text:s/><text:line-break/> <text:s/>/* CALENDAR MODAL POPUP */<text:line-break/> <text:s/><text:line-break/> <text:s/>.calendar-presentation #modal-reader {<text:line-break/> <text:s text:c="5"/>position: fixed;<text:line-break/> <text:s text:c="5"/>top: 50px;<text:line-break/> <text:s text:c="5"/>width: 50% !important;<text:line-break/> <text:s text:c="5"/>min-width: 50% !important;<text:line-break/> <text:s/>}<text:line-break/> <text:s/><text:line-break/> <text:s/>@media only screen and (max-width: 600px) {<text:line-break/> <text:s text:c="5"/>.calendar-presentation #modal-reader {<text:line-break/> <text:s text:c="9"/>width: 100vw !important;<text:line-break/> <text:s text:c="9"/>min-width: 100vw !important;<text:line-break/> <text:s text:c="5"/>}<text:line-break/> <text:s/>}<text:line-break/> <text:s/><text:line-break/> <text:s/>.calendar-presentation .celestial-modal-view .load-celestial {<text:line-break/> <text:s text:c="5"/>background-color: transparent;<text:line-break/> <text:s text:c="5"/>padding: 6px;<text:line-break/> <text:s text:c="5"/>position: relative;<text:line-break/> <text:s text:c="9"/>left: -6px;<text:line-break/> <text:s/>}<text:line-break/> <text:s/><text:line-break/> <text:s/>@media only screen and (max-width: 600px) {<text:line-break/> <text:s text:c="5"/>.calendar-presentation .celestial-modal-view .load-celestial {<text:line-break/> <text:s text:c="9"/>display: block;<text:line-break/> <text:s text:c="5"/>}<text:line-break/> <text:s/>}<text:line-break/> <text:s/><text:line-break/><text:soft-page-break/> <text:s/>.calendar-presentation .celestial-modal-view .celestial-modal-text {<text:line-break/> <text:s text:c="5"/>background-color: transparent !important;<text:line-break/> <text:s text:c="5"/>border: none !important;<text:line-break/> <text:s text:c="5"/>color: black !important;<text:line-break/> <text:s/>}<text:line-break/> <text:s/><text:line-break/> <text:s/>@media only screen and (max-width: 600px) {<text:line-break/> <text:s text:c="5"/>.calendar-presentation .celestial-modal-view .celestial-modal-text {<text:line-break/> <text:s text:c="9"/>display: contents;<text:line-break/> <text:s text:c="9"/>white-space: normal;<text:line-break/> <text:s text:c="5"/>}<text:line-break/> <text:s/>}<text:line-break/> <text:s/><text:line-break/> <text:s/>/* CALENDAR CUSTOM DESCRIPTION */<text:line-break/> <text:s/><text:line-break/> <text:s/>/* CUSTOM CALENDAR ROW IN DESCRIPTION */<text:line-break/> <text:s/>.user-css .calendar-12 .row {<text:line-break/> <text:s text:c="5"/>background-color: white;<text:line-break/> <text:s text:c="5"/>border: 1px solid black;<text:line-break/> <text:s text:c="5"/>border-radius: 20px;<text:line-break/> <text:s text:c="5"/>display: flex;<text:line-break/> <text:s text:c="5"/>flex-wrap: wrap;<text:line-break/> <text:s text:c="5"/>padding: 10px;<text:line-break/> <text:s text:c="5"/>margin-left: 20px;<text:line-break/> <text:s text:c="5"/>margin-right: 20px;<text:line-break/> <text:s/>}<text:line-break/> <text:s/><text:line-break/> <text:s/>/* CUSTOM CALENDAR COLUMNS IN DESCRIPTION */<text:line-break/> <text:s/>.user-css .calendar-12 .col-md-6 {<text:line-break/> <text:s text:c="5"/>flex: 1 0 19% <text:s/>!important;<text:line-break/> <text:s text:c="5"/>white-space: nowrap;<text:line-break/> <text:s text:c="5"/>width: 19% !important;<text:line-break/> <text:s text:c="5"/>min-width: 19% <text:s/>!important;<text:line-break/> <text:s text:c="5"/>max-width: 19% <text:s/>!important;<text:line-break/> <text:s/>}<text:line-break/> <text:s/><text:line-break/> <text:s/>/* CALENDAR BOLDS IN DESCRIPTION */<text:line-break/> <text:s/>.user-css .calendar-12 .col-md-6 b {<text:line-break/> <text:s text:c="5"/>display: inline-block;<text:line-break/> <text:s text:c="5"/>text-align: right;<text:line-break/> <text:s text:c="5"/>width: 75px !important;<text:line-break/> <text:s text:c="5"/>min-width: 75px <text:s/>!important;<text:line-break/> <text:s text:c="5"/>max-width: 75px <text:s/>!important;<text:line-break/> <text:s/>}<text:line-break/> <text:s/><text:line-break/> <text:s/>/* MOBILE CUSTOM CALENDAR COLUMNS IN DESCRIPTION */<text:line-break/> <text:s/>@media only screen and (max-width: 600px) { <text:line-break/> <text:s text:c="3"/>.user-css .calendar-12 .col-md-6 {<text:line-break/><text:soft-page-break/> <text:s text:c="5"/>flex: 1 0 100% !important;<text:line-break/> <text:s text:c="5"/>text-align: center;<text:line-break/> <text:s text:c="5"/>width: 100% !important;<text:line-break/> <text:s text:c="5"/>min-width: 100% <text:s/>!important;<text:line-break/> <text:s text:c="5"/>max-width: 100% <text:s/>!important;<text:line-break/> <text:s text:c="5"/>}<text:line-break/> <text:s/>}<text:line-break/> <text:s/><text:line-break/> <text:s/>/* CUSTOM NOTE ON CALENDAR NIGHT TEMPERATURE */<text:line-break/> <text:s/>.user-css .calendar-12 .text-center {<text:line-break/> <text:s text:c="3"/>background-color: black;<text:line-break/> <text:s text:c="3"/>border: 1px solid black;<text:line-break/> <text:s text:c="3"/>border-radius: 0px 0px 20px 20px ;<text:line-break/> <text:s text:c="3"/>color: white;<text:line-break/> <text:s text:c="3"/>font-weight: bold;<text:line-break/> <text:s text:c="3"/>margin: 10px;<text:line-break/> <text:s text:c="3"/>margin-left: auto;<text:line-break/> <text:s text:c="3"/>margin-right: auto;<text:line-break/> <text:s text:c="3"/>padding: 10px;<text:line-break/> <text:s text:c="3"/>padding-left: 20px;<text:line-break/> <text:s text:c="3"/>padding-right: 20px;<text:line-break/> <text:s text:c="3"/>width: 100%;<text:line-break/> <text:s/>}<text:line-break/> <text:s/><text:line-break/> <text:s/>/* HIDE META SECTION */<text:line-break/> <text:s/><text:line-break/> <text:s/>.article-extended-tabs {<text:line-break/> <text:s text:c="3"/>display: none;<text:line-break/>}<text:line-break/><text:line-break/>/* SHOW META CLASS */<text:line-break/><text:line-break/> <text:s/>.user-cssow-meta .article-extended-tabs {<text:line-break/> <text:s text:c="3"/>display: block !important;<text:line-break/>}<text:line-break/><text:line-break/>/* SHOW META TAG */<text:line-break/><text:line-break/>.tag-show-meta .article-extended-tabs {<text:line-break/> <text:s text:c="3"/>display: block !important;<text:line-break/>}<text:line-break/><text:line-break/><text:line-break/> <text:s/>.user-css-presentation #secrets blockquote {<text:line-break/> <text:s text:c="5"/>background-color: white;<text:line-break/> <text:s text:c="5"/>color: black;<text:line-break/> <text:s/>}<text:line-break/> <text:s/><text:line-break/><text:soft-page-break/> <text:s/>.user-css-presentation #secrets blockquote a {<text:line-break/> <text:s text:c="5"/>color: darkred;<text:line-break/> <text:s/>}<text:line-break/> <text:s/><text:line-break/> <text:s/>/* HERO MENU */<text:line-break/> <text:s/><text:line-break/> <text:s/>@media only screen and (max-width: 600px) {<text:line-break/> <text:s text:c="5"/>#heroes-menu.collapse.in {<text:line-break/> <text:s text:c="9"/>display: none !important;<text:line-break/> <text:s text:c="5"/>}<text:line-break/> <text:s/>}<text:line-break/> <text:s/><text:line-break/> <text:s/>@media only screen and (max-width: 600px) {<text:line-break/> <text:s text:c="5"/>#heroes-menu.collapse {<text:line-break/> <text:s text:c="9"/>display: block !important;<text:line-break/> <text:s text:c="9"/>height: unset !important;<text:line-break/> <text:s text:c="5"/>}<text:line-break/> <text:s/>}<text:line-break/><text:line-break/> <text:s/>.user-css-presentation [class^=heroes-world-menu-c] .m-b-10.mb-2 {<text:line-break/> <text:s text:c="3"/>width: 50px;<text:line-break/>}<text:line-break/><text:line-break/> <text:s/>.user-css-presentation [class^=heroes-world-menu-c] a.heroes-menu-toggle {<text:line-break/> <text:s text:c="3"/>width: 50px;<text:line-break/>}<text:line-break/><text:line-break/> <text:s/>.user-css-presentation [class^=heroes-world-menu-c] i.far.fa-2x {<text:line-break/> <text:s text:c="3"/>background-color: black;<text:line-break/> <text:s text:c="3"/>color: whitesmoke;<text:line-break/>}<text:line-break/> <text:s/><text:line-break/> <text:s/>.user-css-presentation [class^=heroes-world-menu-c] {<text:line-break/> <text:s text:c="5"/>height: fit-content;<text:line-break/> <text:s text:c="5"/>position: absolute !important;<text:line-break/> <text:s text:c="9"/>top: 140px !important;<text:line-break/> <text:s text:c="9"/>left: 10px !important;<text:line-break/> <text:s text:c="5"/>width: 200px;<text:line-break/> <text:s text:c="5"/>z-index: 4000;<text:line-break/> <text:s/>}<text:line-break/> <text:s/><text:line-break/> <text:s/>.user-css-presentation #heroes-menu {<text:line-break/> <text:s text:c="3"/>border: 2px solid black;<text:line-break/> <text:s text:c="3"/>border-radius: 10px 10px 10px 10px;<text:line-break/> <text:s text:c="3"/>box-shadow: 0px 0px 10px 2px whitesmoke;<text:line-break/> <text:s text:c="3"/>overflow: hidden;<text:line-break/> <text:s/>}<text:line-break/> <text:s/><text:line-break/><text:soft-page-break/> <text:s/>.user-css-presentation .heroes-world-menu-portrait {<text:line-break/> <text:s text:c="5"/>background-color: black;<text:line-break/> <text:s text:c="3"/>border-radius: 0px;<text:line-break/> <text:s text:c="3"/>overflow: hidden;<text:line-break/> <text:s/>}<text:line-break/><text:line-break/> <text:s/>/* PENDING IMAGE REVIEW */<text:line-break/><text:line-break/> <text:s/>.user-css-presentation .heroes-world-menu-portrait img.img-responsive {<text:line-break/> <text:s text:c="3"/>max-width: 196px;<text:line-break/>}<text:line-break/> <text:s/><text:line-break/> <text:s/>.user-css-presentation .article-title h1 {<text:line-break/> <text:s text:c="5"/>color: var(--Scarlet);<text:line-break/> <text:s text:c="5"/>padding: 0px;<text:line-break/> <text:s text:c="5"/>padding-left: 35px;<text:line-break/> <text:s text:c="5"/>padding-right: 35px;<text:line-break/> <text:s text:c="5"/>text-align: center;<text:line-break/> <text:s/>}<text:line-break/> <text:s/><text:line-break/> <text:s/>a.btn.btn-xs.btn-success.pull-right {<text:line-break/> <text:s text:c="5"/>display: none;<text:line-break/> <text:s text:c="5"/>background-color: darkgreen !important ;<text:line-break/> <text:s text:c="5"/>color: black !important;<text:line-break/> <text:s text:c="5"/>position: relative;<text:line-break/> <text:s text:c="9"/>left: 20px;<text:line-break/> <text:s text:c="9"/>top: 5px;<text:line-break/> <text:s/>}<text:line-break/> <text:s/><text:line-break/> <text:s/>/* CATEGORY ICONS */<text:line-break/> <text:s/><text:line-break/> <text:s/>i.category-title-icon {<text:line-break/> <text:s text:c="5"/>width: 30px;<text:line-break/> <text:s text:c="5"/>color: black;<text:line-break/> <text:s/>}<text:line-break/> <text:s/><text:line-break/> <text:s/>/* FAN POLICY */<text:line-break/> <text:s/>/* PENDING IMAGE REVIEW */<text:line-break/> <text:s/><text:line-break/> <text:s/>.fan_policy {<text:line-break/> <text:s text:c="5"/>margin-left: auto;<text:line-break/> <text:s text:c="5"/>margin-right: auto;<text:line-break/> <text:s text:c="5"/>text-align: center;<text:line-break/> <text:s text:c="5"/>width: 95%;<text:line-break/> <text:s/>}<text:line-break/> <text:s/><text:line-break/> <text:s/>.fan_policy .user-css-image-thumbnail {<text:line-break/> <text:s text:c="5"/>border-radius: unset;<text:line-break/><text:soft-page-break/> <text:s text:c="5"/>min-width: unset;<text:line-break/> <text:s/>}<text:line-break/> <text:s/><text:line-break/> <text:s/>.fan_policy .img-fluid {<text:line-break/> <text:s text:c="5"/>object-fit: contain;<text:line-break/> <text:s/>}<text:line-break/><text:line-break/> <text:s/>/* CODE AND NOPARSE BLOCK */<text:line-break/> <text:s/>/* BLACK AND GREEN MONOCHROME */<text:line-break/><text:line-break/> <text:s/>pre, .bbcode-block {<text:line-break/> <text:s text:c="3"/>background-color: #111;<text:line-break/> <text:s text:c="3"/>color: #0fc;<text:line-break/> <text:s text:c="2"/>border: none;<text:line-break/> <text:s text:c="3"/>border-radius: 1em;<text:line-break/> <text:s text:c="3"/>padding: 1em;<text:line-break/> <text:s text:c="3"/>font-size: 14px;<text:line-break/>}<text:line-break/><text:line-break/>/* NEW SCENE NIGHT REST */<text:line-break/><text:line-break/>.new h2,<text:line-break/>.new h5 {<text:line-break/> <text:s/>font-variant: small-caps;<text:line-break/> <text:s/>text-transform: capitalize;<text:line-break/> <text:s/>margin-top: 5px !important;<text:line-break/>}<text:line-break/><text:line-break/>.card_new_sceneh2,<text:line-break/>.card_new_scene h5,<text:line-break/>.card_new_short_rest h2,<text:line-break/>.card_new_short_rest h5 {<text:line-break/> <text:s text:c="2"/>color: <text:s/>var(--Scarlet) <text:s/>!important;<text:line-break/>}<text:line-break/><text:line-break/>.card_new_night h2,<text:line-break/>.card_new_night h5,<text:line-break/>.card_long_rest h2,<text:line-break/>.card_long_rest h5 {<text:line-break/> <text:s text:c="2"/>color: <text:s/>var(--Cream) !important;<text:line-break/>}<text:line-break/><text:line-break/>.new {<text:line-break/> <text:s text:c="5"/>margin: 5px;<text:line-break/> <text:s text:c="5"/>margin-left: auto;<text:line-break/> <text:s text:c="5"/>margin-right: auto;<text:line-break/> <text:s text:c="5"/>padding: 15px 20px 15px 20px;<text:line-break/> <text:s text:c="5"/>transition: 0.3s;<text:line-break/><text:soft-page-break/> <text:s text:c="5"/>width: 250px;<text:line-break/> <text:s text:c="5"/>max-width: 250px;<text:line-break/>}<text:line-break/><text:line-break/>.card_new_scene, <text:line-break/>.card_short_rest,<text:line-break/>.card_new_night, <text:line-break/>.card_long_rest {<text:line-break/> <text:s text:c="5"/>border: 2px solid var(--Charred);<text:line-break/> <text:s text:c="5"/>border-radius: 5px; <text:line-break/> <text:s text:c="5"/>box-shadow: 0px 6px 14px var(--DarkShadow) ;<text:line-break/> <text:s/>}<text:line-break/><text:line-break/> <text:s/>.card_new_scene, .card_short_rest {<text:line-break/> <text:s text:c="5"/>background-color: white;<text:line-break/> <text:s/>}<text:line-break/><text:line-break/> <text:s/>.card_new_night, .card_long_rest {<text:line-break/> <text:s text:c="5"/>background-color: var(--Crimson) ;<text:line-break/> <text:s/>}<text:line-break/><text:line-break/>.new .user-css-image-thumbnail {<text:line-break/> <text:s text:c="2"/>border-radius: 5px; <text:line-break/> <text:s text:c="2"/>width: 250px !important;<text:line-break/> <text:s text:c="2"/>max-width: 250px !important;<text:line-break/>}<text:line-break/><text:line-break/>/* --- IMAGES IMAGES IMAGES --- */<text:line-break/>/* --- IMAGES IMAGES IMAGES --- */<text:line-break/>/* --- IMAGES IMAGES IMAGES --- */<text:line-break/><text:line-break/>/* WIDE IMAGES */<text:line-break/>/* HEIGHT VARIABLES */<text:line-break/>* {<text:line-break/> <text:s text:c="3"/>--image-height-wide-desktop: 500px;<text:line-break/> <text:s text:c="3"/>--image-height-wide-mobile: 200px;<text:line-break/>}<text:line-break/><text:line-break/>/* TALL IMAGES */<text:line-break/>/* WIDTH VARIABLES */<text:line-break/>* {<text:line-break/> <text:s text:c="3"/>--image-width-tall-desktop: 500px;<text:line-break/> <text:s text:c="3"/>--image-width-tall-mobile: 300px;<text:line-break/>}<text:line-break/><text:line-break/>/* IMAGE CONTAINER */<text:line-break/>.user-css-image-thumbnail {<text:line-break/> <text:s text:c="3"/>background-color: black;<text:line-break/><text:soft-page-break/> <text:s text:c="3"/>border: 2px solid black;<text:line-break/> <text:s text:c="3"/>margin-left: auto !important;<text:line-break/> <text:s text:c="3"/>margin-right: auto !important;<text:line-break/> <text:s text:c="3"/>overflow: hidden;<text:line-break/> <text:s text:c="3"/>padding: 0px;<text:line-break/> <text:s text:c="3"/>text-align: center;<text:line-break/> <text:s text:c="3"/>width: fit-content;<text:line-break/> <text:s text:c="3"/>width: -moz-fit-content;<text:line-break/> }<text:line-break/><text:line-break/>/* ALL IMAGES */<text:line-break/>.user-css :is(.wide_image, .tall_image, .square_image) {<text:line-break/> <text:s text:c="3"/>background-color: transparent !important ;<text:line-break/> <text:s text:c="3"/>height: 100%;<text:line-break/> <text:s text:c="3"/>object-fit: cover;<text:line-break/> <text:s text:c="3"/>object-position: center top ;<text:line-break/> <text:s text:c="3"/>width: 100%;<text:line-break/>}<text:line-break/><text:line-break/>/* TALL IMAGES */<text:line-break/>.tall_image {<text:line-break/> <text:s/>max-width: var(--image-width-tall-desktop) !important;<text:line-break/>}<text:line-break/><text:line-break/>@media only screen</text:p>
      <text:p text:style-name="P2"><text:s/>and (max-width: 800px) {<text:line-break/> <text:s text:c="3"/>.tall_image {<text:line-break/> <text:s text:c="7"/>max-width: var(--image-width-tall-mobile) !important;<text:line-break/> <text:s text:c="3"/>}<text:line-break/>}<text:line-break/><text:line-break/>/* WIDE IMAGES &amp;amp; COVER IMAGES */<text:line-break/>.wide_image {<text:line-break/> <text:s text:c="3"/>max-height: var(--image-height-wide-desktop) ;<text:line-break/>}<text:line-break/><text:line-break/>@media only screen and (max-width: 800px) {<text:line-break/> <text:s text:c="3"/>.wide_image {<text:line-break/> <text:s text:c="7"/>max-height: var(--image-height-wide-mobile) !important;<text:line-break/> <text:s text:c="3"/>}<text:line-break/>}<text:line-break/><text:line-break/>/* COVER IMAGES ARTICLES &amp;amp; DISCUSSION BOARD */<text:line-break/>.user-css #full-layout {<text:line-break/> <text:s text:c="3"/>background-color: black !important;<text:line-break/>}<text:line-break/><text:line-break/>.user-css #cover {<text:line-break/><text:soft-page-break/> <text:s text:c="3"/>top: 20px;<text:line-break/>}<text:line-break/><text:line-break/>.discussion-board-section #cover {<text:line-break/> <text:s text:c="3"/>height: unset !important;<text:line-break/> <text:s text:c="3"/>top: 0px;<text:line-break/>}<text:line-break/><text:line-break/>@media only screen and (max-width: 800px) {<text:line-break/> <text:s text:c="3"/>.user-css #cover .wide_image,<text:line-break/> <text:s text:c="3"/>.discussion-board-section #cover .wide_image {<text:line-break/> <text:s text:c="7"/>height: 170px !important;<text:line-break/> <text:s text:c="3"/>}<text:line-break/>}<text:line-break/><text:line-break/>/* CHARACTER ARTICLE PORTRAIT IMAGE */<text:line-break/>#profile .row .article-content-right {<text:line-break/> <text:s text:c="3"/>height: fit-content;<text:line-break/> <text:s text:c="3"/>height: -moz-fit-content;<text:line-break/>}<text:line-break/><text:line-break/>.character-article-portrait {<text:line-break/> <text:s text:c="3"/>border: 2px solid black;<text:line-break/>}<text:line-break/><text:line-break/>/* --- IMAGE BAR --- */<text:line-break/><text:line-break/>/* IMAGE BAR BOX */<text:line-break/>.user-css .image-bar {<text:line-break/> <text:s text:c="3"/>display: flex;<text:line-break/> <text:s text:c="3"/>position: relative;<text:line-break/>}<text:line-break/>/* IMAGE BAR IMAGE BOXES */<text:line-break/>.user-css .image-bar-image {<text:line-break/> <text:s text:c="3"/>flex-grow: 1;<text:line-break/> <text:s text:c="3"/>flex-basis: 0;<text:line-break/>}<text:line-break/> /* IMAGE BAR IMAGE THUMBNAIL */<text:line-break/>.user-css .image-bar-image .user-css-image-thumbnail {<text:line-break/> <text:s text:c="3"/>background-color: white !important;<text:line-break/> <text:s text:c="3"/>height: 100%;<text:line-break/> <text:s text:c="3"/>width: 100%;<text:line-break/>}<text:line-break/>/* IMAGE BAR TALL IMAGES */<text:line-break/>.user-css .image-bar-image .tall_image {<text:line-break/> <text:s text:c="3"/>max-width: unset !important;<text:line-break/> <text:s/>}<text:line-break/><text:line-break/><text:soft-page-break/>/* --- IMAGE CREDITS --- */<text:line-break/><text:line-break/>/* ARTICLE IMAGE CREDITS HOVER */<text:line-break/>.user-css-image-thumbnail .artist-credits {<text:line-break/> <text:s text:c="3"/>background-color: var(--colorCream) ;<text:line-break/> <text:s text:c="3"/>color: var(--Charred) ;<text:line-break/> <text:s text:c="3"/>border: 1px solid black ;<text:line-break/> <text:s text:c="3"/>border-radius: 20px ;<text:line-break/> <text:s text:c="3"/>display: none ;<text:line-break/> <text:s text:c="3"/>font-weight: bold ;<text:line-break/> <text:s text:c="3"/>height: 60px ;<text:line-break/> <text:s text:c="3"/>margin: 5px ;<text:line-break/> <text:s text:c="7"/>margin-left: auto;<text:line-break/> <text:s text:c="7"/>margin-right: auto;<text:line-break/> <text:s text:c="3"/>padding: 5px ;<text:line-break/> <text:s text:c="3"/>padding-left: 10px ;<text:line-break/> <text:s text:c="3"/>padding-right: 10px ;<text:line-break/> <text:s text:c="3"/>position: absolute ;<text:line-break/> <text:s text:c="7"/>bottom: 0px;<text:line-break/> <text:s text:c="7"/>left: 0px ;<text:line-break/> <text:s text:c="7"/>right: 0px ;<text:line-break/> <text:s text:c="3"/>text-align: center ;<text:line-break/> <text:s text:c="3"/>text-transform: capitalize ;<text:line-break/> <text:s text:c="3"/>width: 100%;<text:line-break/> <text:s text:c="7"/>max-width: 325px;<text:line-break/> <text:s text:c="3"/>z-index: 100;<text:line-break/>}<text:line-break/> <text:s/><text:line-break/>.user-css-image-thumbnail:hover .artist-credits {<text:line-break/> <text:s text:c="3"/>display: block;<text:line-break/>}<text:line-break/> <text:s/><text:line-break/>/* COVER IMAGE CREDITS */<text:line-break/>/* CHARACTER ARTICLES CREST IMAGE */<text:line-break/>/* ORGANIZATION ARTICLES CREST IMAGE */<text:line-break/>.cover-credits, <text:line-break/>.portrait-credits {<text:line-break/> <text:s text:c="3"/>background-color: white !important;<text:line-break/> <text:s text:c="3"/>color: var(--Charred) ;<text:line-break/> <text:s text:c="3"/>border: 1px solid black ;<text:line-break/> <text:s text:c="3"/>border-radius: 20px ;<text:line-break/> <text:s text:c="3"/>font-weight: bold ;<text:line-break/> <text:s text:c="3"/>display: block;<text:line-break/> <text:s text:c="3"/>max-height: 100%;<text:line-break/> <text:s text:c="3"/>margin-left: auto;<text:line-break/> <text:s text:c="3"/>margin-right: auto;<text:line-break/> <text:s text:c="3"/>width: 100%;<text:line-break/> <text:s text:c="7"/>max-width: 325px;<text:line-break/><text:soft-page-break/>}<text:line-break/><text:line-break/>/* --- EMBEDDED CAROUSEL --- */<text:line-break/><text:line-break/>/* CAROUSEL VARIABLES DESKTOP */<text:line-break/>* {<text:line-break/> <text:s text:c="3"/>--car-height-desktop: 500px;<text:line-break/> <text:s text:c="3"/>--car-width-desktop: 500px;<text:line-break/>}<text:line-break/><text:line-break/>/* CAROUSEL VARIABLES DESKTOP */<text:line-break/>* {<text:line-break/> <text:s text:c="3"/>--car-height-mobile: 200px;<text:line-break/> <text:s text:c="3"/>--car-width-mobile: 300px;<text:line-break/>}<text:line-break/><text:line-break/>.user-css .carousel {<text:line-break/> <text:s text:c="3"/>/* aspect ratio 1080:737 */<text:line-break/> <text:s text:c="3"/>/* scale 737px -&amp;gt; 400px */<text:line-break/> <text:s text:c="3"/>--aspect: calc(400 / 737) !important ;<text:line-break/> <text:s text:c="3"/>max-width: calc(1080px * var(--aspect)) !important ;<text:line-break/> <text:s/>}<text:line-break/> <text:s/><text:line-break/>.user-css .carousel {<text:line-break/> <text:s text:c="3"/>height: var(--car-height-desktop) ;<text:line-break/> <text:s text:c="3"/>width: var(--car-width-desktop) ;<text:line-break/> <text:s text:c="3"/>border: 2px solid black;<text:line-break/> <text:s text:c="3"/>background-color: black;<text:line-break/> <text:s text:c="3"/>margin-left: auto;<text:line-break/> <text:s text:c="3"/>margin-right: auto;<text:line-break/> <text:s text:c="3"/>padding: 0;<text:line-break/> <text:s text:c="3"/>overflow: hidden;<text:line-break/> <text:s text:c="3"/>text-align: center !important;<text:line-break/>}<text:line-break/><text:line-break/>.user-css .article-content-right .carousel {<text:line-break/> <text:s text:c="3"/>height: var(--car-height-mobile) ;<text:line-break/> <text:s text:c="3"/>width: var(--car-width-mobile) ;<text:line-break/>}<text:line-break/><text:line-break/>@media only screen and (max-width: 800px) {<text:line-break/> <text:s text:c="3"/>.user-css .carousel {<text:line-break/> <text:s text:c="7"/>height: var(--car-height-mobile) ;<text:line-break/> <text:s text:c="7"/>width: var(--car-width-mobile) ;<text:line-break/> <text:s text:c="3"/>}<text:line-break/>}<text:line-break/> <text:s text:c="2"/><text:line-break/>/* CAROUSEL IMAGES */<text:line-break/><text:soft-page-break/> <text:s/><text:line-break/>.user-css .carousel-inner .item :is(.wide_image, .tall_image, .square_image) <text:s/>{<text:line-break/> <text:s text:c="3"/>display: inline-block;<text:line-break/> <text:s text:c="3"/>background-color: black;<text:line-break/> <text:s text:c="3"/>height: var(--image-height-wide-desktop) ;<text:line-break/> <text:s text:c="3"/>object-fit: cover;<text:line-break/> <text:s text:c="3"/>text-align: center;<text:line-break/> <text:s text:c="3"/>width: var(--image-width-tall-desktop) ;<text:line-break/>}<text:line-break/><text:line-break/>.user-css .article-content-right .carousel-inner .item :is(.wide_image, .tall_image, .square_image) <text:s/>{<text:line-break/> <text:s text:c="3"/>height: var(--car-height-mobile) ;<text:line-break/> <text:s text:c="3"/>width: var(--car-width-mobile) ;<text:line-break/>}<text:line-break/><text:line-break/>@media only screen and (max-width: 800px) {<text:line-break/> <text:s text:c="3"/>.user-css .carousel-inner .item :is(.wide_image, .tall_image, .square_image) {<text:line-break/> <text:s text:c="7"/>height: var(--car-height-mobile) ;<text:line-break/> <text:s text:c="7"/>width: var(--car-width-mobile) ;<text:line-break/> <text:s text:c="3"/>}<text:line-break/>}<text:line-break/><text:line-break/>/* CAROUSEL INDICATORS */<text:line-break/><text:line-break/>.user-css .carousel-indicators {<text:line-break/> <text:s text:c="3"/>bottom: 5px;<text:line-break/> <text:s text:c="3"/>margin-left: auto;<text:line-break/> <text:s text:c="3"/>margin-right: auto;<text:line-break/>}<text:line-break/><text:line-break/>.user-css .carousel-indicators li {<text:line-break/> <text:s text:c="3"/>height: 5px;<text:line-break/> <text:s text:c="3"/>border: 1px solid black;<text:line-break/> <text:s text:c="3"/>border-radius: 5px;<text:line-break/> <text:s/>}<text:line-break/><text:line-break/>.user-css .carousel-indicators li.active {<text:line-break/> <text:s text:c="3"/>background-color: darkred !important;<text:line-break/>}<text:line-break/><text:line-break/>/* CAROUSEL CAPTION */<text:line-break/><text:line-break/>.user-css .carousel-caption {<text:line-break/> <text:s text:c="3"/>position: relative;<text:line-break/> <text:s text:c="3"/>bottom: 55px;<text:line-break/> <text:s text:c="3"/>left: unset;<text:line-break/> <text:s text:c="3"/>right: unset;<text:line-break/> <text:s text:c="3"/>padding-top: 0px;<text:line-break/><text:soft-page-break/>}<text:line-break/> <text:s/><text:line-break/>@media only screen and (max-width: 600px) {<text:line-break/> <text:s text:c="3"/>.user-css .carousel-caption {<text:line-break/> <text:s text:c="7"/>bottom: 25px;<text:line-break/> <text:s text:c="3"/>}<text:line-break/>}<text:line-break/> <text:s text:c="2"/><text:line-break/>.user-css .carousel-caption h3 {<text:line-break/> <text:s text:c="3"/>margin-top: 0px;<text:line-break/> <text:s text:c="3"/>padding-top: 0px;<text:line-break/> <text:s text:c="3"/>font-size: 16px !important;<text:line-break/> <text:s text:c="3"/>color: white;<text:line-break/> <text:s text:c="3"/>text-shadow: <text:s text:c="3"/><text:line-break/> <text:s text:c="7"/>-1px 1px 2px #000,<text:line-break/> <text:s text:c="7"/>1px 1px 2px #000,<text:line-break/> <text:s text:c="7"/>1px -1px 0 #000,<text:line-break/> <text:s text:c="7"/>-1px -1px 0 #000;<text:line-break/>}<text:line-break/><text:line-break/>/* --- CONTAINERS --- */<text:line-break/><text:line-break/>/* ALOUD */<text:line-break/>.user-css-presentation .aloud {<text:line-break/> <text:s text:c="3"/>font-size: 18px;<text:line-break/> <text:s text:c="3"/>color: var(--Cream);<text:line-break/> <text:s text:c="3"/>background-color: var(--Crimson);<text:line-break/> <text:s text:c="3"/>border-style: solid;<text:line-break/> <text:s text:c="3"/>border-width: 12px;<text:line-break/> <text:s text:c="3"/>/* Aloud.png */<text:line-break/> <text:s text:c="3"/>border-image: url(https://www.worldanvil.com/uploads/images/23554eeb2d8d16079baa23497155e0cd.png) 11;<text:line-break/> <text:s text:c="3"/>border-image-outset: 9px 0;<text:line-break/> <text:s text:c="3"/>box-shadow: 0px 6px 14px var(--DarkShadow);<text:line-break/> <text:s text:c="3"/>font-style: normal;<text:line-break/> <text:s text:c="3"/>margin-top: 20px;<text:line-break/> <text:s text:c="3"/>margin-bottom: 20px;<text:line-break/>}<text:line-break/><text:line-break/>.user-css-presentation .aloud :is(h2, h3, h4, h5),<text:line-break/>.user-css-presentation .aloud :is(h2 a, h3 a, h4 a, h5 a) {<text:line-break/> <text:s text:c="3"/>color: var(--Gold);<text:line-break/>}<text:line-break/><text:line-break/>.user-css-presentation .aloud :is(h2 a:hover, h3 a:hover, h4 a:hover, h5 a:hover) {<text:line-break/> <text:s text:c="3"/>color: var(--WhiteGold);<text:line-break/>}<text:line-break/><text:line-break/><text:soft-page-break/>/* - Quote - */<text:line-break/>.user-css-presentation <text:s/>blockquote {<text:line-break/> <text:s text:c="3"/>font-size: 18px;<text:line-break/> <text:s text:c="3"/>color: var(--Cream);<text:line-break/> <text:s text:c="3"/>background-color: var(--Char);;<text:line-break/> <text:s text:c="3"/>border-style: solid;<text:line-break/> <text:s text:c="3"/>border-width: 12px;<text:line-break/> <text:s text:c="3"/>/* Aloud.png */<text:line-break/> <text:s text:c="3"/>border-image: url(https://www.worldanvil.com/uploads/images/23554eeb2d8d16079baa23497155e0cd.png) 11;<text:line-break/> <text:s text:c="3"/>border-image-outset: 9px 0;<text:line-break/> <text:s text:c="3"/>box-shadow: 0px 6px 14px var(--DarkShadow);<text:line-break/> <text:s text:c="3"/>border-radius: 0px;<text:line-break/> <text:s text:c="3"/>font-style: normal;<text:line-break/> <text:s text:c="3"/>margin-top: 20px;<text:line-break/> <text:s text:c="3"/>margin-bottom: 20px;<text:line-break/>}<text:line-break/><text:line-break/>.user-css-presentation blockquote .text-center {<text:line-break/> <text:s text:c="3"/>color: var(--Cream);<text:line-break/>}<text:line-break/><text:line-break/>.user-css-presentation <text:s/>blockquote .author {<text:line-break/> <text:s text:c="3"/>line-height: 1em;<text:line-break/> <text:s text:c="3"/>font-size: 18px;<text:line-break/> <text:s text:c="3"/>margin-top: 10px;<text:line-break/> <text:s text:c="3"/>color: var(--Cream);<text:line-break/>}<text:line-break/><text:line-break/>.user-css-presentation blockquote :is(a, h2, h3, h4, h5),<text:line-break/>.user-css-presentation blockquote :is(h2 a, h3 a, h4 a, h5 a) {<text:line-break/> <text:s text:c="3"/>color: var(--Gold);<text:line-break/>}<text:line-break/><text:line-break/>.user-css-presentation blockquote :is(a:hover, h2 a:hover, h3 a:hover, h4 a:hover, h5 a:hover) {<text:line-break/> <text:s text:c="3"/>color: var(--WhiteGold);<text:line-break/>}<text:line-break/><text:line-break/>.user-css-presentation .copyright-attribution blockquote h3 {<text:line-break/> <text:s text:c="3"/>font-size: 1.6em; /* Makes the Wizards of the Coast title not get split. */<text:line-break/>}<text:line-break/><text:line-break/>/* CARDS */<text:line-break/> <text:s/><text:line-break/>/* WHITE CARD */<text:line-break/>.card1 {<text:line-break/> <text:s text:c="3"/>box-shadow: inset 2px 2px 5px 0px rgba(0, 0, 0, 0.53);<text:line-break/> <text:s text:c="3"/>transition: 0.3s;<text:line-break/><text:soft-page-break/> <text:s text:c="3"/>border-radius: 5px; <text:line-break/> <text:s text:c="3"/>background-color: white;<text:line-break/> <text:s text:c="3"/>/* background: var(--Parchment); */<text:line-break/> <text:s text:c="3"/>background-image: url(/uploads/images/a8956329eb80cb2d50eaaea44cb12b6a.png);<text:line-break/> <text:s text:c="3"/>border: 2px solid #000000;<text:line-break/> <text:s text:c="3"/>padding: 15px 20px 15px 20px;<text:line-break/> <text:s text:c="3"/>margin-left: 0;<text:line-break/> <text:s text:c="3"/>margin-right: 0;<text:line-break/> <text:s text:c="3"/>margin-top: 1em;<text:line-break/> <text:s text:c="3"/>margin-bottom: 1em;<text:line-break/>}<text:line-break/><text:line-break/><text:line-break/>.card_white {<text:line-break/> <text:s text:c="3"/>box-shadow: 0px 6px 14px var(--DarkShadow);<text:line-break/> <text:s text:c="3"/>transition: 0.3s;<text:line-break/> <text:s text:c="3"/>border-radius: 5px; <text:line-break/> <text:s text:c="3"/>background: white;<text:line-break/> <text:s text:c="3"/>background-image: url(/uploads/images/a8956329eb80cb2d50eaaea44cb12b6a.png);<text:line-break/> <text:s text:c="3"/>padding: 15px 20px 15px 20px;<text:line-break/> <text:s text:c="3"/>margin-left: 0;<text:line-break/> <text:s text:c="3"/>margin-right: 0;<text:line-break/> <text:s text:c="3"/>font-size: 18px;<text:line-break/> <text:s text:c="3"/>color: var(--Charred);<text:line-break/> <text:s text:c="3"/>background-color: var(--colorCream);<text:line-break/> <text:s text:c="3"/>font-style: normal;<text:line-break/> <text:s text:c="3"/>margin-top: 20px;<text:line-break/> <text:s text:c="3"/>margin-bottom: 20px;<text:line-break/> <text:s text:c="3"/>border: 2px solid var(--Charred);<text:line-break/>}<text:line-break/><text:line-break/>/* FULL NAME &amp;amp; TITLES IN CHARACTER ARTICLE */<text:line-break/><text:line-break/>h3.person-fullname {<text:line-break/> <text:s/>box-shadow: 0px 6px 14px var(--DarkShadow);<text:line-break/> <text:s/>transition: 0.3s;<text:line-break/> <text:s/>border-radius: 5px;<text:line-break/> <text:s/>background: white;<text:line-break/> <text:s/>background-image: url(/uploads/images/a895632….png);<text:line-break/> <text:s/>padding: 15px 20px 15px 20px;<text:line-break/> <text:s/>margin-left: 0;<text:line-break/> <text:s/>margin-right: 0;<text:line-break/> <text:s/>font-size: 20px;<text:line-break/> <text:s/>color: var(--Charred);<text:line-break/> <text:s/>background-color: var(--colorCream);<text:line-break/> <text:s/>font-style: normal;<text:line-break/> <text:s/>margin-top: 20px;<text:line-break/> <text:s/>margin-bottom: 20px;<text:line-break/><text:soft-page-break/> <text:s/>border: 2px solid var(--Charred);<text:line-break/>}<text:line-break/><text:line-break/>/* - CARD RED - */<text:line-break/><text:line-break/>.user-css-presentation .card_red {<text:line-break/> <text:s text:c="3"/>background-color: var(--Crimson);<text:line-break/> <text:s text:c="3"/>border: 2px solid var(--Charred);<text:line-break/> <text:s text:c="3"/>border-radius: 5px; <text:line-break/> <text:s text:c="3"/>box-shadow: 0px 6px 14px var(--DarkShadow);<text:line-break/> <text:s text:c="3"/>box-shadow: 0px 6px 14px var(--DarkShadow);<text:line-break/> <text:s text:c="3"/>color: var(--Cream);<text:line-break/> <text:s text:c="3"/>font-size: 18px;<text:line-break/> <text:s text:c="3"/>font-style: normal;<text:line-break/> <text:s text:c="3"/>margin-left: 0;<text:line-break/> <text:s text:c="3"/>margin-right: 0;<text:line-break/> <text:s text:c="3"/>margin-top: 20px;<text:line-break/> <text:s text:c="3"/>margin-bottom: 20px;<text:line-break/> <text:s text:c="3"/>padding: 15px 20px 15px 20px;<text:line-break/> <text:s text:c="3"/>transition: 0.3s;<text:line-break/>}<text:line-break/><text:line-break/>.user-css-presentation .card_red :is(h2, h3, h4, h5),<text:line-break/>.user-css-presentation .card_red :is(h2 a, h3 a, h4 a, h5 a) {<text:line-break/> <text:s text:c="3"/>color: var(--Gold);<text:line-break/>}<text:line-break/><text:line-break/>.user-css-presentation .card_red :is(h2 a:hover, h3 a:hover, h4 a:hover, h5 a:hover) {<text:line-break/> <text:s text:c="3"/>color: var(--WhiteGold);<text:line-break/>}<text:line-break/><text:line-break/>.user-css-presentation .card_red a,<text:line-break/>.user-css-presentation .card_red b {<text:line-break/> <text:s text:c="3"/>color: var(--Gold);<text:line-break/> <text:s text:c="3"/>font-size: inherit;<text:line-break/>}<text:line-break/><text:line-break/>/* LIGHT BLUE CARD */<text:line-break/>.card2 {<text:line-break/> <text:s text:c="3"/>box-shadow: inset 2px 2px 5px 0px rgba(0, 0, 0, 0.53);<text:line-break/> <text:s text:c="3"/>transition: 0.3s;<text:line-break/> <text:s text:c="3"/>border-radius: 5px;<text:line-break/> <text:s text:c="3"/>background: #add8e6;<text:line-break/> <text:s text:c="3"/>border: 2px solid #000000;<text:line-break/> <text:s text:c="3"/>padding: 15px 20px 15px 20px;<text:line-break/> <text:s text:c="3"/>margin-left: 2em;<text:line-break/> <text:s text:c="3"/>margin-top: 1em;<text:line-break/> <text:s text:c="3"/>margin-bottom: 2em;<text:line-break/><text:soft-page-break/> <text:s/>}<text:line-break/> <text:s/><text:line-break/> <text:s/>/* GREY CARD */<text:line-break/> <text:s/>.card3 {<text:line-break/> <text:s/>box-shadow: inset 2px 2px 5px 0px rgba(0, 0, 0, 0.53);<text:line-break/> <text:s/>transition: 0.3s;<text:line-break/> <text:s/>border-radius: 5px;<text:line-break/> <text:s/>background: #d3d3d3;<text:line-break/> <text:s/>border: 2px solid #000000;<text:line-break/> <text:s/>padding: 15px 20px 15px 20px;<text:line-break/> <text:s/>margin-left: 2em;<text:line-break/> <text:s/>margin-top: 1em;<text:line-break/> <text:s/>margin-bottom: 2em;<text:line-break/> <text:s/>}<text:line-break/> <text:s/><text:line-break/> <text:s/>/* YELLOW CARD</text:p>
      <text:p text:style-name="P2"><text:s/>*/<text:line-break/> <text:s/>.card4 {<text:line-break/> <text:s text:c="3"/>box-shadow: inset 2px 2px 5px 0px rgba(0, 0, 0, 0.53);<text:line-break/> <text:s text:c="3"/>transition: 0.3s;<text:line-break/> <text:s text:c="3"/>border-radius: 5px;<text:line-break/> <text:s text:c="3"/>background: #EED202;<text:line-break/> <text:s text:c="3"/>border: 2px solid #000000;<text:line-break/> <text:s text:c="3"/>padding: 15px 20px 15px 20px;<text:line-break/> <text:s text:c="3"/>margin-top: 1em;<text:line-break/> <text:s text:c="3"/>margin-bottom: 2em;<text:line-break/> <text:s/>}<text:line-break/><text:line-break/>/* Parcment Stuff */<text:line-break/>.user-css-presentation .card_parchment_1 {<text:line-break/> <text:s text:c="3"/>background-color: #fff9e3 !important;<text:line-break/> <text:s text:c="3"/>border-style: solid;<text:line-break/> <text:s text:c="3"/>border-width: 30px;<text:line-break/> <text:s text:c="3"/>box-shadow: none;<text:line-break/> <text:s text:c="3"/>-moz-border-image: url(https://www.worldanvil.com/uploads/images/3736678eba30805570daaf3ebdeed60d.png) 15% 15% 15% 15% repeat;<text:line-break/> <text:s text:c="3"/>-webkit-border-image: url(https://www.worldanvil.com/uploads/images/3736678eba30805570daaf3ebdeed60d.png) 15% 15% 15% 15% repeat;<text:line-break/> <text:s text:c="3"/>-o-border-image: url(https://www.worldanvil.com/uploads/images/3736678eba30805570daaf3ebdeed60d.png) 15% 15% 15% 15% repeat;<text:line-break/> <text:s text:c="3"/>border-image: url(https://www.worldanvil.com/uploads/images/3736678eba30805570daaf3ebdeed60d.png) 15% 15% 15% 15% repeat;<text:line-break/> <text:s text:c="3"/>background-clip: padding-box !important;<text:line-break/> <text:s text:c="3"/>background-image: none !important;<text:line-break/><text:soft-page-break/> <text:s text:c="3"/>padding: 8px !important;<text:line-break/>}<text:line-break/><text:line-break/>.user-css-presentation .card_parchment_2 {<text:line-break/> <text:s text:c="3"/>background-image: url(https://www.worldanvil.com/uploads/images/af009a29a7bbb447b2cbad9977a8ce38.png) !important;<text:line-break/> <text:s text:c="3"/>box-shadow: inset 0px 0px 30px 5px RGBA(0,0,0,0.6);<text:line-break/> <text:s text:c="3"/>padding: 24px;<text:line-break/> <text:s text:c="3"/>border: 2px solid var(--Charred);<text:line-break/> <text:s text:c="3"/>border-radius: 16px;<text:line-break/> <text:s text:c="3"/>font-size: 24px;<text:line-break/>}<text:line-break/><text:line-break/>.user-css-presentation .card_parchment_2 h2 {<text:line-break/> <text:s text:c="3"/>font-size: 1.8em;<text:line-break/>}<text:line-break/><text:line-break/>.user-css-presentation .card_parchment_2 h3 {<text:line-break/> <text:s text:c="3"/>font-size: 1.6em;<text:line-break/>}<text:line-break/><text:line-break/>.user-css-presentation .card_parchment_2 h4 {<text:line-break/> <text:s text:c="3"/>font-size: 1.4em;<text:line-break/>}<text:line-break/><text:line-break/>/* Statblock Card */<text:line-break/><text:line-break/>.user-css-presentation .card_statblock {<text:line-break/> <text:s text:c="3"/>padding: 16px;<text:line-break/> <text:s text:c="3"/>background: url(/images/rpgsrd/system-imagery/dnd5e/dnd5ebackground.png);<text:line-break/> <text:s text:c="3"/>border-left: 1px solid black;<text:line-break/> <text:s text:c="3"/>border-right: 1px solid black;<text:line-break/>}<text:line-break/><text:line-break/>.user-css-presentation .card_statblock:before {<text:line-break/> <text:s text:c="3"/>/* H */<text:line-break/> <text:s text:c="3"/>content: url(https://www.worldanvil.com/uploads/images/8c78f4f9d6457f05ed29a25e05f33f8d.webp); <text:line-break/> <text:s text:c="3"/>contain: content;<text:line-break/> <text:s text:c="3"/>/* content: url() ; */<text:line-break/> <text:s text:c="3"/>display: block;<text:line-break/> <text:s text:c="3"/>position: relative;<text:line-break/> <text:s text:c="3"/>background-image: url(https://s3.amazonaws.com/files.d20.io/images/105716694/59KW_4mBR3y_Iz45sQw2-g/med.png);<text:line-break/> <text:s text:c="3"/>height: 6px;<text:line-break/> <text:s text:c="3"/>width: unset;<text:line-break/><text:soft-page-break/> <text:s text:c="3"/>top: -16px;<text:line-break/> <text:s text:c="3"/>border: 1px solid black;<text:line-break/> <text:s text:c="3"/>margin-left: -20px;<text:line-break/> <text:s text:c="3"/>margin-right: -20px;<text:line-break/>}<text:line-break/><text:line-break/>.user-css-presentation .card_statblock:after {<text:line-break/> <text:s text:c="3"/>/* H */<text:line-break/> <text:s text:c="3"/>content: url(https://www.worldanvil.com/uploads/images/8c78f4f9d6457f05ed29a25e05f33f8d.webp); <text:line-break/> <text:s text:c="3"/>contain: content;<text:line-break/> <text:s text:c="3"/>/* content: url() ; */<text:line-break/> <text:s text:c="3"/>display: block;<text:line-break/> <text:s text:c="3"/>position: relative;<text:line-break/> <text:s text:c="3"/>background-image: url(https://s3.amazonaws.com/files.d20.io/images/105716694/59KW_4mBR3y_Iz45sQw2-g/med.png);<text:line-break/> <text:s text:c="3"/>height: 6px;<text:line-break/> <text:s text:c="3"/>width: unset;<text:line-break/> <text:s text:c="3"/>bottom: -16px;<text:line-break/> <text:s text:c="3"/>border: 1px solid black;<text:line-break/> <text:s text:c="3"/>margin-left: -20px;<text:line-break/> <text:s text:c="3"/>margin-right: -20px;<text:line-break/>} <text:line-break/><text:line-break/>/* TATJANA */<text:line-break/><text:line-break/>@font-face {<text:line-break/> <text:s/>font-family: Explora;<text:line-break/> <text:s/>font-style: normal;<text:line-break/> <text:s/>font-weight: 400;<text:line-break/> <text:s/>font-display: swap;<text:line-break/> <text:s/>src: url(https://fonts.gstatic.com/s/explora/v1/tsstApxFfjUH4wrvQ12Fow.woff2);<text:line-break/> <text:s/>unicode-range: U+0000-00FF, U+0131, U+0152-0153, U+02BB-02BC, U+02C6, U+02DA, U+02DC, U+2000-206F, U+2074, U+20AC, U+2122, U+2191, U+2193, U+2212, U+2215, U+FEFF, U+FFFD;<text:line-break/>}<text:line-break/><text:line-break/>.card_letter {<text:line-break/> <text:s/>background: white;<text:line-break/> <text:s/>background-image: url(/uploads/images/a8956329eb80cb2d50eaaea44cb12b6a.png);<text:line-break/> <text:s/>background-color: var(--colorCream);<text:line-break/> <text:s/>border: 2px solid var(--Charred);<text:line-break/> <text:s/>border-radius: 5px; <text:line-break/> <text:s/>box-shadow: 0px 6px 14px var(--DarkShadow);<text:line-break/> <text:s/>color: black ;<text:line-break/> <text:s/>font-family: Explora ;<text:line-break/> <text:s/>font-size: 28px;<text:line-break/> <text:s/>font-weight: bold;<text:line-break/><text:soft-page-break/> <text:s/>letter-spacing: 1px;<text:line-break/> <text:s/>line-height: 1.1em;<text:line-break/> <text:s/>margin-left: 0;<text:line-break/> <text:s/>margin-right: 0;<text:line-break/> <text:s/>padding: 15px 20px 15px 20px;<text:line-break/> <text:s/>font-style: normal;<text:line-break/> <text:s/>/* margin-top: 20px;<text:line-break/> <text:s/>margin-bottom: 20px; */<text:line-break/> <text:s/>transition: 0.3s;<text:line-break/>}<text:line-break/><text:line-break/>/* INDEX CARD */<text:line-break/><text:line-break/>.card_index {<text:line-break/> <text:s text:c="3"/>border: .5px solid black;<text:line-break/> <text:s text:c="3"/>box-sizing: border-box;<text:line-break/> <text:s text:c="3"/>background-color: white ;<text:line-break/> <text:s text:c="3"/>background-image:<text:line-break/> <text:s text:c="5"/>linear-gradient(180deg, white 3rem, #F0A4A4 calc(3rem), #F0A4A4 calc(3rem + 2px), transparent 1px),<text:line-break/> <text:s text:c="5"/>repeating-linear-gradient(0deg, transparent, transparent 1.5rem, #DDD 1px, #DDD calc(1.5rem + 1px));<text:line-break/> <text:s text:c="3"/>box-shadow: 1px 1px 3px rgba(0,0,0,.25);<text:line-break/> <text:s text:c="3"/>height: 14rem;<text:line-break/> <text:s text:c="3"/>line-height: 1.3;<text:line-break/> <text:s text:c="3"/>width: 100%;<text:line-break/> <text:s text:c="3"/>min-width: 280px;<text:line-break/> <text:s text:c="3"/>max-width: 400px;<text:line-break/> <text:s text:c="3"/>margin: auto;<text:line-break/> <text:s text:c="3"/>padding: 20px;<text:line-break/> <text:s text:c="3"/>padding-top: 48px;<text:line-break/> <text:s text:c="3"/>position: relative;<text:line-break/> <text:s/>}<text:line-break/><text:line-break/> <text:s/>@media only screen and (max-width: 800px) {<text:line-break/> <text:s text:c="3"/>.card_index <text:s/>{<text:line-break/> <text:s text:c="7"/>height: fit-content;<text:line-break/> <text:s/>}<text:line-break/>}<text:line-break/><text:line-break/> <text:s/>.card_index b {<text:line-break/> <text:s text:c="3"/>margin: 20px;<text:line-break/> <text:s text:c="3"/>position: absolute;<text:line-break/> <text:s text:c="3"/>top: 0px;<text:line-break/> <text:s text:c="3"/>left: 0px;<text:line-break/>}<text:line-break/><text:line-break/>/* POST IT NOTE */<text:line-break/><text:soft-page-break/><text:line-break/>@font-face {<text:line-break/> <text:s text:c="3"/>font-family: Permanent Marker;<text:line-break/> <text:s text:c="3"/>font-style: normal;<text:line-break/> <text:s text:c="3"/>font-weight: 400;<text:line-break/> <text:s text:c="3"/>font-display: swap;<text:line-break/> <text:s text:c="3"/>src: url(https://fonts.gstatic.com/s/permanentmarker/v10/Fh4uPib9Iyv2ucM6pGQMWimMp004La2Cfw.woff2) ;<text:line-break/> <text:s text:c="3"/>unicode-range: U+0000-00FF, U+0131, U+0152-0153, U+02BB-02BC, U+02C6, U+02DA, U+02DC, U+2000-206F, U+2074, U+20AC, U+2122, U+2191, U+2193, U+2212, U+2215, U+FEFF, U+FFFD;<text:line-break/> <text:s/>}<text:line-break/><text:line-break/>.card_postit {<text:line-break/> <text:s text:c="3"/>background:#444; <text:line-break/>}<text:line-break/><text:line-break/>.card_postit {<text:line-break/> <text:s text:c="3"/>background:#ffa;<text:line-break/> <text:s text:c="3"/>border-radius:0 0 0 30px/45px;<text:line-break/> <text:s text:c="3"/>box-shadow: <text:line-break/> <text:s text:c="7"/>inset 0 -40px 40px rgba(0,0,0,0.2),<text:line-break/> <text:s text:c="7"/>inset 0 25px 10px rgba(0,0,0,0.2),<text:line-break/> <text:s text:c="7"/>0 5px 6px 5px rgba(0,0,0,0.2);<text:line-break/> <text:s text:c="3"/>color:#130d6b;<text:line-break/> <text:s text:c="3"/>font-family: Permanent Marker;<text:line-break/> <text:s text:c="3"/>font-size:14px;<text:line-break/> <text:s text:c="3"/>height:280px;<text:line-break/> <text:s text:c="3"/>line-height:1.7em;<text:line-break/> <text:s text:c="3"/>/* margin:20px; */<text:line-break/> <text:s text:c="3"/>margin-left: auto;<text:line-break/> <text:s text:c="3"/>margin-right: auto;<text:line-break/> <text:s text:c="3"/>overflow:hidden;<text:line-break/> <text:s text:c="3"/>padding:25px;<text:line-break/> <text:s text:c="3"/>padding-left:15px;<text:line-break/> <text:s text:c="3"/>padding-right:15px;<text:line-break/> <text:s text:c="3"/>position:relative;<text:line-break/> <text:s text:c="3"/>width:280px;<text:line-break/> <text:s text:c="3"/>-webkit-mask-image: url(data:image/png;base64,iVBORw0KGgoAAAANSUhEUgAAAAEAAAABCAIAAACQd1PeAAAAGXRFWHRTb2Z0d2FyZQBBZG9iZSBJbWFnZVJlYWR5ccllPAAAAA5JREFUeNpiYGBgAAgwAAAEAAGbA+oJAAAAAElFTkSuQmCC);<text:line-break/>}<text:line-break/><text:line-break/>.card_postit:before {<text:line-break/> <text:s text:c="3"/>background:#ffa;<text:line-break/> <text:s text:c="3"/>box-shadow:<text:line-break/> <text:s text:c="7"/>3px -2px 10px rgba(0,0,0,0.2),<text:line-break/> <text:s text:c="7"/>inset 15px -15px 15px rgba(0,0,0,0.3);<text:line-break/><text:soft-page-break/> <text:s text:c="3"/>content: url();<text:line-break/> <text:s text:c="3"/>display:block;<text:line-break/> <text:s text:c="3"/>height:25px;<text:line-break/> <text:s text:c="3"/>position:absolute;<text:line-break/> <text:s text:c="7"/>bottom:0;<text:line-break/> <text:s text:c="7"/>left:0;<text:line-break/> <text:s text:c="3"/>transform:skewX(25deg);<text:line-break/> <text:s text:c="3"/>width:20px;<text:line-break/> <text:s text:c="3"/>z-index:2;<text:line-break/>}<text:line-break/><text:line-break/>.card_postit .inner_postit {<text:line-break/> <text:s text:c="3"/>overflow: overlay;<text:line-break/> <text:s text:c="3"/>max-height: 260px;<text:line-break/>}<text:line-break/><text:line-break/>.card_postit h3 {<text:line-break/> <text:s text:c="3"/>color:#130d6b !important;<text:line-break/> <text:s text:c="3"/>font-family: Permanent Marker;<text:line-break/> <text:s text:c="3"/>font-size:20px; <text:line-break/> <text:s text:c="3"/>margin-top: 0px !important;<text:line-break/> <text:s text:c="3"/>position:relative;<text:line-break/>}<text:line-break/><text:line-break/>/* SIGNATURE ITEM */<text:line-break/><text:line-break/>.user-css <text:s/>.signature .card {<text:line-break/> <text:s text:c="3"/>background-image:url(https://www.worldanvil.com/uploads/images/a8956329eb80cb2d50eaaea44cb12b6a.png) ;<text:line-break/> <text:s text:c="3"/>background-color: var(--LightCream) ;<text:line-break/> <text:s text:c="3"/>border: 2px solid var(--Charred) ;<text:line-break/> <text:s text:c="3"/>border-radius: 10px ;<text:line-break/> <text:s text:c="3"/>box-shadow: 0px 6px 14px var(--DarkShadow) ;<text:line-break/> <text:s text:c="3"/>margin-left: 5%;<text:line-break/> <text:s text:c="3"/>margin-right: 5%;<text:line-break/> <text:s text:c="3"/>overflow: hidden;<text:line-break/> <text:s/>}<text:line-break/> <text:s/><text:line-break/> <text:s/>.user-css <text:s/>.signature .card .card-title {<text:line-break/> <text:s text:c="3"/>background: var(--Crimson) ;<text:line-break/> <text:s text:c="3"/>border-bottom: 1px solid black ;<text:line-break/> <text:s text:c="3"/>margin-bottom: 0px !important ;<text:line-break/> <text:s text:c="3"/>overflow: hidden;<text:line-break/> <text:s text:c="3"/>padding: 15px;<text:line-break/> <text:s text:c="3"/>text-align: center;<text:line-break/> <text:s/>}<text:line-break/> <text:s/><text:line-break/><text:soft-page-break/> <text:s/>.user-css <text:s/>.signature .card .card-title h3,<text:line-break/> <text:s/>.user-css <text:s/>.signature .card .card-title h4 {<text:line-break/> <text:s text:c="3"/>color: var(--Cream) ;<text:line-break/> <text:s text:c="3"/>font-family: GoblinHand;<text:line-break/> <text:s text:c="3"/>font-size: 1.5rem;<text:line-break/> <text:s text:c="3"/>margin-top: 0px !important;<text:line-break/> <text:s text:c="3"/>padding: 0px;<text:line-break/> <text:s/>}<text:line-break/> <text:s/><text:line-break/> <text:s/>.user-css <text:s/>.signature .card .card-text {<text:line-break/> <text:s text:c="3"/>padding: 1.5rem;<text:line-break/> <text:s/>}<text:line-break/><text:line-break/> <text:s/>.user-css .card_blackboard {<text:line-break/> <text:s text:c="3"/>background-image: url(https://www.worldanvil.com/uploads/images/85b59d2fb1a5c370e69c045c1c55f26f.jpg) ;<text:line-break/> <text:s text:c="3"/>background-repeat: no-repeat;<text:line-break/> <text:s text:c="3"/>background-size: cover;<text:line-break/> <text:s text:c="3"/>border: 4px solid white;<text:line-break/> <text:s text:c="3"/>outline: 5px solid black;<text:line-break/> <text:s text:c="3"/>color: white;<text:line-break/> <text:s text:c="3"/>font-family: Fredericka the Great;<text:line-break/> <text:s text:c="3"/>margin-left: auto;<text:line-break/> <text:s text:c="3"/>margin-right: auto;<text:line-break/> <text:s text:c="3"/>padding: 1rem;<text:line-break/> <text:s/>}<text:line-break/> <text:s/><text:line-break/> <text:s/>.user-css .card_blackboard h3 {<text:line-break/> <text:s text:c="3"/>border-bottom: 2px solid white;<text:line-break/> <text:s text:c="3"/>color: white !important;<text:line-break/> <text:s text:c="3"/>font-family: Fredericka the Great;<text:line-break/> <text:s text:c="3"/>margin-top: 0px !important;<text:line-break/> <text:s text:c="3"/>text-align: center;<text:line-break/> <text:s/>}<text:line-break/><text:line-break/>/* CUSTOM SPOILER CONTAINERS */<text:line-break/><text:line-break/>/* 5E STATBLOCK SPOILER */<text:line-break/><text:line-break/>.spoiler_statblock_5e .spoiler-button,<text:line-break/>.spoiler_statblock_5e .spoiler-button:focus {<text:line-break/> <text:s text:c="3"/>background-color: var(--Scarlet) !important;<text:line-break/> <text:s text:c="3"/>color: white;<text:line-break/> <text:s text:c="3"/>font-size: 1.4rem !important;<text:line-break/> <text:s text:c="3"/>font-weight: bold;<text:line-break/> <text:s text:c="3"/>width: 100%;<text:line-break/>}<text:line-break/> <text:s/><text:line-break/><text:soft-page-break/>.spoiler_statblock_5e .spoiler-content {<text:line-break/> <text:s text:c="3"/>background-color: transparent !important;<text:line-break/> <text:s text:c="3"/>padding: 0px;<text:line-break/>}<text:line-break/><text:line-break/>.spoiler_statblock_5e .spoiler-card {<text:line-break/> <text:s text:c="3"/>background-color: transparent !important;<text:line-break/> <text:s text:c="3"/>border: none;<text:line-break/> <text:s text:c="3"/>padding: 0px;<text:line-break/>}<text:line-break/> <text:s/><text:line-break/>.spoiler_statblock_5e .pull-left {<text:line-break/> <text:s text:c="3"/>float: unset;<text:line-break/> <text:s text:c="3"/>margin-left: auto;<text:line-break/> <text:s text:c="3"/>margin-right: auto;<text:line-break/> <text:s text:c="3"/>text-align: center;<text:line-break/>}<text:line-break/> <text:s/><text:line-break/>.spoiler_statblock_5e .btn.btn-xs.btn-secondary {<text:line-break/> <text:s text:c="3"/>background-color: black;<text:line-break/> <text:s text:c="3"/>color: white;<text:line-break/> <text:s text:c="3"/>border-radius: 5px;<text:line-break/> <text:s text:c="3"/>width: 250px;<text:line-break/>}<text:line-break/><text:line-break/>/* CHARACTER THREADS SPOILER SECRET */<text:line-break/><text:line-break/>.character_threads_spoiler <text:s/>.user-css-secret {<text:line-break/> <text:s text:c="3"/>background-color: transparent;<text:line-break/> <text:s text:c="3"/>margin: 0px;<text:line-break/> <text:s text:c="3"/>padding: 0px;<text:line-break/> <text:s/>}<text:line-break/> <text:s/><text:line-break/>.character_threads_spoiler <text:s/>.user-css-secret h5 {<text:line-break/> <text:s text:c="3"/>display: none;<text:line-break/>}<text:line-break/> <text:s/><text:line-break/>.character_threads_spoiler <text:s/>.user-css-secret .secret-groups {<text:line-break/> <text:s text:c="3"/>display: none;<text:line-break/>}<text:line-break/><text:line-break/>.character_threads_spoiler .spoiler-button,<text:line-break/>.character_threads_spoiler .spoiler-button:focus {<text:line-break/> <text:s text:c="3"/>background-color: var(--Scarlet) !important;<text:line-break/> <text:s text:c="3"/>color: white;<text:line-break/> <text:s text:c="3"/>font-size: 1.4rem !important;<text:line-break/> <text:s text:c="3"/>font-weight: bold;<text:line-break/> <text:s text:c="3"/>width: 100%;<text:line-break/><text:soft-page-break/>}<text:line-break/> <text:s/><text:line-break/>.character_threads_spoiler .spoiler-content {<text:line-break/> <text:s text:c="3"/>background-color: transparent !important;<text:line-break/> <text:s text:c="3"/>padding: 0px;<text:line-break/>}<text:line-break/><text:line-break/>.character_threads_spoiler .spoiler-card {<text:line-break/> <text:s text:c="3"/>background-color: transparent !important;<text:line-break/> <text:s text:c="3"/>border: none;<text:line-break/> <text:s text:c="3"/>padding: 0px;<text:line-break/>}<text:line-break/> <text:s/><text:line-break/>.character_threads_spoiler .pull-left {<text:line-break/> <text:s text:c="3"/>float: unset;<text:line-break/> <text:s text:c="3"/>margin-left: auto;<text:line-break/> <text:s text:c="3"/>margin-right: auto;<text:line-break/> <text:s text:c="3"/>text-align: center;<text:line-break/>}<text:line-break/> <text:s/><text:line-break/>.character_threads_spoiler .btn.btn-xs.btn-secondary {<text:line-break/> <text:s text:c="3"/>background-color: black;<text:line-break/> <text:s text:c="3"/>color: white;<text:line-break/> <text:s text:c="3"/>border-radius: 5px;<text:line-break/> <text:s text:c="3"/>width: 250px;<text:line-break/>}<text:line-break/><text:line-break/>.character_threads_spoiler <text:s/>a.btn.btn-xs.btn-default.world-editor-link.btn-opaque.float-top-right {<text:line-break/> <text:s/>color: white;<text:line-break/> <text:s/>top: 15px !important;<text:line-break/> <text:s/>}<text:line-break/><text:line-break/>/* ARTICLE TEMPLATE UNIQUE CSS */<text:line-break/><text:line-break/>/* MILITARY CONFLICT ARTICLE */<text:line-break/><text:line-break/>.template-militaryConflict</text:p>
      <text:p text:style-name="P2"><text:s/>.article-content-right .panel-default .col-md-6 {<text:line-break/> <text:s/>width: 100% ;<text:line-break/>}<text:line-break/><text:line-break/>/* PERSON ARTICLE */<text:line-break/>/* CHARACTER HERO TABS */<text:line-break/><text:line-break/>@media only screen and (max-width: 800px) {<text:line-break/> <text:s text:c="3"/>.template-person ul.character-menu {<text:line-break/> <text:s text:c="3"/>right: unset;<text:line-break/> <text:s text:c="3"/>width: 100%;<text:line-break/><text:soft-page-break/> <text:s text:c="3"/>flex-wrap: nowrap;<text:line-break/> <text:s text:c="3"/>white-space: nowrap;<text:line-break/> <text:s/>}<text:line-break/>}<text:line-break/><text:line-break/>@media only screen and (max-width: 800px) {<text:line-break/> <text:s text:c="3"/>.template-person ul.character-menu li {<text:line-break/> <text:s text:c="3"/>flex: 1 0 50%;<text:line-break/> <text:s text:c="3"/>max-width: 50%;<text:line-break/> <text:s text:c="3"/>width: 100%;<text:line-break/> <text:s text:c="3"/>right: unset;<text:line-break/> <text:s text:c="3"/>text-align: center;<text:line-break/> <text:s text:c="3"/>margin: 0px;<text:line-break/> <text:s text:c="5"/>margin-left: 2px;<text:line-break/> <text:s text:c="3"/>margin-right: 4px;<text:line-break/> <text:s text:c="3"/>border: 1px solid black;<text:line-break/> <text:s text:c="3"/>border-radius: 10px;<text:line-break/> <text:s text:c="3"/>overflow: hidden;<text:line-break/> <text:s text:c="3"/>padding: 0px;<text:line-break/> <text:s/>}<text:line-break/>}<text:line-break/><text:line-break/>@media only screen and (max-width: 800px) {<text:line-break/> <text:s text:c="3"/>.template-person ul.character-menu li a {<text:line-break/> <text:s text:c="3"/>padding-top: 0px;<text:line-break/> <text:s text:c="3"/>padding-bottom: 0px;<text:line-break/> <text:s text:c="3"/>padding: 0px !important;<text:line-break/> <text:s text:c="3"/>line-height: 25px;<text:line-break/> <text:s/>}<text:line-break/>}<text:line-break/><text:line-break/>/* --- ADD ON&amp;#039;S --- */<text:line-break/><text:line-break/>/* HIDE MAP LIST */<text:line-break/><text:line-break/>.tag-hide-map-list .maps-list {<text:line-break/> <text:s/>display: none;<text:line-break/>}<text:line-break/><text:line-break/>.leaflet-image-layer.wide_image {<text:line-break/> <text:s/>max-height: 8000px !important ;<text:line-break/>}<text:line-break/><text:line-break/>.user-css-presentation .aloud a {<text:line-break/> <text:s text:c="3"/>color: unset;<text:line-break/> <text:s text:c="3"/>text-decoration: none;<text:line-break/>}<text:line-break/><text:line-break/><text:soft-page-break/>.image-panel {<text:line-break/> <text:s/>width: fit-content;<text:line-break/> <text:s/>margin-left: auto;<text:line-break/> <text:s/>margin-right: auto;<text:line-break/>}<text:line-break/><text:line-break/>.image-panel .cover {<text:line-break/> <text:s/>margin: 10px !important;<text:line-break/>}<text:line-break/><text:line-break/>.image-panel .text-center {<text:line-break/> <text:s/>margin-left: auto;<text:line-break/> <text:s/>margin-right: auto;<text:line-break/> <text:s/>max-width: 220px;<text:line-break/>}<text:line-break/><text:line-break/>.image-panel h5 {<text:line-break/> <text:s/>max-width: 220px;<text:line-break/> <text:s/>margin-left: auto;<text:line-break/> <text:s/>margin-right: auto;<text:line-break/> <text:s/>overflow-x: hidden;<text:line-break/> <text:s/>text-overflow: ellipsis;<text:line-break/> <text:s/>white-space: nowrap;<text:line-break/>}<text:line-break/><text:line-break/>/* World Editor Links */<text:line-break/><text:line-break/>.world-editor-link {<text:line-break/> <text:s text:c="3"/>display: none !important;<text:line-break/>}<text:line-break/> <text:s/><text:line-break/>.user-css-secret .world-editor-link {<text:line-break/> <text:s text:c="3"/>display: block !important;<text:line-break/> <text:s text:c="3"/>top: 30px !important;<text:line-break/> <text:s text:c="3"/>right: 20px !important;<text:line-break/>}<text:line-break/><text:line-break/>/* FIX META TAGS */<text:line-break/><text:line-break/>a.explorer-tag {<text:line-break/> <text:s text:c="3"/>color: white;<text:line-break/> <text:s text:c="3"/>text-decoration-line: none;<text:line-break/>}<text:line-break/><text:line-break/>.page-category .category-contents .row .col-md-4:first-of-type {<text:line-break/> <text:s text:c="3"/>box-shadow: 0px 6px 14px var(--DarkShadow);<text:line-break/> <text:s text:c="3"/>transition: 0.3s;<text:line-break/> <text:s text:c="3"/>border-radius: 5px; <text:line-break/><text:soft-page-break/> <text:s text:c="3"/>background: white;<text:line-break/> <text:s text:c="3"/>background-image: url(/uploads/images/a8956329eb80cb2d50eaaea44cb12b6a.png);<text:line-break/> <text:s text:c="3"/>padding: 15px 20px 15px 20px;<text:line-break/> <text:s text:c="3"/>margin-left: 0;<text:line-break/> <text:s text:c="3"/>margin-right: 0;<text:line-break/> <text:s text:c="3"/>font-size: 18px;<text:line-break/> <text:s text:c="3"/>color: var(--Charred);<text:line-break/> <text:s text:c="3"/>background-color: var(--colorCream);<text:line-break/> <text:s text:c="3"/>font-style: normal;<text:line-break/> <text:s text:c="3"/>margin-top: 20px;<text:line-break/> <text:s text:c="3"/>margin-bottom: 20px;<text:line-break/> <text:s text:c="3"/>border: 2px solid var(--Charred);<text:line-break/>}<text:line-break/><text:line-break/>/* TEMP ADD VAR BR */<text:line-break/><text:line-break/>span.world-variable.world-variable-string.the-one-article-graylion span.line-spacer {<text:line-break/> <text:s text:c="3"/>display: none !important;<text:line-break/>}<text:line-break/><text:line-break/>.user-css-presentation span.world-variable.world-variable-string.the-one-article-graylion :is(h2, h3, h4, h5) {<text:line-break/> <text:s/>margin-top: 0px !important;<text:line-break/>}<text:line-break/><text:line-break/>/*<text:line-break/>.user-css-presentation span.world-variable.world-variable-string .custom-articletoc h3 {<text:line-break/> <text:s text:c="3"/>margin-top: 22px !important;<text:line-break/>}<text:line-break/>*/<text:line-break/><text:line-break/>/* OL CAP LETTER LIST STYLE BOLD */<text:line-break/><text:line-break/>.letter_list ol {<text:line-break/> <text:s text:c="3"/>list-style-type: upper-latin;<text:line-break/>}<text:line-break/><text:line-break/>.letter_list li::marker {<text:line-break/> <text:s text:c="3"/>font-weight: bold;<text:line-break/>}<text:span text:style-name="T4">*/</text:span><text:line-break/> </text:p>
      <text:p text:style-name="P7">/<text:span text:style-name="T5">* /*= CSS PALLET EDITOR */</text:span></text:p>
      <text:p text:style-name="P7"><text:span text:style-name="T5">/*[class*=css-palette-panel] {</text:span></text:p>
      <text:p text:style-name="P7"><text:span text:style-name="T5"><text:s text:c="8"/>font-family: Germania One, cursive;</text:span></text:p>
      <text:p text:style-name="P7"><text:span text:style-name="T5"><text:s text:c="8"/>font-style: normal;</text:span></text:p>
      <text:p text:style-name="P7"><text:span text:style-name="T5"><text:s text:c="8"/>background-color: purple;</text:span></text:p>
      <text:p text:style-name="P7"><text:span text:style-name="T5"><text:s text:c="8"/>color: #000;</text:span></text:p>
      <text:p text:style-name="P7"><text:span text:style-name="T5"><text:s text:c="8"/>cursor: pointer;</text:span></text:p>
      <text:p text:style-name="P7"><text:soft-page-break/><text:span text:style-name="T5"><text:s text:c="8"/>font-size: 14px;</text:span></text:p>
      <text:p text:style-name="P7"><text:span text:style-name="T5"><text:s text:c="2"/>}</text:span></text:p>
      <text:p text:style-name="P7"><text:span text:style-name="T5">} <text:s text:c="5"/></text:span></text:p>
      <text:p text:style-name="P7"/>
      <text:p text:style-name="P7"><text:span text:style-name="T5"><text:s text:c="4"/>[class*=css-palette-trigger][fas fa-code fa-2x] {</text:span></text:p>
      <text:p text:style-name="P7"><text:span text:style-name="T5"><text:s text:c="8"/>background-color: purple;</text:span></text:p>
      <text:p text:style-name="P7"><text:span text:style-name="T5"><text:s text:c="8"/>border: 1px dashed black;</text:span></text:p>
      <text:p text:style-name="P7"><text:span text:style-name="T5"><text:s text:c="8"/>border-radius: 10px;</text:span></text:p>
      <text:p text:style-name="P7"><text:span text:style-name="T5"><text:s text:c="8"/>font-color: #000,;</text:span></text:p>
      <text:p text:style-name="P7"><text:span text:style-name="T5"><text:s text:c="8"/>cursor: pointer;</text:span></text:p>
      <text:p text:style-name="P7"><text:span text:style-name="T5"><text:s text:c="8"/>font-size: 15px;</text:span></text:p>
      <text:p text:style-name="P7"><text:span text:style-name="T5"><text:s text:c="8"/>padding: 8px;</text:span></text:p>
      <text:p text:style-name="P7"><text:span text:style-name="T5"><text:s text:c="8"/>position: fixed;</text:span></text:p>
      <text:p text:style-name="P7"><text:span text:style-name="T5"><text:s text:c="12"/>top: 130px;</text:span></text:p>
      <text:p text:style-name="P7"><text:span text:style-name="T5"><text:s text:c="12"/>right: 80px;</text:span></text:p>
      <text:p text:style-name="P7"><text:span text:style-name="T5"><text:s text:c="8"/>z-index: 1001;</text:span></text:p>
      <text:p text:style-name="P7"><text:span text:style-name="T5">}*/</text:span></text:p>
      <text:p text:style-name="P7"/>
      <text:p text:style-name="P7"><text:span text:style-name="T5"><text:s/>@font-face {</text:span></text:p>
      <text:p text:style-name="P7"><text:span text:style-name="T5"><text:s/>font-family: Germania One;</text:span></text:p>
      <text:p text:style-name="P7"><text:span text:style-name="T5"><text:s/>src: url(https://fonts.gstatic.com/s/germaniaone/v20/Fh4yPjrqIyv2ucM2qzBjeS3uywhP.woff2);</text:span></text:p>
      <text:p text:style-name="P7"><text:span text:style-name="T5"><text:s text:c="2"/>unicode-range: U+0000-00FF, U+0131, U+0152-0153, U+02BB-02BC, U+02C6, U+02DA, U+02DC, U+2000-206F, U+2074, U+20AC, U+2122, U+2191, U+2193, U+2212, U+2215, U+FEFF, U+FFFD;</text:span></text:p>
      <text:p text:style-name="P7"><text:span text:style-name="T5">}</text:span></text:p>
      <text:p text:style-name="P7"><text:span text:style-name="T5">#css-palette-panel {</text:span></text:p>
      <text:p text:style-name="P7"><text:span text:style-name="T5">background: purple;</text:span></text:p>
      <text:p text:style-name="P7"><text:span text:style-name="T5">font-family: Germania One;</text:span></text:p>
      <text:p text:style-name="P7"><text:span text:style-name="T5">font-weight: 400;</text:span></text:p>
      <text:p text:style-name="P7"><text:span text:style-name="T5">font-size: 15px;</text:span></text:p>
      <text:p text:style-name="P7"><text:span text:style-name="T5">color: black;</text:span></text:p>
      <text:p text:style-name="P7"><text:span text:style-name="T5"><text:s text:c="2"/>position: fixed !important;</text:span></text:p>
      <text:p text:style-name="P7"><text:span text:style-name="T5"><text:s text:c="2"/>width: 25% !important;</text:span></text:p>
      <text:p text:style-name="P7"><text:span text:style-name="T5"><text:s text:c="2"/>top: 80px !important;</text:span></text:p>
      <text:p text:style-name="P7"><text:span text:style-name="T5"><text:s text:c="2"/>right: 5px !important;</text:span></text:p>
      <text:p text:style-name="P7"><text:span text:style-name="T5"><text:s text:c="2"/>border: 2px solid blue;</text:span></text:p>
      <text:p text:style-name="P7"><text:span text:style-name="T5"><text:s text:c="2"/>border-radius: 5px;</text:span></text:p>
      <text:p text:style-name="P7"><text:span text:style-name="T5"><text:s text:c="2"/>transition: all 0.1s;</text:span></text:p>
      <text:p text:style-name="P7"><text:span text:style-name="T5"><text:s text:c="2"/>box-shadow: -5px 0px 10px black, -10px 0px 20px black;</text:span></text:p>
      <text:p text:style-name="P7"><text:span text:style-name="T5">}</text:span></text:p>
      <text:p text:style-name="P7"><text:span text:style-name="T5">#css-palette-panel h4,</text:span></text:p>
      <text:p text:style-name="P7"><text:span text:style-name="T5">#css-palette-panel .form-group:first-of-type,</text:span></text:p>
      <text:p text:style-name="P7"><text:span text:style-name="T5">#css-palette-panel #css-palette-save + p{</text:span></text:p>
      <text:p text:style-name="P7"><text:span text:style-name="T5"><text:s text:c="2"/>display:none;</text:span></text:p>
      <text:p text:style-name="P7"><text:span text:style-name="T5">}</text:span></text:p>
      <text:p text:style-name="P7"><text:span text:style-name="T5">#css-palette-panel textarea {</text:span></text:p>
      <text:p text:style-name="P7"><text:span text:style-name="T5"><text:s text:c="2"/>min-height: 73vh !important;</text:span></text:p>
      <text:p text:style-name="P7"><text:span text:style-name="T5"><text:s text:c="2"/>background: white;</text:span></text:p>
      <text:p text:style-name="P7"><text:span text:style-name="T5">color: #000000;</text:span></text:p>
      <text:p text:style-name="P7"><text:soft-page-break/><text:span text:style-name="T5"><text:s text:c="2"/>font-family: Germania One;</text:span></text:p>
      <text:p text:style-name="P7"><text:span text:style-name="T5"><text:s text:c="2"/>font-weight: 400;</text:span></text:p>
      <text:p text:style-name="P7"><text:span text:style-name="T5"><text:s text:c="2"/>line-height: 14px;</text:span></text:p>
      <text:p text:style-name="P7"><text:span text:style-name="T5">}</text:span></text:p>
      <text:p text:style-name="P7"><text:span text:style-name="T5">[class*=css-palette-trigger-pushed] ~ #full-layout .page-article {</text:span></text:p>
      <text:p text:style-name="P7"><text:span text:style-name="T5"><text:s text:c="2"/>margin-left: 12% !important;</text:span></text:p>
      <text:p text:style-name="P7"><text:span text:style-name="T5">}</text:span></text:p>
      <text:p text:style-name="P7"><text:span text:style-name="T5">.hidden-xs .fa-palette {</text:span></text:p>
      <text:p text:style-name="P7"><text:span text:style-name="T5"><text:s text:c="2"/>background: black;</text:span></text:p>
      <text:p text:style-name="P7"><text:span text:style-name="T5">color: purple;</text:span></text:p>
      <text:p text:style-name="P7"><text:span text:style-name="T5"><text:s text:c="2"/>border-radius: dashed 5px;</text:span></text:p>
      <text:p text:style-name="P7"><text:span text:style-name="T5"><text:s text:c="2"/>padding: 5px;</text:span></text:p>
      <text:p text:style-name="P7"><text:span text:style-name="T5"><text:s text:c="2"/>font-size: 1.5em;</text:span></text:p>
      <text:p text:style-name="P7"><text:span text:style-name="T5"><text:s text:c="2"/>top: 0px !important;</text:span></text:p>
      <text:p text:style-name="P7"><text:span text:style-name="T5"><text:s text:c="2"/>right: 5px;</text:span></text:p>
      <text:p text:style-name="P7"><text:span text:style-name="T5"><text:s text:c="2"/>border: 2px outset purple;</text:span></text:p>
      <text:p text:style-name="P7"><text:span text:style-name="T5"><text:s text:c="2"/>position: fixed!important;</text:span></text:p>
      <text:p text:style-name="P7"><text:span text:style-name="T5"><text:s text:c="2"/>z-index: 0;</text:span></text:p>
      <text:p text:style-name="P7"><text:span text:style-name="T5">}</text:span></text:p>
      <text:p text:style-name="P7"><text:span text:style-name="T5">[class*=css-palette-trigger]:hover ~ #hidden-sidebar #css-palette-panel,</text:span></text:p>
      <text:p text:style-name="P7"><text:span text:style-name="T5">#css-palette-panel:hover {</text:span></text:p>
      <text:p text:style-name="P7"><text:span text:style-name="T5"><text:s text:c="2"/>width: 30% !important;</text:span></text:p>
      <text:p text:style-name="P7"><text:span text:style-name="T5">}</text:span></text:p>
      <text:p text:style-name="P7"><text:span text:style-name="T5">#hidden-sidebar:hover ~ #full-layout .page-article,</text:span></text:p>
      <text:p text:style-name="P7"><text:span text:style-name="T5">[class*=css-palette-trigger]:hover ~ #full-layout .page-article {</text:span></text:p>
      <text:p text:style-name="P7"><text:span text:style-name="T5"><text:s text:c="2"/>width: 57%;</text:span></text:p>
      <text:p text:style-name="P7"><text:span text:style-name="T5">}</text:span></text:p>
      <text:p text:style-name="P7"/>
      <text:p text:style-name="P7"><text:span text:style-name="T5">/* Color Theme: Monochrome Blue */</text:span></text:p>
      <text:p text:style-name="P7"><text:span text:style-name="T5">.user-css-presentation, .user-css-presentation .user-css-extended, .user-css-map-sidebar, .user-css-map, .map-wrapper {</text:span></text:p>
      <text:p text:style-name="P7"><text:span text:style-name="T5"><text:s text:c="4"/>/* Default Color */</text:span></text:p>
      <text:p text:style-name="P7"><text:span text:style-name="T5"><text:s text:c="4"/>--default1: #111921;</text:span></text:p>
      <text:p text:style-name="P7"><text:span text:style-name="T5"><text:s text:c="4"/>--default2: #222a32;</text:span></text:p>
      <text:p text:style-name="P7"><text:span text:style-name="T5"><text:s text:c="4"/>--default3: #333b43;</text:span></text:p>
      <text:p text:style-name="P7"><text:span text:style-name="T5"><text:s text:c="4"/>--default4: #444c54;</text:span></text:p>
      <text:p text:style-name="P7"><text:span text:style-name="T5"><text:s text:c="4"/>--default5: #555d65;</text:span></text:p>
      <text:p text:style-name="P7"><text:span text:style-name="T5"><text:s text:c="4"/>--default6: #666e76;</text:span></text:p>
      <text:p text:style-name="P7"><text:span text:style-name="T5"><text:s text:c="4"/>--default7: #777f87;</text:span></text:p>
      <text:p text:style-name="P7"><text:span text:style-name="T5"><text:s text:c="4"/>--default8: #889098;</text:span></text:p>
      <text:p text:style-name="P7"><text:span text:style-name="T5"><text:s text:c="4"/>--default9: #99a1a9;</text:span></text:p>
      <text:p text:style-name="P7"><text:span text:style-name="T5"><text:s text:c="4"/>--defaultA: #aab2ba;</text:span></text:p>
      <text:p text:style-name="P7"><text:span text:style-name="T5"><text:s text:c="4"/>--defaultB: #bbc3cb;</text:span></text:p>
      <text:p text:style-name="P7"><text:span text:style-name="T5"><text:s text:c="4"/>--defaultC: #ccd4dc;</text:span></text:p>
      <text:p text:style-name="P7"><text:span text:style-name="T5"><text:s text:c="4"/>--defaultD: #dde5ed;</text:span></text:p>
      <text:p text:style-name="P7"><text:span text:style-name="T5"><text:s text:c="4"/>--defaultE: #eef6fe;</text:span></text:p>
      <text:p text:style-name="P7"/>
      <text:p text:style-name="P7"><text:span text:style-name="T5"><text:s text:c="4"/>--default1Muted: #111921;</text:span></text:p>
      <text:p text:style-name="P7"><text:soft-page-break/><text:span text:style-name="T5"><text:s text:c="4"/>--default2Muted: #222a32;</text:span></text:p>
      <text:p text:style-name="P7"><text:span text:style-name="T5"><text:s text:c="4"/>--default3Muted: #333b43;</text:span></text:p>
      <text:p text:style-name="P7"><text:span text:style-name="T5"><text:s text:c="4"/>--default4Muted: #444c54;</text:span></text:p>
      <text:p text:style-name="P7"><text:span text:style-name="T5"><text:s text:c="4"/>--default5Muted: #555d65;</text:span></text:p>
      <text:p text:style-name="P7"><text:span text:style-name="T5"><text:s text:c="4"/>--default6Muted: #666e76;</text:span></text:p>
      <text:p text:style-name="P7"><text:span text:style-name="T5"><text:s text:c="4"/>--default7Muted: #777f87;</text:span></text:p>
      <text:p text:style-name="P7"><text:span text:style-name="T5"><text:s text:c="4"/>--default8Muted: #889098;</text:span></text:p>
      <text:p text:style-name="P7"><text:span text:style-name="T5"><text:s text:c="4"/>--default9Muted: #99a1a9;</text:span></text:p>
      <text:p text:style-name="P7"><text:span text:style-name="T5"><text:s text:c="4"/>--defaultAMuted: #aab2ba;</text:span></text:p>
      <text:p text:style-name="P7"><text:span text:style-name="T5"><text:s text:c="4"/>--defaultBMuted: #bbc3cb;</text:span></text:p>
      <text:p text:style-name="P7"><text:span text:style-name="T5"><text:s text:c="4"/>--defaultCMuted: #ccd4dc;</text:span></text:p>
      <text:p text:style-name="P7"><text:span text:style-name="T5"><text:s text:c="4"/>--defaultDMuted: #dde5ed;</text:span></text:p>
      <text:p text:style-name="P7"><text:span text:style-name="T5"><text:s text:c="4"/>--defaultEMuted: #eef6fe;</text:span></text:p>
      <text:p text:style-name="P7"/>
      <text:p text:style-name="P7"><text:span text:style-name="T5"><text:s text:c="4"/>--default1Transparent: rgba(17, 25, 33, .5);</text:span></text:p>
      <text:p text:style-name="P7"><text:span text:style-name="T5"><text:s text:c="4"/>--default2Transparent: rgba(34, 42, 50, .5);</text:span></text:p>
      <text:p text:style-name="P7"><text:span text:style-name="T5"><text:s text:c="4"/>--default3Transparent: rgba(51, 59, 67, .5);</text:span></text:p>
      <text:p text:style-name="P7"><text:span text:style-name="T5"><text:s text:c="4"/>--default4Transparent: rgba(68, 76, 84, .5);</text:span></text:p>
      <text:p text:style-name="P7"><text:span text:style-name="T5"><text:s text:c="4"/>--default5Transparent: rgba(85, 93, 101, .5);</text:span></text:p>
      <text:p text:style-name="P7"><text:span text:style-name="T5"><text:s text:c="4"/>--default6Transparent: rgba(102, 110, 118, .5);</text:span></text:p>
      <text:p text:style-name="P7"><text:span text:style-name="T5"><text:s text:c="4"/>--default7Transparent: rgba(119, 127, 135, .5);</text:span></text:p>
      <text:p text:style-name="P7"><text:span text:style-name="T5"><text:s text:c="4"/>--default8Transparent: rgba(136, 144, 152, .5);</text:span></text:p>
      <text:p text:style-name="P7"><text:span text:style-name="T5"><text:s text:c="4"/>--default9Transparent: rgba(153, 161, 169, .5);</text:span></text:p>
      <text:p text:style-name="P7"><text:span text:style-name="T5"><text:s text:c="4"/>--defaultATransparent: rgba(170, 178, 186, .5);</text:span></text:p>
      <text:p text:style-name="P7"><text:span text:style-name="T5"><text:s text:c="4"/>--defaultBTransparent: rgba(187, 195, 203, .5);</text:span></text:p>
      <text:p text:style-name="P7"><text:span text:style-name="T5"><text:s text:c="4"/>--defaultCTransparent: rgba(204, 212, 220, .5);</text:span></text:p>
      <text:p text:style-name="P7"><text:span text:style-name="T5"><text:s text:c="4"/>--defaultDTransparent: rgba(221, 229, 237, .5);</text:span></text:p>
      <text:p text:style-name="P7"><text:span text:style-name="T5"><text:s text:c="4"/>--defaultETransparent: rgba(238, 246, 254, .5);</text:span></text:p>
      <text:p text:style-name="P7"/>
      <text:p text:style-name="P7"><text:span text:style-name="T5"><text:s text:c="4"/>/* Primary Color */</text:span></text:p>
      <text:p text:style-name="P7"><text:span text:style-name="T5"><text:s text:c="4"/>--primary1: #000f1e;</text:span></text:p>
      <text:p text:style-name="P7"><text:span text:style-name="T5"><text:s text:c="4"/>--primary2: #001830;</text:span></text:p>
      <text:p text:style-name="P7"><text:span text:style-name="T5"><text:s text:c="4"/>--primary3: #002142;</text:span></text:p>
      <text:p text:style-name="P7"><text:span text:style-name="T5"><text:s text:c="4"/>--primary4: #002951;</text:span></text:p>
      <text:p text:style-name="P7"><text:span text:style-name="T5"><text:s text:c="4"/>--primary5: #003263;</text:span></text:p>
      <text:p text:style-name="P7"><text:span text:style-name="T5"><text:s text:c="4"/>--primary6: #003b75;</text:span></text:p>
      <text:p text:style-name="P7"><text:span text:style-name="T5"><text:s text:c="4"/>--primary7: #004284;</text:span></text:p>
      <text:p text:style-name="P7"><text:span text:style-name="T5"><text:s text:c="4"/>--primary8: #004b96;</text:span></text:p>
      <text:p text:style-name="P7"><text:span text:style-name="T5"><text:s text:c="4"/>--primary9: #0054a8;</text:span></text:p>
      <text:p text:style-name="P7"><text:span text:style-name="T5"><text:s text:c="4"/>--primaryA: #005cb7;</text:span></text:p>
      <text:p text:style-name="P7"><text:span text:style-name="T5"><text:s text:c="4"/>--primaryB: #0065c9;</text:span></text:p>
      <text:p text:style-name="P7"><text:span text:style-name="T5"><text:s text:c="4"/>--primaryC: #006edb;</text:span></text:p>
      <text:p text:style-name="P7"><text:span text:style-name="T5"><text:s text:c="4"/>--primaryD: #0075ea;</text:span></text:p>
      <text:p text:style-name="P7"><text:span text:style-name="T5"><text:s text:c="4"/>--primaryE: #007efc;</text:span></text:p>
      <text:p text:style-name="P7"/>
      <text:p text:style-name="P7"><text:span text:style-name="T5"><text:s text:c="4"/>--primary1Muted: #111921;</text:span></text:p>
      <text:p text:style-name="P7"><text:span text:style-name="T5"><text:s text:c="4"/>--primary2Muted: #222a32;</text:span></text:p>
      <text:p text:style-name="P7"><text:span text:style-name="T5"><text:s text:c="4"/>--primary3Muted: #333b43;</text:span></text:p>
      <text:p text:style-name="P7"><text:soft-page-break/><text:span text:style-name="T5"><text:s text:c="4"/>--primary4Muted: #444c54;</text:span></text:p>
      <text:p text:style-name="P7"><text:span text:style-name="T5"><text:s text:c="4"/>--primary5Muted: #555d65;</text:span></text:p>
      <text:p text:style-name="P7"><text:span text:style-name="T5"><text:s text:c="4"/>--primary6Muted: #666e76;</text:span></text:p>
      <text:p text:style-name="P7"><text:span text:style-name="T5"><text:s text:c="4"/>--primary7Muted: #777f87;</text:span></text:p>
      <text:p text:style-name="P7"><text:span text:style-name="T5"><text:s text:c="4"/>--primary8Muted: #889098;</text:span></text:p>
      <text:p text:style-name="P7"><text:span text:style-name="T5"><text:s text:c="4"/>--primary9Muted: #99a1a9;</text:span></text:p>
      <text:p text:style-name="P7"><text:span text:style-name="T5"><text:s text:c="4"/>--primaryAMuted: #aab2ba;</text:span></text:p>
      <text:p text:style-name="P7"><text:span text:style-name="T5"><text:s text:c="4"/>--primaryBMuted: #bbc3cb;</text:span></text:p>
      <text:p text:style-name="P7"><text:span text:style-name="T5"><text:s text:c="4"/>--primaryCMuted: #ccd4dc;</text:span></text:p>
      <text:p text:style-name="P7"><text:span text:style-name="T5"><text:s text:c="4"/>--primaryDMuted: #dde5ed;</text:span></text:p>
      <text:p text:style-name="P7"><text:span text:style-name="T5"><text:s text:c="4"/>--primaryEMuted: #eef6fe;</text:span></text:p>
      <text:p text:style-name="P7"/>
      <text:p text:style-name="P7"><text:span text:style-name="T5"><text:s text:c="4"/>--primary1Transparent: rgba(0, 15, 30, .5);</text:span></text:p>
      <text:p text:style-name="P7"><text:span text:style-name="T5"><text:s text:c="4"/>--primary2Transparent: rgba(0, 24, 48, .5);</text:span></text:p>
      <text:p text:style-name="P7"><text:span text:style-name="T5"><text:s text:c="4"/>--primary3Transparent: rgba(0, 33, 66, .5);</text:span></text:p>
      <text:p text:style-name="P7"><text:span text:style-name="T5"><text:s text:c="4"/>--primary4Transparent: rgba(0, 41, 81, .5);</text:span></text:p>
      <text:p text:style-name="P7"><text:span text:style-name="T5"><text:s text:c="4"/>--primary5Transparent: rgba(0, 50, 99, .5);</text:span></text:p>
      <text:p text:style-name="P7"><text:span text:style-name="T5"><text:s text:c="4"/>--primary6Transparent: rgba(0, 59, 117, .5);</text:span></text:p>
      <text:p text:style-name="P7"><text:span text:style-name="T5"><text:s text:c="4"/>--primary7Transparent: rgba(0, 66, 132, .5);</text:span></text:p>
      <text:p text:style-name="P7"><text:span text:style-name="T5"><text:s text:c="4"/>--primary8Transparent: rgba(0, 75, 150, .5);</text:span></text:p>
      <text:p text:style-name="P7"><text:span text:style-name="T5"><text:s text:c="4"/>--primary9Transparent: rgba(0, 84, 168, .5);</text:span></text:p>
      <text:p text:style-name="P7"><text:span text:style-name="T5"><text:s text:c="4"/>--primaryATransparent: rgba(0, 92, 183, .5);</text:span></text:p>
      <text:p text:style-name="P7"><text:span text:style-name="T5"><text:s text:c="4"/>--primaryBTransparent: rgba(0, 101, 201, .5);</text:span></text:p>
      <text:p text:style-name="P7"><text:span text:style-name="T5"><text:s text:c="4"/>--primaryCTransparent: rgba(0, 110, 219, .5);</text:span></text:p>
      <text:p text:style-name="P7"><text:span text:style-name="T5"><text:s text:c="4"/>--primaryDTransparent: rgba(0, 117, 234, .5);</text:span></text:p>
      <text:p text:style-name="P7"><text:span text:style-name="T5"><text:s text:c="4"/>--primaryETransparent: rgba(0, 126, 252, .5);</text:span></text:p>
      <text:p text:style-name="P7"/>
      <text:p text:style-name="P7"><text:span text:style-name="T5"><text:s text:c="4"/>/* Accent Color */</text:span></text:p>
      <text:p text:style-name="P7"><text:span text:style-name="T5"><text:s text:c="4"/>--accent1: #111921;</text:span></text:p>
      <text:p text:style-name="P7"><text:span text:style-name="T5"><text:s text:c="4"/>--accent2: #192530;</text:span></text:p>
      <text:p text:style-name="P7"><text:span text:style-name="T5"><text:s text:c="4"/>--accent3: #223242;</text:span></text:p>
      <text:p text:style-name="P7"><text:span text:style-name="T5"><text:s text:c="4"/>--accent4: #2a3e51;</text:span></text:p>
      <text:p text:style-name="P7"><text:span text:style-name="T5"><text:s text:c="4"/>--accent5: #334b63;</text:span></text:p>
      <text:p text:style-name="P7"><text:span text:style-name="T5"><text:s text:c="4"/>--accent6: #3c5975;</text:span></text:p>
      <text:p text:style-name="P7"><text:span text:style-name="T5"><text:s text:c="4"/>--accent7: #446484;</text:span></text:p>
      <text:p text:style-name="P7"><text:span text:style-name="T5"><text:s text:c="4"/>--accent8: #4e7296;</text:span></text:p>
      <text:p text:style-name="P7"><text:span text:style-name="T5"><text:s text:c="4"/>--accent9: #758fa8;</text:span></text:p>
      <text:p text:style-name="P7"><text:span text:style-name="T5"><text:s text:c="4"/>--accentA: #5f8bb7;</text:span></text:p>
      <text:p text:style-name="P7"><text:span text:style-name="T5"><text:s text:c="4"/>--accentB: #6899c9;</text:span></text:p>
      <text:p text:style-name="P7"><text:span text:style-name="T5"><text:s text:c="4"/>--accentC: #72a7db;</text:span></text:p>
      <text:p text:style-name="P7"><text:span text:style-name="T5"><text:s text:c="4"/>--accentD: #79b2ea;</text:span></text:p>
      <text:p text:style-name="P7"><text:span text:style-name="T5"><text:s text:c="4"/>--accentE: #83c0fc;</text:span></text:p>
      <text:p text:style-name="P7"/>
      <text:p text:style-name="P7"><text:span text:style-name="T5"><text:s text:c="4"/>--accent1Muted: #111921;</text:span></text:p>
      <text:p text:style-name="P7"><text:span text:style-name="T5"><text:s text:c="4"/>--accent2Muted: #222a32;</text:span></text:p>
      <text:p text:style-name="P7"><text:span text:style-name="T5"><text:s text:c="4"/>--accent3Muted: #333b43;</text:span></text:p>
      <text:p text:style-name="P7"><text:span text:style-name="T5"><text:s text:c="4"/>--accent4Muted: #444c54;</text:span></text:p>
      <text:p text:style-name="P7"><text:span text:style-name="T5"><text:s text:c="4"/>--accent5Muted: #555d65;</text:span></text:p>
      <text:p text:style-name="P7"><text:soft-page-break/><text:span text:style-name="T5"><text:s text:c="4"/>--accent6Muted: #666e76;</text:span></text:p>
      <text:p text:style-name="P7"><text:span text:style-name="T5"><text:s text:c="4"/>--accent7Muted: #777f87;</text:span></text:p>
      <text:p text:style-name="P7"><text:span text:style-name="T5"><text:s text:c="4"/>--accent8Muted: #889098;</text:span></text:p>
      <text:p text:style-name="P7"><text:span text:style-name="T5"><text:s text:c="4"/>--accent9Muted: #99a1a9;</text:span></text:p>
      <text:p text:style-name="P7"><text:span text:style-name="T5"><text:s text:c="4"/>--accentAMuted: #aab2ba;</text:span></text:p>
      <text:p text:style-name="P7"><text:span text:style-name="T5"><text:s text:c="4"/>--accentBMuted: #bbc3cb;</text:span></text:p>
      <text:p text:style-name="P7"><text:span text:style-name="T5"><text:s text:c="4"/>--accentCMuted: #ccd4dc;</text:span></text:p>
      <text:p text:style-name="P7"><text:span text:style-name="T5"><text:s text:c="4"/>--accentDMuted: #dde5ed;</text:span></text:p>
      <text:p text:style-name="P7"><text:span text:style-name="T5"><text:s text:c="4"/>--accentEMuted: #eef6fe;</text:span></text:p>
      <text:p text:style-name="P7"/>
      <text:p text:style-name="P7"><text:span text:style-name="T5"><text:s text:c="4"/>--accent1Transparent: rgba(17, 25, 33, .5);</text:span></text:p>
      <text:p text:style-name="P7"><text:span text:style-name="T5"><text:s text:c="4"/>--accent2Transparent: rgba(25, 37, 48, .5);</text:span></text:p>
      <text:p text:style-name="P7"><text:span text:style-name="T5"><text:s text:c="4"/>--accent3Transparent: rgba(34, 50, 66, .5);</text:span></text:p>
      <text:p text:style-name="P7"><text:span text:style-name="T5"><text:s text:c="4"/>--accent4Transparent: rgba(42, 62, 81, .5);</text:span></text:p>
      <text:p text:style-name="P7"><text:span text:style-name="T5"><text:s text:c="4"/>--accent5Transparent: rgba(51, 75, 99, .5);</text:span></text:p>
      <text:p text:style-name="P7"><text:span text:style-name="T5"><text:s text:c="4"/>--accent6Transparent: rgba(60, 89, 117, .5);</text:span></text:p>
      <text:p text:style-name="P7"><text:span text:style-name="T5"><text:s text:c="4"/>--accent7Transparent: rgba(68, 100, 132, .5);</text:span></text:p>
      <text:p text:style-name="P7"><text:span text:style-name="T5"><text:s text:c="4"/>--accent8Transparent: rgba(78, 114, 150, .5);</text:span></text:p>
      <text:p text:style-name="P7"><text:span text:style-name="T5"><text:s text:c="4"/>--accent9Transparent: rgba(117, 143, 168, .5);</text:span></text:p>
      <text:p text:style-name="P7"><text:span text:style-name="T5"><text:s text:c="4"/>--accentATransparent: rgba(95, 139, 183, .5);</text:span></text:p>
      <text:p text:style-name="P7"><text:span text:style-name="T5"><text:s text:c="4"/>--accentBTransparent: rgba(104, 153, 201, .5);</text:span></text:p>
      <text:p text:style-name="P7"><text:span text:style-name="T5"><text:s text:c="4"/>--accentCTransparent: rgba(114, 167, 219, .5);</text:span></text:p>
      <text:p text:style-name="P7"><text:span text:style-name="T5"><text:s text:c="4"/>--accentDTransparent: rgba(121, 178, 234, .5);</text:span></text:p>
      <text:p text:style-name="P7"><text:span text:style-name="T5"><text:s text:c="4"/>--accentETransparent: rgba(131, 192, 252, .5);</text:span></text:p>
      <text:p text:style-name="P7"/>
      <text:p text:style-name="P7"><text:span text:style-name="T5"><text:s text:c="4"/>/* Specialty Colors */</text:span></text:p>
      <text:p text:style-name="P7"><text:span text:style-name="T5"><text:s text:c="4"/>--midPrimaryAccentA: #3074b7; /* Used for h3 */</text:span></text:p>
      <text:p text:style-name="P7"><text:span text:style-name="T5"><text:s text:c="4"/>--midPrimaryAccent8: #275f96; /* Used for h3 small */</text:span></text:p>
      <text:p text:style-name="P7"><text:span text:style-name="T5"><text:s text:c="4"/>--midDefaultAccentA: #859fb9; /* Used for h5 */</text:span></text:p>
      <text:p text:style-name="P7"><text:span text:style-name="T5"><text:s text:c="4"/>--midDefaultAccent8: #6b8197; /* Used for h5 small */</text:span></text:p>
      <text:p text:style-name="P7"><text:span text:style-name="T5">}</text:span></text:p>
      <text:p text:style-name="P7"/>
      <text:p text:style-name="P7"><text:span text:style-name="T5">.user-css-presentation .donut-example {</text:span></text:p>
      <text:p text:style-name="P7"><text:span text:style-name="T5"><text:s text:c="2"/>background: radial-gradient(var(--primary3Muted) 40%, transparent 41%), </text:span></text:p>
      <text:p text:style-name="P7"><text:span text:style-name="T5"><text:s text:c="8"/>conic-gradient(</text:span></text:p>
      <text:p text:style-name="P7"><text:span text:style-name="T5"><text:s text:c="10"/>#cf4444 0% 15%, </text:span></text:p>
      <text:p text:style-name="P7"><text:span text:style-name="T5"><text:s text:c="10"/>#ff791a 15% 50%, </text:span></text:p>
      <text:p text:style-name="P7"><text:span text:style-name="T5"><text:s text:c="10"/>#ffe561 50% 70%,</text:span></text:p>
      <text:p text:style-name="P7"><text:span text:style-name="T5"><text:s text:c="10"/>#26997c 70% 90%,</text:span></text:p>
      <text:p text:style-name="P7"><text:span text:style-name="T5"><text:s text:c="10"/>#485673 90% 100%</text:span></text:p>
      <text:p text:style-name="P7"><text:span text:style-name="T5"><text:s text:c="8"/>);</text:span></text:p>
      <text:p text:style-name="P7"><text:span text:style-name="T5">}</text:span></text:p>
      <text:p text:style-name="P7"><text:span text:style-name="T5"><text:s text:c="12"/></text:span></text:p>
      <text:p text:style-name="P7"><text:span text:style-name="T5"><text:s text:c="4"/>/* Helper Variables */</text:span></text:p>
      <text:p text:style-name="P7"><text:span text:style-name="T5"><text:s text:c="4"/>--borderRadius: 5px;</text:span></text:p>
      <text:p text:style-name="P7"><text:span text:style-name="T5"><text:s text:c="4"/>--borderRadiusSmall: 2px;</text:span></text:p>
      <text:p text:style-name="P7"><text:span text:style-name="T5">}</text:span></text:p>
      <text:p text:style-name="P7"/>
      <text:p text:style-name="P7"><text:soft-page-break/><text:span text:style-name="T5">/* FONTS */</text:span></text:p>
      <text:p text:style-name="P7"><text:span text:style-name="T5">/* latin */</text:span></text:p>
      <text:p text:style-name="P7"><text:span text:style-name="T5">@font-face {</text:span></text:p>
      <text:p text:style-name="P7"><text:span text:style-name="T5"><text:s text:c="2"/>font-family: Germania One;</text:span></text:p>
      <text:p text:style-name="P7"><text:span text:style-name="T5"><text:s text:c="2"/>font-style: normal;</text:span></text:p>
      <text:p text:style-name="P7"><text:span text:style-name="T5"><text:s text:c="2"/>font-weight: 400;</text:span></text:p>
      <text:p text:style-name="P7"><text:span text:style-name="T5"><text:s text:c="2"/>font-display: swap;</text:span></text:p>
      <text:p text:style-name="P7"><text:span text:style-name="T5"><text:s text:c="2"/>src: url(https://fonts.gstatic.com/s/germaniaone/v20/Fh4yPjrqIyv2ucM2qzBjeS3uywhP.woff2);</text:span></text:p>
      <text:p text:style-name="P7"><text:span text:style-name="T5"><text:s text:c="2"/>unicode-range: U+0000-00FF, U+0131, U+0152-0153, U+02BB-02BC, U+02C6, U+02DA, U+02DC, U+2000-206F, U+2074, U+20AC, U+2122, U+2191, U+2193, U+2212, U+2215, U+FEFF, U+FFFD;</text:span></text:p>
      <text:p text:style-name="P7"><text:span text:style-name="T5">}</text:span></text:p>
      <text:p text:style-name="P7"/>
      <text:p text:style-name="P7"><text:span text:style-name="T5">/* arabic */</text:span></text:p>
      <text:p text:style-name="P7"><text:span text:style-name="T5">@font-face {</text:span></text:p>
      <text:p text:style-name="P7"><text:span text:style-name="T5"><text:s text:c="2"/>font-family: Blaka Hollow;</text:span></text:p>
      <text:p text:style-name="P7"><text:span text:style-name="T5"><text:s text:c="2"/>font-style: normal;</text:span></text:p>
      <text:p text:style-name="P7"><text:span text:style-name="T5"><text:s text:c="2"/>font-weight: 400;</text:span></text:p>
      <text:p text:style-name="P7"><text:span text:style-name="T5"><text:s text:c="2"/>font-display: swap;</text:span></text:p>
      <text:p text:style-name="P7"><text:span text:style-name="T5"><text:s text:c="2"/>src: url(https://fonts.gstatic.com/s/blakahollow/v5/MCoUzAL91sjRE2FsKsxUtezoBdAE-W8.woff2);</text:span></text:p>
      <text:p text:style-name="P7"><text:span text:style-name="T5"><text:s text:c="2"/>unicode-range: U+0600-06FF, U+200C-200E, U+2010-2011, U+204F, U+2E41, U+FB50-FDFF, U+FE80-FEFC;</text:span></text:p>
      <text:p text:style-name="P7"><text:span text:style-name="T5">}</text:span></text:p>
      <text:p text:style-name="P7"><text:span text:style-name="T5">/* latin-ext */</text:span></text:p>
      <text:p text:style-name="P7"><text:span text:style-name="T5">@font-face {</text:span></text:p>
      <text:p text:style-name="P7"><text:span text:style-name="T5"><text:s text:c="2"/>font-family: Blaka Hollow;</text:span></text:p>
      <text:p text:style-name="P7"><text:span text:style-name="T5"><text:s text:c="2"/>font-style: normal;</text:span></text:p>
      <text:p text:style-name="P7"><text:span text:style-name="T5"><text:s text:c="2"/>font-weight: 400;</text:span></text:p>
      <text:p text:style-name="P7"><text:span text:style-name="T5"><text:s text:c="2"/>font-display: swap;</text:span></text:p>
      <text:p text:style-name="P7"><text:span text:style-name="T5"><text:s text:c="2"/>src: url(https://fonts.gstatic.com/s/blakahollow/v5/MCoUzAL91sjRE2FsKsxUtezoDtAE-W8.woff2);</text:span></text:p>
      <text:p text:style-name="P7"><text:span text:style-name="T5"><text:s text:c="2"/>unicode-range: U+0100-024F, U+0259, U+1E00-1EFF, U+2020, U+20A0-20AB, U+20AD-20CF, U+2113, U+2C60-2C7F, U+A720-A7FF;</text:span></text:p>
      <text:p text:style-name="P7"><text:span text:style-name="T5">}</text:span></text:p>
      <text:p text:style-name="P7"><text:span text:style-name="T5">/* latin */</text:span></text:p>
      <text:p text:style-name="P7"><text:span text:style-name="T5">@font-face {</text:span></text:p>
      <text:p text:style-name="P7"><text:span text:style-name="T5"><text:s text:c="2"/>font-family: Blaka Hollow;</text:span></text:p>
      <text:p text:style-name="P7"><text:span text:style-name="T5"><text:s text:c="2"/>font-style: normal;</text:span></text:p>
      <text:p text:style-name="P7"><text:span text:style-name="T5"><text:s text:c="2"/>font-weight: 400;</text:span></text:p>
      <text:p text:style-name="P7"><text:span text:style-name="T5"><text:s text:c="2"/>font-display: swap;</text:span></text:p>
      <text:p text:style-name="P7"><text:span text:style-name="T5"><text:s text:c="2"/>src: url(https://fonts.gstatic.com/s/blakahollow/v5/MCoUzAL91sjRE2FsKsxUtezoANAE.woff2);</text:span></text:p>
      <text:p text:style-name="P7"><text:span text:style-name="T5"><text:s text:c="2"/>unicode-range: U+0000-00FF, U+0131, U+0152-0153, U+02BB-02BC, U+02C6, U+02DA, U+02DC, U+2000-206F, U+2074, U+20AC, U+2122, U+2191, U+2193, U+2212, U+2215, U+FEFF, U+FFFD;</text:span></text:p>
      <text:p text:style-name="P7"><text:span text:style-name="T5">}</text:span></text:p>
      <text:p text:style-name="P7"/>
      <text:p text:style-name="P7"/>
      <text:p text:style-name="P7"><text:span text:style-name="T5">/* LAYOUT - MAIN */</text:span></text:p>
      <text:p text:style-name="P7"><text:span text:style-name="T5">.user-css-presentation {</text:span></text:p>
      <text:p text:style-name="P7"><text:span text:style-name="T5"><text:s text:c="4"/>font-size: 1.6rem;</text:span></text:p>
      <text:p text:style-name="P7"><text:span text:style-name="T5">}</text:span></text:p>
      <text:p text:style-name="P7"><text:soft-page-break/></text:p>
      <text:p text:style-name="P7"><text:span text:style-name="T5">.user-css-presentation .page,</text:span></text:p>
      <text:p text:style-name="P7"><text:span text:style-name="T5">.user-css-presentation .worldmenu-inner {</text:span></text:p>
      <text:p text:style-name="P7"><text:span text:style-name="T5"><text:s text:c="4"/>background: none;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<text:s text:c="4"/>font-family: Germania One, cursive;</text:span></text:p>
      <text:p text:style-name="P7"><text:span text:style-name="T5"><text:s text:c="4"/>margin-bottom: 3rem;</text:span></text:p>
      <text:p text:style-name="P7"><text:span text:style-name="T5"><text:s text:c="4"/>margin-top: 0px;</text:span></text:p>
      <text:p text:style-name="P7"><text:span text:style-name="T5"><text:s text:c="4"/>padding-bottom: 2rem;</text:span></text:p>
      <text:p text:style-name="P7"><text:span text:style-name="T5"><text:s text:c="4"/>padding-left: 25px;</text:span></text:p>
      <text:p text:style-name="P7"><text:span text:style-name="T5"><text:s text:c="4"/>padding-right: 25px;</text:span></text:p>
      <text:p text:style-name="P7"><text:span text:style-name="T5">}</text:span></text:p>
      <text:p text:style-name="P7"/>
      <text:p text:style-name="P7"><text:span text:style-name="T5">.tooltipster-base.tooltipster-sidetip.tooltipster-light .tooltipster-box .tooltipster-content {</text:span></text:p>
      <text:p text:style-name="P7"><text:span text:style-name="T5"><text:s text:c="4"/>font-size: 1.6rem;</text:span></text:p>
      <text:p text:style-name="P7"><text:span text:style-name="T5"><text:s text:c="4"/>font-family: Blaka Hollow, cursive;</text:span></text:p>
      <text:p text:style-name="P7"><text:span text:style-name="T5">}</text:span></text:p>
      <text:p text:style-name="P7"/>
      <text:p text:style-name="P7"><text:span text:style-name="T5">/* LAYOUT - HTML */</text:span></text:p>
      <text:p text:style-name="P7"><text:span text:style-name="T5">.user-css-presentation a,</text:span></text:p>
      <text:p text:style-name="P7"><text:span text:style-name="T5">.user-css-presentation a:focus {</text:span></text:p>
      <text:p text:style-name="P7"><text:span text:style-name="T5"><text:s text:c="4"/>font-weight: bold;</text:span></text:p>
      <text:p text:style-name="P7"><text:span text:style-name="T5">}</text:span></text:p>
      <text:p text:style-name="P7"/>
      <text:p text:style-name="P7"><text:span text:style-name="T5">.user-css-presentation b {</text:span></text:p>
      <text:p text:style-name="P7"><text:span text:style-name="T5"><text:s text:c="4"/>font-weight: bold;</text:span></text:p>
      <text:p text:style-name="P7"><text:span text:style-name="T5">}</text:span></text:p>
      <text:p text:style-name="P7"/>
      <text:p text:style-name="P7"><text:span text:style-name="T5">.user-css-presentation blockquote {</text:span></text:p>
      <text:p text:style-name="P7"><text:span text:style-name="T5"><text:s text:c="4"/>border-left: 10px solid;</text:span></text:p>
      <text:p text:style-name="P7"><text:span text:style-name="T5"><text:s text:c="4"/>border-radius: var(--borderRadius);</text:span></text:p>
      <text:p text:style-name="P7"><text:span text:style-name="T5"><text:s text:c="4"/>font-family: inherit;</text:span></text:p>
      <text:p text:style-name="P7"><text:span text:style-name="T5"><text:s text:c="4"/>font-size: 1.6rem;</text:span></text:p>
      <text:p text:style-name="P7"><text:span text:style-name="T5"><text:s text:c="4"/>padding: 20px;</text:span></text:p>
      <text:p text:style-name="P7"><text:span text:style-name="T5"><text:s text:c="4"/>line-height: 1.5em;</text:span></text:p>
      <text:p text:style-name="P7"><text:span text:style-name="T5"><text:s text:c="4"/>margin: 10px;</text:span></text:p>
      <text:p text:style-name="P7"><text:span text:style-name="T5">}</text:span></text:p>
      <text:p text:style-name="P7"/>
      <text:p text:style-name="P7"><text:span text:style-name="T5">.user-css-presentation blockquote .author {</text:span></text:p>
      <text:p text:style-name="P7"><text:span text:style-name="T5"><text:s text:c="4"/>font-family: inherit;</text:span></text:p>
      <text:p text:style-name="P7"><text:span text:style-name="T5"><text:s text:c="4"/>font-size: 1.4rem;</text:span></text:p>
      <text:p text:style-name="P7"><text:span text:style-name="T5"><text:s text:c="4"/>padding-right: 10px;</text:span></text:p>
      <text:p text:style-name="P7"><text:span text:style-name="T5">}</text:span></text:p>
      <text:p text:style-name="P7"/>
      <text:p text:style-name="P7"><text:span text:style-name="T5">.user-css-presentation code,</text:span></text:p>
      <text:p text:style-name="P7"><text:span text:style-name="T5">.user-css-presentation pre {</text:span></text:p>
      <text:p text:style-name="P7"><text:span text:style-name="T5"><text:s text:c="4"/>border: none;</text:span></text:p>
      <text:p text:style-name="P7"><text:soft-page-break/><text:span text:style-name="T5"><text:s text:c="4"/>border-radius: var(--borderRadiusSmall);</text:span></text:p>
      <text:p text:style-name="P7"><text:span text:style-name="T5">}</text:span></text:p>
      <text:p text:style-name="P7"/>
      <text:p text:style-name="P7"><text:span text:style-name="T5">.user-css-presentation h1,</text:span></text:p>
      <text:p text:style-name="P7"><text:span text:style-name="T5">.user-css-presentation h1 a,</text:span></text:p>
      <text:p text:style-name="P7"><text:span text:style-name="T5">.user-css-presentation .world-title {</text:span></text:p>
      <text:p text:style-name="P7"><text:span text:style-name="T5"><text:s text:c="4"/>font-size: 5rem;</text:span></text:p>
      <text:p text:style-name="P7"><text:span text:style-name="T5"><text:s text:c="4"/>font-family: Germania One, cursive;</text:span></text:p>
      <text:p text:style-name="P7"><text:span text:style-name="T5"><text:s text:c="4"/>font-weight: 500px;</text:span></text:p>
      <text:p text:style-name="P7"><text:span text:style-name="T5"><text:s text:c="4"/>padding: initial;</text:span></text:p>
      <text:p text:style-name="P7"><text:span text:style-name="T5">}</text:span></text:p>
      <text:p text:style-name="P7"/>
      <text:p text:style-name="P7"><text:span text:style-name="T5">.user-css-presentation h1 .btn {</text:span></text:p>
      <text:p text:style-name="P7"><text:span text:style-name="T5"><text:s text:c="4"/>font-size: 2rem;</text:span></text:p>
      <text:p text:style-name="P7"><text:span text:style-name="T5"><text:s text:c="4"/>margin-bottom: 5px;</text:span></text:p>
      <text:p text:style-name="P7"><text:span text:style-name="T5">}</text:span></text:p>
      <text:p text:style-name="P7"/>
      <text:p text:style-name="P7"><text:span text:style-name="T5">.user-css-presentation h2 {</text:span></text:p>
      <text:p text:style-name="P7"><text:span text:style-name="T5"><text:s text:c="4"/>border-bottom: 1px solid;</text:span></text:p>
      <text:p text:style-name="P7"><text:span text:style-name="T5"><text:s text:c="4"/>font-family: Germania One, cursive;</text:span></text:p>
      <text:p text:style-name="P7"><text:span text:style-name="T5"><text:s text:c="4"/>font-size: 3rem;</text:span></text:p>
      <text:p text:style-name="P7"><text:span text:style-name="T5"><text:s text:c="4"/>font-weight: 500px;</text:span></text:p>
      <text:p text:style-name="P7"><text:span text:style-name="T5"><text:s text:c="4"/>margin-bottom: 5px;</text:span></text:p>
      <text:p text:style-name="P7"><text:span text:style-name="T5"><text:s text:c="4"/>margin-top: 25px;</text:span></text:p>
      <text:p text:style-name="P7"><text:span text:style-name="T5"><text:s text:c="4"/>padding-bottom: initial;</text:span></text:p>
      <text:p text:style-name="P7"><text:span text:style-name="T5"><text:s text:c="4"/>text-transform: initial;</text:span></text:p>
      <text:p text:style-name="P7"><text:span text:style-name="T5">}</text:span></text:p>
      <text:p text:style-name="P7"/>
      <text:p text:style-name="P7"><text:span text:style-name="T5">.user-css-presentation h3 {</text:span></text:p>
      <text:p text:style-name="P7"><text:span text:style-name="T5"><text:s text:c="4"/>border-bottom: 1px solid;</text:span></text:p>
      <text:p text:style-name="P7"><text:span text:style-name="T5"><text:s text:c="4"/>font-family: Germania One, cursive;</text:span></text:p>
      <text:p text:style-name="P7"><text:span text:style-name="T5"><text:s text:c="4"/>font-size: 2.4rem;</text:span></text:p>
      <text:p text:style-name="P7"><text:span text:style-name="T5"><text:s text:c="4"/>font-weight: 500px;</text:span></text:p>
      <text:p text:style-name="P7"><text:span text:style-name="T5"><text:s text:c="4"/>margin-bottom: 5px;</text:span></text:p>
      <text:p text:style-name="P7"><text:span text:style-name="T5"><text:s text:c="4"/>margin-top: 15px;</text:span></text:p>
      <text:p text:style-name="P7"><text:span text:style-name="T5">}</text:span></text:p>
      <text:p text:style-name="P7"/>
      <text:p text:style-name="P7"><text:span text:style-name="T5">.user-css-presentation h4,</text:span></text:p>
      <text:p text:style-name="P7"><text:span text:style-name="T5">.user-css-presentation .organization-motto h4 {</text:span></text:p>
      <text:p text:style-name="P7"><text:span text:style-name="T5"><text:s text:c="4"/>font-family: Germania One, cursive;</text:span></text:p>
      <text:p text:style-name="P7"><text:span text:style-name="T5"><text:s text:c="4"/>font-size: 2rem;</text:span></text:p>
      <text:p text:style-name="P7"><text:span text:style-name="T5"><text:s text:c="4"/>font-weight: 700px;</text:span></text:p>
      <text:p text:style-name="P7"><text:span text:style-name="T5"><text:s text:c="4"/>margin-bottom: 5px;</text:span></text:p>
      <text:p text:style-name="P7"><text:span text:style-name="T5"><text:s text:c="4"/>margin-top: 10px;</text:span></text:p>
      <text:p text:style-name="P7"><text:span text:style-name="T5"><text:s text:c="4"/>text-transform: uppercase;</text:span></text:p>
      <text:p text:style-name="P7"><text:span text:style-name="T5">}</text:span></text:p>
      <text:p text:style-name="P7"/>
      <text:p text:style-name="P7"><text:span text:style-name="T5">.user-css-presentation h5 {</text:span></text:p>
      <text:p text:style-name="P7"><text:soft-page-break/><text:span text:style-name="T5"><text:s text:c="4"/>font-family: Germania One, cursive;</text:span></text:p>
      <text:p text:style-name="P7"><text:span text:style-name="T5"><text:s text:c="4"/>font-size: 1.6rem;</text:span></text:p>
      <text:p text:style-name="P7"><text:span text:style-name="T5"><text:s text:c="4"/>font-weight: 700px;</text:span></text:p>
      <text:p text:style-name="P7"><text:span text:style-name="T5"><text:s text:c="4"/>margin-bottom: 5px;</text:span></text:p>
      <text:p text:style-name="P7"><text:span text:style-name="T5"><text:s text:c="4"/>margin-top: 5px;</text:span></text:p>
      <text:p text:style-name="P7"><text:span text:style-name="T5"><text:s text:c="4"/>text-transform: uppercase;</text:span></text:p>
      <text:p text:style-name="P7"><text:span text:style-name="T5">}</text:span></text:p>
      <text:p text:style-name="P7"/>
      <text:p text:style-name="P7"><text:span text:style-name="T5">.user-css-presentation h6 {</text:span></text:p>
      <text:p text:style-name="P7"><text:span text:style-name="T5"><text:s text:c="4"/>font-family: Germania One, cursive;</text:span></text:p>
      <text:p text:style-name="P7"><text:span text:style-name="T5"><text:s text:c="4"/>font-size: 1.4rem;</text:span></text:p>
      <text:p text:style-name="P7"><text:span text:style-name="T5"><text:s text:c="4"/>font-weight: 700px;</text:span></text:p>
      <text:p text:style-name="P7"><text:span text:style-name="T5"><text:s text:c="4"/>margin-bottom: 5px;</text:span></text:p>
      <text:p text:style-name="P7"><text:span text:style-name="T5"><text:s text:c="4"/>margin-top: 5px;</text:span></text:p>
      <text:p text:style-name="P7"><text:span text:style-name="T5"><text:s text:c="4"/>text-transform: uppercase;</text:span></text:p>
      <text:p text:style-name="P7"><text:span text:style-name="T5">}</text:span></text:p>
      <text:p text:style-name="P7"/>
      <text:p text:style-name="P7"><text:span text:style-name="T5">.user-css-presentation img {</text:span></text:p>
      <text:p text:style-name="P7"><text:span text:style-name="T5"><text:s text:c="4"/>border-radius: var(--borderRadius);</text:span></text:p>
      <text:p text:style-name="P7"><text:span text:style-name="T5">}</text:span></text:p>
      <text:p text:style-name="P7"/>
      <text:p text:style-name="P7"><text:span text:style-name="T5">.user-css-presentation li {</text:span></text:p>
      <text:p text:style-name="P7"><text:span text:style-name="T5"><text:s text:c="4"/>padding: 2px 0px 2px 2px;</text:span></text:p>
      <text:p text:style-name="P7"><text:span text:style-name="T5">}</text:span></text:p>
      <text:p text:style-name="P7"/>
      <text:p text:style-name="P7"><text:span text:style-name="T5">.user-css-presentation p {</text:span></text:p>
      <text:p text:style-name="P7"><text:span text:style-name="T5"><text:s text:c="4"/>font-weight: normal;</text:span></text:p>
      <text:p text:style-name="P7"><text:span text:style-name="T5"><text:s text:c="4"/>line-height: 1.4em;</text:span></text:p>
      <text:p text:style-name="P7"><text:span text:style-name="T5">}</text:span></text:p>
      <text:p text:style-name="P7"/>
      <text:p text:style-name="P7"><text:span text:style-name="T5">.user-css-presentation textarea {</text:span></text:p>
      <text:p text:style-name="P7"><text:span text:style-name="T5"><text:s text:c="4"/>border: none;</text:span></text:p>
      <text:p text:style-name="P7"><text:span text:style-name="T5"><text:s text:c="4"/>border-radius: var(--borderRadiusSmall);</text:span></text:p>
      <text:p text:style-name="P7"><text:span text:style-name="T5"><text:s text:c="4"/>margin-bottom: 5px;</text:span></text:p>
      <text:p text:style-name="P7"><text:span text:style-name="T5">}</text:span></text:p>
      <text:p text:style-name="P7"/>
      <text:p text:style-name="P7"><text:span text:style-name="T5">/* LAYOUT - BOOTSTRAP CLASSES */</text:span></text:p>
      <text:p text:style-name="P7"><text:span text:style-name="T5">.user-css-presentation .alert {</text:span></text:p>
      <text:p text:style-name="P7"><text:span text:style-name="T5"><text:s text:c="4"/>border-radius: var(--borderRadius);</text:span></text:p>
      <text:p text:style-name="P7"><text:span text:style-name="T5"><text:s text:c="4"/>border: none;</text:span></text:p>
      <text:p text:style-name="P7"><text:span text:style-name="T5"><text:s text:c="4"/>border-left: 34px solid;</text:span></text:p>
      <text:p text:style-name="P7"><text:span text:style-name="T5"><text:s text:c="4"/>font-size: 1.3rem;</text:span></text:p>
      <text:p text:style-name="P7"><text:span text:style-name="T5"><text:s text:c="4"/>padding: 5px 10px;</text:span></text:p>
      <text:p text:style-name="P7"><text:span text:style-name="T5"><text:s text:c="4"/>text-align: justify;</text:span></text:p>
      <text:p text:style-name="P7"><text:span text:style-name="T5"><text:s text:c="4"/>width: 85%;</text:span></text:p>
      <text:p text:style-name="P7"><text:span text:style-name="T5"><text:s text:c="4"/>margin-left: auto;</text:span></text:p>
      <text:p text:style-name="P7"><text:span text:style-name="T5"><text:s text:c="4"/>margin-right: auto;</text:span></text:p>
      <text:p text:style-name="P7"><text:span text:style-name="T5"><text:s text:c="4"/>position: relative;</text:span></text:p>
      <text:p text:style-name="P7"><text:soft-page-break/><text:span text:style-name="T5"><text:s text:c="4"/>min-height: 70px;</text:span></text:p>
      <text:p text:style-name="P7"><text:span text:style-name="T5">}</text:span></text:p>
      <text:p text:style-name="P7"/>
      <text:p text:style-name="P7"><text:span text:style-name="T5">.user-css-presentation .alert h5:first-child {</text:span></text:p>
      <text:p text:style-name="P7"><text:span text:style-name="T5"><text:s text:c="4"/>padding: 5px 10px;</text:span></text:p>
      <text:p text:style-name="P7"><text:span text:style-name="T5"><text:s text:c="4"/>margin: 0px 0px 10px 0px;</text:span></text:p>
      <text:p text:style-name="P7"><text:span text:style-name="T5"><text:s text:c="4"/>position: absolute;</text:span></text:p>
      <text:p text:style-name="P7"><text:span text:style-name="T5"><text:s text:c="4"/>top: 0px;</text:span></text:p>
      <text:p text:style-name="P7"><text:span text:style-name="T5"><text:s text:c="4"/>left: 0px;</text:span></text:p>
      <text:p text:style-name="P7"><text:span text:style-name="T5"><text:s text:c="4"/>background: none;</text:span></text:p>
      <text:p text:style-name="P7"><text:span text:style-name="T5"><text:s text:c="4"/>transform: rotate(90deg);</text:span></text:p>
      <text:p text:style-name="P7"><text:span text:style-name="T5"><text:s text:c="4"/>transform-origin: 0px 0px;</text:span></text:p>
      <text:p text:style-name="P7"><text:span text:style-name="T5">}</text:span></text:p>
      <text:p text:style-name="P7"/>
      <text:p text:style-name="P7"><text:span text:style-name="T5">.user-css-presentation .btn {</text:span></text:p>
      <text:p text:style-name="P7"><text:span text:style-name="T5"><text:s text:c="4"/>border: none !important;</text:span></text:p>
      <text:p text:style-name="P7"><text:span text:style-name="T5"><text:s text:c="4"/>border-radius: var(--borderRadiusSmall);</text:span></text:p>
      <text:p text:style-name="P7"><text:span text:style-name="T5"><text:s text:c="4"/>font-family: inherit;</text:span></text:p>
      <text:p text:style-name="P7"><text:span text:style-name="T5"><text:s text:c="4"/>font-size: 1.4rem;</text:span></text:p>
      <text:p text:style-name="P7"><text:span text:style-name="T5"><text:s text:c="4"/>margin: 2px 1px;</text:span></text:p>
      <text:p text:style-name="P7"><text:span text:style-name="T5">}</text:span></text:p>
      <text:p text:style-name="P7"/>
      <text:p text:style-name="P7"><text:span text:style-name="T5">.user-css-presentation .breadcrumb {</text:span></text:p>
      <text:p text:style-name="P7"><text:span text:style-name="T5"><text:s text:c="4"/>font-size: 1.2rem;</text:span></text:p>
      <text:p text:style-name="P7"><text:span text:style-name="T5">}</text:span></text:p>
      <text:p text:style-name="P7"/>
      <text:p text:style-name="P7"><text:span text:style-name="T5">.user-css-presentation .breadcrumb li .active {</text:span></text:p>
      <text:p text:style-name="P7"><text:span text:style-name="T5"><text:s text:c="4"/>font-weight: bold;</text:span></text:p>
      <text:p text:style-name="P7"><text:span text:style-name="T5"><text:s text:c="4"/>display: inline-block;</text:span></text:p>
      <text:p text:style-name="P7"><text:span text:style-name="T5">}</text:span></text:p>
      <text:p text:style-name="P7"/>
      <text:p text:style-name="P7"><text:span text:style-name="T5">.user-css-presentation .card-box {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}</text:span></text:p>
      <text:p text:style-name="P7"/>
      <text:p text:style-name="P7"><text:span text:style-name="T5">.user-css-presentation .spoiler-button {</text:span></text:p>
      <text:p text:style-name="P7"><text:span text:style-name="T5"><text:s text:c="4"/>margin-bottom: 10px;</text:span></text:p>
      <text:p text:style-name="P7"><text:span text:style-name="T5">}</text:span></text:p>
      <text:p text:style-name="P7"/>
      <text:p text:style-name="P7"><text:span text:style-name="T5">.user-css-presentation .label {</text:span></text:p>
      <text:p text:style-name="P7"><text:span text:style-name="T5"><text:s text:c="4"/>border: none;</text:span></text:p>
      <text:p text:style-name="P7"><text:span text:style-name="T5"><text:s text:c="4"/>border-radius: var(--borderRadiusSmall);</text:span></text:p>
      <text:p text:style-name="P7"><text:span text:style-name="T5"><text:s text:c="4"/>font-weight: normal;</text:span></text:p>
      <text:p text:style-name="P7"><text:span text:style-name="T5"><text:s text:c="4"/>font-size: 1.1rem;</text:span></text:p>
      <text:p text:style-name="P7"><text:span text:style-name="T5"><text:s text:c="4"/>padding: .3em .5em;</text:span></text:p>
      <text:p text:style-name="P7"><text:span text:style-name="T5"><text:s text:c="4"/>margin: .5em .1em;</text:span></text:p>
      <text:p text:style-name="P7"><text:span text:style-name="T5">}</text:span></text:p>
      <text:p text:style-name="P7"><text:soft-page-break/></text:p>
      <text:p text:style-name="P7"><text:span text:style-name="T5">.user-css-presentation .nav-tabs {</text:span></text:p>
      <text:p text:style-name="P7"><text:span text:style-name="T5"><text:s text:c="4"/>border: none;</text:span></text:p>
      <text:p text:style-name="P7"><text:span text:style-name="T5"><text:s text:c="4"/>border-bottom: 1px solid;</text:span></text:p>
      <text:p text:style-name="P7"><text:span text:style-name="T5"><text:s text:c="4"/>margin: 0px -10px;</text:span></text:p>
      <text:p text:style-name="P7"><text:span text:style-name="T5"><text:s text:c="4"/>position: initial;</text:span></text:p>
      <text:p text:style-name="P7"><text:span text:style-name="T5">}</text:span></text:p>
      <text:p text:style-name="P7"/>
      <text:p text:style-name="P7"><text:span text:style-name="T5">.user-css-presentation .nav-tabs li a,</text:span></text:p>
      <text:p text:style-name="P7"><text:span text:style-name="T5">.user-css-presentation .nav-tabs li a:hover,</text:span></text:p>
      <text:p text:style-name="P7"><text:span text:style-name="T5">.user-css-presentation .av-tabs li.active a {</text:span></text:p>
      <text:p text:style-name="P7"><text:span text:style-name="T5"><text:s text:c="4"/>border: none;</text:span></text:p>
      <text:p text:style-name="P7"><text:span text:style-name="T5"><text:s text:c="4"/>border-radius: var(--borderRadius) var(--borderRadius) 0px 0px;</text:span></text:p>
      <text:p text:style-name="P7"><text:span text:style-name="T5"><text:s text:c="4"/>font-family: inherit;</text:span></text:p>
      <text:p text:style-name="P7"><text:span text:style-name="T5"><text:s text:c="4"/>font-size: inherit;</text:span></text:p>
      <text:p text:style-name="P7"><text:span text:style-name="T5"><text:s text:c="4"/>margin: 3px 3px 0 3px;</text:span></text:p>
      <text:p text:style-name="P7"><text:span text:style-name="T5"><text:s text:c="4"/>padding: 0px 20px;</text:span></text:p>
      <text:p text:style-name="P7"><text:span text:style-name="T5"><text:s text:c="4"/>text-transform: uppercase;</text:span></text:p>
      <text:p text:style-name="P7"><text:span text:style-name="T5">}</text:span></text:p>
      <text:p text:style-name="P7"/>
      <text:p text:style-name="P7"><text:span text:style-name="T5">.user-css-presentation .nav-tabs li.active a {</text:span></text:p>
      <text:p text:style-name="P7"><text:span text:style-name="T5"><text:s text:c="4"/>border: 1px solid;</text:span></text:p>
      <text:p text:style-name="P7"><text:span text:style-name="T5"><text:s text:c="4"/>border-bottom: none;</text:span></text:p>
      <text:p text:style-name="P7"><text:span text:style-name="T5">}</text:span></text:p>
      <text:p text:style-name="P7"/>
      <text:p text:style-name="P7"><text:span text:style-name="T5">.user-css-presentation .panel,</text:span></text:p>
      <text:p text:style-name="P7"><text:span text:style-name="T5">.user-css-presentation .panel-npcsheet {</text:span></text:p>
      <text:p text:style-name="P7"><text:span text:style-name="T5"><text:s text:c="4"/>background: none;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<text:s text:c="4"/>margin-bottom: 20px;</text:span></text:p>
      <text:p text:style-name="P7"><text:span text:style-name="T5"><text:s text:c="4"/>padding: 3px 5px;</text:span></text:p>
      <text:p text:style-name="P7"><text:span text:style-name="T5">}</text:span></text:p>
      <text:p text:style-name="P7"/>
      <text:p text:style-name="P7"><text:span text:style-name="T5">.user-css-presentation .panel dl {</text:span></text:p>
      <text:p text:style-name="P7"><text:span text:style-name="T5"><text:s text:c="4"/>margin-bottom: 0px;</text:span></text:p>
      <text:p text:style-name="P7"><text:span text:style-name="T5">}</text:span></text:p>
      <text:p text:style-name="P7"/>
      <text:p text:style-name="P7"><text:span text:style-name="T5">.user-css-presentation .panel-heading {</text:span></text:p>
      <text:p text:style-name="P7"><text:span text:style-name="T5"><text:s text:c="4"/>margin: -3px -5px 10px -5px;</text:span></text:p>
      <text:p text:style-name="P7"><text:span text:style-name="T5"><text:s text:c="4"/>padding: 13px 20px 10px 20px;</text:span></text:p>
      <text:p text:style-name="P7"><text:span text:style-name="T5"><text:s text:c="4"/>border: none;</text:span></text:p>
      <text:p text:style-name="P7"><text:span text:style-name="T5"><text:s text:c="4"/>vertical-align: middle;</text:span></text:p>
      <text:p text:style-name="P7"><text:span text:style-name="T5">}</text:span></text:p>
      <text:p text:style-name="P7"/>
      <text:p text:style-name="P7"><text:span text:style-name="T5">.user-css-presentation .panel-heading h3 {</text:span></text:p>
      <text:p text:style-name="P7"><text:span text:style-name="T5"><text:s text:c="4"/>margin-top: 0px;</text:span></text:p>
      <text:p text:style-name="P7"><text:span text:style-name="T5"><text:s text:c="4"/>border: none;</text:span></text:p>
      <text:p text:style-name="P7"><text:soft-page-break/><text:span text:style-name="T5">}</text:span></text:p>
      <text:p text:style-name="P7"/>
      <text:p text:style-name="P7"><text:span text:style-name="T5">.user-css-presentation .table {</text:span></text:p>
      <text:p text:style-name="P7"><text:span text:style-name="T5"><text:s text:c="4"/>background: transparent;</text:span></text:p>
      <text:p text:style-name="P7"><text:span text:style-name="T5"><text:s text:c="4"/>border: none;</text:span></text:p>
      <text:p text:style-name="P7"><text:span text:style-name="T5"><text:s text:c="4"/>border-collapse: collapse;</text:span></text:p>
      <text:p text:style-name="P7"><text:span text:style-name="T5"><text:s text:c="4"/>border-radius: var(--borderRadius);</text:span></text:p>
      <text:p text:style-name="P7"><text:span text:style-name="T5"><text:s text:c="4"/>font-family: inherit;</text:span></text:p>
      <text:p text:style-name="P7"><text:span text:style-name="T5"><text:s text:c="4"/>overflow: hidden;</text:span></text:p>
      <text:p text:style-name="P7"><text:span text:style-name="T5">}</text:span></text:p>
      <text:p text:style-name="P7"/>
      <text:p text:style-name="P7"><text:span text:style-name="T5">.user-css-presentation .table tr {</text:span></text:p>
      <text:p text:style-name="P7"><text:span text:style-name="T5"><text:s text:c="4"/>background: transparent !important;</text:span></text:p>
      <text:p text:style-name="P7"><text:span text:style-name="T5">}</text:span></text:p>
      <text:p text:style-name="P7"/>
      <text:p text:style-name="P7"><text:span text:style-name="T5">.user-css-presentation .table td,</text:span></text:p>
      <text:p text:style-name="P7"><text:span text:style-name="T5">.user-css-presentation .table th {</text:span></text:p>
      <text:p text:style-name="P7"><text:span text:style-name="T5"><text:s text:c="4"/>border: none;</text:span></text:p>
      <text:p text:style-name="P7"><text:span text:style-name="T5"><text:s text:c="4"/>font-family: inherit;</text:span></text:p>
      <text:p text:style-name="P7"><text:span text:style-name="T5"><text:s text:c="4"/>text-align: left;</text:span></text:p>
      <text:p text:style-name="P7"><text:span text:style-name="T5">}</text:span></text:p>
      <text:p text:style-name="P7"/>
      <text:p text:style-name="P7"><text:span text:style-name="T5">.user-css-presentation .well {</text:span></text:p>
      <text:p text:style-name="P7"><text:span text:style-name="T5"><text:s text:c="4"/>background: none;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}</text:span></text:p>
      <text:p text:style-name="P7"/>
      <text:p text:style-name="P7"><text:span text:style-name="T5">/* LAYOUT - WORLDANVIL CLASSES */</text:span></text:p>
      <text:p text:style-name="P7"><text:span text:style-name="T5">.user-css-presentation .aloud {</text:span></text:p>
      <text:p text:style-name="P7"><text:span text:style-name="T5"><text:s text:c="4"/>background: none;</text:span></text:p>
      <text:p text:style-name="P7"><text:span text:style-name="T5"><text:s text:c="4"/>border-radius: var(--borderRadius);</text:span></text:p>
      <text:p text:style-name="P7"><text:span text:style-name="T5"><text:s text:c="4"/>border: none;</text:span></text:p>
      <text:p text:style-name="P7"><text:span text:style-name="T5">}</text:span></text:p>
      <text:p text:style-name="P7"/>
      <text:p text:style-name="P7"><text:span text:style-name="T5">.user-css-presentation .article-content {</text:span></text:p>
      <text:p text:style-name="P7"><text:span text:style-name="T5"><text:s text:c="4"/>font-size: inherit;</text:span></text:p>
      <text:p text:style-name="P7"><text:span text:style-name="T5">}</text:span></text:p>
      <text:p text:style-name="P7"/>
      <text:p text:style-name="P7"><text:span text:style-name="T5">.user-css-presentation .article-subheading {</text:span></text:p>
      <text:p text:style-name="P7"><text:span text:style-name="T5"><text:s text:c="4"/>font-weight: 500px;</text:span></text:p>
      <text:p text:style-name="P7"><text:span text:style-name="T5"><text:s text:c="4"/>padding: initial;</text:span></text:p>
      <text:p text:style-name="P7"><text:span text:style-name="T5">}</text:span></text:p>
      <text:p text:style-name="P7"/>
      <text:p text:style-name="P7"><text:span text:style-name="T5">.user-css-presentation .article-title {</text:span></text:p>
      <text:p text:style-name="P7"><text:span text:style-name="T5"><text:s text:c="4"/>padding-top: 20px;</text:span></text:p>
      <text:p text:style-name="P7"><text:span text:style-name="T5"><text:s text:c="4"/>padding-left: 35px;</text:span></text:p>
      <text:p text:style-name="P7"><text:span text:style-name="T5">}</text:span></text:p>
      <text:p text:style-name="P7"><text:soft-page-break/></text:p>
      <text:p text:style-name="P7"><text:span text:style-name="T5">.user-css-presentation .article-title-author {</text:span></text:p>
      <text:p text:style-name="P7"><text:span text:style-name="T5"><text:s text:c="4"/>font-family: inherit;</text:span></text:p>
      <text:p text:style-name="P7"><text:span text:style-name="T5"><text:s text:c="4"/>font-size: 1em;</text:span></text:p>
      <text:p text:style-name="P7"><text:span text:style-name="T5"><text:s text:c="4"/>padding: initial;</text:span></text:p>
      <text:p text:style-name="P7"><text:span text:style-name="T5">}</text:span></text:p>
      <text:p text:style-name="P7"/>
      <text:p text:style-name="P7"><text:span text:style-name="T5">.user-css-presentation .artist-credits {</text:span></text:p>
      <text:p text:style-name="P7"><text:span text:style-name="T5"><text:s text:c="4"/>border-radius: var(--borderRadius);</text:span></text:p>
      <text:p text:style-name="P7"><text:span text:style-name="T5"><text:s text:c="4"/>padding: 2px 4px;</text:span></text:p>
      <text:p text:style-name="P7"><text:span text:style-name="T5"><text:s text:c="4"/>text-align: center;</text:span></text:p>
      <text:p text:style-name="P7"><text:span text:style-name="T5">}</text:span></text:p>
      <text:p text:style-name="P7"/>
      <text:p text:style-name="P7"><text:span text:style-name="T5">.user-css-presentation .author-item,</text:span></text:p>
      <text:p text:style-name="P7"><text:span text:style-name="T5">.user-css-presentation .world-author {</text:span></text:p>
      <text:p text:style-name="P7"><text:span text:style-name="T5"><text:s text:c="4"/>font-family: inherit;</text:span></text:p>
      <text:p text:style-name="P7"><text:span text:style-name="T5"><text:s text:c="4"/>font-size: 1.6rem;</text:span></text:p>
      <text:p text:style-name="P7"><text:span text:style-name="T5"><text:s text:c="4"/>padding: 5px;</text:span></text:p>
      <text:p text:style-name="P7"><text:span text:style-name="T5">}</text:span></text:p>
      <text:p text:style-name="P7"/>
      <text:p text:style-name="P7"><text:span text:style-name="T5">.user-css-presentation .text-abbreviation {</text:span></text:p>
      <text:p text:style-name="P7"><text:span text:style-name="T5"><text:s text:c="4"/>text-decoration: underline dashed;</text:span></text:p>
      <text:p text:style-name="P7"><text:span text:style-name="T5"><text:s text:c="4"/>border: none;</text:span></text:p>
      <text:p text:style-name="P7"><text:span text:style-name="T5"><text:s text:c="4"/>display: inline-block;</text:span></text:p>
      <text:p text:style-name="P7"><text:span text:style-name="T5">}</text:span></text:p>
      <text:p text:style-name="P7"/>
      <text:p text:style-name="P7"><text:span text:style-name="T5">.user-css-presentation .article-panel {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<text:s text:c="4"/>margin-bottom: 15px;</text:span></text:p>
      <text:p text:style-name="P7"><text:span text:style-name="T5"><text:s text:c="4"/>padding: 0px;</text:span></text:p>
      <text:p text:style-name="P7"><text:span text:style-name="T5">}</text:span></text:p>
      <text:p text:style-name="P7"/>
      <text:p text:style-name="P7"><text:span text:style-name="T5">.user-css-presentation .article-panel a {</text:span></text:p>
      <text:p text:style-name="P7"><text:span text:style-name="T5"><text:s text:c="4"/>display: inline-block;</text:span></text:p>
      <text:p text:style-name="P7"><text:span text:style-name="T5"><text:s text:c="4"/>padding: 10px;</text:span></text:p>
      <text:p text:style-name="P7"><text:span text:style-name="T5"><text:s text:c="4"/>width: 100%;</text:span></text:p>
      <text:p text:style-name="P7"><text:span text:style-name="T5"><text:s text:c="4"/>height: 100%;</text:span></text:p>
      <text:p text:style-name="P7"><text:span text:style-name="T5">}</text:span></text:p>
      <text:p text:style-name="P7"/>
      <text:p text:style-name="P7"><text:span text:style-name="T5">.user-css-presentation .article-panel .details {</text:span></text:p>
      <text:p text:style-name="P7"><text:span text:style-name="T5"><text:s text:c="4"/>text-align: center;</text:span></text:p>
      <text:p text:style-name="P7"><text:span text:style-name="T5">}</text:span></text:p>
      <text:p text:style-name="P7"/>
      <text:p text:style-name="P7"><text:span text:style-name="T5">.user-css-presentation .article-panel .details p {</text:span></text:p>
      <text:p text:style-name="P7"><text:span text:style-name="T5"><text:s text:c="4"/>padding-left: 10px;</text:span></text:p>
      <text:p text:style-name="P7"><text:span text:style-name="T5"><text:s text:c="4"/>padding-right: 10px;</text:span></text:p>
      <text:p text:style-name="P7"><text:span text:style-name="T5"><text:s text:c="4"/>padding-top: 5px;</text:span></text:p>
      <text:p text:style-name="P7"><text:soft-page-break/><text:span text:style-name="T5"><text:s text:c="4"/>text-align: left;</text:span></text:p>
      <text:p text:style-name="P7"><text:span text:style-name="T5">}</text:span></text:p>
      <text:p text:style-name="P7"/>
      <text:p text:style-name="P7"><text:span text:style-name="T5">.user-css-presentation .backtoworld a {</text:span></text:p>
      <text:p text:style-name="P7"><text:span text:style-name="T5"><text:s text:c="4"/>border: none;</text:span></text:p>
      <text:p text:style-name="P7"><text:span text:style-name="T5"><text:s text:c="4"/>border-radius: 0 var(--borderRadiusSmall) var(--borderRadiusSmall) 0px;</text:span></text:p>
      <text:p text:style-name="P7"><text:span text:style-name="T5"><text:s text:c="4"/>font-family: inherit;</text:span></text:p>
      <text:p text:style-name="P7"><text:span text:style-name="T5"><text:s text:c="4"/>font-size: 1.2rem;</text:span></text:p>
      <text:p text:style-name="P7"><text:span text:style-name="T5"><text:s text:c="4"/>font-weight: bold;</text:span></text:p>
      <text:p text:style-name="P7"><text:span text:style-name="T5"><text:s text:c="4"/>left: -8px;</text:span></text:p>
      <text:p text:style-name="P7"><text:span text:style-name="T5"><text:s text:c="4"/>padding: 7px 13px;</text:span></text:p>
      <text:p text:style-name="P7"><text:span text:style-name="T5"><text:s text:c="4"/>top: -16px;</text:span></text:p>
      <text:p text:style-name="P7"><text:span text:style-name="T5">}</text:span></text:p>
      <text:p text:style-name="P7"/>
      <text:p text:style-name="P7"><text:span text:style-name="T5">/* Temporary hotfix for character sheet readability */</text:span></text:p>
      <text:p text:style-name="P7"><text:span text:style-name="T5">.user-css-presentation .character-sheet {</text:span></text:p>
      <text:p text:style-name="P7"><text:span text:style-name="T5"><text:s text:c="4"/>color: black;</text:span></text:p>
      <text:p text:style-name="P7"><text:span text:style-name="T5">}</text:span></text:p>
      <text:p text:style-name="P7"/>
      <text:p text:style-name="P7"><text:span text:style-name="T5">.user-css-presentation .comment-box {</text:span></text:p>
      <text:p text:style-name="P7"><text:span text:style-name="T5"><text:s text:c="4"/>background: none;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<text:s text:c="4"/>margin-bottom: 5px;</text:span></text:p>
      <text:p text:style-name="P7"><text:span text:style-name="T5"><text:s text:c="4"/>padding-left: 5px;</text:span></text:p>
      <text:p text:style-name="P7"><text:span text:style-name="T5">}</text:span></text:p>
      <text:p text:style-name="P7"/>
      <text:p text:style-name="P7"><text:span text:style-name="T5">.user-css-presentation .comment-box-author {</text:span></text:p>
      <text:p text:style-name="P7"><text:span text:style-name="T5"><text:s text:c="4"/>font-family: Germania One, cursive;</text:span></text:p>
      <text:p text:style-name="P7"><text:span text:style-name="T5"><text:s text:c="4"/>font-size: 2rem;</text:span></text:p>
      <text:p text:style-name="P7"><text:span text:style-name="T5"><text:s text:c="4"/>padding-left: initial;</text:span></text:p>
      <text:p text:style-name="P7"><text:span text:style-name="T5"><text:s text:c="4"/>padding-top: 10px;</text:span></text:p>
      <text:p text:style-name="P7"><text:span text:style-name="T5">}</text:span></text:p>
      <text:p text:style-name="P7"/>
      <text:p text:style-name="P7"><text:span text:style-name="T5">.user-css-presentation .comment-box-date {</text:span></text:p>
      <text:p text:style-name="P7"><text:span text:style-name="T5"><text:s text:c="4"/>padding-left: initial;</text:span></text:p>
      <text:p text:style-name="P7"><text:span text:style-name="T5">}</text:span></text:p>
      <text:p text:style-name="P7"/>
      <text:p text:style-name="P7"><text:span text:style-name="T5">.user-css-presentation .comment-box-content {</text:span></text:p>
      <text:p text:style-name="P7"><text:span text:style-name="T5"><text:s text:c="4"/>padding-left: initial;</text:span></text:p>
      <text:p text:style-name="P7"><text:span text:style-name="T5"><text:s text:c="4"/>padding-top: 10px;</text:span></text:p>
      <text:p text:style-name="P7"><text:span text:style-name="T5">}</text:span></text:p>
      <text:p text:style-name="P7"/>
      <text:p text:style-name="P7"><text:span text:style-name="T5">.user-css-presentation .comment-box-reply {</text:span></text:p>
      <text:p text:style-name="P7"><text:span text:style-name="T5"><text:s text:c="4"/>border-top: 1px solid;</text:span></text:p>
      <text:p text:style-name="P7"><text:span text:style-name="T5"><text:s text:c="4"/>margin-top: 20px;</text:span></text:p>
      <text:p text:style-name="P7"><text:span text:style-name="T5"><text:s text:c="4"/>padding-top: 10px;</text:span></text:p>
      <text:p text:style-name="P7"><text:span text:style-name="T5">}</text:span></text:p>
      <text:p text:style-name="P7"><text:soft-page-break/></text:p>
      <text:p text:style-name="P7"><text:span text:style-name="T5">.user-css-presentation .comment-box p {</text:span></text:p>
      <text:p text:style-name="P7"><text:span text:style-name="T5"><text:s text:c="4"/>font-size: 1.2em;</text:span></text:p>
      <text:p text:style-name="P7"><text:span text:style-name="T5">}</text:span></text:p>
      <text:p text:style-name="P7"/>
      <text:p text:style-name="P7"><text:span text:style-name="T5">.user-css-presentation .cover,</text:span></text:p>
      <text:p text:style-name="P7"><text:span text:style-name="T5">.user-css-presentation .cover img {</text:span></text:p>
      <text:p text:style-name="P7"><text:span text:style-name="T5"><text:s text:c="4"/>border-radius: var(--borderRadius) var(--borderRadius) 0 0;</text:span></text:p>
      <text:p text:style-name="P7"><text:span text:style-name="T5">}</text:span></text:p>
      <text:p text:style-name="P7"/>
      <text:p text:style-name="P7"><text:span text:style-name="T5">.user-css-presentation .dropcap {</text:span></text:p>
      <text:p text:style-name="P7"><text:span text:style-name="T5"><text:s text:c="4"/>font-family: Germania One, cursive;</text:span></text:p>
      <text:p text:style-name="P7"><text:span text:style-name="T5"><text:s text:c="4"/>font-size: 4em;</text:span></text:p>
      <text:p text:style-name="P7"><text:span text:style-name="T5"><text:s text:c="4"/>font-weight: inherit;</text:span></text:p>
      <text:p text:style-name="P7"><text:span text:style-name="T5"><text:s text:c="4"/>line-height: 60px;</text:span></text:p>
      <text:p text:style-name="P7"><text:span text:style-name="T5"><text:s text:c="4"/>padding: 4px 8px 4px 0px;</text:span></text:p>
      <text:p text:style-name="P7"><text:span text:style-name="T5"><text:s text:c="4"/>text-transform: initial;</text:span></text:p>
      <text:p text:style-name="P7"><text:span text:style-name="T5">}</text:span></text:p>
      <text:p text:style-name="P7"/>
      <text:p text:style-name="P7"><text:span text:style-name="T5">.user-css-presentation .map-box {</text:span></text:p>
      <text:p text:style-name="P7"><text:span text:style-name="T5"><text:s text:c="4"/>border-radius: var(--borderRadius);</text:span></text:p>
      <text:p text:style-name="P7"><text:span text:style-name="T5"><text:s text:c="4"/>padding: 0px;</text:span></text:p>
      <text:p text:style-name="P7"><text:span text:style-name="T5"><text:s text:c="4"/>margin: 10px;</text:span></text:p>
      <text:p text:style-name="P7"><text:span text:style-name="T5"><text:s text:c="4"/>text-align: center;</text:span></text:p>
      <text:p text:style-name="P7"><text:span text:style-name="T5">}</text:span></text:p>
      <text:p text:style-name="P7"/>
      <text:p text:style-name="P7"><text:span text:style-name="T5">.user-css-presentation .map-box img {</text:span></text:p>
      <text:p text:style-name="P7"><text:span text:style-name="T5"><text:s text:c="4"/>border-radius: var(--borderRadius) var(--borderRadius) 0 0;</text:span></text:p>
      <text:p text:style-name="P7"><text:span text:style-name="T5"><text:s text:c="4"/>padding-bottom: 0px;</text:span></text:p>
      <text:p text:style-name="P7"><text:span text:style-name="T5">}</text:span></text:p>
      <text:p text:style-name="P7"/>
      <text:p text:style-name="P7"><text:span text:style-name="T5">.user-css-presentation .map-box div {</text:span></text:p>
      <text:p text:style-name="P7"><text:span text:style-name="T5"><text:s text:c="4"/>padding: 5px;</text:span></text:p>
      <text:p text:style-name="P7"><text:span text:style-name="T5"><text:s text:c="4"/>border-radius: 0 0 var(--borderRadius) var(--borderRadius);</text:span></text:p>
      <text:p text:style-name="P7"><text:span text:style-name="T5">}</text:span></text:p>
      <text:p text:style-name="P7"/>
      <text:p text:style-name="P7"><text:span text:style-name="T5">.user-css-presentation .map-box p,</text:span></text:p>
      <text:p text:style-name="P7"><text:span text:style-name="T5">.user-css-presentation .map-box small {</text:span></text:p>
      <text:p text:style-name="P7"><text:span text:style-name="T5"><text:s text:c="4"/>font-family: inherit;</text:span></text:p>
      <text:p text:style-name="P7"><text:span text:style-name="T5"><text:s text:c="4"/>font-style: inherit;</text:span></text:p>
      <text:p text:style-name="P7"><text:span text:style-name="T5"><text:s text:c="4"/>font-weight: inherit;</text:span></text:p>
      <text:p text:style-name="P7"><text:span text:style-name="T5"><text:s text:c="4"/>font-size: 1.2rem;</text:span></text:p>
      <text:p text:style-name="P7"><text:span text:style-name="T5"><text:s text:c="4"/>padding: 0 10px;</text:span></text:p>
      <text:p text:style-name="P7"><text:span text:style-name="T5"><text:s text:c="4"/>margin-bottom: 0px;</text:span></text:p>
      <text:p text:style-name="P7"><text:span text:style-name="T5">}</text:span></text:p>
      <text:p text:style-name="P7"/>
      <text:p text:style-name="P7"><text:span text:style-name="T5">.user-css-presentation .map-box div p:last-child {</text:span></text:p>
      <text:p text:style-name="P7"><text:span text:style-name="T5"><text:s text:c="4"/>margin: 0px;</text:span></text:p>
      <text:p text:style-name="P7"><text:soft-page-break/><text:span text:style-name="T5">}</text:span></text:p>
      <text:p text:style-name="P7"/>
      <text:p text:style-name="P7"><text:span text:style-name="T5">.user-css-presentation .menu-control {</text:span></text:p>
      <text:p text:style-name="P7"><text:span text:style-name="T5"><text:s text:c="4"/>background: none;</text:span></text:p>
      <text:p text:style-name="P7"><text:span text:style-name="T5"><text:s text:c="4"/>border: none;</text:span></text:p>
      <text:p text:style-name="P7"><text:span text:style-name="T5"><text:s text:c="4"/>border-radius: 0 0 var(--borderRadiusSmall) var(--borderRadiusSmall);</text:span></text:p>
      <text:p text:style-name="P7"><text:span text:style-name="T5"><text:s text:c="4"/>font-size: 1.4rem;</text:span></text:p>
      <text:p text:style-name="P7"><text:span text:style-name="T5"><text:s text:c="4"/>height: 32px;</text:span></text:p>
      <text:p text:style-name="P7"><text:span text:style-name="T5"><text:s text:c="4"/>padding: 4px 0px 0px 0px;</text:span></text:p>
      <text:p text:style-name="P7"><text:span text:style-name="T5"><text:s text:c="4"/>top: 2px;</text:span></text:p>
      <text:p text:style-name="P7"><text:span text:style-name="T5">}</text:span></text:p>
      <text:p text:style-name="P7"/>
      <text:p text:style-name="P7"><text:span text:style-name="T5">.user-css-presentation .nav-strip {</text:span></text:p>
      <text:p text:style-name="P7"><text:span text:style-name="T5"><text:s text:c="4"/>font-family: inherit;</text:span></text:p>
      <text:p text:style-name="P7"><text:span text:style-name="T5"><text:s text:c="4"/>font-size: 1.4rem;</text:span></text:p>
      <text:p text:style-name="P7"><text:span text:style-name="T5"><text:s text:c="4"/>font-weight: inherit;</text:span></text:p>
      <text:p text:style-name="P7"><text:span text:style-name="T5">}</text:span></text:p>
      <text:p text:style-name="P7"/>
      <text:p text:style-name="P7"><text:span text:style-name="T5">.user-css-presentation .orgtree ul {</text:span></text:p>
      <text:p text:style-name="P7"><text:span text:style-name="T5"><text:s text:c="4"/>margin: 0px auto;</text:span></text:p>
      <text:p text:style-name="P7"><text:span text:style-name="T5">}</text:span></text:p>
      <text:p text:style-name="P7"/>
      <text:p text:style-name="P7"><text:span text:style-name="T5">.user-css-presentation .orgtree ul li {</text:span></text:p>
      <text:p text:style-name="P7"><text:span text:style-name="T5"><text:s text:c="4"/>padding: 20px 0px 0px 0px;</text:span></text:p>
      <text:p text:style-name="P7"><text:span text:style-name="T5">}</text:span></text:p>
      <text:p text:style-name="P7"/>
      <text:p text:style-name="P7"><text:span text:style-name="T5">.user-css-presentation .orgtree ul li:only-child {</text:span></text:p>
      <text:p text:style-name="P7"><text:span text:style-name="T5"><text:s text:c="4"/>padding: 0px;</text:span></text:p>
      <text:p text:style-name="P7"><text:span text:style-name="T5">}</text:span></text:p>
      <text:p text:style-name="P7"/>
      <text:p text:style-name="P7"><text:span text:style-name="T5">.user-css-presentation .orgtree ul li a,</text:span></text:p>
      <text:p text:style-name="P7"><text:span text:style-name="T5">.user-css-presentation .orgtree ul li a + ul li a {</text:span></text:p>
      <text:p text:style-name="P7"><text:span text:style-name="T5"><text:s text:c="4"/>border-radius: var(--borderRadiusSmall);</text:span></text:p>
      <text:p text:style-name="P7"><text:span text:style-name="T5"><text:s text:c="4"/>border: none;</text:span></text:p>
      <text:p text:style-name="P7"><text:span text:style-name="T5"><text:s text:c="4"/>margin: 0 3px;</text:span></text:p>
      <text:p text:style-name="P7"><text:span text:style-name="T5"><text:s text:c="4"/>padding: 1.2rem 2rem;</text:span></text:p>
      <text:p text:style-name="P7"><text:span text:style-name="T5"><text:s text:c="4"/>font-size: 1.4rem;</text:span></text:p>
      <text:p text:style-name="P7"><text:span text:style-name="T5"><text:s text:c="4"/>font-family: inherit;</text:span></text:p>
      <text:p text:style-name="P7"><text:span text:style-name="T5"><text:s text:c="4"/>transition: none;</text:span></text:p>
      <text:p text:style-name="P7"><text:span text:style-name="T5">}</text:span></text:p>
      <text:p text:style-name="P7"/>
      <text:p text:style-name="P7"><text:span text:style-name="T5">.user-css-presentation .panel-greatgm {</text:span></text:p>
      <text:p text:style-name="P7"><text:span text:style-name="T5"><text:s text:c="4"/>font-size: 1.1em;</text:span></text:p>
      <text:p text:style-name="P7"><text:span text:style-name="T5"><text:s text:c="4"/>margin: 20px;</text:span></text:p>
      <text:p text:style-name="P7"><text:span text:style-name="T5"><text:s text:c="4"/>opacity: 100%;</text:span></text:p>
      <text:p text:style-name="P7"><text:span text:style-name="T5">}</text:span></text:p>
      <text:p text:style-name="P7"/>
      <text:p text:style-name="P7"><text:span text:style-name="T5">.user-css-presentation .phrase-key {</text:span></text:p>
      <text:p text:style-name="P7"><text:soft-page-break/><text:span text:style-name="T5"><text:s text:c="4"/>display: block;</text:span></text:p>
      <text:p text:style-name="P7"><text:span text:style-name="T5"><text:s text:c="4"/>padding-top: 10px;</text:span></text:p>
      <text:p text:style-name="P7"><text:span text:style-name="T5">}</text:span></text:p>
      <text:p text:style-name="P7"/>
      <text:p text:style-name="P7"><text:span text:style-name="T5">.user-css-presentation .relation:first-child {</text:span></text:p>
      <text:p text:style-name="P7"><text:span text:style-name="T5"><text:s text:c="4"/>border-top: none;</text:span></text:p>
      <text:p text:style-name="P7"><text:span text:style-name="T5">}</text:span></text:p>
      <text:p text:style-name="P7"/>
      <text:p text:style-name="P7"><text:span text:style-name="T5">.user-css-presentation .relation .relationScore {</text:span></text:p>
      <text:p text:style-name="P7"><text:span text:style-name="T5"><text:s text:c="4"/>border: none;</text:span></text:p>
      <text:p text:style-name="P7"><text:span text:style-name="T5"><text:s text:c="4"/>border-radius: var(--borderRadiusSmall);</text:span></text:p>
      <text:p text:style-name="P7"><text:span text:style-name="T5"><text:s text:c="4"/>margin-bottom: 5px;</text:span></text:p>
      <text:p text:style-name="P7"><text:span text:style-name="T5">}</text:span></text:p>
      <text:p text:style-name="P7"/>
      <text:p text:style-name="P7"><text:span text:style-name="T5">.user-css-presentation .search-form {</text:span></text:p>
      <text:p text:style-name="P7"><text:span text:style-name="T5"><text:s text:c="4"/>left: -55px;</text:span></text:p>
      <text:p text:style-name="P7"><text:span text:style-name="T5"><text:s text:c="4"/>margin: -25px;</text:span></text:p>
      <text:p text:style-name="P7"><text:span text:style-name="T5">}</text:span></text:p>
      <text:p text:style-name="P7"/>
      <text:p text:style-name="P7"><text:span text:style-name="T5">.user-css-presentation .search-form .btn {</text:span></text:p>
      <text:p text:style-name="P7"><text:span text:style-name="T5"><text:s text:c="4"/>padding: inherit !important;</text:span></text:p>
      <text:p text:style-name="P7"><text:span text:style-name="T5"><text:s text:c="4"/>padding-right: 6px !important;</text:span></text:p>
      <text:p text:style-name="P7"><text:span text:style-name="T5">}</text:span></text:p>
      <text:p text:style-name="P7"/>
      <text:p text:style-name="P7"><text:span text:style-name="T5">.user-css-presentation .search-form .typeahead-input {</text:span></text:p>
      <text:p text:style-name="P7"><text:span text:style-name="T5"><text:s text:c="4"/>border: none;</text:span></text:p>
      <text:p text:style-name="P7"><text:span text:style-name="T5"><text:s text:c="4"/>border-radius: var(--borderRadiusSmall);</text:span></text:p>
      <text:p text:style-name="P7"><text:span text:style-name="T5"><text:s text:c="4"/>font-size: 1.4rem;</text:span></text:p>
      <text:p text:style-name="P7"><text:span text:style-name="T5"><text:s text:c="4"/>height: 25px;</text:span></text:p>
      <text:p text:style-name="P7"><text:span text:style-name="T5"><text:s text:c="4"/>margin-bottom: 5px;</text:span></text:p>
      <text:p text:style-name="P7"><text:span text:style-name="T5"><text:s text:c="4"/>padding: 6px 10px;</text:span></text:p>
      <text:p text:style-name="P7"><text:span text:style-name="T5"><text:s text:c="4"/>text-transform: capitalize;</text:span></text:p>
      <text:p text:style-name="P7"><text:span text:style-name="T5"><text:s text:c="4"/>width: 180px;</text:span></text:p>
      <text:p text:style-name="P7"><text:span text:style-name="T5">}</text:span></text:p>
      <text:p text:style-name="P7"/>
      <text:p text:style-name="P7"><text:span text:style-name="T5">.user-css-secret {</text:span></text:p>
      <text:p text:style-name="P7"><text:span text:style-name="T5"><text:s text:c="4"/>background: none;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}</text:span></text:p>
      <text:p text:style-name="P7"/>
      <text:p text:style-name="P7"><text:span text:style-name="T5">.user-css-secret .spoiler-content {</text:span></text:p>
      <text:p text:style-name="P7"><text:span text:style-name="T5"><text:s text:c="4"/>background: transparent;</text:span></text:p>
      <text:p text:style-name="P7"><text:span text:style-name="T5"><text:s text:c="4"/>border: none;</text:span></text:p>
      <text:p text:style-name="P7"><text:span text:style-name="T5"><text:s text:c="4"/>color: inherit;</text:span></text:p>
      <text:p text:style-name="P7"><text:span text:style-name="T5"><text:s text:c="4"/>-webkit-box-shadow: none;</text:span></text:p>
      <text:p text:style-name="P7"><text:span text:style-name="T5"><text:s text:c="4"/>box-shadow: none;</text:span></text:p>
      <text:p text:style-name="P7"><text:span text:style-name="T5"><text:s text:c="4"/>margin: 0px;</text:span></text:p>
      <text:p text:style-name="P7"><text:soft-page-break/><text:span text:style-name="T5"><text:s text:c="4"/>padding: 0px;</text:span></text:p>
      <text:p text:style-name="P7"><text:span text:style-name="T5">}</text:span></text:p>
      <text:p text:style-name="P7"/>
      <text:p text:style-name="P7"><text:span text:style-name="T5">.user-css-presentation .statblock {</text:span></text:p>
      <text:p text:style-name="P7"><text:span text:style-name="T5"><text:s text:c="4"/>margin-bottom: 20px;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<text:s text:c="4"/>padding: 3px 5px;</text:span></text:p>
      <text:p text:style-name="P7"><text:span text:style-name="T5">}</text:span></text:p>
      <text:p text:style-name="P7"/>
      <text:p text:style-name="P7"><text:span text:style-name="T5">.user-css-presentation .label.tag:hover {</text:span></text:p>
      <text:p text:style-name="P7"><text:span text:style-name="T5"><text:s text:c="4"/>font-weight: normal;</text:span></text:p>
      <text:p text:style-name="P7"><text:span text:style-name="T5"><text:s text:c="4"/>border: none;</text:span></text:p>
      <text:p text:style-name="P7"><text:span text:style-name="T5"><text:s text:c="4"/>border-radius: var(--borderRadiusSmall);</text:span></text:p>
      <text:p text:style-name="P7"><text:span text:style-name="T5">}</text:span></text:p>
      <text:p text:style-name="P7"/>
      <text:p text:style-name="P7"><text:span text:style-name="T5">.user-css-presentation .timeline li .timeline-panel,</text:span></text:p>
      <text:p text:style-name="P7"><text:span text:style-name="T5">.user-css-presentation .timeline li.milestone {</text:span></text:p>
      <text:p text:style-name="P7"><text:span text:style-name="T5"><text:s text:c="4"/>border-bottom: none;</text:span></text:p>
      <text:p text:style-name="P7"><text:span text:style-name="T5"><text:s text:c="4"/>border-left: none;</text:span></text:p>
      <text:p text:style-name="P7"><text:span text:style-name="T5"><text:s text:c="4"/>border-right: none;</text:span></text:p>
      <text:p text:style-name="P7"><text:span text:style-name="T5"><text:s text:c="4"/>border-top: 8px solid;</text:span></text:p>
      <text:p text:style-name="P7"><text:span text:style-name="T5"><text:s text:c="4"/>border-radius: var(--borderRadius);</text:span></text:p>
      <text:p text:style-name="P7"><text:span text:style-name="T5"><text:s text:c="4"/>box-shadow: none;</text:span></text:p>
      <text:p text:style-name="P7"><text:span text:style-name="T5">}</text:span></text:p>
      <text:p text:style-name="P7"/>
      <text:p text:style-name="P7"><text:span text:style-name="T5">.user-css-presentation .timeline li .header-icon {</text:span></text:p>
      <text:p text:style-name="P7"><text:span text:style-name="T5"><text:s text:c="4"/>padding: 12.5px;</text:span></text:p>
      <text:p text:style-name="P7"><text:span text:style-name="T5">}</text:span></text:p>
      <text:p text:style-name="P7"/>
      <text:p text:style-name="P7"><text:span text:style-name="T5">.user-css-presentation .timeline li .header-icon .ra-3x {</text:span></text:p>
      <text:p text:style-name="P7"><text:span text:style-name="T5"><text:s text:c="4"/>font-size: 40px;</text:span></text:p>
      <text:p text:style-name="P7"><text:span text:style-name="T5">}</text:span></text:p>
      <text:p text:style-name="P7"/>
      <text:p text:style-name="P7"><text:span text:style-name="T5">.user-css-presentation .timeline li .timeline-panel::before,</text:span></text:p>
      <text:p text:style-name="P7"><text:span text:style-name="T5">.user-css-presentation .timeline li .timeline-panel::after {</text:span></text:p>
      <text:p text:style-name="P7"><text:span text:style-name="T5"><text:s text:c="4"/>top: 30px;</text:span></text:p>
      <text:p text:style-name="P7"><text:span text:style-name="T5">}</text:span></text:p>
      <text:p text:style-name="P7"/>
      <text:p text:style-name="P7"><text:span text:style-name="T5">.user-css-presentation .tooltip {</text:span></text:p>
      <text:p text:style-name="P7"><text:span text:style-name="T5"><text:s text:c="4"/>opacity: 1 !important;</text:span></text:p>
      <text:p text:style-name="P7"><text:span text:style-name="T5">}</text:span></text:p>
      <text:p text:style-name="P7"/>
      <text:p text:style-name="P7"><text:span text:style-name="T5">.user-css-presentation .tooltip .tooltip-inner {</text:span></text:p>
      <text:p text:style-name="P7"><text:span text:style-name="T5"><text:s text:c="4"/>border: none;</text:span></text:p>
      <text:p text:style-name="P7"><text:span text:style-name="T5"><text:s text:c="4"/>border-radius: var(--borderRadius);</text:span></text:p>
      <text:p text:style-name="P7"><text:span text:style-name="T5">}</text:span></text:p>
      <text:p text:style-name="P7"/>
      <text:p text:style-name="P7"><text:soft-page-break/><text:span text:style-name="T5">.user-css-presentation .user-box {</text:span></text:p>
      <text:p text:style-name="P7"><text:span text:style-name="T5"><text:s text:c="4"/>padding: 8px;</text:span></text:p>
      <text:p text:style-name="P7"><text:span text:style-name="T5"><text:s text:c="4"/>height: 76px;</text:span></text:p>
      <text:p text:style-name="P7"><text:span text:style-name="T5">}</text:span></text:p>
      <text:p text:style-name="P7"/>
      <text:p text:style-name="P7"><text:span text:style-name="T5">.user-css-presentation .user-css-image-thumbnail {</text:span></text:p>
      <text:p text:style-name="P7"><text:span text:style-name="T5"><text:s text:c="4"/>border-radius: var(--borderRadius);</text:span></text:p>
      <text:p text:style-name="P7"><text:span text:style-name="T5"><text:s text:c="4"/>padding: 0px;</text:span></text:p>
      <text:p text:style-name="P7"><text:span text:style-name="T5"><text:s text:c="4"/>margin: 10px;</text:span></text:p>
      <text:p text:style-name="P7"><text:span text:style-name="T5">}</text:span></text:p>
      <text:p text:style-name="P7"/>
      <text:p text:style-name="P7"><text:span text:style-name="T5">.user-css-presentation .user-css-image-thumbnail .artist-credits {</text:span></text:p>
      <text:p text:style-name="P7"><text:span text:style-name="T5"><text:s text:c="4"/>border-radius: 0 0 var(--borderRadius) var(--borderRadius);</text:span></text:p>
      <text:p text:style-name="P7"><text:span text:style-name="T5">}</text:span></text:p>
      <text:p text:style-name="P7"/>
      <text:p text:style-name="P7"><text:span text:style-name="T5">.user-css-presentation .user-css-image-thumbnail img {</text:span></text:p>
      <text:p text:style-name="P7"><text:span text:style-name="T5"><text:s text:c="4"/>border-radius: var(--borderRadius) var(--borderRadius) 0 0;</text:span></text:p>
      <text:p text:style-name="P7"><text:span text:style-name="T5">}</text:span></text:p>
      <text:p text:style-name="P7"/>
      <text:p text:style-name="P7"><text:span text:style-name="T5">.user-css-presentation .page-image .image-block p {</text:span></text:p>
      <text:p text:style-name="P7"><text:span text:style-name="T5"><text:s text:c="4"/>font-size: inherit;</text:span></text:p>
      <text:p text:style-name="P7"><text:span text:style-name="T5"><text:s text:c="4"/>color: inherit;</text:span></text:p>
      <text:p text:style-name="P7"><text:span text:style-name="T5">}</text:span></text:p>
      <text:p text:style-name="P7"/>
      <text:p text:style-name="P7"><text:span text:style-name="T5">.user-css-presentation .page-image .artist-credits {</text:span></text:p>
      <text:p text:style-name="P7"><text:span text:style-name="T5"><text:s text:c="4"/>font-size: inherit;</text:span></text:p>
      <text:p text:style-name="P7"><text:span text:style-name="T5">}</text:span></text:p>
      <text:p text:style-name="P7"/>
      <text:p text:style-name="P7"><text:span text:style-name="T5">.user-css-presentation .page-image img {</text:span></text:p>
      <text:p text:style-name="P7"><text:span text:style-name="T5"><text:s text:c="4"/>margin-left: auto;</text:span></text:p>
      <text:p text:style-name="P7"><text:span text:style-name="T5"><text:s text:c="4"/>margin-right: auto;</text:span></text:p>
      <text:p text:style-name="P7"><text:span text:style-name="T5">}</text:span></text:p>
      <text:p text:style-name="P7"/>
      <text:p text:style-name="P7"><text:span text:style-name="T5">.user-css-presentation #world-menu-selector {</text:span></text:p>
      <text:p text:style-name="P7"><text:span text:style-name="T5"><text:s text:c="4"/>min-height: 91px;</text:span></text:p>
      <text:p text:style-name="P7"><text:span text:style-name="T5">}</text:span></text:p>
      <text:p text:style-name="P7"/>
      <text:p text:style-name="P7"><text:span text:style-name="T5">.user-css-presentation .world-menu-selector-column {</text:span></text:p>
      <text:p text:style-name="P7"><text:span text:style-name="T5"><text:s text:c="4"/>padding: 6px;</text:span></text:p>
      <text:p text:style-name="P7"><text:span text:style-name="T5">}</text:span></text:p>
      <text:p text:style-name="P7"/>
      <text:p text:style-name="P7"><text:span text:style-name="T5">.user-css-presentation .world-menu-selector-column .world-nav-button {</text:span></text:p>
      <text:p text:style-name="P7"><text:span text:style-name="T5"><text:s text:c="4"/>border-radius: var(--borderRadius);</text:span></text:p>
      <text:p text:style-name="P7"><text:span text:style-name="T5">}</text:span></text:p>
      <text:p text:style-name="P7"/>
      <text:p text:style-name="P7"><text:span text:style-name="T5">.user-css-presentation .world-menu-selector-column .world-nav-button:hover {</text:span></text:p>
      <text:p text:style-name="P7"><text:span text:style-name="T5"><text:s text:c="4"/>text-decoration: none;</text:span></text:p>
      <text:p text:style-name="P7"><text:span text:style-name="T5">}</text:span></text:p>
      <text:p text:style-name="P7"><text:soft-page-break/></text:p>
      <text:p text:style-name="P7"><text:span text:style-name="T5">.user-css-presentation .world-menu-selector-column .world-nav-button.active {</text:span></text:p>
      <text:p text:style-name="P7"><text:span text:style-name="T5"><text:s text:c="4"/>cursor: pointer;</text:span></text:p>
      <text:p text:style-name="P7"><text:span text:style-name="T5">}</text:span></text:p>
      <text:p text:style-name="P7"/>
      <text:p text:style-name="P7"><text:span text:style-name="T5">/* LAYOUT - CUSTOM CLASSES */</text:span></text:p>
      <text:p text:style-name="P7"><text:span text:style-name="T5">.user-css-presentation .block {</text:span></text:p>
      <text:p text:style-name="P7"><text:span text:style-name="T5"><text:s text:c="4"/>display: block;</text:span></text:p>
      <text:p text:style-name="P7"><text:span text:style-name="T5">}</text:span></text:p>
      <text:p text:style-name="P7"/>
      <text:p text:style-name="P7"><text:span text:style-name="T5">.user-css-presentation .glossary-block {</text:span></text:p>
      <text:p text:style-name="P7"><text:span text:style-name="T5"><text:s text:c="4"/>display: flex;</text:span></text:p>
      <text:p text:style-name="P7"><text:span text:style-name="T5"><text:s text:c="4"/>flex-flow: row wrap;</text:span></text:p>
      <text:p text:style-name="P7"><text:span text:style-name="T5"><text:s text:c="4"/>margin-left: -7.5px;</text:span></text:p>
      <text:p text:style-name="P7"><text:span text:style-name="T5"><text:s text:c="4"/>margin-right: -7.5px;</text:span></text:p>
      <text:p text:style-name="P7"><text:span text:style-name="T5"><text:s text:c="4"/>text-align: center;</text:span></text:p>
      <text:p text:style-name="P7"><text:span text:style-name="T5">}</text:span></text:p>
      <text:p text:style-name="P7"/>
      <text:p text:style-name="P7"><text:span text:style-name="T5">.user-css-presentation .glossary-block .article-panel {</text:span></text:p>
      <text:p text:style-name="P7"><text:span text:style-name="T5"><text:s text:c="4"/>margin-left: 7.5px;</text:span></text:p>
      <text:p text:style-name="P7"><text:span text:style-name="T5"><text:s text:c="4"/>margin-right: 7.5px;</text:span></text:p>
      <text:p text:style-name="P7"><text:span text:style-name="T5"><text:s text:c="4"/>flex: 0 1 calc(33.3% - 15px);</text:span></text:p>
      <text:p text:style-name="P7"><text:span text:style-name="T5">}</text:span></text:p>
      <text:p text:style-name="P7"/>
      <text:p text:style-name="P7"><text:span text:style-name="T5">.user-css-presentation .glossary-block .article-panel a {</text:span></text:p>
      <text:p text:style-name="P7"><text:span text:style-name="T5"><text:s text:c="4"/>height: 100%;</text:span></text:p>
      <text:p text:style-name="P7"><text:span text:style-name="T5">}</text:span></text:p>
      <text:p text:style-name="P7"/>
      <text:p text:style-name="P7"><text:span text:style-name="T5">.user-css-presentation .glossary-block .article-panel .cover {</text:span></text:p>
      <text:p text:style-name="P7"><text:span text:style-name="T5"><text:s text:c="4"/>/* display: none; */</text:span></text:p>
      <text:p text:style-name="P7"><text:span text:style-name="T5"><text:s text:c="4"/>min-height: 100px;</text:span></text:p>
      <text:p text:style-name="P7"><text:span text:style-name="T5">}</text:span></text:p>
      <text:p text:style-name="P7"/>
      <text:p text:style-name="P7"><text:span text:style-name="T5">.user-css-presentation .row-border-group .user-row {</text:span></text:p>
      <text:p text:style-name="P7"><text:span text:style-name="T5"><text:s text:c="4"/>display: flex;</text:span></text:p>
      <text:p text:style-name="P7"><text:span text:style-name="T5">}</text:span></text:p>
      <text:p text:style-name="P7"/>
      <text:p text:style-name="P7"><text:span text:style-name="T5">.user-css-presentation .row-border-group .user-row .col-md-6 {</text:span></text:p>
      <text:p text:style-name="P7"><text:span text:style-name="T5"><text:s text:c="4"/>border-left: 1px solid;</text:span></text:p>
      <text:p text:style-name="P7"><text:span text:style-name="T5"><text:s text:c="4"/>border-right: 1px solid;</text:span></text:p>
      <text:p text:style-name="P7"><text:span text:style-name="T5">}</text:span></text:p>
      <text:p text:style-name="P7"/>
      <text:p text:style-name="P7"><text:span text:style-name="T5">.user-css-presentation .row-border-group .user-row .col-md-4 {</text:span></text:p>
      <text:p text:style-name="P7"><text:span text:style-name="T5"><text:s text:c="4"/>border-left: 1px solid;</text:span></text:p>
      <text:p text:style-name="P7"><text:span text:style-name="T5"><text:s text:c="4"/>border-right: 1px solid;</text:span></text:p>
      <text:p text:style-name="P7"><text:span text:style-name="T5"><text:s text:c="4"/>border-top: 1px solid;</text:span></text:p>
      <text:p text:style-name="P7"><text:span text:style-name="T5"><text:s text:c="4"/>border-bottom: 1px solid;</text:span></text:p>
      <text:p text:style-name="P7"><text:span text:style-name="T5">}</text:span></text:p>
      <text:p text:style-name="P7"><text:soft-page-break/></text:p>
      <text:p text:style-name="P7"><text:span text:style-name="T5">.user-css-presentation .row-border-group .user-row .col-md-6:first-child {</text:span></text:p>
      <text:p text:style-name="P7"><text:span text:style-name="T5"><text:s text:c="4"/>border-left: none;</text:span></text:p>
      <text:p text:style-name="P7"><text:span text:style-name="T5">}</text:span></text:p>
      <text:p text:style-name="P7"/>
      <text:p text:style-name="P7"><text:span text:style-name="T5">.user-css-presentation .row-border-group .user-row .col-md-6:last-child {</text:span></text:p>
      <text:p text:style-name="P7"><text:span text:style-name="T5"><text:s text:c="4"/>border-right: none;</text:span></text:p>
      <text:p text:style-name="P7"><text:span text:style-name="T5">}</text:span></text:p>
      <text:p text:style-name="P7"/>
      <text:p text:style-name="P7"><text:span text:style-name="T5">.user-css-presentation .row-border-group .user-row:first-child .col-md-6,</text:span></text:p>
      <text:p text:style-name="P7"><text:span text:style-name="T5">.user-css-presentation .row-border-group .user-row:last-child .col-md-6,</text:span></text:p>
      <text:p text:style-name="P7"><text:span text:style-name="T5">.user-css-presentation .row-border-group .user-row .col-md-12 {</text:span></text:p>
      <text:p text:style-name="P7"><text:span text:style-name="T5"><text:s text:c="4"/>border: none;</text:span></text:p>
      <text:p text:style-name="P7"><text:span text:style-name="T5">}</text:span></text:p>
      <text:p text:style-name="P7"/>
      <text:p text:style-name="P7"><text:span text:style-name="T5">.user-css-presentation .row-border-group .user-row .col-md-4:first-child {</text:span></text:p>
      <text:p text:style-name="P7"><text:span text:style-name="T5"><text:s text:c="4"/>border-left: none;</text:span></text:p>
      <text:p text:style-name="P7"><text:span text:style-name="T5"><text:s text:c="4"/>border-top: none;</text:span></text:p>
      <text:p text:style-name="P7"><text:span text:style-name="T5"><text:s text:c="4"/>border-bottom: none;</text:span></text:p>
      <text:p text:style-name="P7"><text:span text:style-name="T5">}</text:span></text:p>
      <text:p text:style-name="P7"/>
      <text:p text:style-name="P7"><text:span text:style-name="T5">.user-css-presentation .row-border-group .user-row .col-md-4:last-child {</text:span></text:p>
      <text:p text:style-name="P7"><text:span text:style-name="T5"><text:s text:c="4"/>border-right: none;</text:span></text:p>
      <text:p text:style-name="P7"><text:span text:style-name="T5"><text:s text:c="4"/>border-top: none;</text:span></text:p>
      <text:p text:style-name="P7"><text:span text:style-name="T5"><text:s text:c="4"/>border-bottom: none;</text:span></text:p>
      <text:p text:style-name="P7"><text:span text:style-name="T5">}</text:span></text:p>
      <text:p text:style-name="P7"/>
      <text:p text:style-name="P7"><text:span text:style-name="T5">.user-css-presentation .row-border-group .user-row:first-child .col-md-4 {</text:span></text:p>
      <text:p text:style-name="P7"><text:span text:style-name="T5"><text:s text:c="4"/>border-top: none;</text:span></text:p>
      <text:p text:style-name="P7"><text:span text:style-name="T5"><text:s text:c="4"/>border-left: none;</text:span></text:p>
      <text:p text:style-name="P7"><text:span text:style-name="T5"><text:s text:c="4"/>border-right: none;</text:span></text:p>
      <text:p text:style-name="P7"><text:span text:style-name="T5">}</text:span></text:p>
      <text:p text:style-name="P7"/>
      <text:p text:style-name="P7"><text:span text:style-name="T5">.user-css-presentation .row-border-group .user-row:last-child .col-md-4 {</text:span></text:p>
      <text:p text:style-name="P7"><text:span text:style-name="T5"><text:s text:c="4"/>border-bottom: none;</text:span></text:p>
      <text:p text:style-name="P7"><text:span text:style-name="T5"><text:s text:c="4"/>border-left: none;</text:span></text:p>
      <text:p text:style-name="P7"><text:span text:style-name="T5"><text:s text:c="4"/>border-right: none;</text:span></text:p>
      <text:p text:style-name="P7"><text:span text:style-name="T5">}</text:span></text:p>
      <text:p text:style-name="P7"/>
      <text:p text:style-name="P7"><text:span text:style-name="T5">.user-css-presentation .row-border-group .user-row .col-md-6:after,</text:span></text:p>
      <text:p text:style-name="P7"><text:span text:style-name="T5">.user-css-presentation .row-border-group .user-row .col-md-6:before,</text:span></text:p>
      <text:p text:style-name="P7"><text:span text:style-name="T5">.user-css-presentation .row-border-group .user-row .col-md-4:after,</text:span></text:p>
      <text:p text:style-name="P7"><text:span text:style-name="T5">.user-css-presentation .row-border-group .user-row .col-md-4:before,</text:span></text:p>
      <text:p text:style-name="P7"><text:span text:style-name="T5">.user-css-presentation .row-border-group .user-row .col-md-12:after</text:span></text:p>
      <text:p text:style-name="P7"><text:span text:style-name="T5">{</text:span></text:p>
      <text:p text:style-name="P7"><text:span text:style-name="T5"><text:s text:c="4"/>content: src: url(https://www.worldanvil.com/uploads/images/d4fbb36728bd17336b984440ab87d230.png);</text:span></text:p>
      <text:p text:style-name="P7"><text:span text:style-name="T5"><text:s text:c="4"/>position: absolute;</text:span></text:p>
      <text:p text:style-name="P7"><text:soft-page-break/><text:span text:style-name="T5">}</text:span></text:p>
      <text:p text:style-name="P7"/>
      <text:p text:style-name="P7"><text:span text:style-name="T5">.user-css-presentation .row-border-group .user-row:not(:first-child):not(:last-child) .col-md-6:first-child:after, /* 2-col Middle left cell, top border */</text:span></text:p>
      <text:p text:style-name="P7"><text:span text:style-name="T5">.user-css-presentation .row-border-group .user-row:not(:first-child):not(:last-child) .col-md-6:last-child:after, /* 2-col Middle right cell, top border */</text:span></text:p>
      <text:p text:style-name="P7"><text:span text:style-name="T5">.user-css-presentation .row-border-group .user-row:last-child .col-md-6:first-child:before, /* 2-col Bottom left cell, top border */</text:span></text:p>
      <text:p text:style-name="P7"><text:span text:style-name="T5">.user-css-presentation .row-border-group .user-row:last-child .col-md-6:last-child:before, /* 2-col Bottom right cell, top border */</text:span></text:p>
      <text:p text:style-name="P7"><text:span text:style-name="T5">.user-css-presentation .row-border-group .user-row:not(:first-child):not(:last-child) .col-md-4:first-child:after, /* 3-col Middle left cell, top border */</text:span></text:p>
      <text:p text:style-name="P7"><text:span text:style-name="T5">.user-css-presentation .row-border-group .user-row:not(:first-child):not(:last-child) .col-md-4:last-child:after, /* 3-col Middle right cell, top border */</text:span></text:p>
      <text:p text:style-name="P7"><text:span text:style-name="T5">.user-css-presentation .row-border-group .user-row:last-child .col-md-4:first-child:before, /* 3-col Bottom left cell, top border */</text:span></text:p>
      <text:p text:style-name="P7"><text:span text:style-name="T5">.user-css-presentation .row-border-group .user-row:last-child .col-md-4:last-child:before, /* 3-col Bottom right cell, top border */</text:span></text:p>
      <text:p text:style-name="P7"><text:span text:style-name="T5">.user-css-presentation .row-border-group .user-row:not(:first-child) .col-md-12:after /* 1-col bottom cells, top border */</text:span></text:p>
      <text:p text:style-name="P7"><text:span text:style-name="T5">{</text:span></text:p>
      <text:p text:style-name="P7"><text:span text:style-name="T5"><text:s text:c="4"/>left: 0px;</text:span></text:p>
      <text:p text:style-name="P7"><text:span text:style-name="T5"><text:s text:c="4"/>right: 0px;</text:span></text:p>
      <text:p text:style-name="P7"><text:span text:style-name="T5"><text:s text:c="4"/>top: 0px;</text:span></text:p>
      <text:p text:style-name="P7"><text:span text:style-name="T5"><text:s text:c="4"/>height: 1px;</text:span></text:p>
      <text:p text:style-name="P7"><text:span text:style-name="T5">}</text:span></text:p>
      <text:p text:style-name="P7"/>
      <text:p text:style-name="P7"><text:span text:style-name="T5">.user-css-presentation .row-border-group .user-row:not(:first-child):not(:last-child) .col-md-6:first-child:before, /* 2-col Middle left cell, bottom border */</text:span></text:p>
      <text:p text:style-name="P7"><text:span text:style-name="T5">.user-css-presentation .row-border-group .user-row:not(:first-child):not(:last-child) .col-md-6:last-child:before, /* 2-col Middle right cell, bottom border */</text:span></text:p>
      <text:p text:style-name="P7"><text:span text:style-name="T5">.user-css-presentation .row-border-group .user-row:first-child .col-md-6:first-child:before, /* 2-col Top left cell, bottom border */</text:span></text:p>
      <text:p text:style-name="P7"><text:span text:style-name="T5">.user-css-presentation .row-border-group .user-row:first-child .col-md-6:last-child:before, /* 2-col Top right cell, bottom border */</text:span></text:p>
      <text:p text:style-name="P7"><text:span text:style-name="T5">.user-css-presentation .row-border-group .user-row:not(:first-child):not(:last-child) .col-md-4:first-child:before, /* 3-col Middle left cell, bottom border */</text:span></text:p>
      <text:p text:style-name="P7"><text:span text:style-name="T5">.user-css-presentation .row-border-group .user-row:not(:first-child):not(:last-child) .col-md-4:last-child:before, /* 3-col Middle right cell, bottom border */</text:span></text:p>
      <text:p text:style-name="P7"><text:span text:style-name="T5">.user-css-presentation .row-border-group .user-row:first-child .col-md-4:first-child:before, /* 3-col Top left cell, bottom border */</text:span></text:p>
      <text:p text:style-name="P7"><text:span text:style-name="T5">.user-css-presentation .row-border-group .user-row:first-child .col-md-4:last-child:before, /* 3-col Top right cell, bottom border */</text:span></text:p>
      <text:p text:style-name="P7"><text:span text:style-name="T5">.user-css-presentation .row-border-group .user-row:not(:last-child) .col-md-12:after /* 1-col upper cells, bottom border */</text:span></text:p>
      <text:p text:style-name="P7"><text:span text:style-name="T5">{</text:span></text:p>
      <text:p text:style-name="P7"><text:span text:style-name="T5"><text:s text:c="4"/>left: 0px;</text:span></text:p>
      <text:p text:style-name="P7"><text:span text:style-name="T5"><text:s text:c="4"/>right: 0px;</text:span></text:p>
      <text:p text:style-name="P7"><text:soft-page-break/><text:span text:style-name="T5"><text:s text:c="4"/>bottom: 0px;</text:span></text:p>
      <text:p text:style-name="P7"><text:span text:style-name="T5"><text:s text:c="4"/>height: 1px;</text:span></text:p>
      <text:p text:style-name="P7"><text:span text:style-name="T5">}</text:span></text:p>
      <text:p text:style-name="P7"/>
      <text:p text:style-name="P7"><text:span text:style-name="T5">.user-css-presentation .row-border-group .user-row:first-child .col-md-6:first-child:after, /* 2-col Top left cell, right border */</text:span></text:p>
      <text:p text:style-name="P7"><text:span text:style-name="T5">.user-css-presentation .row-border-group .user-row:last-child .col-md-6:first-child:after, /* 2-col Bottom left cell, right border */</text:span></text:p>
      <text:p text:style-name="P7"><text:span text:style-name="T5">.user-css-presentation .row-border-group .user-row:first-child .col-md-4:not(:first-child):not(:last-child):before, /* 3-col Top middle cell, right border */</text:span></text:p>
      <text:p text:style-name="P7"><text:span text:style-name="T5">.user-css-presentation .row-border-group .user-row:last-child .col-md-4:not(:first-child):not(:last-child):before, /* 3-col Bottom middle cell, right border */</text:span></text:p>
      <text:p text:style-name="P7"><text:span text:style-name="T5">.user-css-presentation .row-border-group .user-row:first-child .col-md-4:first-child:after, /* 3-col Top left cell, right border */</text:span></text:p>
      <text:p text:style-name="P7"><text:span text:style-name="T5">.user-css-presentation .row-border-group .user-row:last-child .col-md-4:first-child:after /* 3-col Bottom left cell, right border */</text:span></text:p>
      <text:p text:style-name="P7"><text:span text:style-name="T5">{</text:span></text:p>
      <text:p text:style-name="P7"><text:span text:style-name="T5"><text:s text:c="4"/>top: 0px;</text:span></text:p>
      <text:p text:style-name="P7"><text:span text:style-name="T5"><text:s text:c="4"/>bottom: 0px;</text:span></text:p>
      <text:p text:style-name="P7"><text:span text:style-name="T5"><text:s text:c="4"/>right: 0px;</text:span></text:p>
      <text:p text:style-name="P7"><text:span text:style-name="T5"><text:s text:c="4"/>width: 1px;</text:span></text:p>
      <text:p text:style-name="P7"><text:span text:style-name="T5">}</text:span></text:p>
      <text:p text:style-name="P7"/>
      <text:p text:style-name="P7"><text:span text:style-name="T5">.user-css-presentation .row-border-group .user-row:first-child .col-md-6:last-child:after, /* 2-col Top right cell, left border */</text:span></text:p>
      <text:p text:style-name="P7"><text:span text:style-name="T5">.user-css-presentation .row-border-group .user-row:last-child .col-md-6:last-child:after, /* 2-col Bottom right cell, left border */</text:span></text:p>
      <text:p text:style-name="P7"><text:span text:style-name="T5">.user-css-presentation .row-border-group .user-row:first-child .col-md-4:not(:first-child):not(:last-child):after, /* 3-col Top middle cell, left border */</text:span></text:p>
      <text:p text:style-name="P7"><text:span text:style-name="T5">.user-css-presentation .row-border-group .user-row:last-child .col-md-4:not(:first-child):not(:last-child):after, /* 3-col Bottom middle cell, left border */</text:span></text:p>
      <text:p text:style-name="P7"><text:span text:style-name="T5">.user-css-presentation .row-border-group .user-row:first-child .col-md-4:last-child:after, /* 3-col Top right cell, left border */</text:span></text:p>
      <text:p text:style-name="P7"><text:span text:style-name="T5">.user-css-presentation .row-border-group .user-row:last-child .col-md-4:last-child:after /* 3-col Bottom right cell, left border */</text:span></text:p>
      <text:p text:style-name="P7"><text:span text:style-name="T5">{</text:span></text:p>
      <text:p text:style-name="P7"><text:span text:style-name="T5"><text:s text:c="4"/>top: 0px;</text:span></text:p>
      <text:p text:style-name="P7"><text:span text:style-name="T5"><text:s text:c="4"/>bottom: 0px;</text:span></text:p>
      <text:p text:style-name="P7"><text:span text:style-name="T5"><text:s text:c="4"/>left: 0px;</text:span></text:p>
      <text:p text:style-name="P7"><text:span text:style-name="T5"><text:s text:c="4"/>width: 1px;</text:span></text:p>
      <text:p text:style-name="P7"><text:span text:style-name="T5">}</text:span></text:p>
      <text:p text:style-name="P7"/>
      <text:p text:style-name="P7"><text:span text:style-name="T5">.user-css-presentation .row-border-group .user-row:only-child .col-md-6:first-child:after, /* 2-col Single row left cell, right border */</text:span></text:p>
      <text:p text:style-name="P7"><text:span text:style-name="T5">.user-css-presentation .row-border-group .user-row:only-child .col-md-4:first-child:after, /* 3-col Single row left cell, right border */</text:span></text:p>
      <text:p text:style-name="P7"><text:span text:style-name="T5">.user-css-presentation .row-border-group .user-row:only-child .col-md-4:not(:first-child):not(:last-child):after /* 3-col Single row middle cell, right border */</text:span></text:p>
      <text:p text:style-name="P7"><text:soft-page-break/><text:span text:style-name="T5">{</text:span></text:p>
      <text:p text:style-name="P7"><text:span text:style-name="T5"><text:s text:c="4"/>left: auto;</text:span></text:p>
      <text:p text:style-name="P7"><text:span text:style-name="T5"><text:s text:c="4"/>right: 0px;</text:span></text:p>
      <text:p text:style-name="P7"><text:span text:style-name="T5"><text:s text:c="4"/>top: 0px;</text:span></text:p>
      <text:p text:style-name="P7"><text:span text:style-name="T5"><text:s text:c="4"/>bottom: 0px;</text:span></text:p>
      <text:p text:style-name="P7"><text:span text:style-name="T5"><text:s text:c="4"/>width: 1px;</text:span></text:p>
      <text:p text:style-name="P7"><text:span text:style-name="T5">}</text:span></text:p>
      <text:p text:style-name="P7"/>
      <text:p text:style-name="P7"><text:span text:style-name="T5">.user-css-presentation .row-border-group .user-row:only-child .col-md-6:last-child:after, /* 2-col Single row right cell, left border */</text:span></text:p>
      <text:p text:style-name="P7"><text:span text:style-name="T5">.user-css-presentation .row-border-group .user-row:only-child .col-md-4:last-child:after, /* 3-col Single row right cell, left border */</text:span></text:p>
      <text:p text:style-name="P7"><text:span text:style-name="T5">.user-css-presentation .row-border-group .user-row:only-child .col-md-4:not(:first-child):not(:last-child):before /* 3-col Single row middle cell, left border */</text:span></text:p>
      <text:p text:style-name="P7"><text:span text:style-name="T5">{</text:span></text:p>
      <text:p text:style-name="P7"><text:span text:style-name="T5"><text:s text:c="4"/>left: 0px;</text:span></text:p>
      <text:p text:style-name="P7"><text:span text:style-name="T5"><text:s text:c="4"/>right: auto;</text:span></text:p>
      <text:p text:style-name="P7"><text:span text:style-name="T5"><text:s text:c="4"/>top: 0px;</text:span></text:p>
      <text:p text:style-name="P7"><text:span text:style-name="T5"><text:s text:c="4"/>bottom: 0px;</text:span></text:p>
      <text:p text:style-name="P7"><text:span text:style-name="T5"><text:s text:c="4"/>width: 1px;</text:span></text:p>
      <text:p text:style-name="P7"><text:span text:style-name="T5">}</text:span></text:p>
      <text:p text:style-name="P7"/>
      <text:p text:style-name="P7"><text:span text:style-name="T5">.user-css-presentation .row-border-group .user-row:only-child .col-md-6:first-child:before,</text:span></text:p>
      <text:p text:style-name="P7"><text:span text:style-name="T5">.user-css-presentation .row-border-group .user-row:only-child .col-md-6:last-child:before,</text:span></text:p>
      <text:p text:style-name="P7"><text:span text:style-name="T5">.user-css-presentation .row-border-group .user-row:only-child .col-md-4:first-child:before,</text:span></text:p>
      <text:p text:style-name="P7"><text:span text:style-name="T5">.user-css-presentation .row-border-group .user-row:only-child .col-md-4:last-child:before</text:span></text:p>
      <text:p text:style-name="P7"><text:span text:style-name="T5">{</text:span></text:p>
      <text:p text:style-name="P7"><text:span text:style-name="T5"><text:s text:c="4"/>display: none;</text:span></text:p>
      <text:p text:style-name="P7"><text:span text:style-name="T5">}</text:span></text:p>
      <text:p text:style-name="P7"/>
      <text:p text:style-name="P7"><text:span text:style-name="T5">/* LAYOUT - TOOLTIPSTER */</text:span></text:p>
      <text:p text:style-name="P7"><text:span text:style-name="T5">.tooltipster-base.tooltipster-sidetip.tooltipster-light .tooltipster-box {</text:span></text:p>
      <text:p text:style-name="P7"><text:span text:style-name="T5"><text:s text:c="4"/>border-radius: var(--borderRadius);</text:span></text:p>
      <text:p text:style-name="P7"><text:span text:style-name="T5"><text:s text:c="4"/>border: none;</text:span></text:p>
      <text:p text:style-name="P7"><text:span text:style-name="T5">}</text:span></text:p>
      <text:p text:style-name="P7"/>
      <text:p text:style-name="P7"><text:span text:style-name="T5">.tooltipster-base.tooltipster-sidetip.tooltipster-light .tooltipster-box .tooltipster-content h2:first-of-type {</text:span></text:p>
      <text:p text:style-name="P7"><text:span text:style-name="T5"><text:s text:c="4"/>margin-top: 15px;</text:span></text:p>
      <text:p text:style-name="P7"><text:span text:style-name="T5">}</text:span></text:p>
      <text:p text:style-name="P7"/>
      <text:p text:style-name="P7"><text:span text:style-name="T5">/* THEME APPLICATION */</text:span></text:p>
      <text:p text:style-name="P7"><text:span text:style-name="T5">.user-css-presentation {</text:span></text:p>
      <text:p text:style-name="P7"><text:span text:style-name="T5"><text:s text:c="4"/>background-color: #000000;</text:span></text:p>
      <text:p text:style-name="P7"><text:span text:style-name="T5"><text:s text:c="4"/>background-image: src: url(https://www.worldanvil.com/uploads/images/d4fbb36728bd17336b984440ab87d230.png);</text:span></text:p>
      <text:p text:style-name="P7"><text:span text:style-name="T5"><text:s text:c="4"/>background-attachment: fixed;</text:span></text:p>
      <text:p text:style-name="P7"><text:span text:style-name="T5">}</text:span></text:p>
      <text:p text:style-name="P7"><text:soft-page-break/></text:p>
      <text:p text:style-name="P7"><text:span text:style-name="T5">.user-css-presentation .user-css.page::after {</text:span></text:p>
      <text:p text:style-name="P7"><text:span text:style-name="T5"><text:s text:c="4"/>content: url(https://www.worldanvil.com/uploads/images/3b65223c169a90b8bd3388ec6b49494c.png);</text:span></text:p>
      <text:p text:style-name="P7"><text:span text:style-name="T5"><text:s text:c="4"/>background: var(--default1);</text:span></text:p>
      <text:p text:style-name="P7"><text:span text:style-name="T5"><text:s text:c="4"/>background: linear-gradient(to right, var(--primary3), var(--accent3), var(--default1), var(--default1), var(--default1), var(--accent3), var(--primary3));</text:span></text:p>
      <text:p text:style-name="P7"><text:span text:style-name="T5"><text:s text:c="4"/>opacity: 0.3%;</text:span></text:p>
      <text:p text:style-name="P7"><text:span text:style-name="T5"><text:s text:c="4"/>top: 0px;</text:span></text:p>
      <text:p text:style-name="P7"><text:span text:style-name="T5"><text:s text:c="4"/>left: 0px;</text:span></text:p>
      <text:p text:style-name="P7"><text:span text:style-name="T5"><text:s text:c="4"/>right: 0px;</text:span></text:p>
      <text:p text:style-name="P7"><text:span text:style-name="T5"><text:s text:c="4"/>bottom: 0px;</text:span></text:p>
      <text:p text:style-name="P7"><text:span text:style-name="T5"><text:s text:c="4"/>position: fixed;</text:span></text:p>
      <text:p text:style-name="P7"><text:span text:style-name="T5"><text:s text:c="4"/>z-index: -1;</text:span></text:p>
      <text:p text:style-name="P7"><text:span text:style-name="T5"><text:s text:c="4"/>height: 100%;</text:span></text:p>
      <text:p text:style-name="P7"><text:span text:style-name="T5"><text:s text:c="4"/>width: 100%;</text:span></text:p>
      <text:p text:style-name="P7"><text:span text:style-name="T5">}</text:span></text:p>
      <text:p text:style-name="P7"/>
      <text:p text:style-name="P7"><text:span text:style-name="T5">.user-css-presentation .page {</text:span></text:p>
      <text:p text:style-name="P7"><text:span text:style-name="T5"><text:s text:c="4"/>background-color: var(--default3Transparent);</text:span></text:p>
      <text:p text:style-name="P7"><text:span text:style-name="T5"><text:s text:c="4"/>color: var(--defaultDMuted);</text:span></text:p>
      <text:p text:style-name="P7"><text:span text:style-name="T5"><text:s text:c="4"/>box-shadow: 0px 0px 11px 2px var(--default3Transparent);</text:span></text:p>
      <text:p text:style-name="P7"><text:span text:style-name="T5">}</text:span></text:p>
      <text:p text:style-name="P7"/>
      <text:p text:style-name="P7"><text:span text:style-name="T5">.user-css-presentation .worldmenu-inner {</text:span></text:p>
      <text:p text:style-name="P7"><text:span text:style-name="T5"><text:s text:c="4"/>background-color: var(--accent3Transparent) !important;</text:span></text:p>
      <text:p text:style-name="P7"><text:span text:style-name="T5"><text:s text:c="4"/>color: var(--accentDMuted);</text:span></text:p>
      <text:p text:style-name="P7"><text:span text:style-name="T5"><text:s text:c="4"/>box-shadow: 0px 0px 11px 2px var(--accent3Transparent);</text:span></text:p>
      <text:p text:style-name="P7"><text:span text:style-name="T5">}</text:span></text:p>
      <text:p text:style-name="P7"/>
      <text:p text:style-name="P7"><text:span text:style-name="T5">/* HEADINGS */</text:span></text:p>
      <text:p text:style-name="P7"><text:span text:style-name="T5">.user-css-presentation h1,</text:span></text:p>
      <text:p text:style-name="P7"><text:span text:style-name="T5">.user-css-presentation h1 a,</text:span></text:p>
      <text:p text:style-name="P7"><text:span text:style-name="T5">.user-css-presentation .world-title {</text:span></text:p>
      <text:p text:style-name="P7"><text:span text:style-name="T5"><text:s text:c="4"/>color: var(--primaryA);</text:span></text:p>
      <text:p text:style-name="P7"><text:span text:style-name="T5"><text:s text:c="4"/>background: linear-gradient(var(--defaultA), var(--primaryA), var(--accentA));</text:span></text:p>
      <text:p text:style-name="P7"><text:span text:style-name="T5"><text:s text:c="4"/>background-clip: text;</text:span></text:p>
      <text:p text:style-name="P7"><text:span text:style-name="T5"><text:s text:c="4"/>-webkit-background-clip: text;</text:span></text:p>
      <text:p text:style-name="P7"><text:span text:style-name="T5"><text:s text:c="4"/>-webkit-text-fill-color: transparent;</text:span></text:p>
      <text:p text:style-name="P7"><text:span text:style-name="T5">}</text:span></text:p>
      <text:p text:style-name="P7"/>
      <text:p text:style-name="P7"><text:span text:style-name="T5">.user-css-presentation h1 .btn {</text:span></text:p>
      <text:p text:style-name="P7"><text:span text:style-name="T5"><text:s text:c="4"/>background-clip: initial;</text:span></text:p>
      <text:p text:style-name="P7"><text:span text:style-name="T5"><text:s text:c="4"/>-webkit-background-clip: initial;</text:span></text:p>
      <text:p text:style-name="P7"><text:span text:style-name="T5"><text:s text:c="4"/>-webkit-text-fill-color: initial;</text:span></text:p>
      <text:p text:style-name="P7"><text:span text:style-name="T5">}</text:span></text:p>
      <text:p text:style-name="P7"/>
      <text:p text:style-name="P7"><text:span text:style-name="T5">.user-css-presentation h1 small,</text:span></text:p>
      <text:p text:style-name="P7"><text:soft-page-break/><text:span text:style-name="T5">.user-css-presentation h1 a small,</text:span></text:p>
      <text:p text:style-name="P7"><text:span text:style-name="T5">.user-css-presentation h4.article-subheading {</text:span></text:p>
      <text:p text:style-name="P7"><text:span text:style-name="T5"><text:s text:c="4"/>color: var(--primary8);</text:span></text:p>
      <text:p text:style-name="P7"><text:span text:style-name="T5"><text:s text:c="4"/>background: linear-gradient(var(--default8), var(--primary8), var(--accent8));</text:span></text:p>
      <text:p text:style-name="P7"><text:span text:style-name="T5"><text:s text:c="4"/>background-clip: text;</text:span></text:p>
      <text:p text:style-name="P7"><text:span text:style-name="T5"><text:s text:c="4"/>-webkit-background-clip: text;</text:span></text:p>
      <text:p text:style-name="P7"><text:span text:style-name="T5"><text:s text:c="4"/>-webkit-text-fill-color: transparent;</text:span></text:p>
      <text:p text:style-name="P7"><text:span text:style-name="T5">}</text:span></text:p>
      <text:p text:style-name="P7"/>
      <text:p text:style-name="P7"><text:span text:style-name="T5">.user-css-presentation h4.article-subheading {</text:span></text:p>
      <text:p text:style-name="P7"><text:span text:style-name="T5"><text:s text:c="4"/>background: linear-gradient(var(--accent8), var(--primary8), var(--default8));</text:span></text:p>
      <text:p text:style-name="P7"><text:span text:style-name="T5"><text:s text:c="4"/>background-clip: text;</text:span></text:p>
      <text:p text:style-name="P7"><text:span text:style-name="T5"><text:s text:c="4"/>-webkit-background-clip: text;</text:span></text:p>
      <text:p text:style-name="P7"><text:span text:style-name="T5"><text:s text:c="4"/>-webkit-text-fill-color: transparent;</text:span></text:p>
      <text:p text:style-name="P7"><text:span text:style-name="T5">}</text:span></text:p>
      <text:p text:style-name="P7"/>
      <text:p text:style-name="P7"><text:span text:style-name="T5">.user-css-presentation h2 {</text:span></text:p>
      <text:p text:style-name="P7"><text:span text:style-name="T5"><text:s text:c="4"/>color: var(--primaryA);</text:span></text:p>
      <text:p text:style-name="P7"><text:span text:style-name="T5">}</text:span></text:p>
      <text:p text:style-name="P7"/>
      <text:p text:style-name="P7"><text:span text:style-name="T5">.user-css-presentation h2 small {</text:span></text:p>
      <text:p text:style-name="P7"><text:span text:style-name="T5"><text:s text:c="4"/>color: var(--primary8);</text:span></text:p>
      <text:p text:style-name="P7"><text:span text:style-name="T5">}</text:span></text:p>
      <text:p text:style-name="P7"/>
      <text:p text:style-name="P7"><text:span text:style-name="T5">.user-css-presentation h3 {</text:span></text:p>
      <text:p text:style-name="P7"><text:span text:style-name="T5"><text:s text:c="4"/>color: var(--midPrimaryAccentA);</text:span></text:p>
      <text:p text:style-name="P7"><text:span text:style-name="T5">}</text:span></text:p>
      <text:p text:style-name="P7"/>
      <text:p text:style-name="P7"><text:span text:style-name="T5">.user-css-presentation h3 small {</text:span></text:p>
      <text:p text:style-name="P7"><text:span text:style-name="T5"><text:s text:c="4"/>color: var(--midPrimaryAccent8);</text:span></text:p>
      <text:p text:style-name="P7"><text:span text:style-name="T5">}</text:span></text:p>
      <text:p text:style-name="P7"/>
      <text:p text:style-name="P7"><text:span text:style-name="T5">.user-css-presentation h4 {</text:span></text:p>
      <text:p text:style-name="P7"><text:span text:style-name="T5"><text:s text:c="4"/>color: var(--accentA);</text:span></text:p>
      <text:p text:style-name="P7"><text:span text:style-name="T5">}</text:span></text:p>
      <text:p text:style-name="P7"/>
      <text:p text:style-name="P7"><text:span text:style-name="T5">.user-css-presentation h4 small {</text:span></text:p>
      <text:p text:style-name="P7"><text:span text:style-name="T5"><text:s text:c="4"/>color: var(--accent8);</text:span></text:p>
      <text:p text:style-name="P7"><text:span text:style-name="T5">}</text:span></text:p>
      <text:p text:style-name="P7"/>
      <text:p text:style-name="P7"><text:span text:style-name="T5">.user-css-presentation h5 {</text:span></text:p>
      <text:p text:style-name="P7"><text:span text:style-name="T5"><text:s text:c="4"/>color: var(--midDefaultAccentA);</text:span></text:p>
      <text:p text:style-name="P7"><text:span text:style-name="T5">}</text:span></text:p>
      <text:p text:style-name="P7"/>
      <text:p text:style-name="P7"><text:span text:style-name="T5">.user-css-presentation h5 small {</text:span></text:p>
      <text:p text:style-name="P7"><text:span text:style-name="T5"><text:s text:c="4"/>color: var(--midDefaultAccent8);</text:span></text:p>
      <text:p text:style-name="P7"><text:span text:style-name="T5">}</text:span></text:p>
      <text:p text:style-name="P7"/>
      <text:p text:style-name="P7"><text:soft-page-break/><text:span text:style-name="T5">.user-css-presentation h6 {</text:span></text:p>
      <text:p text:style-name="P7"><text:span text:style-name="T5"><text:s text:c="4"/>color: var(--defaultA);</text:span></text:p>
      <text:p text:style-name="P7"><text:span text:style-name="T5">}</text:span></text:p>
      <text:p text:style-name="P7"/>
      <text:p text:style-name="P7"><text:span text:style-name="T5">.user-css-presentation h6 small {</text:span></text:p>
      <text:p text:style-name="P7"><text:span text:style-name="T5"><text:s text:c="4"/>color: var(--default8);</text:span></text:p>
      <text:p text:style-name="P7"><text:span text:style-name="T5">}</text:span></text:p>
      <text:p text:style-name="P7"/>
      <text:p text:style-name="P7"><text:span text:style-name="T5">/* HORIZONTAL RULES */</text:span></text:p>
      <text:p text:style-name="P7"><text:span text:style-name="T5">.user-css-presentation hr {</text:span></text:p>
      <text:p text:style-name="P7"><text:span text:style-name="T5"><text:s text:c="4"/>border-color: var(--defaultA);</text:span></text:p>
      <text:p text:style-name="P7"><text:span text:style-name="T5">}</text:span></text:p>
      <text:p text:style-name="P7"/>
      <text:p text:style-name="P7"><text:span text:style-name="T5">/* LINKS */</text:span></text:p>
      <text:p text:style-name="P7"><text:span text:style-name="T5">.user-css-presentation a,</text:span></text:p>
      <text:p text:style-name="P7"><text:span text:style-name="T5">.user-css-presentation a:focus,</text:span></text:p>
      <text:p text:style-name="P7"><text:span text:style-name="T5">.user-css-presentation .user-css-image-thumbnail .artist-credits a,</text:span></text:p>
      <text:p text:style-name="P7"><text:span text:style-name="T5">.user-css-presentation .timeline li .timeline-panel a:not(.label),</text:span></text:p>
      <text:p text:style-name="P7"><text:span text:style-name="T5">.user-css-presentation .timeline li .milestone-panel a:not(.label),</text:span></text:p>
      <text:p text:style-name="P7"><text:span text:style-name="T5">.user-css-presentation div.artist-credits a {</text:span></text:p>
      <text:p text:style-name="P7"><text:span text:style-name="T5"><text:s text:c="4"/>color: var(--primaryD);</text:span></text:p>
      <text:p text:style-name="P7"><text:span text:style-name="T5">}</text:span></text:p>
      <text:p text:style-name="P7"/>
      <text:p text:style-name="P7"><text:span text:style-name="T5">.user-css-presentation .text-abbreviation {</text:span></text:p>
      <text:p text:style-name="P7"><text:span text:style-name="T5"><text:s text:c="4"/>color: var(--primaryC);</text:span></text:p>
      <text:p text:style-name="P7"><text:span text:style-name="T5">}</text:span></text:p>
      <text:p text:style-name="P7"/>
      <text:p text:style-name="P7"><text:span text:style-name="T5">.user-css-presentation a:hover,</text:span></text:p>
      <text:p text:style-name="P7"><text:span text:style-name="T5">.user-css-presentation .text-abbreviation:hover {</text:span></text:p>
      <text:p text:style-name="P7"><text:span text:style-name="T5"><text:s text:c="4"/>color: var(--primaryDMuted);</text:span></text:p>
      <text:p text:style-name="P7"><text:span text:style-name="T5">}</text:span></text:p>
      <text:p text:style-name="P7"/>
      <text:p text:style-name="P7"><text:span text:style-name="T5">.user-css-presentation .backtoworld a {</text:span></text:p>
      <text:p text:style-name="P7"><text:span text:style-name="T5"><text:s text:c="4"/>background: var(--primary5Transparent);</text:span></text:p>
      <text:p text:style-name="P7"><text:span text:style-name="T5"><text:s text:c="4"/>box-shadow: 0px 0px 1px 2px var(--primary5Transparent);</text:span></text:p>
      <text:p text:style-name="P7"><text:span text:style-name="T5"><text:s text:c="4"/>color: var(--primaryD);</text:span></text:p>
      <text:p text:style-name="P7"><text:span text:style-name="T5">}</text:span></text:p>
      <text:p text:style-name="P7"/>
      <text:p text:style-name="P7"><text:span text:style-name="T5">.user-css-presentation .backtoworld a:hover {</text:span></text:p>
      <text:p text:style-name="P7"><text:span text:style-name="T5"><text:s text:c="4"/>background: var(--primaryDTransparent);</text:span></text:p>
      <text:p text:style-name="P7"><text:span text:style-name="T5"><text:s text:c="4"/>box-shadow: 0px 0px 1px 2px var(--primaryDTransparent);</text:span></text:p>
      <text:p text:style-name="P7"><text:span text:style-name="T5"><text:s text:c="4"/>color: var(--primary3);</text:span></text:p>
      <text:p text:style-name="P7"><text:span text:style-name="T5">}</text:span></text:p>
      <text:p text:style-name="P7"/>
      <text:p text:style-name="P7"><text:span text:style-name="T5">/* BLOCKQUOTES */</text:span></text:p>
      <text:p text:style-name="P7"><text:span text:style-name="T5">.user-css-presentation blockquote {</text:span></text:p>
      <text:p text:style-name="P7"><text:span text:style-name="T5"><text:s text:c="4"/>background: var(--primary5Transparent);</text:span></text:p>
      <text:p text:style-name="P7"><text:soft-page-break/><text:span text:style-name="T5"><text:s text:c="4"/>background: linear-gradient(to right, var(--primary5Transparent), var(--primary5), var(--primary5Transparent));</text:span></text:p>
      <text:p text:style-name="P7"><text:span text:style-name="T5"><text:s text:c="4"/>border-color: var(--primaryDTransparent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DTransparent);</text:span></text:p>
      <text:p text:style-name="P7"><text:span text:style-name="T5">}</text:span></text:p>
      <text:p text:style-name="P7"/>
      <text:p text:style-name="P7"><text:span text:style-name="T5">.user-css-presentation blockquote .author {</text:span></text:p>
      <text:p text:style-name="P7"><text:span text:style-name="T5"><text:s text:c="4"/>color: var(--primaryAMuted);</text:span></text:p>
      <text:p text:style-name="P7"><text:span text:style-name="T5">}</text:span></text:p>
      <text:p text:style-name="P7"/>
      <text:p text:style-name="P7"><text:span text:style-name="T5">.user-css-presentation blockquote small,</text:span></text:p>
      <text:p text:style-name="P7"><text:span text:style-name="T5">.user-css-presentation blockquote .author small {</text:span></text:p>
      <text:p text:style-name="P7"><text:span text:style-name="T5"><text:s text:c="4"/>color: var(--primary8Muted);</text:span></text:p>
      <text:p text:style-name="P7"><text:span text:style-name="T5">}</text:span></text:p>
      <text:p text:style-name="P7"/>
      <text:p text:style-name="P7"><text:span text:style-name="T5">/* ALERTS */</text:span></text:p>
      <text:p text:style-name="P7"><text:span text:style-name="T5">.user-css-presentation .alert-default {</text:span></text:p>
      <text:p text:style-name="P7"><text:span text:style-name="T5"><text:s text:c="4"/>background-color: var(--default5Transparent);</text:span></text:p>
      <text:p text:style-name="P7"><text:span text:style-name="T5"><text:s text:c="4"/>background: linear-gradient(to right, var(--default5Transparent), var(--default5), var(--default5Transparent));</text:span></text:p>
      <text:p text:style-name="P7"><text:span text:style-name="T5"><text:s text:c="4"/>border-color: var(--default9);</text:span></text:p>
      <text:p text:style-name="P7"><text:span text:style-name="T5"><text:s text:c="4"/>color: var(--defaultDMuted);</text:span></text:p>
      <text:p text:style-name="P7"><text:span text:style-name="T5"><text:s text:c="4"/>box-shadow: 0px 0px 2px 2px var(--default9);</text:span></text:p>
      <text:p text:style-name="P7"><text:span text:style-name="T5">}</text:span></text:p>
      <text:p text:style-name="P7"/>
      <text:p text:style-name="P7"><text:span text:style-name="T5">.user-css-presentation .alert-default h5:first-child {</text:span></text:p>
      <text:p text:style-name="P7"><text:span text:style-name="T5"><text:s text:c="4"/>color: var(--default3);</text:span></text:p>
      <text:p text:style-name="P7"><text:span text:style-name="T5">}</text:span></text:p>
      <text:p text:style-name="P7"/>
      <text:p text:style-name="P7"><text:span text:style-name="T5">.user-css-presentation .alert-primary {</text:span></text:p>
      <text:p text:style-name="P7"><text:span text:style-name="T5"><text:s text:c="4"/>background-color: var(--primary5Transparent);</text:span></text:p>
      <text:p text:style-name="P7"><text:span text:style-name="T5"><text:s text:c="4"/>background: linear-gradient(to right, var(--primary5Transparent), var(--primary5), var(--primary5Transparent));</text:span></text:p>
      <text:p text:style-name="P7"><text:span text:style-name="T5"><text:s text:c="4"/>border-color: var(--primary9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9);</text:span></text:p>
      <text:p text:style-name="P7"><text:span text:style-name="T5">}</text:span></text:p>
      <text:p text:style-name="P7"/>
      <text:p text:style-name="P7"><text:span text:style-name="T5">.user-css-presentation .alert-primary h5:first-child {</text:span></text:p>
      <text:p text:style-name="P7"><text:span text:style-name="T5"><text:s text:c="4"/>color: var(--primary3);</text:span></text:p>
      <text:p text:style-name="P7"><text:span text:style-name="T5">}</text:span></text:p>
      <text:p text:style-name="P7"/>
      <text:p text:style-name="P7"><text:span text:style-name="T5">.user-css-presentation .alert-secondary {</text:span></text:p>
      <text:p text:style-name="P7"><text:span text:style-name="T5"><text:s text:c="4"/>background-color: var(--accent5Transparent);</text:span></text:p>
      <text:p text:style-name="P7"><text:span text:style-name="T5"><text:s text:c="4"/>background: linear-gradient(to right, var(--accent5Transparent), var(--accent5), var(--accent5Transparent));</text:span></text:p>
      <text:p text:style-name="P7"><text:span text:style-name="T5"><text:s text:c="4"/>border-color: var(--accent9);</text:span></text:p>
      <text:p text:style-name="P7"><text:soft-page-break/><text:span text:style-name="T5"><text:s text:c="4"/>color: var(--accentDMuted);</text:span></text:p>
      <text:p text:style-name="P7"><text:span text:style-name="T5"><text:s text:c="4"/>box-shadow: 0px 0px 2px 2px var(--accent9);</text:span></text:p>
      <text:p text:style-name="P7"><text:span text:style-name="T5">}</text:span></text:p>
      <text:p text:style-name="P7"/>
      <text:p text:style-name="P7"><text:span text:style-name="T5">.user-css-presentation .alert-secondary h5:first-child {</text:span></text:p>
      <text:p text:style-name="P7"><text:span text:style-name="T5"><text:s text:c="4"/>color: var(--accent3);</text:span></text:p>
      <text:p text:style-name="P7"><text:span text:style-name="T5">}</text:span></text:p>
      <text:p text:style-name="P7"/>
      <text:p text:style-name="P7"><text:span text:style-name="T5">.user-css-presentation .alert-info {</text:span></text:p>
      <text:p text:style-name="P7"><text:span text:style-name="T5"><text:s text:c="4"/>background-color: var(--info5Transparent);</text:span></text:p>
      <text:p text:style-name="P7"><text:span text:style-name="T5"><text:s text:c="4"/>background: linear-gradient(to right, var(--info5Transparent), var(--info5), var(--info5Transparent));</text:span></text:p>
      <text:p text:style-name="P7"><text:span text:style-name="T5"><text:s text:c="4"/>border-color: var(--info9);</text:span></text:p>
      <text:p text:style-name="P7"><text:span text:style-name="T5"><text:s text:c="4"/>color: var(--infoDMuted);</text:span></text:p>
      <text:p text:style-name="P7"><text:span text:style-name="T5"><text:s text:c="4"/>box-shadow: 0px 0px 2px 2px var(--info9);</text:span></text:p>
      <text:p text:style-name="P7"><text:span text:style-name="T5">}</text:span></text:p>
      <text:p text:style-name="P7"/>
      <text:p text:style-name="P7"><text:span text:style-name="T5">.user-css-presentation .alert-info h5:first-child {</text:span></text:p>
      <text:p text:style-name="P7"><text:span text:style-name="T5"><text:s text:c="4"/>color: var(--info3);</text:span></text:p>
      <text:p text:style-name="P7"><text:span text:style-name="T5">}</text:span></text:p>
      <text:p text:style-name="P7"/>
      <text:p text:style-name="P7"><text:span text:style-name="T5">.user-css-presentation .alert-success {</text:span></text:p>
      <text:p text:style-name="P7"><text:span text:style-name="T5"><text:s text:c="4"/>background-color: var(--success5Transparent);</text:span></text:p>
      <text:p text:style-name="P7"><text:span text:style-name="T5"><text:s text:c="4"/>background: linear-gradient(to right, var(--success5Transparent), var(--success5), var(--success5Transparent));</text:span></text:p>
      <text:p text:style-name="P7"><text:span text:style-name="T5"><text:s text:c="4"/>border-color: var(--success9);</text:span></text:p>
      <text:p text:style-name="P7"><text:span text:style-name="T5"><text:s text:c="4"/>color: var(--successDMuted);</text:span></text:p>
      <text:p text:style-name="P7"><text:span text:style-name="T5"><text:s text:c="4"/>box-shadow: 0px 0px 2px 2px var(--success9);</text:span></text:p>
      <text:p text:style-name="P7"><text:span text:style-name="T5">}</text:span></text:p>
      <text:p text:style-name="P7"/>
      <text:p text:style-name="P7"><text:span text:style-name="T5">.user-css-presentation .alert-success h5:first-child {</text:span></text:p>
      <text:p text:style-name="P7"><text:span text:style-name="T5"><text:s text:c="4"/>color: var(--success3);</text:span></text:p>
      <text:p text:style-name="P7"><text:span text:style-name="T5">}</text:span></text:p>
      <text:p text:style-name="P7"/>
      <text:p text:style-name="P7"><text:span text:style-name="T5">.user-css-presentation .alert-warning {</text:span></text:p>
      <text:p text:style-name="P7"><text:span text:style-name="T5"><text:s text:c="4"/>background-color: var(--warning5Transparent);</text:span></text:p>
      <text:p text:style-name="P7"><text:span text:style-name="T5"><text:s text:c="4"/>background: linear-gradient(to right, var(--warning5Transparent), var(--warning5), var(--warning5Transparent));</text:span></text:p>
      <text:p text:style-name="P7"><text:span text:style-name="T5"><text:s text:c="4"/>border-color: var(--warning9);</text:span></text:p>
      <text:p text:style-name="P7"><text:span text:style-name="T5"><text:s text:c="4"/>color: var(--warningDMuted);</text:span></text:p>
      <text:p text:style-name="P7"><text:span text:style-name="T5"><text:s text:c="4"/>box-shadow: 0px 0px 2px 2px var(--warning9);</text:span></text:p>
      <text:p text:style-name="P7"><text:span text:style-name="T5">}</text:span></text:p>
      <text:p text:style-name="P7"/>
      <text:p text:style-name="P7"><text:span text:style-name="T5">.user-css-presentation .alert-warning h5:first-child {</text:span></text:p>
      <text:p text:style-name="P7"><text:span text:style-name="T5"><text:s text:c="4"/>color: var(--warning3);</text:span></text:p>
      <text:p text:style-name="P7"><text:span text:style-name="T5">}</text:span></text:p>
      <text:p text:style-name="P7"/>
      <text:p text:style-name="P7"><text:span text:style-name="T5">.user-css-presentation .alert-danger {</text:span></text:p>
      <text:p text:style-name="P7"><text:span text:style-name="T5"><text:s text:c="4"/>background-color: var(--danger5Transparent);</text:span></text:p>
      <text:p text:style-name="P7"><text:soft-page-break/><text:span text:style-name="T5"><text:s text:c="4"/>background: linear-gradient(to right, var(--danger5Transparent), var(--danger5), var(--danger5Transparent));</text:span></text:p>
      <text:p text:style-name="P7"><text:span text:style-name="T5"><text:s text:c="4"/>border-color: var(--danger9);</text:span></text:p>
      <text:p text:style-name="P7"><text:span text:style-name="T5"><text:s text:c="4"/>color: var(--dangerDMuted);</text:span></text:p>
      <text:p text:style-name="P7"><text:span text:style-name="T5"><text:s text:c="4"/>box-shadow: 0px 0px 2px 2px var(--danger9);</text:span></text:p>
      <text:p text:style-name="P7"><text:span text:style-name="T5">}</text:span></text:p>
      <text:p text:style-name="P7"/>
      <text:p text:style-name="P7"><text:span text:style-name="T5">.user-css-presentation .alert-danger h5:first-child {</text:span></text:p>
      <text:p text:style-name="P7"><text:span text:style-name="T5"><text:s text:c="4"/>color: var(--danger3);</text:span></text:p>
      <text:p text:style-name="P7"><text:span text:style-name="T5">}</text:span></text:p>
      <text:p text:style-name="P7"/>
      <text:p text:style-name="P7"><text:span text:style-name="T5">/* ARTICLE PANEL */</text:span></text:p>
      <text:p text:style-name="P7"><text:span text:style-name="T5">.user-css-presentation .article-panel {</text:span></text:p>
      <text:p text:style-name="P7"><text:span text:style-name="T5"><text:s text:c="4"/>background-color: var(--accent4Transparent);</text:span></text:p>
      <text:p text:style-name="P7"><text:span text:style-name="T5"><text:s text:c="4"/>background: linear-gradient(to right, var(--accent4Transparent), var(--accent4), var(--accent4Transparent));</text:span></text:p>
      <text:p text:style-name="P7"><text:span text:style-name="T5"><text:s text:c="4"/>box-shadow: 0px 0px 2px 2px var(--accent4Transparent);</text:span></text:p>
      <text:p text:style-name="P7"><text:span text:style-name="T5">}</text:span></text:p>
      <text:p text:style-name="P7"/>
      <text:p text:style-name="P7"><text:span text:style-name="T5">.user-css-presentation .article-panel .details .heading {</text:span></text:p>
      <text:p text:style-name="P7"><text:span text:style-name="T5"><text:s text:c="4"/>color: var(--primaryC);</text:span></text:p>
      <text:p text:style-name="P7"><text:span text:style-name="T5">}</text:span></text:p>
      <text:p text:style-name="P7"/>
      <text:p text:style-name="P7"><text:span text:style-name="T5">.user-css-presentation .article-panel .details .subheading {</text:span></text:p>
      <text:p text:style-name="P7"><text:span text:style-name="T5"><text:s text:c="4"/>color: var(--primary8Muted);</text:span></text:p>
      <text:p text:style-name="P7"><text:span text:style-name="T5">}</text:span></text:p>
      <text:p text:style-name="P7"/>
      <text:p text:style-name="P7"><text:span text:style-name="T5">.user-css-presentation .article-panel .details .subheading .date {</text:span></text:p>
      <text:p text:style-name="P7"><text:span text:style-name="T5"><text:s text:c="4"/>color: var(--accent8Muted);</text:span></text:p>
      <text:p text:style-name="P7"><text:span text:style-name="T5">}</text:span></text:p>
      <text:p text:style-name="P7"/>
      <text:p text:style-name="P7"><text:span text:style-name="T5">.user-css-presentation .article-panel .details .excerpt {</text:span></text:p>
      <text:p text:style-name="P7"><text:span text:style-name="T5"><text:s text:c="4"/>color: var(--accentDMuted);</text:span></text:p>
      <text:p text:style-name="P7"><text:span text:style-name="T5">}</text:span></text:p>
      <text:p text:style-name="P7"/>
      <text:p text:style-name="P7"><text:span text:style-name="T5">.user-css-presentation .article-panel:hover {</text:span></text:p>
      <text:p text:style-name="P7"><text:span text:style-name="T5"><text:s text:c="4"/>background-color: var(--primary4Transparent);</text:span></text:p>
      <text:p text:style-name="P7"><text:span text:style-name="T5"><text:s text:c="4"/>background: linear-gradient(to right, var(--primary4Transparent), var(--primary4), var(--primary4Transparent));</text:span></text:p>
      <text:p text:style-name="P7"><text:span text:style-name="T5"><text:s text:c="4"/>box-shadow: 0px 0px 2px 2px var(--primary4Transparent);</text:span></text:p>
      <text:p text:style-name="P7"><text:span text:style-name="T5">}</text:span></text:p>
      <text:p text:style-name="P7"/>
      <text:p text:style-name="P7"><text:span text:style-name="T5">.user-css-presentation .article-panel:hover .details .excerpt {</text:span></text:p>
      <text:p text:style-name="P7"><text:span text:style-name="T5"><text:s text:c="4"/>color: var(--primaryDMuted);</text:span></text:p>
      <text:p text:style-name="P7"><text:span text:style-name="T5">}</text:span></text:p>
      <text:p text:style-name="P7"/>
      <text:p text:style-name="P7"><text:span text:style-name="T5">/* BREADCRUMB */</text:span></text:p>
      <text:p text:style-name="P7"><text:span text:style-name="T5">.user-css-presentation .breadcrumb {</text:span></text:p>
      <text:p text:style-name="P7"><text:soft-page-break/><text:span text:style-name="T5"><text:s text:c="4"/>background: var(--accent3Transparent);</text:span></text:p>
      <text:p text:style-name="P7"><text:span text:style-name="T5"><text:s text:c="4"/>background: linear-gradient(to right, var(--accent3Transparent), var(--accent3), var(--accent3Transparent));</text:span></text:p>
      <text:p text:style-name="P7"><text:span text:style-name="T5"><text:s text:c="4"/>color: var(--accentAMuted);</text:span></text:p>
      <text:p text:style-name="P7"><text:span text:style-name="T5"><text:s text:c="4"/>box-shadow: 0px 0px 2px 2px var(--accent3Transparent);</text:span></text:p>
      <text:p text:style-name="P7"><text:span text:style-name="T5">}</text:span></text:p>
      <text:p text:style-name="P7"/>
      <text:p text:style-name="P7"><text:span text:style-name="T5">.user-css-presentation .breadcrumb li .active {</text:span></text:p>
      <text:p text:style-name="P7"><text:span text:style-name="T5"><text:s text:c="4"/>color: var(--accentA);</text:span></text:p>
      <text:p text:style-name="P7"><text:span text:style-name="T5">}</text:span></text:p>
      <text:p text:style-name="P7"/>
      <text:p text:style-name="P7"><text:span text:style-name="T5">/* BUTTONS */</text:span></text:p>
      <text:p text:style-name="P7"><text:span text:style-name="T5">.user-css-presentation .btn-default {</text:span></text:p>
      <text:p text:style-name="P7"><text:span text:style-name="T5"><text:s text:c="4"/>color: var(--defaultDMuted) !important;</text:span></text:p>
      <text:p text:style-name="P7"><text:span text:style-name="T5"><text:s text:c="4"/>background: var(--defaultATransparent) !important;</text:span></text:p>
      <text:p text:style-name="P7"><text:span text:style-name="T5">}</text:span></text:p>
      <text:p text:style-name="P7"/>
      <text:p text:style-name="P7"><text:span text:style-name="T5">.user-css-presentation .btn-default:hover {</text:span></text:p>
      <text:p text:style-name="P7"><text:span text:style-name="T5"><text:s text:c="4"/>color: var(--defaultEMuted) !important;</text:span></text:p>
      <text:p text:style-name="P7"><text:span text:style-name="T5"><text:s text:c="4"/>background: var(--defaultDTransparent) !important;</text:span></text:p>
      <text:p text:style-name="P7"><text:span text:style-name="T5">}</text:span></text:p>
      <text:p text:style-name="P7"/>
      <text:p text:style-name="P7"><text:span text:style-name="T5">.user-css-presentation .btn-primary {</text:span></text:p>
      <text:p text:style-name="P7"><text:span text:style-name="T5"><text:s text:c="4"/>color: var(--primaryDMuted) !important;</text:span></text:p>
      <text:p text:style-name="P7"><text:span text:style-name="T5"><text:s text:c="4"/>background: var(--primaryATransparent) !important;</text:span></text:p>
      <text:p text:style-name="P7"><text:span text:style-name="T5">}</text:span></text:p>
      <text:p text:style-name="P7"/>
      <text:p text:style-name="P7"><text:span text:style-name="T5">.user-css-presentation .btn-primary:hover {</text:span></text:p>
      <text:p text:style-name="P7"><text:span text:style-name="T5"><text:s text:c="4"/>color: var(--primaryEMuted) !important;</text:span></text:p>
      <text:p text:style-name="P7"><text:span text:style-name="T5"><text:s text:c="4"/>background: var(--primaryDTransparent) !important;</text:span></text:p>
      <text:p text:style-name="P7"><text:span text:style-name="T5">}</text:span></text:p>
      <text:p text:style-name="P7"/>
      <text:p text:style-name="P7"><text:span text:style-name="T5">.user-css-presentation .btn-secondary {</text:span></text:p>
      <text:p text:style-name="P7"><text:span text:style-name="T5"><text:s text:c="4"/>color: var(--accentDMuted) !important;</text:span></text:p>
      <text:p text:style-name="P7"><text:span text:style-name="T5"><text:s text:c="4"/>background: var(--accentATransparent) !important;</text:span></text:p>
      <text:p text:style-name="P7"><text:span text:style-name="T5">}</text:span></text:p>
      <text:p text:style-name="P7"/>
      <text:p text:style-name="P7"><text:span text:style-name="T5">.user-css-presentation .btn-secondary:hover {</text:span></text:p>
      <text:p text:style-name="P7"><text:span text:style-name="T5"><text:s text:c="4"/>color: var(--accentEMuted) !important;</text:span></text:p>
      <text:p text:style-name="P7"><text:span text:style-name="T5"><text:s text:c="4"/>background: var(--accentDTransparent) !important;</text:span></text:p>
      <text:p text:style-name="P7"><text:span text:style-name="T5">}</text:span></text:p>
      <text:p text:style-name="P7"/>
      <text:p text:style-name="P7"><text:span text:style-name="T5">.user-css-presentation .btn-info {</text:span></text:p>
      <text:p text:style-name="P7"><text:span text:style-name="T5"><text:s text:c="4"/>color: var(--accentDMuted) !important;</text:span></text:p>
      <text:p text:style-name="P7"><text:span text:style-name="T5"><text:s text:c="4"/>background: var(--accentATransparent) !important;</text:span></text:p>
      <text:p text:style-name="P7"><text:span text:style-name="T5">}</text:span></text:p>
      <text:p text:style-name="P7"/>
      <text:p text:style-name="P7"><text:span text:style-name="T5">.user-css-presentation .btn-info:hover {</text:span></text:p>
      <text:p text:style-name="P7"><text:soft-page-break/><text:span text:style-name="T5"><text:s text:c="4"/>color: var(--accentEMuted) !important;</text:span></text:p>
      <text:p text:style-name="P7"><text:span text:style-name="T5"><text:s text:c="4"/>background: var(--accentDTransparent) !important;</text:span></text:p>
      <text:p text:style-name="P7"><text:span text:style-name="T5">}</text:span></text:p>
      <text:p text:style-name="P7"/>
      <text:p text:style-name="P7"><text:span text:style-name="T5">.user-css-presentation .btn-success {</text:span></text:p>
      <text:p text:style-name="P7"><text:span text:style-name="T5"><text:s text:c="4"/>color: var(--accentDMuted) !important;</text:span></text:p>
      <text:p text:style-name="P7"><text:span text:style-name="T5"><text:s text:c="4"/>background: var(--accentATransparent) !important;</text:span></text:p>
      <text:p text:style-name="P7"><text:span text:style-name="T5">}</text:span></text:p>
      <text:p text:style-name="P7"/>
      <text:p text:style-name="P7"><text:span text:style-name="T5">.user-css-presentation .btn-success:hover {</text:span></text:p>
      <text:p text:style-name="P7"><text:span text:style-name="T5"><text:s text:c="4"/>color: var(--accentEMuted) !important;</text:span></text:p>
      <text:p text:style-name="P7"><text:span text:style-name="T5"><text:s text:c="4"/>background: var(--accentDTransparent) !important;</text:span></text:p>
      <text:p text:style-name="P7"><text:span text:style-name="T5">}</text:span></text:p>
      <text:p text:style-name="P7"/>
      <text:p text:style-name="P7"><text:span text:style-name="T5">.user-css-presentation .btn-warning {</text:span></text:p>
      <text:p text:style-name="P7"><text:span text:style-name="T5"><text:s text:c="4"/>color: var(--accentDMuted) !important;</text:span></text:p>
      <text:p text:style-name="P7"><text:span text:style-name="T5"><text:s text:c="4"/>background: var(--accentATransparent) !important;</text:span></text:p>
      <text:p text:style-name="P7"><text:span text:style-name="T5">}</text:span></text:p>
      <text:p text:style-name="P7"/>
      <text:p text:style-name="P7"><text:span text:style-name="T5">.user-css-presentation .btn-warning:hover {</text:span></text:p>
      <text:p text:style-name="P7"><text:span text:style-name="T5"><text:s text:c="4"/>color: var(--accentEMuted) !important;</text:span></text:p>
      <text:p text:style-name="P7"><text:span text:style-name="T5"><text:s text:c="4"/>background: var(--accentDTransparent) !important;</text:span></text:p>
      <text:p text:style-name="P7"><text:span text:style-name="T5">}</text:span></text:p>
      <text:p text:style-name="P7"/>
      <text:p text:style-name="P7"><text:span text:style-name="T5">.user-css-presentation .btn-danger {</text:span></text:p>
      <text:p text:style-name="P7"><text:span text:style-name="T5"><text:s text:c="4"/>color: var(--accentDMuted) !important;</text:span></text:p>
      <text:p text:style-name="P7"><text:span text:style-name="T5"><text:s text:c="4"/>background: var(--accentATransparent) !important;</text:span></text:p>
      <text:p text:style-name="P7"><text:span text:style-name="T5">}</text:span></text:p>
      <text:p text:style-name="P7"/>
      <text:p text:style-name="P7"><text:span text:style-name="T5">.user-css-presentation .btn-danger:hover {</text:span></text:p>
      <text:p text:style-name="P7"><text:span text:style-name="T5"><text:s text:c="4"/>color: var(--accentEMuted) !important;</text:span></text:p>
      <text:p text:style-name="P7"><text:span text:style-name="T5"><text:s text:c="4"/>background: var(--accentDTransparent) !important;</text:span></text:p>
      <text:p text:style-name="P7"><text:span text:style-name="T5">}</text:span></text:p>
      <text:p text:style-name="P7"/>
      <text:p text:style-name="P7"><text:span text:style-name="T5">.user-css-presentation .btn-link {</text:span></text:p>
      <text:p text:style-name="P7"><text:span text:style-name="T5"><text:s text:c="4"/>color: var(--primaryD) !important;</text:span></text:p>
      <text:p text:style-name="P7"><text:span text:style-name="T5">}</text:span></text:p>
      <text:p text:style-name="P7"/>
      <text:p text:style-name="P7"><text:span text:style-name="T5">.user-css-presentation .btn-link:hover {</text:span></text:p>
      <text:p text:style-name="P7"><text:span text:style-name="T5"><text:s text:c="4"/>color: var(--primaryDMuted) !important;</text:span></text:p>
      <text:p text:style-name="P7"><text:span text:style-name="T5">}</text:span></text:p>
      <text:p text:style-name="P7"/>
      <text:p text:style-name="P7"><text:span text:style-name="T5">/* CARDS */</text:span></text:p>
      <text:p text:style-name="P7"><text:span text:style-name="T5">.user-css-presentation .card-box {</text:span></text:p>
      <text:p text:style-name="P7"><text:span text:style-name="T5"><text:s text:c="4"/>background-color: var(--default3Transparent);</text:span></text:p>
      <text:p text:style-name="P7"><text:span text:style-name="T5"><text:s text:c="4"/>box-shadow: 0px 0px 2px 2px var(--default3Transparent);</text:span></text:p>
      <text:p text:style-name="P7"><text:span text:style-name="T5"><text:s text:c="4"/>color: var(--defaultEMuted);</text:span></text:p>
      <text:p text:style-name="P7"><text:span text:style-name="T5">}</text:span></text:p>
      <text:p text:style-name="P7"><text:soft-page-break/></text:p>
      <text:p text:style-name="P7"><text:span text:style-name="T5">.user-css-presentation .card-box:hover {</text:span></text:p>
      <text:p text:style-name="P7"><text:span text:style-name="T5"><text:s text:c="4"/>background-color: var(--default5Transparent);</text:span></text:p>
      <text:p text:style-name="P7"><text:span text:style-name="T5"><text:s text:c="4"/>box-shadow: 0px 0px 2px 2px var(--default5Transparent);</text:span></text:p>
      <text:p text:style-name="P7"><text:span text:style-name="T5">}</text:span></text:p>
      <text:p text:style-name="P7"/>
      <text:p text:style-name="P7"><text:span text:style-name="T5">/* COMMENT BOX */</text:span></text:p>
      <text:p text:style-name="P7"><text:span text:style-name="T5">.user-css-presentation .comment-box {</text:span></text:p>
      <text:p text:style-name="P7"><text:span text:style-name="T5"><text:s text:c="4"/>background-color: var(--default3Transparent);</text:span></text:p>
      <text:p text:style-name="P7"><text:span text:style-name="T5"><text:s text:c="4"/>background: linear-gradient(to right, var(--default3Transparent), var(--default3), var(--default3Transparent));</text:span></text:p>
      <text:p text:style-name="P7"><text:span text:style-name="T5"><text:s text:c="4"/>box-shadow: 0px 0px 2px 2px var(--default3Transparent);</text:span></text:p>
      <text:p text:style-name="P7"><text:span text:style-name="T5">}</text:span></text:p>
      <text:p text:style-name="P7"/>
      <text:p text:style-name="P7"><text:span text:style-name="T5">.user-css-presentation .comment-box-reply {</text:span></text:p>
      <text:p text:style-name="P7"><text:span text:style-name="T5"><text:s text:c="4"/>border-color: var(--defaultAMuted);</text:span></text:p>
      <text:p text:style-name="P7"><text:span text:style-name="T5">}</text:span></text:p>
      <text:p text:style-name="P7"/>
      <text:p text:style-name="P7"><text:span text:style-name="T5">/* LABELS */</text:span></text:p>
      <text:p text:style-name="P7"><text:span text:style-name="T5">.user-css-presentation .label-default,</text:span></text:p>
      <text:p text:style-name="P7"><text:span text:style-name="T5">.user-css-presentation .timeline li .timeline-panel a.label,</text:span></text:p>
      <text:p text:style-name="P7"><text:span text:style-name="T5">.user-css-presentation .timeline li .milestone-panel a.label {</text:span></text:p>
      <text:p text:style-name="P7"><text:span text:style-name="T5"><text:s text:c="4"/>background: var(--defaultAMuted);</text:span></text:p>
      <text:p text:style-name="P7"><text:span text:style-name="T5"><text:s text:c="4"/>color: var(--default3Muted);</text:span></text:p>
      <text:p text:style-name="P7"><text:span text:style-name="T5">}</text:span></text:p>
      <text:p text:style-name="P7"/>
      <text:p text:style-name="P7"><text:span text:style-name="T5">.user-css-presentation a.label-default:hover,</text:span></text:p>
      <text:p text:style-name="P7"><text:span text:style-name="T5">.user-css-presentation a .label-default:hover,</text:span></text:p>
      <text:p text:style-name="P7"><text:span text:style-name="T5">.user-css-presentation .timeline li .timeline-panel a.label:hover,</text:span></text:p>
      <text:p text:style-name="P7"><text:span text:style-name="T5">.user-css-presentation .timeline li .milestone-panel a.label:hover {</text:span></text:p>
      <text:p text:style-name="P7"><text:span text:style-name="T5"><text:s text:c="4"/>background: var(--defaultDMuted);</text:span></text:p>
      <text:p text:style-name="P7"><text:span text:style-name="T5"><text:s text:c="4"/>color: var(--default3Muted);</text:span></text:p>
      <text:p text:style-name="P7"><text:span text:style-name="T5">}</text:span></text:p>
      <text:p text:style-name="P7"/>
      <text:p text:style-name="P7"><text:span text:style-name="T5">.user-css-presentation .label-primary {</text:span></text:p>
      <text:p text:style-name="P7"><text:span text:style-name="T5"><text:s text:c="4"/>background: var(--primaryAMuted);</text:span></text:p>
      <text:p text:style-name="P7"><text:span text:style-name="T5"><text:s text:c="4"/>color: var(--primary3Muted);</text:span></text:p>
      <text:p text:style-name="P7"><text:span text:style-name="T5">}</text:span></text:p>
      <text:p text:style-name="P7"/>
      <text:p text:style-name="P7"><text:span text:style-name="T5">.user-css-presentation a.label-primary:hover,</text:span></text:p>
      <text:p text:style-name="P7"><text:span text:style-name="T5">.user-css-presentation a .label-primary:hover {</text:span></text:p>
      <text:p text:style-name="P7"><text:span text:style-name="T5"><text:s text:c="4"/>background: var(--primaryDMuted);</text:span></text:p>
      <text:p text:style-name="P7"><text:span text:style-name="T5"><text:s text:c="4"/>color: var(--primary3Muted);</text:span></text:p>
      <text:p text:style-name="P7"><text:span text:style-name="T5">}</text:span></text:p>
      <text:p text:style-name="P7"/>
      <text:p text:style-name="P7"><text:span text:style-name="T5">.user-css-presentation .label-secondary {</text:span></text:p>
      <text:p text:style-name="P7"><text:span text:style-name="T5"><text:s text:c="4"/>background: var(--accentAMuted);</text:span></text:p>
      <text:p text:style-name="P7"><text:span text:style-name="T5"><text:s text:c="4"/>color: var(--accent3Muted);</text:span></text:p>
      <text:p text:style-name="P7"><text:soft-page-break/><text:span text:style-name="T5">}</text:span></text:p>
      <text:p text:style-name="P7"/>
      <text:p text:style-name="P7"><text:span text:style-name="T5">.user-css-presentation a.label-secondary:hover,</text:span></text:p>
      <text:p text:style-name="P7"><text:span text:style-name="T5">.user-css-presentation a .label-secondary:hover {</text:span></text:p>
      <text:p text:style-name="P7"><text:span text:style-name="T5"><text:s text:c="4"/>background: var(--accentDMuted);</text:span></text:p>
      <text:p text:style-name="P7"><text:span text:style-name="T5"><text:s text:c="4"/>color: var(--accent3Muted);</text:span></text:p>
      <text:p text:style-name="P7"><text:span text:style-name="T5">}</text:span></text:p>
      <text:p text:style-name="P7"/>
      <text:p text:style-name="P7"><text:span text:style-name="T5">.user-css-presentation .label-info {</text:span></text:p>
      <text:p text:style-name="P7"><text:span text:style-name="T5"><text:s text:c="4"/>background: var(--infoAMuted);</text:span></text:p>
      <text:p text:style-name="P7"><text:span text:style-name="T5"><text:s text:c="4"/>color: var(--info3Muted);</text:span></text:p>
      <text:p text:style-name="P7"><text:span text:style-name="T5">}</text:span></text:p>
      <text:p text:style-name="P7"/>
      <text:p text:style-name="P7"><text:span text:style-name="T5">.user-css-presentation a.label-info:hover,</text:span></text:p>
      <text:p text:style-name="P7"><text:span text:style-name="T5">.user-css-presentation a .label-info:hover {</text:span></text:p>
      <text:p text:style-name="P7"><text:span text:style-name="T5"><text:s text:c="4"/>background: var(--infoDMuted);</text:span></text:p>
      <text:p text:style-name="P7"><text:span text:style-name="T5"><text:s text:c="4"/>color: var(--info3Muted);</text:span></text:p>
      <text:p text:style-name="P7"><text:span text:style-name="T5">}</text:span></text:p>
      <text:p text:style-name="P7"/>
      <text:p text:style-name="P7"><text:span text:style-name="T5">.user-css-presentation .label-success {</text:span></text:p>
      <text:p text:style-name="P7"><text:span text:style-name="T5"><text:s text:c="4"/>background: var(--successAMuted);</text:span></text:p>
      <text:p text:style-name="P7"><text:span text:style-name="T5"><text:s text:c="4"/>color: var(--success3Muted);</text:span></text:p>
      <text:p text:style-name="P7"><text:span text:style-name="T5">}</text:span></text:p>
      <text:p text:style-name="P7"/>
      <text:p text:style-name="P7"><text:span text:style-name="T5">.user-css-presentation a.label-success:hover,</text:span></text:p>
      <text:p text:style-name="P7"><text:span text:style-name="T5">.user-css-presentation a .label-success:hover {</text:span></text:p>
      <text:p text:style-name="P7"><text:span text:style-name="T5"><text:s text:c="4"/>background: var(--successDMuted);</text:span></text:p>
      <text:p text:style-name="P7"><text:span text:style-name="T5"><text:s text:c="4"/>color: var(--success3Muted);</text:span></text:p>
      <text:p text:style-name="P7"><text:span text:style-name="T5">}</text:span></text:p>
      <text:p text:style-name="P7"/>
      <text:p text:style-name="P7"><text:span text:style-name="T5">.user-css-presentation .label-warning {</text:span></text:p>
      <text:p text:style-name="P7"><text:span text:style-name="T5"><text:s text:c="4"/>background: var(--warningAMuted);</text:span></text:p>
      <text:p text:style-name="P7"><text:span text:style-name="T5"><text:s text:c="4"/>color: var(--warning3Muted);</text:span></text:p>
      <text:p text:style-name="P7"><text:span text:style-name="T5">}</text:span></text:p>
      <text:p text:style-name="P7"/>
      <text:p text:style-name="P7"><text:span text:style-name="T5">.user-css-presentation a.label-warning:hover,</text:span></text:p>
      <text:p text:style-name="P7"><text:span text:style-name="T5">.user-css-presentation a .label-warning:hover {</text:span></text:p>
      <text:p text:style-name="P7"><text:span text:style-name="T5"><text:s text:c="4"/>background: var(--warningDMuted);</text:span></text:p>
      <text:p text:style-name="P7"><text:span text:style-name="T5"><text:s text:c="4"/>color: var(--warning3Muted);</text:span></text:p>
      <text:p text:style-name="P7"><text:span text:style-name="T5">}</text:span></text:p>
      <text:p text:style-name="P7"/>
      <text:p text:style-name="P7"><text:span text:style-name="T5">.user-css-presentation .label-danger {</text:span></text:p>
      <text:p text:style-name="P7"><text:span text:style-name="T5"><text:s text:c="4"/>background: var(--dangerAMuted);</text:span></text:p>
      <text:p text:style-name="P7"><text:span text:style-name="T5"><text:s text:c="4"/>color: var(--danger3Muted);</text:span></text:p>
      <text:p text:style-name="P7"><text:span text:style-name="T5">}</text:span></text:p>
      <text:p text:style-name="P7"/>
      <text:p text:style-name="P7"><text:span text:style-name="T5">.user-css-presentation a.label-danger:hover,</text:span></text:p>
      <text:p text:style-name="P7"><text:span text:style-name="T5">.user-css-presentation a .label-danger:hover {</text:span></text:p>
      <text:p text:style-name="P7"><text:soft-page-break/><text:span text:style-name="T5"><text:s text:c="4"/>background: var(--dangerDMuted);</text:span></text:p>
      <text:p text:style-name="P7"><text:span text:style-name="T5"><text:s text:c="4"/>color: var(--danger3Muted);</text:span></text:p>
      <text:p text:style-name="P7"><text:span text:style-name="T5">}</text:span></text:p>
      <text:p text:style-name="P7"/>
      <text:p text:style-name="P7"><text:span text:style-name="T5">/* NAV */</text:span></text:p>
      <text:p text:style-name="P7"><text:span text:style-name="T5">.user-css-presentation .nav-tabs li a {</text:span></text:p>
      <text:p text:style-name="P7"><text:span text:style-name="T5"><text:s text:c="4"/>background: var(--accentATransparent);</text:span></text:p>
      <text:p text:style-name="P7"><text:span text:style-name="T5"><text:s text:c="4"/>color: var(--accentDMuted);</text:span></text:p>
      <text:p text:style-name="P7"><text:span text:style-name="T5"><text:s text:c="4"/>box-shadow: 0px 0px 1px 1px var(--accentATransparent);</text:span></text:p>
      <text:p text:style-name="P7"><text:span text:style-name="T5">}</text:span></text:p>
      <text:p text:style-name="P7"/>
      <text:p text:style-name="P7"><text:span text:style-name="T5">.user-css-presentation .nav-tabs li a:hover {</text:span></text:p>
      <text:p text:style-name="P7"><text:span text:style-name="T5"><text:s text:c="4"/>background: var(--primaryATransparent);</text:span></text:p>
      <text:p text:style-name="P7"><text:span text:style-name="T5"><text:s text:c="4"/>color: var(--primaryDMuted);</text:span></text:p>
      <text:p text:style-name="P7"><text:span text:style-name="T5"><text:s text:c="4"/>box-shadow: 0px 0px 1px 1px var(--primaryATransparent);</text:span></text:p>
      <text:p text:style-name="P7"><text:span text:style-name="T5">}</text:span></text:p>
      <text:p text:style-name="P7"/>
      <text:p text:style-name="P7"><text:span text:style-name="T5">.user-css-presentation .nav-tabs li.active a {</text:span></text:p>
      <text:p text:style-name="P7"><text:span text:style-name="T5"><text:s text:c="4"/>background: var(--primaryD);</text:span></text:p>
      <text:p text:style-name="P7"><text:span text:style-name="T5"><text:s text:c="4"/>border-color: var(--primaryD);</text:span></text:p>
      <text:p text:style-name="P7"><text:span text:style-name="T5"><text:s text:c="4"/>color: var(--primary3Muted);</text:span></text:p>
      <text:p text:style-name="P7"><text:span text:style-name="T5"><text:s text:c="4"/>box-shadow: 0px 0px 1px 1px var(--primaryDTransparent);</text:span></text:p>
      <text:p text:style-name="P7"><text:span text:style-name="T5">}</text:span></text:p>
      <text:p text:style-name="P7"/>
      <text:p text:style-name="P7"><text:span text:style-name="T5">.user-css-presentation .menu-control {</text:span></text:p>
      <text:p text:style-name="P7"><text:span text:style-name="T5"><text:s text:c="4"/>background-color: var(--primaryATransparent);</text:span></text:p>
      <text:p text:style-name="P7"><text:span text:style-name="T5"><text:s text:c="4"/>color: var(--primaryD);</text:span></text:p>
      <text:p text:style-name="P7"><text:span text:style-name="T5"><text:s text:c="4"/>box-shadow: 0px 0px 1px 2px var(--primaryATransparent);</text:span></text:p>
      <text:p text:style-name="P7"><text:span text:style-name="T5">}</text:span></text:p>
      <text:p text:style-name="P7"/>
      <text:p text:style-name="P7"><text:span text:style-name="T5">.user-css-presentation .menu-control:hover {</text:span></text:p>
      <text:p text:style-name="P7"><text:span text:style-name="T5"><text:s text:c="4"/>background-color: var(--primaryDTransparent);</text:span></text:p>
      <text:p text:style-name="P7"><text:span text:style-name="T5"><text:s text:c="4"/>color: var(--primary3);</text:span></text:p>
      <text:p text:style-name="P7"><text:span text:style-name="T5"><text:s text:c="4"/>box-shadow: 0px 0px 1px 2px var(--primaryDTransparent);</text:span></text:p>
      <text:p text:style-name="P7"><text:span text:style-name="T5">}</text:span></text:p>
      <text:p text:style-name="P7"/>
      <text:p text:style-name="P7"><text:span text:style-name="T5">.user-css-presentation .nav-strip {</text:span></text:p>
      <text:p text:style-name="P7"><text:span text:style-name="T5"><text:s text:c="4"/>background: var(--primary3Transparent);</text:span></text:p>
      <text:p text:style-name="P7"><text:span text:style-name="T5"><text:s text:c="4"/>color: var(--primaryD);</text:span></text:p>
      <text:p text:style-name="P7"><text:span text:style-name="T5"><text:s text:c="4"/>box-shadow: 0px 0px 2px 1px var(--primary3Transparent);</text:span></text:p>
      <text:p text:style-name="P7"><text:span text:style-name="T5">}</text:span></text:p>
      <text:p text:style-name="P7"/>
      <text:p text:style-name="P7"><text:span text:style-name="T5">/* ORGANIZATION TREE */</text:span></text:p>
      <text:p text:style-name="P7"><text:span text:style-name="T5">.user-css-presentation .orgtree ul li a {</text:span></text:p>
      <text:p text:style-name="P7"><text:span text:style-name="T5"><text:s text:c="4"/>color: var(--accentDMuted);</text:span></text:p>
      <text:p text:style-name="P7"><text:span text:style-name="T5"><text:s text:c="4"/>background: var(--accent9Transparent);</text:span></text:p>
      <text:p text:style-name="P7"><text:span text:style-name="T5"><text:s text:c="4"/>background: linear-gradient(to right, var(--accent9Transparent), var(--accent9), var(--accent9Transparent));</text:span></text:p>
      <text:p text:style-name="P7"><text:soft-page-break/><text:span text:style-name="T5">}</text:span></text:p>
      <text:p text:style-name="P7"/>
      <text:p text:style-name="P7"><text:span text:style-name="T5">.user-css-presentation .orgtree ul li a:hover,</text:span></text:p>
      <text:p text:style-name="P7"><text:span text:style-name="T5">.user-css-presentation .orgtree ul li a:hover + ul li a {</text:span></text:p>
      <text:p text:style-name="P7"><text:span text:style-name="T5"><text:s text:c="4"/>color: var(--primaryEMuted);</text:span></text:p>
      <text:p text:style-name="P7"><text:span text:style-name="T5"><text:s text:c="4"/>background: var(--primaryATransparent);</text:span></text:p>
      <text:p text:style-name="P7"><text:span text:style-name="T5"><text:s text:c="4"/>background: linear-gradient(to right, var(--primaryATransparent), var(--primaryA), var(--primaryATransparent));</text:span></text:p>
      <text:p text:style-name="P7"><text:span text:style-name="T5">}</text:span></text:p>
      <text:p text:style-name="P7"/>
      <text:p text:style-name="P7"><text:span text:style-name="T5">.user-css-presentation .orgtree ul ul::before,</text:span></text:p>
      <text:p text:style-name="P7"><text:span text:style-name="T5">.user-css-presentation .orgtree ul ul::after,</text:span></text:p>
      <text:p text:style-name="P7"><text:span text:style-name="T5">.user-css-presentation .orgtree ul li::before,</text:span></text:p>
      <text:p text:style-name="P7"><text:span text:style-name="T5">.user-css-presentation .orgtree ul li::after,</text:span></text:p>
      <text:p text:style-name="P7"><text:span text:style-name="T5">.user-css-presentation .orgtree ul li a:hover + ul::before,</text:span></text:p>
      <text:p text:style-name="P7"><text:span text:style-name="T5">.user-css-presentation .orgtree ul li a:hover + ul::after,</text:span></text:p>
      <text:p text:style-name="P7"><text:span text:style-name="T5">.user-css-presentation .orgtree ul li a:hover + ul li::before,</text:span></text:p>
      <text:p text:style-name="P7"><text:span text:style-name="T5">.user-css-presentation .orgtree ul li a:hover + ul li::after,</text:span></text:p>
      <text:p text:style-name="P7"><text:span text:style-name="T5">.user-css-presentation .orgtree ul li a:hover + ul ul::before,</text:span></text:p>
      <text:p text:style-name="P7"><text:span text:style-name="T5">.user-css-presentation .orgtree ul li a:hover + ul ul::after {</text:span></text:p>
      <text:p text:style-name="P7"><text:span text:style-name="T5"><text:s text:c="4"/>border-color: var(--accentA);</text:span></text:p>
      <text:p text:style-name="P7"><text:span text:style-name="T5">}</text:span></text:p>
      <text:p text:style-name="P7"/>
      <text:p text:style-name="P7"><text:span text:style-name="T5">/* PANELS */</text:span></text:p>
      <text:p text:style-name="P7"><text:span text:style-name="T5">.user-css-presentation .panel {</text:span></text:p>
      <text:p text:style-name="P7"><text:span text:style-name="T5"><text:s text:c="4"/>background-color: var(--default3Transparent);</text:span></text:p>
      <text:p text:style-name="P7"><text:span text:style-name="T5"><text:s text:c="4"/>background: linear-gradient(to right, var(--default3Transparent), var(--default3), var(--default3Transparent));</text:span></text:p>
      <text:p text:style-name="P7"><text:span text:style-name="T5"><text:s text:c="4"/>border-color: var(--default4Transparent);</text:span></text:p>
      <text:p text:style-name="P7"><text:span text:style-name="T5"><text:s text:c="4"/>color: var(--defaultDMuted);</text:span></text:p>
      <text:p text:style-name="P7"><text:span text:style-name="T5"><text:s text:c="4"/>box-shadow: 0px 0px 2px 2px var(--default4Transparent);</text:span></text:p>
      <text:p text:style-name="P7"><text:span text:style-name="T5">}</text:span></text:p>
      <text:p text:style-name="P7"/>
      <text:p text:style-name="P7"><text:span text:style-name="T5">.user-css-presentation .panel .panel-heading {</text:span></text:p>
      <text:p text:style-name="P7"><text:span text:style-name="T5"><text:s text:c="4"/>background-color: var(--default5Transparent);</text:span></text:p>
      <text:p text:style-name="P7"><text:span text:style-name="T5"><text:s text:c="4"/>background: linear-gradient(to right, var(--default5Transparent), var(--default5), var(--default5Transparent));</text:span></text:p>
      <text:p text:style-name="P7"><text:span text:style-name="T5">}</text:span></text:p>
      <text:p text:style-name="P7"/>
      <text:p text:style-name="P7"><text:span text:style-name="T5">.user-css-presentation .panel .panel-heading h3 {</text:span></text:p>
      <text:p text:style-name="P7"><text:span text:style-name="T5"><text:s text:c="4"/>color: var(--defaultDMuted);</text:span></text:p>
      <text:p text:style-name="P7"><text:span text:style-name="T5">}</text:span></text:p>
      <text:p text:style-name="P7"/>
      <text:p text:style-name="P7"><text:span text:style-name="T5">.user-css-presentation .panel .panel-heading small,</text:span></text:p>
      <text:p text:style-name="P7"><text:span text:style-name="T5">.user-css-presentation .panel .panel-heading .text-muted {</text:span></text:p>
      <text:p text:style-name="P7"><text:span text:style-name="T5"><text:s text:c="4"/>color: var(--defaultCMuted);</text:span></text:p>
      <text:p text:style-name="P7"><text:span text:style-name="T5">}</text:span></text:p>
      <text:p text:style-name="P7"/>
      <text:p text:style-name="P7"><text:soft-page-break/><text:span text:style-name="T5">.user-css-presentation .panel-default {</text:span></text:p>
      <text:p text:style-name="P7"><text:span text:style-name="T5"><text:s text:c="4"/>background-color: var(--accent3Transparent);</text:span></text:p>
      <text:p text:style-name="P7"><text:span text:style-name="T5"><text:s text:c="4"/>background: linear-gradient(to right, var(--accent3Transparent), var(--accent3), var(--accent3Transparent));</text:span></text:p>
      <text:p text:style-name="P7"><text:span text:style-name="T5"><text:s text:c="4"/>border-color: var(--accent4Transparent);</text:span></text:p>
      <text:p text:style-name="P7"><text:span text:style-name="T5"><text:s text:c="4"/>color: var(--accentDMuted);</text:span></text:p>
      <text:p text:style-name="P7"><text:span text:style-name="T5"><text:s text:c="4"/>box-shadow: 0px 0px 2px 2px var(--accent4Transparent);</text:span></text:p>
      <text:p text:style-name="P7"><text:span text:style-name="T5">}</text:span></text:p>
      <text:p text:style-name="P7"/>
      <text:p text:style-name="P7"><text:span text:style-name="T5">.user-css-presentation .panel-default .panel-heading {</text:span></text:p>
      <text:p text:style-name="P7"><text:span text:style-name="T5"><text:s text:c="4"/>background-color: var(--accent4Transparent);</text:span></text:p>
      <text:p text:style-name="P7"><text:span text:style-name="T5"><text:s text:c="4"/>background: linear-gradient(to right, var(--accent4Transparent), var(--accent4), var(--accent4Transparent));</text:span></text:p>
      <text:p text:style-name="P7"><text:span text:style-name="T5">}</text:span></text:p>
      <text:p text:style-name="P7"/>
      <text:p text:style-name="P7"><text:span text:style-name="T5">.user-css-presentation .panel-default .panel-heading h3 {</text:span></text:p>
      <text:p text:style-name="P7"><text:span text:style-name="T5"><text:s text:c="4"/>color: var(--accentDMuted);</text:span></text:p>
      <text:p text:style-name="P7"><text:span text:style-name="T5">}</text:span></text:p>
      <text:p text:style-name="P7"/>
      <text:p text:style-name="P7"><text:span text:style-name="T5">.user-css-presentation .panel-default .panel-heading small,</text:span></text:p>
      <text:p text:style-name="P7"><text:span text:style-name="T5">.user-css-presentation .panel-default .panel-heading .text-muted {</text:span></text:p>
      <text:p text:style-name="P7"><text:span text:style-name="T5"><text:s text:c="4"/>color: var(--accentCMuted);</text:span></text:p>
      <text:p text:style-name="P7"><text:span text:style-name="T5">}</text:span></text:p>
      <text:p text:style-name="P7"/>
      <text:p text:style-name="P7"><text:span text:style-name="T5">.user-css-presentation .panel-primary,</text:span></text:p>
      <text:p text:style-name="P7"><text:span text:style-name="T5">.user-css-presentation .panel-npcsheet {</text:span></text:p>
      <text:p text:style-name="P7"><text:span text:style-name="T5"><text:s text:c="4"/>background-color: var(--primary3Transparent);</text:span></text:p>
      <text:p text:style-name="P7"><text:span text:style-name="T5"><text:s text:c="4"/>background: linear-gradient(to right, var(--primary3Transparent), var(--primary3), var(--primary3Transparent));</text:span></text:p>
      <text:p text:style-name="P7"><text:span text:style-name="T5"><text:s text:c="4"/>border-color: var(--primary4Transparent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4Transparent);</text:span></text:p>
      <text:p text:style-name="P7"><text:span text:style-name="T5">}</text:span></text:p>
      <text:p text:style-name="P7"/>
      <text:p text:style-name="P7"><text:span text:style-name="T5">.user-css-presentation .panel-primary hr,</text:span></text:p>
      <text:p text:style-name="P7"><text:span text:style-name="T5">.user-css-presentation .panel-npcsheet hr {</text:span></text:p>
      <text:p text:style-name="P7"><text:span text:style-name="T5"><text:s text:c="4"/>border-color: var(--primaryA);</text:span></text:p>
      <text:p text:style-name="P7"><text:span text:style-name="T5">}</text:span></text:p>
      <text:p text:style-name="P7"/>
      <text:p text:style-name="P7"><text:span text:style-name="T5">.user-css-presentation .panel-primary .panel-heading {</text:span></text:p>
      <text:p text:style-name="P7"><text:span text:style-name="T5"><text:s text:c="4"/>background-color: var(--primary4Transparent);</text:span></text:p>
      <text:p text:style-name="P7"><text:span text:style-name="T5"><text:s text:c="4"/>background: linear-gradient(to right, var(--primary4Transparent), var(--primary4), var(--primary4Transparent));</text:span></text:p>
      <text:p text:style-name="P7"><text:span text:style-name="T5">}</text:span></text:p>
      <text:p text:style-name="P7"/>
      <text:p text:style-name="P7"><text:span text:style-name="T5">.user-css-presentation .panel-primary .panel-heading h3 {</text:span></text:p>
      <text:p text:style-name="P7"><text:span text:style-name="T5"><text:s text:c="4"/>color: var(--primaryDMuted);</text:span></text:p>
      <text:p text:style-name="P7"><text:span text:style-name="T5">}</text:span></text:p>
      <text:p text:style-name="P7"><text:soft-page-break/></text:p>
      <text:p text:style-name="P7"><text:span text:style-name="T5">.user-css-presentation .panel-primary .panel-heading small,</text:span></text:p>
      <text:p text:style-name="P7"><text:span text:style-name="T5">.user-css-presentation .panel-primary .panel-heading .text-muted {</text:span></text:p>
      <text:p text:style-name="P7"><text:span text:style-name="T5"><text:s text:c="4"/>color: var(--primaryCMuted);</text:span></text:p>
      <text:p text:style-name="P7"><text:span text:style-name="T5">}</text:span></text:p>
      <text:p text:style-name="P7"/>
      <text:p text:style-name="P7"><text:span text:style-name="T5">.user-css-presentation .panel-greatgm {</text:span></text:p>
      <text:p text:style-name="P7"><text:span text:style-name="T5"><text:s text:c="4"/>background: var(--primary5Transparent);</text:span></text:p>
      <text:p text:style-name="P7"><text:span text:style-name="T5"><text:s text:c="4"/>background: linear-gradient(to right, var(--primary5Transparent), var(--primary5), var(--primary5Transparent)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ATransparent);</text:span></text:p>
      <text:p text:style-name="P7"><text:span text:style-name="T5">}</text:span></text:p>
      <text:p text:style-name="P7"/>
      <text:p text:style-name="P7"><text:span text:style-name="T5">/* RELATIONS */</text:span></text:p>
      <text:p text:style-name="P7"><text:span text:style-name="T5">.user-css-presentation .relation {</text:span></text:p>
      <text:p text:style-name="P7"><text:span text:style-name="T5"><text:s text:c="4"/>border-top-color: var(--accentA);</text:span></text:p>
      <text:p text:style-name="P7"><text:span text:style-name="T5">}</text:span></text:p>
      <text:p text:style-name="P7"/>
      <text:p text:style-name="P7"><text:span text:style-name="T5">.user-css-presentation .relation .relationScore {</text:span></text:p>
      <text:p text:style-name="P7"><text:span text:style-name="T5"><text:s text:c="4"/>background: var(--primary5Transparent);</text:span></text:p>
      <text:p text:style-name="P7"><text:span text:style-name="T5"><text:s text:c="4"/>box-shadow: 0px 0px 1px 1px var(--primary5Transparent);</text:span></text:p>
      <text:p text:style-name="P7"><text:span text:style-name="T5">}</text:span></text:p>
      <text:p text:style-name="P7"/>
      <text:p text:style-name="P7"><text:span text:style-name="T5">/* ROW BORDER GROUP */</text:span></text:p>
      <text:p text:style-name="P7"><text:span text:style-name="T5">.user-css-presentation .row-border-group .user-row .col-md-6,</text:span></text:p>
      <text:p text:style-name="P7"><text:span text:style-name="T5">.user-css-presentation .row-border-group .user-row .col-md-4</text:span></text:p>
      <text:p text:style-name="P7"><text:span text:style-name="T5">{</text:span></text:p>
      <text:p text:style-name="P7"><text:span text:style-name="T5"><text:s text:c="4"/>border-color: var(--accentA);</text:span></text:p>
      <text:p text:style-name="P7"><text:span text:style-name="T5">}</text:span></text:p>
      <text:p text:style-name="P7"/>
      <text:p text:style-name="P7"><text:span text:style-name="T5">.user-css-presentation .row-border-group .user-row:not(:first-child):not(:last-child) .col-md-6:first-child:after,</text:span></text:p>
      <text:p text:style-name="P7"><text:span text:style-name="T5">.user-css-presentation .row-border-group .user-row:not(:first-child):not(:last-child) .col-md-6:first-child:before,</text:span></text:p>
      <text:p text:style-name="P7"><text:span text:style-name="T5">.user-css-presentation .row-border-group .user-row:first-child .col-md-6:first-child:before,</text:span></text:p>
      <text:p text:style-name="P7"><text:span text:style-name="T5">.user-css-presentation .row-border-group .user-row:last-child .col-md-6:first-child:before,</text:span></text:p>
      <text:p text:style-name="P7"><text:span text:style-name="T5">.user-css-presentation .row-border-group .user-row:first-child .col-md-4:first-child:before, /* 3-col Top left cell, bottom border */</text:span></text:p>
      <text:p text:style-name="P7"><text:span text:style-name="T5">.user-css-presentation .row-border-group .user-row:not(:first-child):not(:last-child) .col-md-4:first-child:after, /* 3-col Middle left cell, top border */</text:span></text:p>
      <text:p text:style-name="P7"><text:span text:style-name="T5">.user-css-presentation .row-border-group .user-row:not(:first-child):not(:last-child) .col-md-4:first-child:before, /* 3-col Middle left cell, bottom border */</text:span></text:p>
      <text:p text:style-name="P7"><text:span text:style-name="T5">.user-css-presentation .row-border-group .user-row:last-child .col-md-4:first-child:before /* 3-col Bottom left cell, top border */</text:span></text:p>
      <text:p text:style-name="P7"><text:span text:style-name="T5">{</text:span></text:p>
      <text:p text:style-name="P7"><text:span text:style-name="T5"><text:s text:c="4"/>background-image: linear-gradient(to right, var(--defaultAFullTransparent), var(--accentA));</text:span></text:p>
      <text:p text:style-name="P7"><text:span text:style-name="T5">}</text:span></text:p>
      <text:p text:style-name="P7"><text:soft-page-break/></text:p>
      <text:p text:style-name="P7"><text:span text:style-name="T5">.user-css-presentation .row-border-group .user-row:not(:first-child):not(:last-child) .col-md-6:last-child:after,</text:span></text:p>
      <text:p text:style-name="P7"><text:span text:style-name="T5">.user-css-presentation .row-border-group .user-row:not(:first-child):not(:last-child) .col-md-6:last-child:before,</text:span></text:p>
      <text:p text:style-name="P7"><text:span text:style-name="T5">.user-css-presentation .row-border-group .user-row:first-child .col-md-6:last-child:before,</text:span></text:p>
      <text:p text:style-name="P7"><text:span text:style-name="T5">.user-css-presentation .row-border-group .user-row:last-child .col-md-6:last-child:before,</text:span></text:p>
      <text:p text:style-name="P7"><text:span text:style-name="T5">.user-css-presentation .row-border-group .user-row:first-child .col-md-4:last-child:before, /* 3-col Top right cell, bottom border */</text:span></text:p>
      <text:p text:style-name="P7"><text:span text:style-name="T5">.user-css-presentation .row-border-group .user-row:not(:first-child):not(:last-child) .col-md-4:last-child:after, /* 3-col Middle right cell, top border */</text:span></text:p>
      <text:p text:style-name="P7"><text:span text:style-name="T5">.user-css-presentation .row-border-group .user-row:not(:first-child):not(:last-child) .col-md-4:last-child:before, /* 3-col Middle right cell, bottom border */</text:span></text:p>
      <text:p text:style-name="P7"><text:span text:style-name="T5">.user-css-presentation .row-border-group .user-row:last-child .col-md-4:last-child:before /* 3-col Bottom right cell, top border */</text:span></text:p>
      <text:p text:style-name="P7"><text:span text:style-name="T5">{</text:span></text:p>
      <text:p text:style-name="P7"><text:span text:style-name="T5"><text:s text:c="4"/>background-image: linear-gradient(to left, var(--defaultAFullTransparent), var(--accentA));</text:span></text:p>
      <text:p text:style-name="P7"><text:span text:style-name="T5">}</text:span></text:p>
      <text:p text:style-name="P7"/>
      <text:p text:style-name="P7"><text:span text:style-name="T5">.user-css-presentation .row-border-group .user-row:first-child .col-md-6:first-child:after,</text:span></text:p>
      <text:p text:style-name="P7"><text:span text:style-name="T5">.user-css-presentation .row-border-group .user-row:first-child .col-md-6:last-child:after,</text:span></text:p>
      <text:p text:style-name="P7"><text:span text:style-name="T5">.user-css-presentation .row-border-group .user-row:first-child .col-md-4:first-child:after, /* 3-col Top left cell, right border */</text:span></text:p>
      <text:p text:style-name="P7"><text:span text:style-name="T5">.user-css-presentation .row-border-group .user-row:first-child .col-md-4:not(:first-child):not(:last-child):after, /* 3-col Top middle cell, left border */</text:span></text:p>
      <text:p text:style-name="P7"><text:span text:style-name="T5">.user-css-presentation .row-border-group .user-row:first-child .col-md-4:not(:first-child):not(:last-child):before, /* 3-col Top middle cell, right border */</text:span></text:p>
      <text:p text:style-name="P7"><text:span text:style-name="T5">.user-css-presentation .row-border-group .user-row:first-child .col-md-4:last-child:after /* 3-col Top right cell, left border */</text:span></text:p>
      <text:p text:style-name="P7"><text:span text:style-name="T5">{</text:span></text:p>
      <text:p text:style-name="P7"><text:span text:style-name="T5"><text:s text:c="4"/>background-image: linear-gradient(to bottom, var(--defaultAFullTransparent), var(--accentA));</text:span></text:p>
      <text:p text:style-name="P7"><text:span text:style-name="T5">}</text:span></text:p>
      <text:p text:style-name="P7"/>
      <text:p text:style-name="P7"><text:span text:style-name="T5">.user-css-presentation .row-border-group .user-row:last-child .col-md-6:first-child:after,</text:span></text:p>
      <text:p text:style-name="P7"><text:span text:style-name="T5">.user-css-presentation .row-border-group .user-row:last-child .col-md-6:last-child:after,</text:span></text:p>
      <text:p text:style-name="P7"><text:span text:style-name="T5">.user-css-presentation .row-border-group .user-row:last-child .col-md-4:first-child:after, /* 3-col Bottom left cell, right border */</text:span></text:p>
      <text:p text:style-name="P7"><text:span text:style-name="T5">.user-css-presentation .row-border-group .user-row:last-child .col-md-4:not(:first-child):not(:last-child):after, /* 3-col Bottom middle cell, left border */</text:span></text:p>
      <text:p text:style-name="P7"><text:span text:style-name="T5">.user-css-presentation .row-border-group .user-row:last-child .col-md-4:not(:first-child):not(:last-child):before, /* 3-col Bottom middle cell, right border */</text:span></text:p>
      <text:p text:style-name="P7"><text:span text:style-name="T5">.user-css-presentation .row-border-group .user-row:last-child .col-md-4:last-child:after /* 3-col Bottom right cell, left border */</text:span></text:p>
      <text:p text:style-name="P7"><text:span text:style-name="T5">{</text:span></text:p>
      <text:p text:style-name="P7"><text:span text:style-name="T5"><text:s text:c="4"/>background-image: linear-gradient(to top, var(--defaultAFullTransparent), var(--accentA));</text:span></text:p>
      <text:p text:style-name="P7"><text:span text:style-name="T5">}</text:span></text:p>
      <text:p text:style-name="P7"/>
      <text:p text:style-name="P7"><text:span text:style-name="T5">.user-css-presentation .row-border-group .user-row:only-child .col-md-6:first-child:after,</text:span></text:p>
      <text:p text:style-name="P7"><text:soft-page-break/><text:span text:style-name="T5">.user-css-presentation .row-border-group .user-row:only-child .col-md-6:last-child:after,</text:span></text:p>
      <text:p text:style-name="P7"><text:span text:style-name="T5">.user-css-presentation .row-border-group .user-row:only-child .col-md-4:first-child:after, /* 3-col Single row left cell, right border */</text:span></text:p>
      <text:p text:style-name="P7"><text:span text:style-name="T5">.user-css-presentation .row-border-group .user-row:only-child .col-md-4:not(:first-child):not(:last-child):after, /* 3-col Single row middle cell, right border */</text:span></text:p>
      <text:p text:style-name="P7"><text:span text:style-name="T5">.user-css-presentation .row-border-group .user-row:only-child .col-md-4:last-child:after, /* 3-col Single row right cell, left border */</text:span></text:p>
      <text:p text:style-name="P7"><text:span text:style-name="T5">.user-css-presentation .row-border-group .user-row:only-child .col-md-4:not(:first-child):not(:last-child):before /* 3-col Single row middle cell, left border */</text:span></text:p>
      <text:p text:style-name="P7"><text:span text:style-name="T5">{</text:span></text:p>
      <text:p text:style-name="P7"><text:span text:style-name="T5"><text:s text:c="4"/>background-image: linear-gradient(to top, var(--defaultAFullTransparent), var(--accentA), var(--defaultAFullTransparent));</text:span></text:p>
      <text:p text:style-name="P7"><text:span text:style-name="T5">}</text:span></text:p>
      <text:p text:style-name="P7"/>
      <text:p text:style-name="P7"><text:span text:style-name="T5">.user-css-presentation .row-border-group .user-row:not(:first-child) .col-md-12:after, /* 1-col upper cells, bottom border */</text:span></text:p>
      <text:p text:style-name="P7"><text:span text:style-name="T5">.user-css-presentation .row-border-group .user-row:not(:last-child) .col-md-12:after /* 1-col bottom cells, top border */</text:span></text:p>
      <text:p text:style-name="P7"><text:span text:style-name="T5">{</text:span></text:p>
      <text:p text:style-name="P7"><text:span text:style-name="T5"><text:s text:c="4"/>background-image: linear-gradient(to left, var(--defaultAFullTransparent), var(--accentA), var(--defaultAFullTransparent));</text:span></text:p>
      <text:p text:style-name="P7"><text:span text:style-name="T5">}</text:span></text:p>
      <text:p text:style-name="P7"/>
      <text:p text:style-name="P7"><text:span text:style-name="T5">/* SECRETS */</text:span></text:p>
      <text:p text:style-name="P7"><text:span text:style-name="T5">.user-css-secret {</text:span></text:p>
      <text:p text:style-name="P7"><text:span text:style-name="T5"><text:s text:c="4"/>background-color: var(--danger5Transparent);</text:span></text:p>
      <text:p text:style-name="P7"><text:span text:style-name="T5"><text:s text:c="4"/>background: linear-gradient(to right, var(--danger5Transparent), var(--danger5), var(--danger5Transparent));</text:span></text:p>
      <text:p text:style-name="P7"><text:span text:style-name="T5"><text:s text:c="4"/>color: var(--dangerDMuted);</text:span></text:p>
      <text:p text:style-name="P7"><text:span text:style-name="T5"><text:s text:c="4"/>box-shadow: 0px 0px 2px 2px var(--dangerATransparent);</text:span></text:p>
      <text:p text:style-name="P7"><text:span text:style-name="T5">}</text:span></text:p>
      <text:p text:style-name="P7"/>
      <text:p text:style-name="P7"><text:span text:style-name="T5">.user-css-secret h5 {</text:span></text:p>
      <text:p text:style-name="P7"><text:span text:style-name="T5"><text:s text:c="4"/>color: var(--dangerAMuted);</text:span></text:p>
      <text:p text:style-name="P7"><text:span text:style-name="T5">}</text:span></text:p>
      <text:p text:style-name="P7"/>
      <text:p text:style-name="P7"><text:span text:style-name="T5">.user-css-secret small, .user-css-secret .text-muted {</text:span></text:p>
      <text:p text:style-name="P7"><text:span text:style-name="T5"><text:s text:c="4"/>color: var(--dangerCMuted);</text:span></text:p>
      <text:p text:style-name="P7"><text:span text:style-name="T5">}</text:span></text:p>
      <text:p text:style-name="P7"/>
      <text:p text:style-name="P7"><text:span text:style-name="T5">/* STATBLOCKS */</text:span></text:p>
      <text:p text:style-name="P7"><text:span text:style-name="T5">.user-css-presentation .statblock {</text:span></text:p>
      <text:p text:style-name="P7"><text:span text:style-name="T5"><text:s text:c="4"/>background-color: var(--accent3Transparent);</text:span></text:p>
      <text:p text:style-name="P7"><text:span text:style-name="T5"><text:s text:c="4"/>border-color: var(--accentDTransparent);</text:span></text:p>
      <text:p text:style-name="P7"><text:span text:style-name="T5"><text:s text:c="4"/>color: var(--accentDMuted);</text:span></text:p>
      <text:p text:style-name="P7"><text:span text:style-name="T5"><text:s text:c="4"/>box-shadow: 0px 0px 2px 2px var(--accentDTransparent);</text:span></text:p>
      <text:p text:style-name="P7"><text:span text:style-name="T5">}</text:span></text:p>
      <text:p text:style-name="P7"/>
      <text:p text:style-name="P7"><text:soft-page-break/><text:span text:style-name="T5">/* TABLES */</text:span></text:p>
      <text:p text:style-name="P7"><text:span text:style-name="T5">.user-css-presentation .table {</text:span></text:p>
      <text:p text:style-name="P7"><text:span text:style-name="T5"><text:s text:c="4"/>box-shadow: 0px 0px 2px 2px var(--primary5Transparent);</text:span></text:p>
      <text:p text:style-name="P7"><text:span text:style-name="T5"><text:s text:c="4"/>background: linear-gradient(to right, var(--accent3Transparent), var(--accent3), var(--accent3Transparent));</text:span></text:p>
      <text:p text:style-name="P7"><text:span text:style-name="T5">}</text:span></text:p>
      <text:p text:style-name="P7"/>
      <text:p text:style-name="P7"><text:span text:style-name="T5">.user-css-presentation .table tr td {</text:span></text:p>
      <text:p text:style-name="P7"><text:span text:style-name="T5"><text:s text:c="4"/>background: var(--default3Transparent);</text:span></text:p>
      <text:p text:style-name="P7"><text:span text:style-name="T5"><text:s text:c="4"/>color: var(--defaultDMuted);</text:span></text:p>
      <text:p text:style-name="P7"><text:span text:style-name="T5">}</text:span></text:p>
      <text:p text:style-name="P7"/>
      <text:p text:style-name="P7"><text:span text:style-name="T5">.user-css-presentation .table tr th {</text:span></text:p>
      <text:p text:style-name="P7"><text:span text:style-name="T5"><text:s text:c="4"/>background: var(--primary5Transparent);</text:span></text:p>
      <text:p text:style-name="P7"><text:span text:style-name="T5"><text:s text:c="4"/>color: var(--primaryDMuted);</text:span></text:p>
      <text:p text:style-name="P7"><text:span text:style-name="T5">}</text:span></text:p>
      <text:p text:style-name="P7"/>
      <text:p text:style-name="P7"><text:span text:style-name="T5">.user-css-presentation .table-striped tr:nth-child(odd) td {</text:span></text:p>
      <text:p text:style-name="P7"><text:span text:style-name="T5"><text:s text:c="4"/>background: var(--accent4Transparent);</text:span></text:p>
      <text:p text:style-name="P7"><text:span text:style-name="T5"><text:s text:c="4"/>color: var(--accentDMuted);</text:span></text:p>
      <text:p text:style-name="P7"><text:span text:style-name="T5">}</text:span></text:p>
      <text:p text:style-name="P7"/>
      <text:p text:style-name="P7"><text:span text:style-name="T5">.user-css-presentation .table tr:hover td {</text:span></text:p>
      <text:p text:style-name="P7"><text:span text:style-name="T5"><text:s text:c="4"/>background: var(--primary8Transparent);</text:span></text:p>
      <text:p text:style-name="P7"><text:span text:style-name="T5"><text:s text:c="4"/>color: var(--primaryDMuted);</text:span></text:p>
      <text:p text:style-name="P7"><text:span text:style-name="T5">}</text:span></text:p>
      <text:p text:style-name="P7"/>
      <text:p text:style-name="P7"><text:span text:style-name="T5">/* TEXT */</text:span></text:p>
      <text:p text:style-name="P7"><text:span text:style-name="T5">.user-css-presentation .text-primary {</text:span></text:p>
      <text:p text:style-name="P7"><text:span text:style-name="T5"><text:s text:c="4"/>color: var(--primaryA);</text:span></text:p>
      <text:p text:style-name="P7"><text:span text:style-name="T5">}</text:span></text:p>
      <text:p text:style-name="P7"/>
      <text:p text:style-name="P7"><text:span text:style-name="T5">.user-css-presentation .text-secondary {</text:span></text:p>
      <text:p text:style-name="P7"><text:span text:style-name="T5"><text:s text:c="4"/>color: var(--accentA);</text:span></text:p>
      <text:p text:style-name="P7"><text:span text:style-name="T5">}</text:span></text:p>
      <text:p text:style-name="P7"/>
      <text:p text:style-name="P7"><text:span text:style-name="T5">/* IMAGES */</text:span></text:p>
      <text:p text:style-name="P7"><text:span text:style-name="T5">.user-css-presentation .artist-credits {</text:span></text:p>
      <text:p text:style-name="P7"><text:span text:style-name="T5"><text:s text:c="4"/>background: var(--accent5Transparent);</text:span></text:p>
      <text:p text:style-name="P7"><text:span text:style-name="T5"><text:s text:c="4"/>color: var(--accentDMuted);</text:span></text:p>
      <text:p text:style-name="P7"><text:span text:style-name="T5">}</text:span></text:p>
      <text:p text:style-name="P7"/>
      <text:p text:style-name="P7"><text:span text:style-name="T5">.user-css-presentation .user-css-image-thumbnail {</text:span></text:p>
      <text:p text:style-name="P7"><text:span text:style-name="T5"><text:s text:c="4"/>background: var(--accent5Transparent);</text:span></text:p>
      <text:p text:style-name="P7"><text:span text:style-name="T5"><text:s text:c="4"/>background: linear-gradient(to right, var(--accent5Transparent), var(--accent5), var(--accent5Transparent));</text:span></text:p>
      <text:p text:style-name="P7"><text:span text:style-name="T5"><text:s text:c="4"/>box-shadow: 0px 0px 2px 2px var(--primary5Transparent);</text:span></text:p>
      <text:p text:style-name="P7"><text:span text:style-name="T5">}</text:span></text:p>
      <text:p text:style-name="P7"><text:soft-page-break/></text:p>
      <text:p text:style-name="P7"><text:span text:style-name="T5">.user-css-presentation .user-css-image-thumbnail .artist-credits {</text:span></text:p>
      <text:p text:style-name="P7"><text:span text:style-name="T5"><text:s text:c="4"/>background: var(--primary5);</text:span></text:p>
      <text:p text:style-name="P7"><text:span text:style-name="T5"><text:s text:c="4"/>color: var(--primaryDMuted);</text:span></text:p>
      <text:p text:style-name="P7"><text:span text:style-name="T5">}</text:span></text:p>
      <text:p text:style-name="P7"/>
      <text:p text:style-name="P7"><text:span text:style-name="T5">/* MAPS */</text:span></text:p>
      <text:p text:style-name="P7"><text:span text:style-name="T5">.user-css-presentation .map-box {</text:span></text:p>
      <text:p text:style-name="P7"><text:span text:style-name="T5"><text:s text:c="4"/>background: var(--accent5Transparent);</text:span></text:p>
      <text:p text:style-name="P7"><text:span text:style-name="T5"><text:s text:c="4"/>background: linear-gradient(to right, var(--accent5Transparent), var(--accent5), var(--accent5Transparent));</text:span></text:p>
      <text:p text:style-name="P7"><text:span text:style-name="T5"><text:s text:c="4"/>box-shadow: 0px 0px 2px 2px var(--accent5Transparent);</text:span></text:p>
      <text:p text:style-name="P7"><text:span text:style-name="T5">}</text:span></text:p>
      <text:p text:style-name="P7"/>
      <text:p text:style-name="P7"><text:span text:style-name="T5">.user-css-presentation .map-box small,</text:span></text:p>
      <text:p text:style-name="P7"><text:span text:style-name="T5">.user-css-presentation .map-box p {</text:span></text:p>
      <text:p text:style-name="P7"><text:span text:style-name="T5"><text:s text:c="4"/>color: var(--accentDMuted);</text:span></text:p>
      <text:p text:style-name="P7"><text:span text:style-name="T5">}</text:span></text:p>
      <text:p text:style-name="P7"/>
      <text:p text:style-name="P7"><text:span text:style-name="T5">/* TOOLTIPS */</text:span></text:p>
      <text:p text:style-name="P7"><text:span text:style-name="T5">.user-css-presentation .tooltip.top .tooltip-arrow {</text:span></text:p>
      <text:p text:style-name="P7"><text:span text:style-name="T5"><text:s text:c="4"/>border-top-color: var(--primaryA);</text:span></text:p>
      <text:p text:style-name="P7"><text:span text:style-name="T5">}</text:span></text:p>
      <text:p text:style-name="P7"/>
      <text:p text:style-name="P7"><text:span text:style-name="T5">.user-css-presentation .tooltip.left .tooltip-arrow {</text:span></text:p>
      <text:p text:style-name="P7"><text:span text:style-name="T5"><text:s text:c="4"/>border-left-color: var(--primaryA);</text:span></text:p>
      <text:p text:style-name="P7"><text:span text:style-name="T5">}</text:span></text:p>
      <text:p text:style-name="P7"/>
      <text:p text:style-name="P7"><text:span text:style-name="T5">.user-css-presentation .tooltip.bottom .tooltip-arrow {</text:span></text:p>
      <text:p text:style-name="P7"><text:span text:style-name="T5"><text:s text:c="4"/>border-bottom-color: var(--primaryA);</text:span></text:p>
      <text:p text:style-name="P7"><text:span text:style-name="T5">}</text:span></text:p>
      <text:p text:style-name="P7"/>
      <text:p text:style-name="P7"><text:span text:style-name="T5">.user-css-presentation .tooltip.right .tooltip-arrow {</text:span></text:p>
      <text:p text:style-name="P7"><text:span text:style-name="T5"><text:s text:c="4"/>border-right-color: var(--primaryA);</text:span></text:p>
      <text:p text:style-name="P7"><text:span text:style-name="T5">}</text:span></text:p>
      <text:p text:style-name="P7"/>
      <text:p text:style-name="P7"><text:span text:style-name="T5">.user-css-presentation .tooltip .tooltip-inner {</text:span></text:p>
      <text:p text:style-name="P7"><text:span text:style-name="T5"><text:s text:c="4"/>background: var(--primary1);</text:span></text:p>
      <text:p text:style-name="P7"><text:span text:style-name="T5"><text:s text:c="4"/>border-color: var(--primaryA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ATransparent);</text:span></text:p>
      <text:p text:style-name="P7"><text:span text:style-name="T5">}</text:span></text:p>
      <text:p text:style-name="P7"/>
      <text:p text:style-name="P7"><text:span text:style-name="T5">/* TOOLTIPSTER */</text:span></text:p>
      <text:p text:style-name="P7"><text:span text:style-name="T5">.tooltipster-base.tooltipster-sidetip.tooltipster-light .tooltipster-box {</text:span></text:p>
      <text:p text:style-name="P7"><text:span text:style-name="T5"><text:s text:c="4"/>background: linear-gradient(to right, var(--accent2Muted), var(--accent3Muted), var(--accent2Muted));</text:span></text:p>
      <text:p text:style-name="P7"><text:span text:style-name="T5">}</text:span></text:p>
      <text:p text:style-name="P7"><text:soft-page-break/></text:p>
      <text:p text:style-name="P7"><text:span text:style-name="T5">.tooltipster-base.tooltipster-sidetip.tooltipster-light .tooltipster-box .tooltipster-content {</text:span></text:p>
      <text:p text:style-name="P7"><text:span text:style-name="T5"><text:s text:c="4"/>color: var(--accentDMuted);</text:span></text:p>
      <text:p text:style-name="P7"><text:span text:style-name="T5">}</text:span></text:p>
      <text:p text:style-name="P7"/>
      <text:p text:style-name="P7"><text:span text:style-name="T5">.tooltipster-base.tooltipster-sidetip.tooltipster-light .tooltipster-box small,</text:span></text:p>
      <text:p text:style-name="P7"><text:span text:style-name="T5">.tooltipster-base.tooltipster-sidetip.tooltipster-light .tooltipster-box .text-muted {</text:span></text:p>
      <text:p text:style-name="P7"><text:span text:style-name="T5"><text:s text:c="4"/>color: var(--accentCMuted);</text:span></text:p>
      <text:p text:style-name="P7"><text:span text:style-name="T5">}</text:span></text:p>
      <text:p text:style-name="P7"/>
      <text:p text:style-name="P7"><text:span text:style-name="T5">.tooltipster-base.tooltipster-sidetip.tooltipster-light.tooltipster-top .tooltipster-arrow-uncropped .tooltipster-arrow-border,</text:span></text:p>
      <text:p text:style-name="P7"><text:span text:style-name="T5">.tooltipster-base.tooltipster-sidetip.tooltipster-light.tooltipster-top .tooltipster-arrow-uncropped .tooltipster-arrow-background {</text:span></text:p>
      <text:p text:style-name="P7"><text:span text:style-name="T5"><text:s text:c="4"/>border-top-color: var(--accent3Muted);</text:span></text:p>
      <text:p text:style-name="P7"><text:span text:style-name="T5">}</text:span></text:p>
      <text:p text:style-name="P7"/>
      <text:p text:style-name="P7"><text:span text:style-name="T5">.tooltipster-base.tooltipster-sidetip.tooltipster-light.tooltipster-bottom .tooltipster-arrow-uncropped .tooltipster-arrow-border,</text:span></text:p>
      <text:p text:style-name="P7"><text:span text:style-name="T5">.tooltipster-base.tooltipster-sidetip.tooltipster-light.tooltipster-bottom .tooltipster-arrow-uncropped .tooltipster-arrow-background {</text:span></text:p>
      <text:p text:style-name="P7"><text:span text:style-name="T5"><text:s text:c="4"/>border-bottom-color: var(--accent3Muted);</text:span></text:p>
      <text:p text:style-name="P7"><text:span text:style-name="T5">}</text:span></text:p>
      <text:p text:style-name="P7"/>
      <text:p text:style-name="P7"><text:span text:style-name="T5">.tooltipster-base.tooltipster-sidetip.tooltipster-light.tooltipster-left .tooltipster-arrow-uncropped .tooltipster-arrow-border,</text:span></text:p>
      <text:p text:style-name="P7"><text:span text:style-name="T5">.tooltipster-base.tooltipster-sidetip.tooltipster-light.tooltipster-left .tooltipster-arrow-uncropped .tooltipster-arrow-background {</text:span></text:p>
      <text:p text:style-name="P7"><text:span text:style-name="T5"><text:s text:c="4"/>border-left-color: var(--accent3Muted);</text:span></text:p>
      <text:p text:style-name="P7"><text:span text:style-name="T5">}</text:span></text:p>
      <text:p text:style-name="P7"/>
      <text:p text:style-name="P7"><text:span text:style-name="T5">.tooltipster-base.tooltipster-sidetip.tooltipster-light.tooltipster-right .tooltipster-arrow-uncropped .tooltipster-arrow-border,</text:span></text:p>
      <text:p text:style-name="P7"><text:span text:style-name="T5">.tooltipster-base.tooltipster-sidetip.tooltipster-light.tooltipster-right .tooltipster-arrow-uncropped .tooltipster-arrow-background {</text:span></text:p>
      <text:p text:style-name="P7"><text:span text:style-name="T5"><text:s text:c="4"/>border-right-color: var(--accent3Muted);</text:span></text:p>
      <text:p text:style-name="P7"><text:span text:style-name="T5">}</text:span></text:p>
      <text:p text:style-name="P7"/>
      <text:p text:style-name="P7"/>
      <text:p text:style-name="P7"/>
      <text:p text:style-name="P7"><text:span text:style-name="T5">/* CODE/PRE */</text:span></text:p>
      <text:p text:style-name="P7"><text:span text:style-name="T5">.user-css-presentation code,</text:span></text:p>
      <text:p text:style-name="P7"><text:span text:style-name="T5">.user-css-presentation pre,</text:span></text:p>
      <text:p text:style-name="P7"><text:span text:style-name="T5">.user-css-presentation .panel code {</text:span></text:p>
      <text:p text:style-name="P7"><text:span text:style-name="T5"><text:s text:c="4"/>background-color: var(--defaultDMuted);</text:span></text:p>
      <text:p text:style-name="P7"><text:span text:style-name="T5"><text:s text:c="4"/>color: var(--default2Muted);</text:span></text:p>
      <text:p text:style-name="P7"><text:span text:style-name="T5">}</text:span></text:p>
      <text:p text:style-name="P7"/>
      <text:p text:style-name="P7"><text:soft-page-break/><text:span text:style-name="T5">.user-css-presentation blockquote code,</text:span></text:p>
      <text:p text:style-name="P7"><text:span text:style-name="T5">.user-css-presentation blockquote pre,</text:span></text:p>
      <text:p text:style-name="P7"><text:span text:style-name="T5">.user-css-presentation .panel-primary code,</text:span></text:p>
      <text:p text:style-name="P7"><text:span text:style-name="T5">.user-css-presentation .panel-primary pre {</text:span></text:p>
      <text:p text:style-name="P7"><text:span text:style-name="T5"><text:s text:c="4"/>background-color: var(--primaryE);</text:span></text:p>
      <text:p text:style-name="P7"><text:span text:style-name="T5"><text:s text:c="4"/>color: var(--primary1Muted);</text:span></text:p>
      <text:p text:style-name="P7"><text:span text:style-name="T5">}</text:span></text:p>
      <text:p text:style-name="P7"/>
      <text:p text:style-name="P7"><text:span text:style-name="T5">.user-css-presentation .panel-default code,</text:span></text:p>
      <text:p text:style-name="P7"><text:span text:style-name="T5">.user-css-presentation .panel-default pre {</text:span></text:p>
      <text:p text:style-name="P7"><text:span text:style-name="T5"><text:s text:c="4"/>background-color: var(--accentE);</text:span></text:p>
      <text:p text:style-name="P7"><text:span text:style-name="T5"><text:s text:c="4"/>color: var(--accent1Muted);</text:span></text:p>
      <text:p text:style-name="P7"><text:span text:style-name="T5">}</text:span></text:p>
      <text:p text:style-name="P7"/>
      <text:p text:style-name="P7"><text:span text:style-name="T5">/* SMALL/TEXT_Muted */</text:span></text:p>
      <text:p text:style-name="P7"><text:span text:style-name="T5">.user-css-presentation small,</text:span></text:p>
      <text:p text:style-name="P7"><text:span text:style-name="T5">.user-css-presentation .text-muted {</text:span></text:p>
      <text:p text:style-name="P7"><text:span text:style-name="T5"><text:s text:c="4"/>color: var(--defaultCMuted);</text:span></text:p>
      <text:p text:style-name="P7"><text:span text:style-name="T5">}</text:span></text:p>
      <text:p text:style-name="P7"/>
      <text:p text:style-name="P7"><text:span text:style-name="T5">.user-css-presentation .panel-default small,</text:span></text:p>
      <text:p text:style-name="P7"><text:span text:style-name="T5">.user-css-presentation .panel-default .text-muted,</text:span></text:p>
      <text:p text:style-name="P7"><text:span text:style-name="T5">.user-css-presentation .spoiler-content small,</text:span></text:p>
      <text:p text:style-name="P7"><text:span text:style-name="T5">.user-css-presentation .spoiler-content .text-muted {</text:span></text:p>
      <text:p text:style-name="P7"><text:span text:style-name="T5"><text:s text:c="4"/>color: var(--accentCMuted);</text:span></text:p>
      <text:p text:style-name="P7"><text:span text:style-name="T5">}</text:span></text:p>
      <text:p text:style-name="P7"/>
      <text:p text:style-name="P7"><text:span text:style-name="T5">.user-css-presentation .panel-primary small,</text:span></text:p>
      <text:p text:style-name="P7"><text:span text:style-name="T5">.user-css-presentation .panel-primary .text-muted {</text:span></text:p>
      <text:p text:style-name="P7"><text:span text:style-name="T5"><text:s text:c="4"/>color: var(--primaryCMuted);</text:span></text:p>
      <text:p text:style-name="P7"><text:span text:style-name="T5">}</text:span></text:p>
      <text:p text:style-name="P7"/>
      <text:p text:style-name="P7"><text:span text:style-name="T5">/* WELLS */</text:span></text:p>
      <text:p text:style-name="P7"><text:span text:style-name="T5">.user-css-presentation .well,</text:span></text:p>
      <text:p text:style-name="P7"><text:span text:style-name="T5">.user-css-presentation .aloud {</text:span></text:p>
      <text:p text:style-name="P7"><text:span text:style-name="T5"><text:s text:c="4"/>background-color: var(--accent5Transparent);</text:span></text:p>
      <text:p text:style-name="P7"><text:span text:style-name="T5"><text:s text:c="4"/>background: linear-gradient(to right, var(--accent5Transparent), var(--accent5), var(--accent5Transparent));</text:span></text:p>
      <text:p text:style-name="P7"><text:span text:style-name="T5"><text:s text:c="4"/>color: var(--accentDMuted);</text:span></text:p>
      <text:p text:style-name="P7"><text:span text:style-name="T5"><text:s text:c="4"/>box-shadow: 0px 0px 2px 2px var(--accentATransparent);</text:span></text:p>
      <text:p text:style-name="P7"><text:span text:style-name="T5">}</text:span></text:p>
      <text:p text:style-name="P7"/>
      <text:p text:style-name="P7"><text:span text:style-name="T5">.user-css-presentation .well.spoiler-content {</text:span></text:p>
      <text:p text:style-name="P7"><text:span text:style-name="T5"><text:s text:c="4"/>background-color: var(--primary5Transparent);</text:span></text:p>
      <text:p text:style-name="P7"><text:span text:style-name="T5"><text:s text:c="4"/>background: linear-gradient(to right, var(--primary5Transparent), var(--primary5), var(--primary5Transparent)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ATransparent);</text:span></text:p>
      <text:p text:style-name="P7"><text:soft-page-break/><text:span text:style-name="T5">}</text:span></text:p>
      <text:p text:style-name="P7"/>
      <text:p text:style-name="P7"><text:span text:style-name="T5">/* WORLD MENU SELECTOR */</text:span></text:p>
      <text:p text:style-name="P7"><text:span text:style-name="T5">.user-css-presentation .world-menu-selector-column .world-nav-button {</text:span></text:p>
      <text:p text:style-name="P7"><text:span text:style-name="T5"><text:s text:c="4"/>background: var(--accent5Transparent);</text:span></text:p>
      <text:p text:style-name="P7"><text:span text:style-name="T5"><text:s text:c="4"/>color: var(--accentDMuted);</text:span></text:p>
      <text:p text:style-name="P7"><text:span text:style-name="T5"><text:s text:c="4"/>box-shadow: 0px 0px 2px 2px var(--accent5Transparent);</text:span></text:p>
      <text:p text:style-name="P7"><text:span text:style-name="T5">}</text:span></text:p>
      <text:p text:style-name="P7"/>
      <text:p text:style-name="P7"><text:span text:style-name="T5">.user-css-presentation .world-menu-selector-column .world-nav-button:hover {</text:span></text:p>
      <text:p text:style-name="P7"><text:span text:style-name="T5"><text:s text:c="4"/>background: var(--accent6Transparent);</text:span></text:p>
      <text:p text:style-name="P7"><text:span text:style-name="T5"><text:s text:c="4"/>box-shadow: 0px 0px 2px 2px var(--accentATransparent);</text:span></text:p>
      <text:p text:style-name="P7"><text:span text:style-name="T5">}</text:span></text:p>
      <text:p text:style-name="P7"/>
      <text:p text:style-name="P7"><text:span text:style-name="T5">.user-css-presentation .well.spoiler-content {</text:span></text:p>
      <text:p text:style-name="P7"><text:span text:style-name="T5"><text:s text:c="4"/>background-color: var(--primary5Transparent);</text:span></text:p>
      <text:p text:style-name="P7"><text:span text:style-name="T5"><text:s text:c="4"/>background: linear-gradient(to right, var(--primary5Transparent), var(--primary5), var(--primary5Transparent)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ATransparent);</text:span></text:p>
      <text:p text:style-name="P7"><text:span text:style-name="T5">}</text:span></text:p>
      <text:p text:style-name="P7"/>
      <text:p text:style-name="P7"><text:span text:style-name="T5">/* WORLD MENU SELECTOR */</text:span></text:p>
      <text:p text:style-name="P7"><text:span text:style-name="T5">.user-css-presentation .world-menu-selector-column .world-nav-button {</text:span></text:p>
      <text:p text:style-name="P7"><text:span text:style-name="T5"><text:s text:c="4"/>background: var(--accent5Transparent);</text:span></text:p>
      <text:p text:style-name="P7"><text:span text:style-name="T5"><text:s text:c="4"/>color: var(--accentDMuted);</text:span></text:p>
      <text:p text:style-name="P7"><text:span text:style-name="T5"><text:s text:c="4"/>box-shadow: 0px 0px 2px 2px var(--accent5Transparent);</text:span></text:p>
      <text:p text:style-name="P7"><text:span text:style-name="T5">}</text:span></text:p>
      <text:p text:style-name="P7"/>
      <text:p text:style-name="P7"><text:span text:style-name="T5">.user-css-presentation .world-menu-selector-column .world-nav-button:hover {</text:span></text:p>
      <text:p text:style-name="P7"><text:span text:style-name="T5"><text:s text:c="4"/>background: var(--accent6Transparent);</text:span></text:p>
      <text:p text:style-name="P7"><text:span text:style-name="T5"><text:s text:c="4"/>box-shadow: 0px 0px 2px 2px var(--accentATransparent);</text:span></text:p>
      <text:p text:style-name="P7"><text:span text:style-name="T5">}</text:span></text:p>
      <text:p text:style-name="P7"/>
      <text:p text:style-name="P7"><text:span text:style-name="T5">.user-css-presentation .world-menu-selector-column .world-nav-button.active {</text:span></text:p>
      <text:p text:style-name="P7"><text:span text:style-name="T5"><text:s text:c="4"/>background: var(--primary6Transparent);</text:span></text:p>
      <text:p text:style-name="P7"><text:span text:style-name="T5"><text:s text:c="4"/>color: var(--primaryDMuted);</text:span></text:p>
      <text:p text:style-name="P7"><text:span text:style-name="T5"><text:s text:c="4"/>box-shadow: 0px 0px 2px 2px var(--primaryATransparent);</text:span></text:p>
      <text:p text:style-name="P7"><text:span text:style-name="T5">}</text:span></text:p>
      <text:p text:style-name="P7"/>
      <text:p text:style-name="P7"><text:span text:style-name="T5">/* FORM INPUTS */</text:span></text:p>
      <text:p text:style-name="P7"><text:span text:style-name="T5">.user-css-presentation textarea,</text:span></text:p>
      <text:p text:style-name="P7"><text:span text:style-name="T5">.user-css-presentation .typeahead-input {</text:span></text:p>
      <text:p text:style-name="P7"><text:span text:style-name="T5"><text:s text:c="4"/>background-color: var(--accent5Transparent);</text:span></text:p>
      <text:p text:style-name="P7"><text:span text:style-name="T5"><text:s text:c="4"/>color: var(--accentAMuted);</text:span></text:p>
      <text:p text:style-name="P7"><text:span text:style-name="T5"><text:s text:c="4"/>box-shadow: 0px 0px 2px 2px var(--accent5Transparent);</text:span></text:p>
      <text:p text:style-name="P7"><text:span text:style-name="T5">}</text:span></text:p>
      <text:p text:style-name="P7"/>
      <text:p text:style-name="P7"><text:soft-page-break/><text:span text:style-name="T5">.user-css-presentation textarea:focus,</text:span></text:p>
      <text:p text:style-name="P7"><text:span text:style-name="T5">.user-css-presentation .typeahead-input:focus {</text:span></text:p>
      <text:p text:style-name="P7"><text:span text:style-name="T5"><text:s text:c="4"/>box-shadow: 0px 0px 2px 2px var(--accentATransparent);</text:span></text:p>
      <text:p text:style-name="P7"><text:span text:style-name="T5">}</text:span></text:p>
      <text:p text:style-name="P7"/>
      <text:p text:style-name="P7"><text:span text:style-name="T5">.user-css-presentation .typeahead-input .btn {</text:span></text:p>
      <text:p text:style-name="P7"><text:span text:style-name="T5"><text:s text:c="4"/>color: var(--primaryD) !important;</text:span></text:p>
      <text:p text:style-name="P7"><text:span text:style-name="T5">}</text:span></text:p>
      <text:p text:style-name="P7"/>
      <text:p text:style-name="P7"><text:span text:style-name="T5">.user-css-presentation .search-form .btn:hover {</text:span></text:p>
      <text:p text:style-name="P7"><text:span text:style-name="T5"><text:s text:c="4"/>color: var(--primaryDMuted) !important;</text:span></text:p>
      <text:p text:style-name="P7"><text:span text:style-name="T5">}</text:span></text:p>
      <text:p text:style-name="P7"><text:span text:style-name="T5">/* FORM INPUTS */</text:span></text:p>
      <text:p text:style-name="P7"/>
      <text:p text:style-name="P7"><text:span text:style-name="T5">/* TIMELINES */</text:span></text:p>
      <text:p text:style-name="P7"><text:span text:style-name="T5">.user-css-presentation .timeline:before {</text:span></text:p>
      <text:p text:style-name="P7"><text:span text:style-name="T5"><text:s text:c="4"/>background: var(--accentA);</text:span></text:p>
      <text:p text:style-name="P7"><text:span text:style-name="T5"><text:s text:c="4"/>box-shadow: 0px 0px 2px 1px var(--accentA);</text:span></text:p>
      <text:p text:style-name="P7"><text:span text:style-name="T5">}</text:span></text:p>
      <text:p text:style-name="P7"/>
      <text:p text:style-name="P7"><text:span text:style-name="T5">.user-css-presentation .timeline li {</text:span></text:p>
      <text:p text:style-name="P7"><text:span text:style-name="T5"><text:s text:c="4"/>--tlBackground: var(--accent1Muted);</text:span></text:p>
      <text:p text:style-name="P7"><text:span text:style-name="T5"><text:s text:c="4"/>--tlBackground3: var(--accent3);</text:span></text:p>
      <text:p text:style-name="P7"><text:span text:style-name="T5"><text:s text:c="4"/>--tlBackground3Transparent: var(--accent3Transparent);</text:span></text:p>
      <text:p text:style-name="P7"><text:span text:style-name="T5"><text:s text:c="4"/>--tlBackgroundTag: var(--accentAMuted);</text:span></text:p>
      <text:p text:style-name="P7"><text:span text:style-name="T5"><text:s text:c="4"/>--tlBorder: var(--accentA);</text:span></text:p>
      <text:p text:style-name="P7"><text:span text:style-name="T5"><text:s text:c="4"/>--tlColor: var(--accentDMuted);</text:span></text:p>
      <text:p text:style-name="P7"><text:span text:style-name="T5"><text:s text:c="4"/>--tlColorMuted: var(--accentCMuted);</text:span></text:p>
      <text:p text:style-name="P7"><text:span text:style-name="T5"><text:s text:c="4"/>--tlColorHeader: var(--accentA);</text:span></text:p>
      <text:p text:style-name="P7"><text:span text:style-name="T5"><text:s text:c="4"/>--tlColorHeaderMuted: var(--accentCMuted);</text:span></text:p>
      <text:p text:style-name="P7"><text:span text:style-name="T5"><text:s text:c="4"/>--tlColorTag: var(--accent3Muted);</text:span></text:p>
      <text:p text:style-name="P7"><text:span text:style-name="T5">}</text:span></text:p>
      <text:p text:style-name="P7"/>
      <text:p text:style-name="P7"><text:span text:style-name="T5">.user-css-presentation .timeline li.milestone {</text:span></text:p>
      <text:p text:style-name="P7"><text:span text:style-name="T5"><text:s text:c="4"/>--tlBackground: var(--primary1Muted);</text:span></text:p>
      <text:p text:style-name="P7"><text:span text:style-name="T5"><text:s text:c="4"/>--tlBackground3: var(--primary3);</text:span></text:p>
      <text:p text:style-name="P7"><text:span text:style-name="T5"><text:s text:c="4"/>--tlBackground3Transparent: var(--primary3Transparent);</text:span></text:p>
      <text:p text:style-name="P7"><text:span text:style-name="T5"><text:s text:c="4"/>--tlBackgroundTag: var(--primaryAMuted);</text:span></text:p>
      <text:p text:style-name="P7"><text:span text:style-name="T5"><text:s text:c="4"/>--tlBorder: var(--primaryA);</text:span></text:p>
      <text:p text:style-name="P7"><text:span text:style-name="T5"><text:s text:c="4"/>--tlColor: var(--primaryDMuted);</text:span></text:p>
      <text:p text:style-name="P7"><text:span text:style-name="T5"><text:s text:c="4"/>--tlColorMuted: var(--primaryCMuted);</text:span></text:p>
      <text:p text:style-name="P7"><text:span text:style-name="T5"><text:s text:c="4"/>--tlColorHeader: var(--primaryA);</text:span></text:p>
      <text:p text:style-name="P7"><text:span text:style-name="T5"><text:s text:c="4"/>--tlColorHeaderMuted: var(--primaryCMuted);</text:span></text:p>
      <text:p text:style-name="P7"><text:span text:style-name="T5"><text:s text:c="4"/>--tlColorTag: var(--primary3Muted);</text:span></text:p>
      <text:p text:style-name="P7"><text:span text:style-name="T5">}</text:span></text:p>
      <text:p text:style-name="P7"/>
      <text:p text:style-name="P7"><text:span text:style-name="T5">.user-css-presentation .timeline li.important {</text:span></text:p>
      <text:p text:style-name="P7"><text:span text:style-name="T5"><text:s text:c="4"/>--tlBackground: var(--warning1Muted);</text:span></text:p>
      <text:p text:style-name="P7"><text:soft-page-break/><text:span text:style-name="T5"><text:s text:c="4"/>--tlBackground3: var(--warning3);</text:span></text:p>
      <text:p text:style-name="P7"><text:span text:style-name="T5"><text:s text:c="4"/>--tlBackground3Transparent: var(--warning3Transparent);</text:span></text:p>
      <text:p text:style-name="P7"><text:span text:style-name="T5"><text:s text:c="4"/>--tlBackgroundTag: var(--warningAMuted);</text:span></text:p>
      <text:p text:style-name="P7"><text:span text:style-name="T5"><text:s text:c="4"/>--tlBorder: var(--warningA);</text:span></text:p>
      <text:p text:style-name="P7"><text:span text:style-name="T5"><text:s text:c="4"/>--tlColor: var(--warningDMuted);</text:span></text:p>
      <text:p text:style-name="P7"><text:span text:style-name="T5"><text:s text:c="4"/>--tlColorMuted: var(--warningCMuted);</text:span></text:p>
      <text:p text:style-name="P7"><text:span text:style-name="T5"><text:s text:c="4"/>--tlColorHeader: var(--warningA);</text:span></text:p>
      <text:p text:style-name="P7"><text:span text:style-name="T5"><text:s text:c="4"/>--tlColorHeaderMuted: var(--warningCMuted);</text:span></text:p>
      <text:p text:style-name="P7"><text:span text:style-name="T5"><text:s text:c="4"/>--tlColorTag: var(--warning3Muted);</text:span></text:p>
      <text:p text:style-name="P7"><text:span text:style-name="T5">}</text:span></text:p>
      <text:p text:style-name="P7"/>
      <text:p text:style-name="P7"><text:span text:style-name="T5">.user-css-presentation .timeline li.major {</text:span></text:p>
      <text:p text:style-name="P7"><text:span text:style-name="T5"><text:s text:c="4"/>--tlBackground: var(--danger1Muted);</text:span></text:p>
      <text:p text:style-name="P7"><text:span text:style-name="T5"><text:s text:c="4"/>--tlBackground3: var(--danger3);</text:span></text:p>
      <text:p text:style-name="P7"><text:span text:style-name="T5"><text:s text:c="4"/>--tlBackground3Transparent: var(--danger3Transparent);</text:span></text:p>
      <text:p text:style-name="P7"><text:span text:style-name="T5"><text:s text:c="4"/>--tlBackgroundTag: var(--dangerAMuted);</text:span></text:p>
      <text:p text:style-name="P7"><text:span text:style-name="T5"><text:s text:c="4"/>--tlBorder: var(--dangerA);</text:span></text:p>
      <text:p text:style-name="P7"><text:span text:style-name="T5"><text:s text:c="4"/>--tlColor: var(--dangerDMuted);</text:span></text:p>
      <text:p text:style-name="P7"><text:span text:style-name="T5"><text:s text:c="4"/>--tlColorMuted: var(--dangerCMuted);</text:span></text:p>
      <text:p text:style-name="P7"><text:span text:style-name="T5"><text:s text:c="4"/>--tlColorHeader: var(--dangerA);</text:span></text:p>
      <text:p text:style-name="P7"><text:span text:style-name="T5"><text:s text:c="4"/>--tlColorHeaderMuted: var(--dangerCMuted);</text:span></text:p>
      <text:p text:style-name="P7"><text:span text:style-name="T5"><text:s text:c="4"/>--tlColorTag: var(--danger3Muted);</text:span></text:p>
      <text:p text:style-name="P7"><text:span text:style-name="T5">}</text:span></text:p>
      <text:p text:style-name="P7"/>
      <text:p text:style-name="P7"><text:span text:style-name="T5">.user-css-presentation .timeline li.minor {</text:span></text:p>
      <text:p text:style-name="P7"><text:span text:style-name="T5"><text:s text:c="4"/>--tlBackground: var(--success1Muted);</text:span></text:p>
      <text:p text:style-name="P7"><text:span text:style-name="T5"><text:s text:c="4"/>--tlBackground3: var(--success3);</text:span></text:p>
      <text:p text:style-name="P7"><text:span text:style-name="T5"><text:s text:c="4"/>--tlBackground3Transparent: var(--success3Transparent);</text:span></text:p>
      <text:p text:style-name="P7"><text:span text:style-name="T5"><text:s text:c="4"/>--tlBackgroundTag: var(--successAMuted);</text:span></text:p>
      <text:p text:style-name="P7"><text:span text:style-name="T5"><text:s text:c="4"/>--tlBorder: var(--successA);</text:span></text:p>
      <text:p text:style-name="P7"><text:span text:style-name="T5"><text:s text:c="4"/>--tlColor: var(--successDMuted);</text:span></text:p>
      <text:p text:style-name="P7"><text:span text:style-name="T5"><text:s text:c="4"/>--tlColorMuted: var(--successCMuted);</text:span></text:p>
      <text:p text:style-name="P7"><text:span text:style-name="T5"><text:s text:c="4"/>--tlColorHeader: var(--successA);</text:span></text:p>
      <text:p text:style-name="P7"><text:span text:style-name="T5"><text:s text:c="4"/>--tlColorHeaderMuted: var(--successCMuted);</text:span></text:p>
      <text:p text:style-name="P7"><text:span text:style-name="T5"><text:s text:c="4"/>--tlColorTag: var(--success3Muted);</text:span></text:p>
      <text:p text:style-name="P7"><text:span text:style-name="T5">}</text:span></text:p>
      <text:p text:style-name="P7"/>
      <text:p text:style-name="P7"><text:span text:style-name="T5">.user-css-presentation .timeline li.trivial {</text:span></text:p>
      <text:p text:style-name="P7"><text:span text:style-name="T5"><text:s text:c="4"/>--tlBackground: var(--info1Muted);</text:span></text:p>
      <text:p text:style-name="P7"><text:span text:style-name="T5"><text:s text:c="4"/>--tlBackground3: var(--info3);</text:span></text:p>
      <text:p text:style-name="P7"><text:span text:style-name="T5"><text:s text:c="4"/>--tlBackground3Transparent: var(--info3Transparent);</text:span></text:p>
      <text:p text:style-name="P7"><text:span text:style-name="T5"><text:s text:c="4"/>--tlBackgroundTag: var(--infoAMuted);</text:span></text:p>
      <text:p text:style-name="P7"><text:span text:style-name="T5"><text:s text:c="4"/>--tlBorder: var(--infoA);</text:span></text:p>
      <text:p text:style-name="P7"><text:span text:style-name="T5"><text:s text:c="4"/>--tlColor: var(--infoDMuted);</text:span></text:p>
      <text:p text:style-name="P7"><text:span text:style-name="T5"><text:s text:c="4"/>--tlColorMuted: var(--infoCMuted);</text:span></text:p>
      <text:p text:style-name="P7"><text:span text:style-name="T5"><text:s text:c="4"/>--tlColorHeader: var(--infoA);</text:span></text:p>
      <text:p text:style-name="P7"><text:span text:style-name="T5"><text:s text:c="4"/>--tlColorHeaderMuted: var(--infoCMuted);</text:span></text:p>
      <text:p text:style-name="P7"><text:span text:style-name="T5"><text:s text:c="4"/>--tlColorTag: var(--info3Muted);</text:span></text:p>
      <text:p text:style-name="P7"><text:soft-page-break/><text:span text:style-name="T5">}</text:span></text:p>
      <text:p text:style-name="P7"/>
      <text:p text:style-name="P7"><text:span text:style-name="T5">.user-css-presentation .timeline li .tl-circ {</text:span></text:p>
      <text:p text:style-name="P7"><text:span text:style-name="T5"><text:s text:c="4"/>background: var(--tlBackground);</text:span></text:p>
      <text:p text:style-name="P7"><text:span text:style-name="T5"><text:s text:c="4"/>border-color: var(--tlBorder);</text:span></text:p>
      <text:p text:style-name="P7"><text:span text:style-name="T5"><text:s text:c="4"/>box-shadow: 0 0 2px 1px var(--tlBorder);</text:span></text:p>
      <text:p text:style-name="P7"><text:span text:style-name="T5">}</text:span></text:p>
      <text:p text:style-name="P7"/>
      <text:p text:style-name="P7"><text:span text:style-name="T5">.user-css-presentation .timeline li .timeline-panel:before,</text:span></text:p>
      <text:p text:style-name="P7"><text:span text:style-name="T5">.user-css-presentation .timeline li .timeline-panel:after {</text:span></text:p>
      <text:p text:style-name="P7"><text:span text:style-name="T5"><text:s text:c="4"/>border-left-color: var(--tlBorder);</text:span></text:p>
      <text:p text:style-name="P7"><text:span text:style-name="T5"><text:s text:c="4"/>border-right-color: var(--tlBorder);</text:span></text:p>
      <text:p text:style-name="P7"><text:span text:style-name="T5">}</text:span></text:p>
      <text:p text:style-name="P7"/>
      <text:p text:style-name="P7"><text:span text:style-name="T5">.user-css-presentation .timeline li .timeline-panel,</text:span></text:p>
      <text:p text:style-name="P7"><text:span text:style-name="T5">.user-css-presentation .timeline li.milestone {</text:span></text:p>
      <text:p text:style-name="P7"><text:span text:style-name="T5"><text:s text:c="4"/>border-color: var(--tlBorder);</text:span></text:p>
      <text:p text:style-name="P7"><text:span text:style-name="T5"><text:s text:c="4"/>background: var(--tlBackground3Transparent);</text:span></text:p>
      <text:p text:style-name="P7"><text:span text:style-name="T5"><text:s text:c="4"/>color: var(--tlColor);</text:span></text:p>
      <text:p text:style-name="P7"><text:span text:style-name="T5">}</text:span></text:p>
      <text:p text:style-name="P7"/>
      <text:p text:style-name="P7"><text:span text:style-name="T5">.user-css-presentation .timeline li .timeline-panel {</text:span></text:p>
      <text:p text:style-name="P7"><text:span text:style-name="T5"><text:s text:c="4"/>background: linear-gradient(to right, var(--tlBackground3Transparent), var(--tlBackground3Transparent), var(--tlBackground3));</text:span></text:p>
      <text:p text:style-name="P7"><text:span text:style-name="T5">}</text:span></text:p>
      <text:p text:style-name="P7"/>
      <text:p text:style-name="P7"><text:span text:style-name="T5">.user-css-presentation .timeline li.timeline-entry-inverted .timeline-panel {</text:span></text:p>
      <text:p text:style-name="P7"><text:span text:style-name="T5"><text:s text:c="4"/>background: linear-gradient(to left, var(--tlBackground3Transparent), var(--tlBackground3Transparent), var(--tlBackground3));</text:span></text:p>
      <text:p text:style-name="P7"><text:span text:style-name="T5">}</text:span></text:p>
      <text:p text:style-name="P7"/>
      <text:p text:style-name="P7"><text:span text:style-name="T5">.user-css-presentation .timeline li.milestone {</text:span></text:p>
      <text:p text:style-name="P7"><text:span text:style-name="T5"><text:s text:c="4"/>background: linear-gradient(to left, var(--tlBackground3Transparent), var(--tlBackground3), var(--tlBackground3Transparent));</text:span></text:p>
      <text:p text:style-name="P7"><text:span text:style-name="T5">}</text:span></text:p>
      <text:p text:style-name="P7"/>
      <text:p text:style-name="P7"><text:span text:style-name="T5">.user-css-presentation .timeline li .timeline-panel .header-icon,</text:span></text:p>
      <text:p text:style-name="P7"><text:span text:style-name="T5">.user-css-presentation .timeline li.milestone .header-icon {</text:span></text:p>
      <text:p text:style-name="P7"><text:span text:style-name="T5"><text:s text:c="4"/>border-color: var(--tlBorder);</text:span></text:p>
      <text:p text:style-name="P7"><text:span text:style-name="T5"><text:s text:c="4"/>color: var(--tlBorder);</text:span></text:p>
      <text:p text:style-name="P7"><text:span text:style-name="T5"><text:s text:c="4"/>background: var(--tlBackground);</text:span></text:p>
      <text:p text:style-name="P7"><text:span text:style-name="T5">}</text:span></text:p>
      <text:p text:style-name="P7"/>
      <text:p text:style-name="P7"><text:span text:style-name="T5">.user-css-presentation .timeline li .timeline-panel h4,</text:span></text:p>
      <text:p text:style-name="P7"><text:span text:style-name="T5">.user-css-presentation .timeline li .timeline-panel h5,</text:span></text:p>
      <text:p text:style-name="P7"><text:span text:style-name="T5">.user-css-presentation .timeline li.milestone h4,</text:span></text:p>
      <text:p text:style-name="P7"><text:span text:style-name="T5">.user-css-presentation .timeline li.milestone h5 {</text:span></text:p>
      <text:p text:style-name="P7"><text:span text:style-name="T5"><text:s text:c="4"/>color: var(--tlColorHeader);</text:span></text:p>
      <text:p text:style-name="P7"><text:soft-page-break/><text:span text:style-name="T5">}</text:span></text:p>
      <text:p text:style-name="P7"/>
      <text:p text:style-name="P7"><text:span text:style-name="T5">.user-css-presentation .timeline li .timeline-panel h4 small,</text:span></text:p>
      <text:p text:style-name="P7"><text:span text:style-name="T5">.user-css-presentation .timeline li .timeline-panel h5.text-muted,</text:span></text:p>
      <text:p text:style-name="P7"><text:span text:style-name="T5">.user-css-presentation .timeline li.milestone h4 small,</text:span></text:p>
      <text:p text:style-name="P7"><text:span text:style-name="T5">.user-css-presentation .timeline li.milestone h5.text-muted {</text:span></text:p>
      <text:p text:style-name="P7"><text:span text:style-name="T5"><text:s text:c="4"/>color: var(--tlColorHeaderMuted);</text:span></text:p>
      <text:p text:style-name="P7"><text:span text:style-name="T5">}</text:span></text:p>
      <text:p text:style-name="P7"/>
      <text:p text:style-name="P7"><text:span text:style-name="T5">.user-css-presentation .timeline li .timeline-panel hr,</text:span></text:p>
      <text:p text:style-name="P7"><text:span text:style-name="T5">.user-css-presentation .timeline li.milestone hr {</text:span></text:p>
      <text:p text:style-name="P7"><text:span text:style-name="T5"><text:s text:c="4"/>border-color: var(--tlColorHeader);</text:span></text:p>
      <text:p text:style-name="P7"><text:span text:style-name="T5">}</text:span></text:p>
      <text:p text:style-name="P7"/>
      <text:p text:style-name="P7"><text:span text:style-name="T5">.user-css-presentation .timeline li .timeline-panel p,</text:span></text:p>
      <text:p text:style-name="P7"><text:span text:style-name="T5">.user-css-presentation .timeline li.milestone p {</text:span></text:p>
      <text:p text:style-name="P7"><text:span text:style-name="T5"><text:s text:c="4"/>color: inherit;</text:span></text:p>
      <text:p text:style-name="P7"><text:span text:style-name="T5">}</text:span></text:p>
      <text:p text:style-name="P7"/>
      <text:p text:style-name="P7"><text:span text:style-name="T5">.user-css-presentation .timeline li .timeline-panel small,</text:span></text:p>
      <text:p text:style-name="P7"><text:span text:style-name="T5">.user-css-presentation .timeline li .timeline-panel .text-muted,</text:span></text:p>
      <text:p text:style-name="P7"><text:span text:style-name="T5">.user-css-presentation .timeline li.milestone small,</text:span></text:p>
      <text:p text:style-name="P7"><text:span text:style-name="T5">.user-css-presentation .timeline li.milestone .text-muted {</text:span></text:p>
      <text:p text:style-name="P7"><text:span text:style-name="T5"><text:s text:c="4"/>color: var(--tlColorMuted);</text:span></text:p>
      <text:p text:style-name="P7"><text:span text:style-name="T5">}</text:span></text:p>
      <text:p text:style-name="P7"/>
      <text:p text:style-name="P7"><text:span text:style-name="T5">.user-css-presentation .timeline li .timeline-panel a.label-default,</text:span></text:p>
      <text:p text:style-name="P7"><text:span text:style-name="T5">.user-css-presentation .timeline li.milestone a.label-default {</text:span></text:p>
      <text:p text:style-name="P7"><text:span text:style-name="T5"><text:s text:c="4"/>background: var(--tlBackgroundTag);</text:span></text:p>
      <text:p text:style-name="P7"><text:span text:style-name="T5"><text:s text:c="4"/>color: var(--tlColorTag);</text:span></text:p>
      <text:p text:style-name="P7"><text:span text:style-name="T5">}</text:span></text:p>
      <text:p text:style-name="P7"><text:span text:style-name="T5">/* TIMELINES */</text:span></text:p>
      <text:p text:style-name="P7"/>
      <text:p text:style-name="P7"><text:span text:style-name="T5">/* TEXT */</text:span></text:p>
      <text:p text:style-name="P7"><text:span text:style-name="T5">.user-css-presentation .text-success {</text:span></text:p>
      <text:p text:style-name="P7"><text:span text:style-name="T5"><text:s text:c="4"/>color: var(--successD);</text:span></text:p>
      <text:p text:style-name="P7"><text:span text:style-name="T5">}</text:span></text:p>
      <text:p text:style-name="P7"/>
      <text:p text:style-name="P7"><text:span text:style-name="T5">.user-css-presentation .text-warning {</text:span></text:p>
      <text:p text:style-name="P7"><text:span text:style-name="T5"><text:s text:c="4"/>color: var(--warningD);</text:span></text:p>
      <text:p text:style-name="P7"><text:span text:style-name="T5">}</text:span></text:p>
      <text:p text:style-name="P7"/>
      <text:p text:style-name="P7"><text:span text:style-name="T5">.user-css-presentation .text-info {</text:span></text:p>
      <text:p text:style-name="P7"><text:span text:style-name="T5"><text:s text:c="4"/>color: var(--infoD);</text:span></text:p>
      <text:p text:style-name="P7"><text:span text:style-name="T5">}</text:span></text:p>
      <text:p text:style-name="P7"/>
      <text:p text:style-name="P7"><text:span text:style-name="T5">.user-css-presentation .text-danger {</text:span></text:p>
      <text:p text:style-name="P7"><text:span text:style-name="T5"><text:s text:c="4"/>color: var(--dangerD);</text:span></text:p>
      <text:p text:style-name="P7"><text:soft-page-break/><text:span text:style-name="T5">}</text:span></text:p>
      <text:p text:style-name="P7"><text:span text:style-name="T5">/* TEXT */</text:span></text:p>
      <text:p text:style-name="P7"/>
      <text:p text:style-name="P7"><text:span text:style-name="T5">/* Navigation Sidebar */</text:span></text:p>
      <text:p text:style-name="P7"><text:span text:style-name="T5">/*.user-css-presentation div#world-navigation-sidebar {</text:span></text:p>
      <text:p text:style-name="P7"><text:span text:style-name="T5"><text:s text:c="4"/>width: 35%; /*stops width from stretching if maps have long descriptions*/</text:span></text:p>
      <text:p text:style-name="P7"><text:span text:style-name="T5"><text:s text:c="4"/>scrollbar-color: white; /*scrollbar color*/</text:span></text:p>
      <text:p text:style-name="P7"><text:span text:style-name="T5"><text:s text:c="4"/>background-color: var(--danger1);</text:span></text:p>
      <text:p text:style-name="P7"><text:span text:style-name="T5"><text:s text:c="4"/>box-shadow: 5px 13px 20px rgba(0, 0, 0, 0.4); /*shadow*/</text:span></text:p>
      <text:p text:style-name="P7"><text:span text:style-name="T5">}*/</text:span></text:p>
      <text:p text:style-name="P7"/>
      <text:p text:style-name="P7"><text:span text:style-name="T5">.user-css-presentation div#world-navigation-palette-trigger {</text:span></text:p>
      <text:p text:style-name="P7"><text:span text:style-name="T5"><text:s text:c="4"/>padding: 10px; /*centers icon*/</text:span></text:p>
      <text:p text:style-name="P7"><text:span text:style-name="T5"><text:s text:c="4"/>background: var(--primaryDTransparent);</text:span></text:p>
      <text:p text:style-name="P7"><text:span text:style-name="T5"><text:s text:c="4"/>color: black;</text:span></text:p>
      <text:p text:style-name="P7"><text:span text:style-name="T5">}</text:span></text:p>
      <text:p text:style-name="P7"/>
      <text:p text:style-name="P7"><text:span text:style-name="T5">/*.user-css-presentation .world-navigation-palette-trigger:hover <text:s/>{</text:span></text:p>
      <text:p text:style-name="P7"><text:span text:style-name="T5"><text:s text:c="4"/>color: #362FD9; /*hover color – blue*/</text:span></text:p>
      <text:p text:style-name="P7"><text:span text:style-name="T5">}*/</text:span></text:p>
      <text:p text:style-name="P7"/>
      <text:p text:style-name="P7"><text:span text:style-name="T5">.user-css-presentation .world-navigation-sidebar::-webkit-scrollbar { <text:s text:c="2"/>/*the scrollbar for the navigation sidebar container*/</text:span></text:p>
      <text:p text:style-name="P7"><text:span text:style-name="T5"><text:s text:c="3"/>width: 7px;</text:span></text:p>
      <text:p text:style-name="P7"><text:span text:style-name="T5">}</text:span></text:p>
      <text:p text:style-name="P7"/>
      <text:p text:style-name="P7"><text:span text:style-name="T5">.user-css-presentation .world-navigation-sidebar::-webkit-scrollbar-track { <text:s text:c="2"/>/*the track for the navigation sidebar container*/</text:span></text:p>
      <text:p text:style-name="P7"><text:span text:style-name="T5"><text:s text:c="3"/>background: white;</text:span></text:p>
      <text:p text:style-name="P7"><text:span text:style-name="T5">}</text:span></text:p>
      <text:p text:style-name="P7"/>
      <text:p text:style-name="P7"><text:span text:style-name="T5">.user-css-presentation .world-navigation-sidebar::-webkit-scrollbar-thumb { <text:s text:c="2"/>/*the thumb for the navigation sidebar container*/</text:span></text:p>
      <text:p text:style-name="P7"><text:span text:style-name="T5"><text:s text:c="3"/>background: black;</text:span></text:p>
      <text:p text:style-name="P7"><text:span text:style-name="T5"><text:s text:c="3"/>border-radius: 5px;</text:span></text:p>
      <text:p text:style-name="P7"><text:span text:style-name="T5">}</text:span></text:p>
      <text:p text:style-name="P7"/>
      <text:p text:style-name="P7"><text:span text:style-name="T5">.user-css-presentation .world-navigation-sidebar::-webkit-scrollbar-thumb:hover { <text:s text:c="2"/>/*the thumb for the navigation sidebar container when hovered over*/</text:span></text:p>
      <text:p text:style-name="P7"><text:span text:style-name="T5"><text:s text:c="3"/>background: rgba(54, 47, 217, 0.6);</text:span></text:p>
      <text:p text:style-name="P7"><text:span text:style-name="T5">}</text:span></text:p>
      <text:p text:style-name="P7"><text:span text:style-name="T5">/* Scrollbar Styling */</text:span></text:p>
      <text:p text:style-name="P7"/>
      <text:p text:style-name="P7"/>
      <text:p text:style-name="P7"/>
      <text:p text:style-name="P7"><text:span text:style-name="T5">/* Navigation Sidebar */</text:span></text:p>
      <text:p text:style-name="P7"><text:span text:style-name="T5">.user-css-presentation .world-navigation-sidebar { /*the sidebar itself*/</text:span></text:p>
      <text:p text:style-name="P7"><text:soft-page-break/><text:span text:style-name="T5"><text:s text:c="3"/>background-image: src: url(https://www.worldanvil.com/uploads/images/3b65223c169a90b8bd3388ec6b49494c.png);</text:span></text:p>
      <text:p text:style-name="P7"><text:span text:style-name="T5">background-attachment: fixed;</text:span></text:p>
      <text:p text:style-name="P7"><text:span text:style-name="T5"><text:s text:c="3"/>background-clip: padding-box;</text:span></text:p>
      <text:p text:style-name="P7"><text:span text:style-name="T5"><text:s text:c="3"/>background-color: rgba(36, 36, 36, 0.5);</text:span></text:p>
      <text:p text:style-name="P7"><text:span text:style-name="T5"><text:s text:c="3"/>border-image-source: url(https://www.worldanvil.com/uploads/images/d0913bd627607ec2bf391adf7f5e4435.png);</text:span></text:p>
      <text:p text:style-name="P7"><text:span text:style-name="T5"><text:s text:c="3"/>border-image-slice: 20px;</text:span></text:p>
      <text:p text:style-name="P7"><text:span text:style-name="T5"><text:s text:c="3"/>border-image-repeat: repeat;</text:span></text:p>
      <text:p text:style-name="P7"><text:span text:style-name="T5"><text:s text:c="3"/>border-width: 20px;</text:span></text:p>
      <text:p text:style-name="P7"><text:span text:style-name="T5"><text:s text:c="3"/>border-style: solid;</text:span></text:p>
      <text:p text:style-name="P7"><text:span text:style-name="T5"><text:s text:c="3"/>border-image-outset: 0px;</text:span></text:p>
      <text:p text:style-name="P7"><text:span text:style-name="T5"><text:s text:c="3"/>max-width: 100%;</text:span></text:p>
      <text:p text:style-name="P7"><text:span text:style-name="T5"><text:s text:c="3"/>width: 35%; /*1500px*/</text:span></text:p>
      <text:p text:style-name="P7"><text:span text:style-name="T5"><text:s text:c="3"/>left: -1200px;</text:span></text:p>
      <text:p text:style-name="P7"><text:span text:style-name="T5"><text:s text:c="3"/>padding-left: 1200px;</text:span></text:p>
      <text:p text:style-name="P7"><text:span text:style-name="T5"><text:s text:c="3"/>box-shadow: none;</text:span></text:p>
      <text:p text:style-name="P7"><text:span text:style-name="T5">}</text:span></text:p>
      <text:p text:style-name="P7"/>
      <text:p text:style-name="P7"><text:span text:style-name="T5">.user-css-presentation .world-navigation-sidebar i { <text:s text:c="2"/>/*icons in the sidebar*/</text:span></text:p>
      <text:p text:style-name="P7"><text:span text:style-name="T5">color: rgba(3, 201, 136, 0.6);</text:span></text:p>
      <text:p text:style-name="P7"><text:span text:style-name="T5">}</text:span></text:p>
      <text:p text:style-name="P7"><text:span text:style-name="T5">.user-css-presentation .world-navigation-sidebar i a:hover {</text:span></text:p>
      <text:p text:style-name="P7"><text:span text:style-name="T5"><text:s text:c="2"/>color: skyblue;</text:span></text:p>
      <text:p text:style-name="P7"><text:span text:style-name="T5">}</text:span></text:p>
      <text:p text:style-name="P7"/>
      <text:p text:style-name="P7"><text:span text:style-name="T5">.user-css-presentation .world-navigation-sidebar[style^=display] { <text:s text:c="2"/>/*the sidebar while closed*/</text:span></text:p>
      <text:p text:style-name="P7"><text:span text:style-name="T5"><text:s text:c="4"/>left: -1200px !important; /*this is so mine slides in and out, instead of just appearing*/</text:span></text:p>
      <text:p text:style-name="P7"><text:span text:style-name="T5"><text:s text:c="4"/>display: block !important;</text:span></text:p>
      <text:p text:style-name="P7"><text:span text:style-name="T5"><text:s text:c="4"/>transition: left 1.8s; /*this is so mine slides in and out, instead of just appearing*/</text:span></text:p>
      <text:p text:style-name="P7"><text:span text:style-name="T5">transition: right 1.8s;</text:span></text:p>
      <text:p text:style-name="P7"><text:span text:style-name="T5">}</text:span></text:p>
      <text:p text:style-name="P7"/>
      <text:p text:style-name="P7"><text:span text:style-name="T5">.user-css-presentation .world-navigation-sidebar { <text:s text:c="2"/>/*sidebar position when open*/</text:span></text:p>
      <text:p text:style-name="P7"><text:span text:style-name="T5"><text:s text:c="4"/>display: block!important;</text:span></text:p>
      <text:p text:style-name="P7"><text:span text:style-name="T5"><text:s text:c="4"/>transition: left 1.8s; /*this is so mine slides in and out, instead of just appearing*/</text:span></text:p>
      <text:p text:style-name="P7"><text:span text:style-name="T5">transition: right 1.8s;</text:span></text:p>
      <text:p text:style-name="P7"><text:span text:style-name="T5">}</text:span></text:p>
      <text:p text:style-name="P7"/>
      <text:p text:style-name="P7"><text:span text:style-name="T5">.user-css-presentation .world-navigation-palette-trigger-inactive { <text:s text:c="2"/>/*the sidebar button when closed*/</text:span></text:p>
      <text:p text:style-name="P7"><text:span text:style-name="T5"><text:s text:c="3"/>left: 3px;</text:span></text:p>
      <text:p text:style-name="P7"><text:span text:style-name="T5"><text:s text:c="3"/>transition: left 1.8s;</text:span></text:p>
      <text:p text:style-name="P7"><text:span text:style-name="T5"><text:s text:c="3"/>background: rgba(36, 36, 36, 0.15);</text:span></text:p>
      <text:p text:style-name="P7"><text:span text:style-name="T5"><text:s text:c="3"/>border: 3px solid rgba(48, 30, 103, 0.6);</text:span></text:p>
      <text:p text:style-name="P7"><text:span text:style-name="T5"><text:s text:c="3"/>border-radius: 3px;</text:span></text:p>
      <text:p text:style-name="P7"><text:span text:style-name="T5">transition: right 1.8s;</text:span></text:p>
      <text:p text:style-name="P7"><text:span text:style-name="T5">}</text:span></text:p>
      <text:p text:style-name="P7"/>
      <text:p text:style-name="P7"><text:soft-page-break/><text:span text:style-name="T5">.user-css-presentation, #world-navigation-palette-trigger-inactive i { <text:s text:c="2"/>/*the small icon in the sidebar button when closed*/</text:span></text:p>
      <text:p text:style-name="P7"><text:span text:style-name="T5">[color: #537FE7][section:fa-duotone fa-2x fa-chess-knight-piece] [/section]; <text:s text:c="3"/></text:span></text:p>
      <text:p text:style-name="P7"><text:span text:style-name="T5"><text:s text:c="3"/>font-size: 2em;</text:span></text:p>
      <text:p text:style-name="P7"><text:span text:style-name="T5">}</text:span></text:p>
      <text:p text:style-name="P7"/>
      <text:p text:style-name="P7"><text:span text:style-name="T5">.user-css-presentation .world-navigation-palette-trigger-active { <text:s text:c="2"/>/*the sidebar button when open*/</text:span></text:p>
      <text:p text:style-name="P7"><text:span text:style-name="T5"><text:s text:c="3"/>left: 532px;</text:span></text:p>
      <text:p text:style-name="P7"><text:span text:style-name="T5"><text:s text:c="3"/>transition: left 1.8s;</text:span></text:p>
      <text:p text:style-name="P7"><text:span text:style-name="T5"><text:s text:c="3"/>background: rgba(36, 36, 36, 0.15);</text:span></text:p>
      <text:p text:style-name="P7"><text:span text:style-name="T5"><text:s text:c="3"/>border: 3px solid rgba(48, 30, 103, 0.6);</text:span></text:p>
      <text:p text:style-name="P7"><text:span text:style-name="T5"><text:s text:c="3"/>border-radius: 100px;</text:span></text:p>
      <text:p text:style-name="P7"><text:span text:style-name="T5">transition: right 1.8s;</text:span></text:p>
      <text:p text:style-name="P7"><text:span text:style-name="T5">}</text:span></text:p>
      <text:p text:style-name="P7"/>
      <text:p text:style-name="P7"><text:span text:style-name="T5">.user-css .world-navigation-palette-trigger-active i { <text:s text:c="2"/>/*the small icon in the sidebar button when opened*/</text:span></text:p>
      <text:p text:style-name="P7"><text:span text:style-name="T5">palette-icon: fa-duotone fa-2x fa-chess-knight; <text:s text:c="2"/></text:span></text:p>
      <text:p text:style-name="P7"><text:span text:style-name="T5"><text:s text:c="3"/>font-size: 2em;</text:span></text:p>
      <text:p text:style-name="P7"><text:span text:style-name="T5">}</text:span></text:p>
      <text:p text:style-name="P7"/>
      <text:p text:style-name="P7"><text:span text:style-name="T5">/* Navigation Sidebar */</text:span></text:p>
      <text:p text:style-name="P7"/>
      <text:p text:style-name="P7"><text:span text:style-name="T5">/* WORLD BOOKCASE */</text:span></text:p>
      <text:p text:style-name="P7"/>
      <text:p text:style-name="P7"><text:span text:style-name="T5">/* Player Handbook left */</text:span></text:p>
      <text:p text:style-name="P7"><text:span text:style-name="T5">.user-css .bookcover {</text:span></text:p>
      <text:p text:style-name="P7"><text:span text:style-name="T5"><text:s text:c="2"/>margin: 10px;</text:span></text:p>
      <text:p text:style-name="P7"><text:span text:style-name="T5"><text:s text:c="2"/>display: inline-block;</text:span></text:p>
      <text:p text:style-name="P7"><text:span text:style-name="T5"><text:s text:c="2"/>width: 300px;</text:span></text:p>
      <text:p text:style-name="P7"><text:span text:style-name="T5"><text:s text:c="2"/>text-align: left;</text:span></text:p>
      <text:p text:style-name="P7"><text:span text:style-name="T5"><text:s text:c="2"/>position: relative;</text:span></text:p>
      <text:p text:style-name="P7"><text:span text:style-name="T5"><text:s text:c="2"/>height: 400px;</text:span></text:p>
      <text:p text:style-name="P7"><text:span text:style-name="T5"><text:s text:c="2"/>background: #000;</text:span></text:p>
      <text:p text:style-name="P7"><text:span text:style-name="T5">}</text:span></text:p>
      <text:p text:style-name="P7"><text:span text:style-name="T5">.user-css .bookcover a {</text:span></text:p>
      <text:p text:style-name="P7"><text:span text:style-name="T5"><text:s text:c="4"/>color: #0075ea;</text:span></text:p>
      <text:p text:style-name="P7"><text:span text:style-name="T5">}</text:span></text:p>
      <text:p text:style-name="P7"><text:span text:style-name="T5">.user-css .bookcover a,</text:span></text:p>
      <text:p text:style-name="P7"><text:span text:style-name="T5">.user-css .bookcover a:hover {</text:span></text:p>
      <text:p text:style-name="P7"><text:span text:style-name="T5"><text:s text:c="4"/>text-decoration: none;</text:span></text:p>
      <text:p text:style-name="P7"><text:span text:style-name="T5">}</text:span></text:p>
      <text:p text:style-name="P7"><text:span text:style-name="T5">.user-css .bookcover a:hover img {</text:span></text:p>
      <text:p text:style-name="P7"><text:span text:style-name="T5"><text:s text:c="4"/>opacity: 0.35%;</text:span></text:p>
      <text:p text:style-name="P7"><text:span text:style-name="T5">}</text:span></text:p>
      <text:p text:style-name="P7"><text:span text:style-name="T5">.user-css .bookcover a img {</text:span></text:p>
      <text:p text:style-name="P7"><text:span text:style-name="T5"><text:s text:c="4"/>transition: opacity 0.25s linear;</text:span></text:p>
      <text:p text:style-name="P7"><text:span text:style-name="T5">}</text:span></text:p>
      <text:p text:style-name="P7"><text:soft-page-break/><text:span text:style-name="T5">.bookcover .excerpt {</text:span></text:p>
      <text:p text:style-name="P7"><text:span text:style-name="T5"><text:s text:c="4"/>display: none;</text:span></text:p>
      <text:p text:style-name="P7"><text:span text:style-name="T5">}</text:span></text:p>
      <text:p text:style-name="P7"><text:span text:style-name="T5">.bookcover a:hover .excerpt {</text:span></text:p>
      <text:p text:style-name="P7"><text:span text:style-name="T5"><text:s text:c="4"/>display: block;</text:span></text:p>
      <text:p text:style-name="P7"><text:span text:style-name="T5"><text:s text:c="4"/>position: absolute;</text:span></text:p>
      <text:p text:style-name="P7"><text:span text:style-name="T5"><text:s text:c="4"/>top: 10%;</text:span></text:p>
      <text:p text:style-name="P7"><text:span text:style-name="T5"><text:s text:c="4"/>width: 200px;</text:span></text:p>
      <text:p text:style-name="P7"><text:span text:style-name="T5"><text:s text:c="4"/>left: 50px;</text:span></text:p>
      <text:p text:style-name="P7"><text:span text:style-name="T5"><text:s text:c="4"/>color: white;</text:span></text:p>
      <text:p text:style-name="P7"><text:span text:style-name="T5"><text:s text:c="4"/>text-align: left;</text:span></text:p>
      <text:p text:style-name="P7"><text:span text:style-name="T5">}</text:span></text:p>
      <text:p text:style-name="P7"><text:span text:style-name="T5">.user-css .bookcover a .booktitle {</text:span></text:p>
      <text:p text:style-name="P7"><text:span text:style-name="T5"><text:s text:c="4"/>position: absolute;</text:span></text:p>
      <text:p text:style-name="P7"><text:span text:style-name="T5"><text:s text:c="4"/>left: 0px;</text:span></text:p>
      <text:p text:style-name="P7"><text:span text:style-name="T5"><text:s text:c="4"/>top: 75%;</text:span></text:p>
      <text:p text:style-name="P7"><text:span text:style-name="T5"><text:s text:c="4"/>background-color: white;</text:span></text:p>
      <text:p text:style-name="P7"><text:span text:style-name="T5"><text:s text:c="4"/>padding: 10px;</text:span></text:p>
      <text:p text:style-name="P7"><text:span text:style-name="T5"><text:s text:c="4"/>text-transform: uppercase;</text:span></text:p>
      <text:p text:style-name="P7"><text:span text:style-name="T5"><text:s text:c="4"/>font-weight: bold;</text:span></text:p>
      <text:p text:style-name="P7"><text:span text:style-name="T5"><text:s text:c="4"/>max-width: 200px;</text:span></text:p>
      <text:p text:style-name="P7"><text:span text:style-name="T5"><text:s text:c="4"/>text-align: left;</text:span></text:p>
      <text:p text:style-name="P7"><text:span text:style-name="T5">}</text:span></text:p>
      <text:p text:style-name="P7"><text:span text:style-name="T5">.user-css .bookcover a:hover .booktitle {</text:span></text:p>
      <text:p text:style-name="P7"><text:span text:style-name="T5"><text:s text:c="4"/>background-color: #962626;</text:span></text:p>
      <text:p text:style-name="P7"><text:span text:style-name="T5"><text:s text:c="4"/>color: white;</text:span></text:p>
      <text:p text:style-name="P7"><text:span text:style-name="T5">}</text:span></text:p>
      <text:p text:style-name="P7"><text:span text:style-name="T5">/* Player Handbook left */</text:span></text:p>
      <text:p text:style-name="P7"/>
      <text:p text:style-name="P7"><text:span text:style-name="T5">/* Campaign Book right */</text:span></text:p>
      <text:p text:style-name="P7"><text:span text:style-name="T5">.user-css .bookcover {</text:span></text:p>
      <text:p text:style-name="P7"><text:span text:style-name="T5"><text:s text:c="2"/>margin: 10px;</text:span></text:p>
      <text:p text:style-name="P7"><text:span text:style-name="T5"><text:s text:c="2"/>display: inline-block;</text:span></text:p>
      <text:p text:style-name="P7"><text:span text:style-name="T5"><text:s text:c="2"/>width: 300px;</text:span></text:p>
      <text:p text:style-name="P7"><text:span text:style-name="T5"><text:s text:c="2"/>text-align: right;</text:span></text:p>
      <text:p text:style-name="P7"><text:span text:style-name="T5"><text:s text:c="2"/>position: relative;</text:span></text:p>
      <text:p text:style-name="P7"><text:span text:style-name="T5"><text:s text:c="2"/>height: 400px;</text:span></text:p>
      <text:p text:style-name="P7"><text:span text:style-name="T5"><text:s text:c="2"/>background-color: #000;</text:span></text:p>
      <text:p text:style-name="P7"><text:span text:style-name="T5">}</text:span></text:p>
      <text:p text:style-name="P7"><text:span text:style-name="T5">.user-css .bookcover a {</text:span></text:p>
      <text:p text:style-name="P7"><text:span text:style-name="T5"><text:s text:c="4"/>color: #0075ea;</text:span></text:p>
      <text:p text:style-name="P7"><text:span text:style-name="T5">}</text:span></text:p>
      <text:p text:style-name="P7"><text:span text:style-name="T5">.user-css .bookcover a,</text:span></text:p>
      <text:p text:style-name="P7"><text:span text:style-name="T5">.user-css .bookcover a:hover {</text:span></text:p>
      <text:p text:style-name="P7"><text:span text:style-name="T5"><text:s text:c="4"/>text-decoration: none;</text:span></text:p>
      <text:p text:style-name="P7"><text:span text:style-name="T5">}</text:span></text:p>
      <text:p text:style-name="P7"><text:span text:style-name="T5">.user-css .bookcover a:hover img {</text:span></text:p>
      <text:p text:style-name="P7"><text:span text:style-name="T5"><text:s text:c="4"/>opacity: 0.35%;</text:span></text:p>
      <text:p text:style-name="P7"><text:soft-page-break/><text:span text:style-name="T5">}</text:span></text:p>
      <text:p text:style-name="P7"><text:span text:style-name="T5">.user-css .bookcover a img {</text:span></text:p>
      <text:p text:style-name="P7"><text:span text:style-name="T5"><text:s text:c="4"/>transition: opacity 0.25s linear;</text:span></text:p>
      <text:p text:style-name="P7"><text:span text:style-name="T5">}</text:span></text:p>
      <text:p text:style-name="P7"><text:span text:style-name="T5">.bookcover .excerpt {</text:span></text:p>
      <text:p text:style-name="P7"><text:span text:style-name="T5"><text:s text:c="4"/>display: none;</text:span></text:p>
      <text:p text:style-name="P7"><text:span text:style-name="T5">}</text:span></text:p>
      <text:p text:style-name="P7"><text:span text:style-name="T5">.bookcover a:hover .excerpt {</text:span></text:p>
      <text:p text:style-name="P7"><text:span text:style-name="T5"><text:s text:c="4"/>display: block;</text:span></text:p>
      <text:p text:style-name="P7"><text:span text:style-name="T5"><text:s text:c="4"/>position: absolute;</text:span></text:p>
      <text:p text:style-name="P7"><text:span text:style-name="T5"><text:s text:c="4"/>top: 10%;</text:span></text:p>
      <text:p text:style-name="P7"><text:span text:style-name="T5"><text:s text:c="4"/>width: 200px;</text:span></text:p>
      <text:p text:style-name="P7"><text:span text:style-name="T5"><text:s text:c="4"/>left: 50px;</text:span></text:p>
      <text:p text:style-name="P7"><text:span text:style-name="T5"><text:s text:c="4"/>color: white;</text:span></text:p>
      <text:p text:style-name="P7"><text:span text:style-name="T5"><text:s text:c="4"/>text-align: right;</text:span></text:p>
      <text:p text:style-name="P7"><text:span text:style-name="T5">}</text:span></text:p>
      <text:p text:style-name="P7"><text:span text:style-name="T5">.user-css .bookcover a .booktitle {</text:span></text:p>
      <text:p text:style-name="P7"><text:span text:style-name="T5"><text:s text:c="4"/>position: absolute;</text:span></text:p>
      <text:p text:style-name="P7"><text:span text:style-name="T5"><text:s text:c="4"/>left: 0px;</text:span></text:p>
      <text:p text:style-name="P7"><text:span text:style-name="T5"><text:s text:c="4"/>top: 75%;</text:span></text:p>
      <text:p text:style-name="P7"><text:span text:style-name="T5"><text:s text:c="4"/>background-color: white;</text:span></text:p>
      <text:p text:style-name="P7"><text:span text:style-name="T5"><text:s text:c="4"/>padding: 10px;</text:span></text:p>
      <text:p text:style-name="P7"><text:span text:style-name="T5"><text:s text:c="4"/>text-transform: uppercase;</text:span></text:p>
      <text:p text:style-name="P7"><text:span text:style-name="T5"><text:s text:c="4"/>font-weight: bold;</text:span></text:p>
      <text:p text:style-name="P7"><text:span text:style-name="T5"><text:s text:c="4"/>max-width: 200px;</text:span></text:p>
      <text:p text:style-name="P7"><text:span text:style-name="T5"><text:s text:c="4"/>text-align: right;</text:span></text:p>
      <text:p text:style-name="P7"><text:span text:style-name="T5">}</text:span></text:p>
      <text:p text:style-name="P7"><text:span text:style-name="T5">.user-css .bookcover a:hover .booktitle {</text:span></text:p>
      <text:p text:style-name="P7"><text:span text:style-name="T5"><text:s text:c="4"/>background-color: #962626;</text:span></text:p>
      <text:p text:style-name="P7"><text:span text:style-name="T5"><text:s text:c="4"/>color: white;</text:span></text:p>
      <text:p text:style-name="P7"><text:span text:style-name="T5">}</text:span></text:p>
      <text:p text:style-name="P7"><text:span text:style-name="T5">/* Campaign Book right */</text:span></text:p>
      <text:p text:style-name="P7"><text:span text:style-name="T5">/* WORLD BOOKCASE */</text:span></text:p>
      <text:p text:style-name="P7"/>
      <text:p text:style-name="P7"><text:span text:style-name="T5">/* POP-OUT ARTICLE TOC */</text:span></text:p>
      <text:p text:style-name="P7"/>
      <text:p text:style-name="P7"><text:span text:style-name="T5">.user-css .custom-articletoc {</text:span></text:p>
      <text:p text:style-name="P7"><text:span text:style-name="T5"><text:s text:c="4"/>display: flex;</text:span></text:p>
      <text:p text:style-name="P7"><text:span text:style-name="T5"><text:s text:c="4"/>flex-wrap: nowrap;</text:span></text:p>
      <text:p text:style-name="P7"><text:span text:style-name="T5"><text:s text:c="4"/>min-height: 100px;</text:span></text:p>
      <text:p text:style-name="P7"><text:span text:style-name="T5"><text:s text:c="4"/>position: fixed;</text:span></text:p>
      <text:p text:style-name="P7"><text:span text:style-name="T5"><text:s text:c="8"/>right: -290px;</text:span></text:p>
      <text:p text:style-name="P7"><text:span text:style-name="T5"><text:s text:c="8"/>top: 10px;</text:span></text:p>
      <text:p text:style-name="P7"><text:span text:style-name="T5"><text:s text:c="4"/>transition: right 0.8s;</text:span></text:p>
      <text:p text:style-name="P7"><text:span text:style-name="T5"><text:s text:c="4"/>width: 325px;</text:span></text:p>
      <text:p text:style-name="P7"><text:span text:style-name="T5"><text:s text:c="8"/>max-width: 325px;</text:span></text:p>
      <text:p text:style-name="P7"><text:span text:style-name="T5"><text:s text:c="4"/>z-index: 2000;</text:span></text:p>
      <text:p text:style-name="P7"><text:span text:style-name="T5">}</text:span></text:p>
      <text:p text:style-name="P7"><text:soft-page-break/><text:span text:style-name="T5"><text:s text:c="2"/></text:span></text:p>
      <text:p text:style-name="P7"><text:span text:style-name="T5">.custom-articletoc .row {</text:span></text:p>
      <text:p text:style-name="P7"><text:span text:style-name="T5"><text:s text:c="4"/>display: flex;</text:span></text:p>
      <text:p text:style-name="P7"><text:span text:style-name="T5"><text:s text:c="4"/>flex-wrap: nowrap;</text:span></text:p>
      <text:p text:style-name="P7"><text:span text:style-name="T5">}</text:span></text:p>
      <text:p text:style-name="P7"><text:span text:style-name="T5"><text:s text:c="2"/></text:span></text:p>
      <text:p text:style-name="P7"><text:span text:style-name="T5">.custom-articletoc:hover {</text:span></text:p>
      <text:p text:style-name="P7"><text:span text:style-name="T5"><text:s text:c="4"/>right: -20px;</text:span></text:p>
      <text:p text:style-name="P7"><text:span text:style-name="T5">}</text:span></text:p>
      <text:p text:style-name="P7"><text:span text:style-name="T5"><text:s text:c="2"/></text:span></text:p>
      <text:p text:style-name="P7"><text:span text:style-name="T5">.custom-articletoc .col {</text:span></text:p>
      <text:p text:style-name="P7"><text:span text:style-name="T5"><text:s text:c="4"/>border: 1.5px solid black;</text:span></text:p>
      <text:p text:style-name="P7"/>
      <text:p text:style-name="P7"><text:span text:style-name="T5"><text:s text:c="4"/>margin: 0px;</text:span></text:p>
      <text:p text:style-name="P7"><text:span text:style-name="T5"><text:s text:c="4"/>padding: 5px;</text:span></text:p>
      <text:p text:style-name="P7"><text:span text:style-name="T5">}</text:span></text:p>
      <text:p text:style-name="P7"><text:span text:style-name="T5"><text:s text:c="2"/></text:span></text:p>
      <text:p text:style-name="P7"><text:span text:style-name="T5">.custom-articletoc .col-one {</text:span></text:p>
      <text:p text:style-name="P7"><text:span text:style-name="T5"><text:s text:c="4"/>background-color: #444444 !important;</text:span></text:p>
      <text:p text:style-name="P7"><text:span text:style-name="T5"><text:s text:c="4"/>border-right: 1px ;</text:span></text:p>
      <text:p text:style-name="P7"><text:span text:style-name="T5"><text:s text:c="4"/>border-radius: 10px 0px 0px 10px;</text:span></text:p>
      <text:p text:style-name="P7"><text:span text:style-name="T5"><text:s text:c="4"/>flex: 1 0 50px;</text:span></text:p>
      <text:p text:style-name="P7"><text:span text:style-name="T5"><text:s text:c="4"/>height: 150px;</text:span></text:p>
      <text:p text:style-name="P7"><text:span text:style-name="T5"><text:s text:c="8"/>max-height: 150px;</text:span></text:p>
      <text:p text:style-name="P7"><text:span text:style-name="T5"><text:s text:c="4"/>margin-right: -1px;</text:span></text:p>
      <text:p text:style-name="P7"><text:span text:style-name="T5"><text:s text:c="4"/>max-width: 50px;</text:span></text:p>
      <text:p text:style-name="P7"><text:span text:style-name="T5"><text:s text:c="4"/>text-align: center;</text:span></text:p>
      <text:p text:style-name="P7"><text:span text:style-name="T5">}</text:span></text:p>
      <text:p text:style-name="P7"/>
      <text:p text:style-name="P7"><text:span text:style-name="T5">.col-one .user-css-image-thumbnail {</text:span></text:p>
      <text:p text:style-name="P7"><text:span text:style-name="T5"><text:s text:c="4"/>background-color: transparent !important;</text:span></text:p>
      <text:p text:style-name="P7"><text:span text:style-name="T5"><text:s text:c="4"/>border: none !important;</text:span></text:p>
      <text:p text:style-name="P7"><text:span text:style-name="T5"><text:s text:c="4"/>margin-top: 5px;</text:span></text:p>
      <text:p text:style-name="P7"><text:span text:style-name="T5">}</text:span></text:p>
      <text:p text:style-name="P7"/>
      <text:p text:style-name="P7"><text:span text:style-name="T5">.col-one .user-css-image-thumbnail a {</text:span></text:p>
      <text:p text:style-name="P7"><text:span text:style-name="T5"><text:s text:c="4"/>pointer-events: none;</text:span></text:p>
      <text:p text:style-name="P7"><text:span text:style-name="T5"><text:s text:c="4"/>cursor: pointer;</text:span></text:p>
      <text:p text:style-name="P7"><text:span text:style-name="T5"><text:s text:c="4"/>opacity: 0.6;</text:span></text:p>
      <text:p text:style-name="P7"><text:span text:style-name="T5">}</text:span></text:p>
      <text:p text:style-name="P7"><text:span text:style-name="T5"><text:s text:c="2"/></text:span></text:p>
      <text:p text:style-name="P7"><text:span text:style-name="T5">.custom-articletoc h3 {</text:span></text:p>
      <text:p text:style-name="P7"><text:span text:style-name="T5"><text:s text:c="4"/>color: #D8BE9E !important;</text:span></text:p>
      <text:p text:style-name="P7"><text:span text:style-name="T5"><text:s text:c="4"/>display: block;</text:span></text:p>
      <text:p text:style-name="P7"><text:span text:style-name="T5"><text:s text:c="4"/>margin-top: 0px;</text:span></text:p>
      <text:p text:style-name="P7"><text:span text:style-name="T5"><text:s text:c="4"/>position: relative;</text:span></text:p>
      <text:p text:style-name="P7"><text:span text:style-name="T5"><text:s text:c="8"/>left: -5px;</text:span></text:p>
      <text:p text:style-name="P7"><text:span text:style-name="T5"><text:s text:c="8"/>top: 10px;</text:span></text:p>
      <text:p text:style-name="P7"><text:soft-page-break/><text:span text:style-name="T5"><text:s text:c="4"/>text-align: center;</text:span></text:p>
      <text:p text:style-name="P7"><text:span text:style-name="T5"><text:s text:c="4"/>transform: rotate(-90deg);</text:span></text:p>
      <text:p text:style-name="P7"><text:span text:style-name="T5"><text:s text:c="4"/>-webkit-transform: rotate(-90deg); </text:span></text:p>
      <text:p text:style-name="P7"><text:span text:style-name="T5"><text:s text:c="4"/>-moz-transform: rotate(-90deg); </text:span></text:p>
      <text:p text:style-name="P7"><text:span text:style-name="T5">}</text:span></text:p>
      <text:p text:style-name="P7"><text:span text:style-name="T5"><text:s text:c="2"/></text:span></text:p>
      <text:p text:style-name="P7"><text:span text:style-name="T5">.custom-articletoc .col-two {</text:span></text:p>
      <text:p text:style-name="P7"><text:span text:style-name="T5"><text:s text:c="4"/>background-color: #D8BE9E;</text:span></text:p>
      <text:p text:style-name="P7"><text:span text:style-name="T5"><text:s text:c="4"/>border-radius: 0px 0px 0px 10px ;</text:span></text:p>
      <text:p text:style-name="P7"><text:span text:style-name="T5"><text:s text:c="4"/>color: black !important;</text:span></text:p>
      <text:p text:style-name="P7"><text:span text:style-name="T5"><text:s text:c="4"/>flex: 1 0 255px;</text:span></text:p>
      <text:p text:style-name="P7"><text:span text:style-name="T5"><text:s text:c="4"/>height: 100%;</text:span></text:p>
      <text:p text:style-name="P7"><text:span text:style-name="T5"><text:s text:c="8"/>max-height: 45vh;</text:span></text:p>
      <text:p text:style-name="P7"><text:span text:style-name="T5"><text:s text:c="8"/>min-height: 175px;</text:span></text:p>
      <text:p text:style-name="P7"><text:span text:style-name="T5"><text:s text:c="8"/>max-width: 275px;</text:span></text:p>
      <text:p text:style-name="P7"><text:span text:style-name="T5"><text:s text:c="4"/>overflow-y: scroll;</text:span></text:p>
      <text:p text:style-name="P7"><text:span text:style-name="T5"><text:s text:c="4"/>overflow-x: hidden;</text:span></text:p>
      <text:p text:style-name="P7"><text:span text:style-name="T5"><text:s text:c="4"/>padding-top: 10px;</text:span></text:p>
      <text:p text:style-name="P7"><text:span text:style-name="T5"><text:s text:c="4"/>padding-bottom: 20px;</text:span></text:p>
      <text:p text:style-name="P7"><text:span text:style-name="T5"><text:s text:c="4"/>text-overflow: ellipsis;</text:span></text:p>
      <text:p text:style-name="P7"><text:span text:style-name="T5"><text:s text:c="4"/>white-space: nowrap;</text:span></text:p>
      <text:p text:style-name="P7"><text:span text:style-name="T5">}</text:span></text:p>
      <text:p text:style-name="P7"/>
      <text:p text:style-name="P7"><text:span text:style-name="T5">.custom-articletoc .article-toc-link.article-toc-indent-0 {</text:span></text:p>
      <text:p text:style-name="P7"><text:span text:style-name="T5"><text:s text:c="4"/>font-weight: bold;</text:span></text:p>
      <text:p text:style-name="P7"><text:span text:style-name="T5"><text:s text:c="4"/>text-transform: uppercase;</text:span></text:p>
      <text:p text:style-name="P7"><text:span text:style-name="T5">}</text:span></text:p>
      <text:p text:style-name="P7"/>
      <text:p text:style-name="P7"><text:span text:style-name="T5">.custom-articletoc .article-toc-link.article-toc-indent-1 {</text:span></text:p>
      <text:p text:style-name="P7"><text:span text:style-name="T5"><text:s text:c="4"/>font-weight: bold;</text:span></text:p>
      <text:p text:style-name="P7"><text:span text:style-name="T5">}</text:span></text:p>
      <text:p text:style-name="P7"/>
      <text:p text:style-name="P7"><text:span text:style-name="T5">.custom-articletoc .article-toc-link.article-toc-indent-2 {}</text:span></text:p>
      <text:p text:style-name="P7"/>
      <text:p text:style-name="P7"><text:span text:style-name="T5">.custom-articletoc .article-toc-link.article-toc-indent-3 {}</text:span></text:p>
      <text:p text:style-name="P7"/>
      <text:p text:style-name="P7"><text:span text:style-name="T5">.custom-articletoc .article-toc-link.article-toc-indent-4 {}</text:span></text:p>
      <text:p text:style-name="P7"/>
      <text:p text:style-name="P7"><text:span text:style-name="T5">.custom-articletoc h5 {</text:span></text:p>
      <text:p text:style-name="P7"><text:span text:style-name="T5"><text:s text:c="4"/>color: black !important;</text:span></text:p>
      <text:p text:style-name="P7"><text:span text:style-name="T5"><text:s text:c="4"/>margin-left: 10px;</text:span></text:p>
      <text:p text:style-name="P7"><text:span text:style-name="T5"><text:s text:c="4"/>margin-top: 0px !important;</text:span></text:p>
      <text:p text:style-name="P7"><text:span text:style-name="T5">}</text:span></text:p>
      <text:p text:style-name="P7"/>
      <text:p text:style-name="P7"><text:span text:style-name="T5">/* Mobile */</text:span></text:p>
      <text:p text:style-name="P7"><text:span text:style-name="T5">@media only screen and (max-width: 800px) {</text:span></text:p>
      <text:p text:style-name="P7"><text:span text:style-name="T5"><text:s/>.mention-buttons, .CodeMirror-buttonsPanel, .sceditor-toolbar {</text:span></text:p>
      <text:p text:style-name="P7"><text:span text:style-name="T5"><text:s text:c="2"/>}</text:span></text:p>
      <text:p text:style-name="P7"><text:soft-page-break/><text:span text:style-name="T5">}</text:span></text:p>
      <text:p text:style-name="P7"/>
      <text:p text:style-name="P7"><text:span text:style-name="T5">.user-css .tooltipster {</text:span></text:p>
      <text:p text:style-name="P7"><text:span text:style-name="T5"><text:s/>-webkit-touch-callout: none;</text:span></text:p>
      <text:p text:style-name="P7"><text:span text:style-name="T5"><text:s/>-webkit-user-select: none;</text:span></text:p>
      <text:p text:style-name="P7"><text:span text:style-name="T5"><text:s/>-khtml-user-select: none;</text:span></text:p>
      <text:p text:style-name="P7"><text:span text:style-name="T5"><text:s/>-moz-user-select: none;</text:span></text:p>
      <text:p text:style-name="P7"><text:span text:style-name="T5"><text:s/>-ms-user-select: none;</text:span></text:p>
      <text:p text:style-name="P7"><text:span text:style-name="T5"><text:s/>user-select: none;</text:span></text:p>
      <text:p text:style-name="P7"><text:span text:style-name="T5">}</text:span></text:p>
      <text:p text:style-name="P7"><text:span text:style-name="T5">/* Mobile */ */</text:span></text:p>
      <text:p text:style-name="P2"/>
      <text:p text:style-name="P5"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rmania One" svg:font-family="'Germania On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1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20:03:50.688000000</meta:creation-date>
    <dc:date>2023-02-21T19:59:58.976000000</dc:date>
    <meta:editing-duration>PT13H39M26S</meta:editing-duration>
    <meta:editing-cycles>54</meta:editing-cycles>
    <meta:generator>LibreOffice/7.5.0.3$Windows_X86_64 LibreOffice_project/c21113d003cd3efa8c53188764377a8272d9d6de</meta:generator>
    <meta:document-statistic meta:table-count="0" meta:image-count="0" meta:object-count="0" meta:page-count="211" meta:paragraph-count="4483" meta:word-count="25419" meta:character-count="260748" meta:non-whitespace-character-count="216941"/>
  </office:meta>
</office:document-meta>
</file>